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  <table:table-cell office:value-type="string" calcext:value-type="string">
            <text:p>QueueLen_pkts</text:p>
          </table:table-cell>
          <table:table-cell office:value-type="string" calcext:value-type="string">
            <text:p>MeanDelay_m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" calcext:value-type="float">
            <text:p>1998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13242" calcext:value-type="float">
            <text:p>1.013242</text:p>
          </table:table-cell>
          <table:table-cell office:value-type="float" office:value="19.005106" calcext:value-type="float">
            <text:p>19.005106</text:p>
          </table:table-cell>
          <table:table-cell office:value-type="float" office:value="17.991864" calcext:value-type="float">
            <text:p>17.991864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" calcext:value-type="float">
            <text:p>1998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289939" calcext:value-type="float">
            <text:p>1.289939</text:p>
          </table:table-cell>
          <table:table-cell office:value-type="float" office:value="19.02182" calcext:value-type="float">
            <text:p>19.02182</text:p>
          </table:table-cell>
          <table:table-cell office:value-type="float" office:value="17.731881" calcext:value-type="float">
            <text:p>17.731881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136" calcext:value-type="float">
            <text:p>1.27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073" calcext:value-type="float">
            <text:p>1.26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855" calcext:value-type="float">
            <text:p>1.27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" calcext:value-type="float">
            <text:p>399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.010322" calcext:value-type="float">
            <text:p>1.010322</text:p>
          </table:table-cell>
          <table:table-cell office:value-type="float" office:value="19.505105" calcext:value-type="float">
            <text:p>19.505105</text:p>
          </table:table-cell>
          <table:table-cell office:value-type="float" office:value="18.494783" calcext:value-type="float">
            <text:p>18.494783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" calcext:value-type="float">
            <text:p>399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.048447" calcext:value-type="float">
            <text:p>1.048447</text:p>
          </table:table-cell>
          <table:table-cell office:value-type="float" office:value="19.520529" calcext:value-type="float">
            <text:p>19.520529</text:p>
          </table:table-cell>
          <table:table-cell office:value-type="float" office:value="18.472082" calcext:value-type="float">
            <text:p>18.472082</text:p>
          </table:table-cell>
          <table:table-cell office:value-type="float" office:value="0.017313" calcext:value-type="float">
            <text:p>0.017313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54" calcext:value-type="float">
            <text:p>1.022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1" calcext:value-type="float">
            <text:p>1.019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53" calcext:value-type="float">
            <text:p>1.03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016" calcext:value-type="float">
            <text:p>610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.011381" calcext:value-type="float">
            <text:p>1.011381</text:p>
          </table:table-cell>
          <table:table-cell office:value-type="float" office:value="20.005104" calcext:value-type="float">
            <text:p>20.005104</text:p>
          </table:table-cell>
          <table:table-cell office:value-type="float" office:value="18.993723" calcext:value-type="float">
            <text:p>18.993723</text:p>
          </table:table-cell>
          <table:table-cell office:value-type="float" office:value="0.025699" calcext:value-type="float">
            <text:p>0.025699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964" calcext:value-type="float">
            <text:p>599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.046637" calcext:value-type="float">
            <text:p>1.046637</text:p>
          </table:table-cell>
          <table:table-cell office:value-type="float" office:value="19.687202" calcext:value-type="float">
            <text:p>19.687202</text:p>
          </table:table-cell>
          <table:table-cell office:value-type="float" office:value="18.640565" calcext:value-type="float">
            <text:p>18.640565</text:p>
          </table:table-cell>
          <table:table-cell office:value-type="float" office:value="0.025735" calcext:value-type="float">
            <text:p>0.025735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93" calcext:value-type="float">
            <text:p>1.02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32" calcext:value-type="float">
            <text:p>1.03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" calcext:value-type="float">
            <text:p>799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08322" calcext:value-type="float">
            <text:p>1.008322</text:p>
          </table:table-cell>
          <table:table-cell office:value-type="float" office:value="19.755102" calcext:value-type="float">
            <text:p>19.755102</text:p>
          </table:table-cell>
          <table:table-cell office:value-type="float" office:value="18.74678" calcext:value-type="float">
            <text:p>18.74678</text:p>
          </table:table-cell>
          <table:table-cell office:value-type="float" office:value="0.034119" calcext:value-type="float">
            <text:p>0.034119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" calcext:value-type="float">
            <text:p>799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49817" calcext:value-type="float">
            <text:p>1.049817</text:p>
          </table:table-cell>
          <table:table-cell office:value-type="float" office:value="19.770526" calcext:value-type="float">
            <text:p>19.770526</text:p>
          </table:table-cell>
          <table:table-cell office:value-type="float" office:value="18.720708" calcext:value-type="float">
            <text:p>18.720708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54" calcext:value-type="float">
            <text:p>1.02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73" calcext:value-type="float">
            <text:p>1.038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" calcext:value-type="float">
            <text:p>9994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.011413" calcext:value-type="float">
            <text:p>1.011413</text:p>
          </table:table-cell>
          <table:table-cell office:value-type="float" office:value="19.805096" calcext:value-type="float">
            <text:p>19.805096</text:p>
          </table:table-cell>
          <table:table-cell office:value-type="float" office:value="18.793684" calcext:value-type="float">
            <text:p>18.793684</text:p>
          </table:table-cell>
          <table:table-cell office:value-type="float" office:value="0.042542" calcext:value-type="float">
            <text:p>0.042542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437209" calcext:value-type="float">
            <text:p>0.437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" calcext:value-type="float">
            <text:p>9994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.054308" calcext:value-type="float">
            <text:p>1.054308</text:p>
          </table:table-cell>
          <table:table-cell office:value-type="float" office:value="19.82052" calcext:value-type="float">
            <text:p>19.82052</text:p>
          </table:table-cell>
          <table:table-cell office:value-type="float" office:value="18.766212" calcext:value-type="float">
            <text:p>18.766212</text:p>
          </table:table-cell>
          <table:table-cell office:value-type="float" office:value="0.042604" calcext:value-type="float">
            <text:p>0.042604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437209" calcext:value-type="float">
            <text:p>0.43720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25" calcext:value-type="float">
            <text:p>1.03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437209" calcext:value-type="float">
            <text:p>0.43720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437209" calcext:value-type="float">
            <text:p>0.4372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383" calcext:value-type="float">
            <text:p>1.04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437209" calcext:value-type="float">
            <text:p>0.43720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" calcext:value-type="float">
            <text:p>1199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.012344" calcext:value-type="float">
            <text:p>1.012344</text:p>
          </table:table-cell>
          <table:table-cell office:value-type="float" office:value="19.838432" calcext:value-type="float">
            <text:p>19.838432</text:p>
          </table:table-cell>
          <table:table-cell office:value-type="float" office:value="18.826088" calcext:value-type="float">
            <text:p>18.826088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" calcext:value-type="float">
            <text:p>1199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.045359" calcext:value-type="float">
            <text:p>1.045359</text:p>
          </table:table-cell>
          <table:table-cell office:value-type="float" office:value="19.853856" calcext:value-type="float">
            <text:p>19.853856</text:p>
          </table:table-cell>
          <table:table-cell office:value-type="float" office:value="18.808497" calcext:value-type="float">
            <text:p>18.808497</text:p>
          </table:table-cell>
          <table:table-cell office:value-type="float" office:value="0.05101" calcext:value-type="float">
            <text:p>0.05101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43" calcext:value-type="float">
            <text:p>1.01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35" calcext:value-type="float">
            <text:p>1.03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9916" calcext:value-type="float">
            <text:p>13991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9.862238" calcext:value-type="float">
            <text:p>19.862238</text:p>
          </table:table-cell>
          <table:table-cell office:value-type="float" office:value="18.851936" calcext:value-type="float">
            <text:p>18.851936</text:p>
          </table:table-cell>
          <table:table-cell office:value-type="float" office:value="0.059375" calcext:value-type="float">
            <text:p>0.059375</text:p>
          </table:table-cell>
          <table:table-cell office:value-type="float" office:value="0.057344" calcext:value-type="float">
            <text:p>0.057344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9916" calcext:value-type="float">
            <text:p>13991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.051287" calcext:value-type="float">
            <text:p>1.051287</text:p>
          </table:table-cell>
          <table:table-cell office:value-type="float" office:value="19.877662" calcext:value-type="float">
            <text:p>19.877662</text:p>
          </table:table-cell>
          <table:table-cell office:value-type="float" office:value="18.826374" calcext:value-type="float">
            <text:p>18.826374</text:p>
          </table:table-cell>
          <table:table-cell office:value-type="float" office:value="0.059455" calcext:value-type="float">
            <text:p>0.059455</text:p>
          </table:table-cell>
          <table:table-cell office:value-type="float" office:value="0.057344" calcext:value-type="float">
            <text:p>0.057344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334" calcext:value-type="float">
            <text:p>1.02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44" calcext:value-type="float">
            <text:p>0.057344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44" calcext:value-type="float">
            <text:p>0.057344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413" calcext:value-type="float">
            <text:p>1.03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44" calcext:value-type="float">
            <text:p>0.057344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9904" calcext:value-type="float">
            <text:p>15990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19.880105" calcext:value-type="float">
            <text:p>19.880105</text:p>
          </table:table-cell>
          <table:table-cell office:value-type="float" office:value="18.872824" calcext:value-type="float">
            <text:p>18.872824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9904" calcext:value-type="float">
            <text:p>15990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.040981" calcext:value-type="float">
            <text:p>1.040981</text:p>
          </table:table-cell>
          <table:table-cell office:value-type="float" office:value="19.895529" calcext:value-type="float">
            <text:p>19.895529</text:p>
          </table:table-cell>
          <table:table-cell office:value-type="float" office:value="18.854549" calcext:value-type="float">
            <text:p>18.854549</text:p>
          </table:table-cell>
          <table:table-cell office:value-type="float" office:value="0.067847" calcext:value-type="float">
            <text:p>0.067847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193" calcext:value-type="float">
            <text:p>1.02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" calcext:value-type="float">
            <text:p>1.0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36" calcext:value-type="float">
            <text:p>1.02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36" calcext:value-type="float">
            <text:p>0.065536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0944" calcext:value-type="float">
            <text:p>18094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.012301" calcext:value-type="float">
            <text:p>1.012301</text:p>
          </table:table-cell>
          <table:table-cell office:value-type="float" office:value="20.005095" calcext:value-type="float">
            <text:p>20.005095</text:p>
          </table:table-cell>
          <table:table-cell office:value-type="float" office:value="18.992793" calcext:value-type="float">
            <text:p>18.992793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0.073728" calcext:value-type="float">
            <text:p>0.07372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9892" calcext:value-type="float">
            <text:p>17989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.048217" calcext:value-type="float">
            <text:p>1.048217</text:p>
          </table:table-cell>
          <table:table-cell office:value-type="float" office:value="19.909412" calcext:value-type="float">
            <text:p>19.909412</text:p>
          </table:table-cell>
          <table:table-cell office:value-type="float" office:value="18.861195" calcext:value-type="float">
            <text:p>18.861195</text:p>
          </table:table-cell>
          <table:table-cell office:value-type="float" office:value="0.076301" calcext:value-type="float">
            <text:p>0.076301</text:p>
          </table:table-cell>
          <table:table-cell office:value-type="float" office:value="0.073728" calcext:value-type="float">
            <text:p>0.07372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93" calcext:value-type="float">
            <text:p>1.02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28" calcext:value-type="float">
            <text:p>0.07372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95" calcext:value-type="float">
            <text:p>1.0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28" calcext:value-type="float">
            <text:p>0.07372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252" calcext:value-type="float">
            <text:p>1.0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28" calcext:value-type="float">
            <text:p>0.07372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0" calcext:value-type="float">
            <text:p>19988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.012462" calcext:value-type="float">
            <text:p>1.012462</text:p>
          </table:table-cell>
          <table:table-cell office:value-type="float" office:value="19.905109" calcext:value-type="float">
            <text:p>19.905109</text:p>
          </table:table-cell>
          <table:table-cell office:value-type="float" office:value="18.892647" calcext:value-type="float">
            <text:p>18.892647</text:p>
          </table:table-cell>
          <table:table-cell office:value-type="float" office:value="0.084638" calcext:value-type="float">
            <text:p>0.084638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9880" calcext:value-type="float">
            <text:p>19988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.042307" calcext:value-type="float">
            <text:p>1.042307</text:p>
          </table:table-cell>
          <table:table-cell office:value-type="float" office:value="19.920533" calcext:value-type="float">
            <text:p>19.920533</text:p>
          </table:table-cell>
          <table:table-cell office:value-type="float" office:value="18.878226" calcext:value-type="float">
            <text:p>18.878226</text:p>
          </table:table-cell>
          <table:table-cell office:value-type="float" office:value="0.084703" calcext:value-type="float">
            <text:p>0.084703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74" calcext:value-type="float">
            <text:p>1.01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31" calcext:value-type="float">
            <text:p>1.015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13" calcext:value-type="float">
            <text:p>1.03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9868" calcext:value-type="float">
            <text:p>21986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10402" calcext:value-type="float">
            <text:p>1.010402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8.903798" calcext:value-type="float">
            <text:p>18.903798</text:p>
          </table:table-cell>
          <table:table-cell office:value-type="float" office:value="0.093047" calcext:value-type="float">
            <text:p>0.093047</text:p>
          </table:table-cell>
          <table:table-cell office:value-type="float" office:value="0.090112" calcext:value-type="float">
            <text:p>0.090112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9868" calcext:value-type="float">
            <text:p>21986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45897" calcext:value-type="float">
            <text:p>1.045897</text:p>
          </table:table-cell>
          <table:table-cell office:value-type="float" office:value="19.929624" calcext:value-type="float">
            <text:p>19.929624</text:p>
          </table:table-cell>
          <table:table-cell office:value-type="float" office:value="18.883727" calcext:value-type="float">
            <text:p>18.883727</text:p>
          </table:table-cell>
          <table:table-cell office:value-type="float" office:value="0.093146" calcext:value-type="float">
            <text:p>0.093146</text:p>
          </table:table-cell>
          <table:table-cell office:value-type="float" office:value="0.090112" calcext:value-type="float">
            <text:p>0.090112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34" calcext:value-type="float">
            <text:p>1.02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12" calcext:value-type="float">
            <text:p>0.090112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12" calcext:value-type="float">
            <text:p>0.090112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873" calcext:value-type="float">
            <text:p>1.034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12" calcext:value-type="float">
            <text:p>0.090112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908" calcext:value-type="float">
            <text:p>24090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.015213" calcext:value-type="float">
            <text:p>1.015213</text:p>
          </table:table-cell>
          <table:table-cell office:value-type="float" office:value="20.0051" calcext:value-type="float">
            <text:p>20.0051</text:p>
          </table:table-cell>
          <table:table-cell office:value-type="float" office:value="18.989887" calcext:value-type="float">
            <text:p>18.989887</text:p>
          </table:table-cell>
          <table:table-cell office:value-type="float" office:value="0.101489" calcext:value-type="float">
            <text:p>0.101489</text:p>
          </table:table-cell>
          <table:table-cell office:value-type="float" office:value="0.098304" calcext:value-type="float">
            <text:p>0.09830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856" calcext:value-type="float">
            <text:p>23985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.053319" calcext:value-type="float">
            <text:p>1.053319</text:p>
          </table:table-cell>
          <table:table-cell office:value-type="float" office:value="19.937197" calcext:value-type="float">
            <text:p>19.937197</text:p>
          </table:table-cell>
          <table:table-cell office:value-type="float" office:value="18.883878" calcext:value-type="float">
            <text:p>18.883878</text:p>
          </table:table-cell>
          <table:table-cell office:value-type="float" office:value="0.101613" calcext:value-type="float">
            <text:p>0.101613</text:p>
          </table:table-cell>
          <table:table-cell office:value-type="float" office:value="0.098304" calcext:value-type="float">
            <text:p>0.09830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65" calcext:value-type="float">
            <text:p>1.028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304" calcext:value-type="float">
            <text:p>0.09830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41" calcext:value-type="float">
            <text:p>1.01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304" calcext:value-type="float">
            <text:p>0.09830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295" calcext:value-type="float">
            <text:p>1.04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304" calcext:value-type="float">
            <text:p>0.09830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844" calcext:value-type="float">
            <text:p>25984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9.928173" calcext:value-type="float">
            <text:p>19.928173</text:p>
          </table:table-cell>
          <table:table-cell office:value-type="float" office:value="18.919952" calcext:value-type="float">
            <text:p>18.919952</text:p>
          </table:table-cell>
          <table:table-cell office:value-type="float" office:value="0.109871" calcext:value-type="float">
            <text:p>0.109871</text:p>
          </table:table-cell>
          <table:table-cell office:value-type="float" office:value="0.106496" calcext:value-type="float">
            <text:p>0.10649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844" calcext:value-type="float">
            <text:p>25984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1.053617" calcext:value-type="float">
            <text:p>1.053617</text:p>
          </table:table-cell>
          <table:table-cell office:value-type="float" office:value="19.943597" calcext:value-type="float">
            <text:p>19.943597</text:p>
          </table:table-cell>
          <table:table-cell office:value-type="float" office:value="18.889981" calcext:value-type="float">
            <text:p>18.889981</text:p>
          </table:table-cell>
          <table:table-cell office:value-type="float" office:value="0.110045" calcext:value-type="float">
            <text:p>0.110045</text:p>
          </table:table-cell>
          <table:table-cell office:value-type="float" office:value="0.106496" calcext:value-type="float">
            <text:p>0.10649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53" calcext:value-type="float">
            <text:p>1.028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496" calcext:value-type="float">
            <text:p>0.10649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" calcext:value-type="float">
            <text:p>1.0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496" calcext:value-type="float">
            <text:p>0.10649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692" calcext:value-type="float">
            <text:p>1.04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496" calcext:value-type="float">
            <text:p>0.106496</text:p>
          </table:table-cell>
          <table:table-cell office:value-type="float" office:value="0.088372" calcext:value-type="float">
            <text:p>0.08837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0884" calcext:value-type="float">
            <text:p>280884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20.005098" calcext:value-type="float">
            <text:p>20.005098</text:p>
          </table:table-cell>
          <table:table-cell office:value-type="float" office:value="18.989866" calcext:value-type="float">
            <text:p>18.989866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114688" calcext:value-type="float">
            <text:p>0.11468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9832" calcext:value-type="float">
            <text:p>27983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1.042468" calcext:value-type="float">
            <text:p>1.042468</text:p>
          </table:table-cell>
          <table:table-cell office:value-type="float" office:value="19.949096" calcext:value-type="float">
            <text:p>19.949096</text:p>
          </table:table-cell>
          <table:table-cell office:value-type="float" office:value="18.906628" calcext:value-type="float">
            <text:p>18.906628</text:p>
          </table:table-cell>
          <table:table-cell office:value-type="float" office:value="0.118406" calcext:value-type="float">
            <text:p>0.118406</text:p>
          </table:table-cell>
          <table:table-cell office:value-type="float" office:value="0.114688" calcext:value-type="float">
            <text:p>0.11468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65" calcext:value-type="float">
            <text:p>1.02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88" calcext:value-type="float">
            <text:p>0.11468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61" calcext:value-type="float">
            <text:p>1.01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88" calcext:value-type="float">
            <text:p>0.11468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43" calcext:value-type="float">
            <text:p>1.03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88" calcext:value-type="float">
            <text:p>0.11468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9820" calcext:value-type="float">
            <text:p>29982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.010282" calcext:value-type="float">
            <text:p>1.010282</text:p>
          </table:table-cell>
          <table:table-cell office:value-type="float" office:value="19.93844" calcext:value-type="float">
            <text:p>19.93844</text:p>
          </table:table-cell>
          <table:table-cell office:value-type="float" office:value="18.928158" calcext:value-type="float">
            <text:p>18.928158</text:p>
          </table:table-cell>
          <table:table-cell office:value-type="float" office:value="0.126719" calcext:value-type="float">
            <text:p>0.126719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9820" calcext:value-type="float">
            <text:p>29982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.044533" calcext:value-type="float">
            <text:p>1.044533</text:p>
          </table:table-cell>
          <table:table-cell office:value-type="float" office:value="19.953864" calcext:value-type="float">
            <text:p>19.953864</text:p>
          </table:table-cell>
          <table:table-cell office:value-type="float" office:value="18.909332" calcext:value-type="float">
            <text:p>18.909332</text:p>
          </table:table-cell>
          <table:table-cell office:value-type="float" office:value="0.126845" calcext:value-type="float">
            <text:p>0.12684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4165" calcext:value-type="float">
            <text:p>1.024165</text:p>
          </table:table-cell>
          <table:table-cell office:value-type="float" office:value="10.022187" calcext:value-type="float">
            <text:p>10.022187</text:p>
          </table:table-cell>
          <table:table-cell office:value-type="float" office:value="8.998022" calcext:value-type="float">
            <text:p>8.99802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62" calcext:value-type="float">
            <text:p>1.016062</text:p>
          </table:table-cell>
          <table:table-cell office:value-type="float" office:value="10.023594" calcext:value-type="float">
            <text:p>10.023594</text:p>
          </table:table-cell>
          <table:table-cell office:value-type="float" office:value="9.007532" calcext:value-type="float">
            <text:p>9.00753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504" calcext:value-type="float">
            <text:p>1.032504</text:p>
          </table:table-cell>
          <table:table-cell office:value-type="float" office:value="10.025188" calcext:value-type="float">
            <text:p>10.025188</text:p>
          </table:table-cell>
          <table:table-cell office:value-type="float" office:value="8.992684" calcext:value-type="float">
            <text:p>8.99268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9808" calcext:value-type="float">
            <text:p>31980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9.942596" calcext:value-type="float">
            <text:p>19.942596</text:p>
          </table:table-cell>
          <table:table-cell office:value-type="float" office:value="18.933275" calcext:value-type="float">
            <text:p>18.933275</text:p>
          </table:table-cell>
          <table:table-cell office:value-type="float" office:value="0.135131" calcext:value-type="float">
            <text:p>0.135131</text:p>
          </table:table-cell>
          <table:table-cell office:value-type="float" office:value="0.131072" calcext:value-type="float">
            <text:p>0.131072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9808" calcext:value-type="float">
            <text:p>31980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.046117" calcext:value-type="float">
            <text:p>1.046117</text:p>
          </table:table-cell>
          <table:table-cell office:value-type="float" office:value="19.95802" calcext:value-type="float">
            <text:p>19.95802</text:p>
          </table:table-cell>
          <table:table-cell office:value-type="float" office:value="18.911904" calcext:value-type="float">
            <text:p>18.911904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31072" calcext:value-type="float">
            <text:p>0.131072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13" calcext:value-type="float">
            <text:p>1.028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072" calcext:value-type="float">
            <text:p>0.131072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072" calcext:value-type="float">
            <text:p>0.131072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52" calcext:value-type="float">
            <text:p>1.03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072" calcext:value-type="float">
            <text:p>0.131072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0848" calcext:value-type="float">
            <text:p>340848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1.012433" calcext:value-type="float">
            <text:p>1.012433</text:p>
          </table:table-cell>
          <table:table-cell office:value-type="float" office:value="20.005112" calcext:value-type="float">
            <text:p>20.005112</text:p>
          </table:table-cell>
          <table:table-cell office:value-type="float" office:value="18.992679" calcext:value-type="float">
            <text:p>18.992679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9796" calcext:value-type="float">
            <text:p>33979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1.049728" calcext:value-type="float">
            <text:p>1.049728</text:p>
          </table:table-cell>
          <table:table-cell office:value-type="float" office:value="19.961709" calcext:value-type="float">
            <text:p>19.961709</text:p>
          </table:table-cell>
          <table:table-cell office:value-type="float" office:value="18.911981" calcext:value-type="float">
            <text:p>18.911981</text:p>
          </table:table-cell>
          <table:table-cell office:value-type="float" office:value="0.143738" calcext:value-type="float">
            <text:p>0.143738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05" calcext:value-type="float">
            <text:p>1.03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43" calcext:value-type="float">
            <text:p>1.03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9784" calcext:value-type="float">
            <text:p>359784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.014482" calcext:value-type="float">
            <text:p>1.014482</text:p>
          </table:table-cell>
          <table:table-cell office:value-type="float" office:value="19.949553" calcext:value-type="float">
            <text:p>19.949553</text:p>
          </table:table-cell>
          <table:table-cell office:value-type="float" office:value="18.935071" calcext:value-type="float">
            <text:p>18.935071</text:p>
          </table:table-cell>
          <table:table-cell office:value-type="float" office:value="0.152007" calcext:value-type="float">
            <text:p>0.152007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9784" calcext:value-type="float">
            <text:p>359784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1.049367" calcext:value-type="float">
            <text:p>1.049367</text:p>
          </table:table-cell>
          <table:table-cell office:value-type="float" office:value="19.964977" calcext:value-type="float">
            <text:p>19.964977</text:p>
          </table:table-cell>
          <table:table-cell office:value-type="float" office:value="18.91561" calcext:value-type="float">
            <text:p>18.91561</text:p>
          </table:table-cell>
          <table:table-cell office:value-type="float" office:value="0.152164" calcext:value-type="float">
            <text:p>0.152164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44" calcext:value-type="float">
            <text:p>1.02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11" calcext:value-type="float">
            <text:p>1.01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43" calcext:value-type="float">
            <text:p>1.03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9772" calcext:value-type="float">
            <text:p>379772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.013333" calcext:value-type="float">
            <text:p>1.013333</text:p>
          </table:table-cell>
          <table:table-cell office:value-type="float" office:value="19.952481" calcext:value-type="float">
            <text:p>19.952481</text:p>
          </table:table-cell>
          <table:table-cell office:value-type="float" office:value="18.939148" calcext:value-type="float">
            <text:p>18.939148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155648" calcext:value-type="float">
            <text:p>0.155648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9772" calcext:value-type="float">
            <text:p>379772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1.053529" calcext:value-type="float">
            <text:p>1.053529</text:p>
          </table:table-cell>
          <table:table-cell office:value-type="float" office:value="19.967885" calcext:value-type="float">
            <text:p>19.967885</text:p>
          </table:table-cell>
          <table:table-cell office:value-type="float" office:value="18.914355" calcext:value-type="float">
            <text:p>18.914355</text:p>
          </table:table-cell>
          <table:table-cell office:value-type="float" office:value="0.160628" calcext:value-type="float">
            <text:p>0.160628</text:p>
          </table:table-cell>
          <table:table-cell office:value-type="float" office:value="0.155648" calcext:value-type="float">
            <text:p>0.155648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15" calcext:value-type="float">
            <text:p>1.02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48" calcext:value-type="float">
            <text:p>0.155648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48" calcext:value-type="float">
            <text:p>0.155648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405" calcext:value-type="float">
            <text:p>1.04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48" calcext:value-type="float">
            <text:p>0.155648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0" calcext:value-type="float">
            <text:p>39976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.008382" calcext:value-type="float">
            <text:p>1.008382</text:p>
          </table:table-cell>
          <table:table-cell office:value-type="float" office:value="19.955095" calcext:value-type="float">
            <text:p>19.955095</text:p>
          </table:table-cell>
          <table:table-cell office:value-type="float" office:value="18.946713" calcext:value-type="float">
            <text:p>18.946713</text:p>
          </table:table-cell>
          <table:table-cell office:value-type="float" office:value="0.168793" calcext:value-type="float">
            <text:p>0.168793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9760" calcext:value-type="float">
            <text:p>39976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.048329" calcext:value-type="float">
            <text:p>1.048329</text:p>
          </table:table-cell>
          <table:table-cell office:value-type="float" office:value="19.970519" calcext:value-type="float">
            <text:p>19.970519</text:p>
          </table:table-cell>
          <table:table-cell office:value-type="float" office:value="18.922191" calcext:value-type="float">
            <text:p>18.922191</text:p>
          </table:table-cell>
          <table:table-cell office:value-type="float" office:value="0.169012" calcext:value-type="float">
            <text:p>0.169012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265" calcext:value-type="float">
            <text:p>1.023265</text:p>
          </table:table-cell>
          <table:table-cell office:value-type="float" office:value="13.02333" calcext:value-type="float">
            <text:p>13.02333</text:p>
          </table:table-cell>
          <table:table-cell office:value-type="float" office:value="12.000065" calcext:value-type="float">
            <text:p>12.00006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242" calcext:value-type="float">
            <text:p>1.013242</text:p>
          </table:table-cell>
          <table:table-cell office:value-type="float" office:value="13.02615" calcext:value-type="float">
            <text:p>13.02615</text:p>
          </table:table-cell>
          <table:table-cell office:value-type="float" office:value="12.012908" calcext:value-type="float">
            <text:p>12.01290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424" calcext:value-type="float">
            <text:p>1.037424</text:p>
          </table:table-cell>
          <table:table-cell office:value-type="float" office:value="13.024724" calcext:value-type="float">
            <text:p>13.024724</text:p>
          </table:table-cell>
          <table:table-cell office:value-type="float" office:value="11.9873" calcext:value-type="float">
            <text:p>11.987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9748" calcext:value-type="float">
            <text:p>419748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1.013342" calcext:value-type="float">
            <text:p>1.013342</text:p>
          </table:table-cell>
          <table:table-cell office:value-type="float" office:value="19.957475" calcext:value-type="float">
            <text:p>19.957475</text:p>
          </table:table-cell>
          <table:table-cell office:value-type="float" office:value="18.944133" calcext:value-type="float">
            <text:p>18.944133</text:p>
          </table:table-cell>
          <table:table-cell office:value-type="float" office:value="0.177257" calcext:value-type="float">
            <text:p>0.177257</text:p>
          </table:table-cell>
          <table:table-cell office:value-type="float" office:value="0.172032" calcext:value-type="float">
            <text:p>0.172032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9748" calcext:value-type="float">
            <text:p>419748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1.049989" calcext:value-type="float">
            <text:p>1.049989</text:p>
          </table:table-cell>
          <table:table-cell office:value-type="float" office:value="19.972899" calcext:value-type="float">
            <text:p>19.972899</text:p>
          </table:table-cell>
          <table:table-cell office:value-type="float" office:value="18.922911" calcext:value-type="float">
            <text:p>18.922911</text:p>
          </table:table-cell>
          <table:table-cell office:value-type="float" office:value="0.177456" calcext:value-type="float">
            <text:p>0.177456</text:p>
          </table:table-cell>
          <table:table-cell office:value-type="float" office:value="0.172032" calcext:value-type="float">
            <text:p>0.172032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25" calcext:value-type="float">
            <text:p>1.02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032" calcext:value-type="float">
            <text:p>0.172032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42" calcext:value-type="float">
            <text:p>1.01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032" calcext:value-type="float">
            <text:p>0.172032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044" calcext:value-type="float">
            <text:p>1.03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032" calcext:value-type="float">
            <text:p>0.172032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0788" calcext:value-type="float">
            <text:p>440788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1.007241" calcext:value-type="float">
            <text:p>1.007241</text:p>
          </table:table-cell>
          <table:table-cell office:value-type="float" office:value="20.005113" calcext:value-type="float">
            <text:p>20.005113</text:p>
          </table:table-cell>
          <table:table-cell office:value-type="float" office:value="18.997872" calcext:value-type="float">
            <text:p>18.997872</text:p>
          </table:table-cell>
          <table:table-cell office:value-type="float" office:value="0.185616" calcext:value-type="float">
            <text:p>0.185616</text:p>
          </table:table-cell>
          <table:table-cell office:value-type="float" office:value="0.180224" calcext:value-type="float">
            <text:p>0.18022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9736" calcext:value-type="float">
            <text:p>439736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1.046107" calcext:value-type="float">
            <text:p>1.046107</text:p>
          </table:table-cell>
          <table:table-cell office:value-type="float" office:value="19.975071" calcext:value-type="float">
            <text:p>19.975071</text:p>
          </table:table-cell>
          <table:table-cell office:value-type="float" office:value="18.928964" calcext:value-type="float">
            <text:p>18.928964</text:p>
          </table:table-cell>
          <table:table-cell office:value-type="float" office:value="0.185847" calcext:value-type="float">
            <text:p>0.185847</text:p>
          </table:table-cell>
          <table:table-cell office:value-type="float" office:value="0.180224" calcext:value-type="float">
            <text:p>0.18022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843" calcext:value-type="float">
            <text:p>1.02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224" calcext:value-type="float">
            <text:p>0.18022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8" calcext:value-type="float">
            <text:p>1.0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224" calcext:value-type="float">
            <text:p>0.18022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02" calcext:value-type="float">
            <text:p>1.035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224" calcext:value-type="float">
            <text:p>0.18022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9724" calcext:value-type="float">
            <text:p>459724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1.014343" calcext:value-type="float">
            <text:p>1.014343</text:p>
          </table:table-cell>
          <table:table-cell office:value-type="float" office:value="19.961628" calcext:value-type="float">
            <text:p>19.961628</text:p>
          </table:table-cell>
          <table:table-cell office:value-type="float" office:value="18.947285" calcext:value-type="float">
            <text:p>18.947285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9724" calcext:value-type="float">
            <text:p>459724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1.038098" calcext:value-type="float">
            <text:p>1.038098</text:p>
          </table:table-cell>
          <table:table-cell office:value-type="float" office:value="19.977052" calcext:value-type="float">
            <text:p>19.977052</text:p>
          </table:table-cell>
          <table:table-cell office:value-type="float" office:value="18.938954" calcext:value-type="float">
            <text:p>18.938954</text:p>
          </table:table-cell>
          <table:table-cell office:value-type="float" office:value="0.194192" calcext:value-type="float">
            <text:p>0.194192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35" calcext:value-type="float">
            <text:p>1.02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91" calcext:value-type="float">
            <text:p>1.01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73" calcext:value-type="float">
            <text:p>1.02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265116" calcext:value-type="float">
            <text:p>0.26511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712" calcext:value-type="float">
            <text:p>479712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1.012401" calcext:value-type="float">
            <text:p>1.012401</text:p>
          </table:table-cell>
          <table:table-cell office:value-type="float" office:value="19.963441" calcext:value-type="float">
            <text:p>19.963441</text:p>
          </table:table-cell>
          <table:table-cell office:value-type="float" office:value="18.95104" calcext:value-type="float">
            <text:p>18.95104</text:p>
          </table:table-cell>
          <table:table-cell office:value-type="float" office:value="0.202506" calcext:value-type="float">
            <text:p>0.202506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712" calcext:value-type="float">
            <text:p>479712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1.046757" calcext:value-type="float">
            <text:p>1.046757</text:p>
          </table:table-cell>
          <table:table-cell office:value-type="float" office:value="19.978865" calcext:value-type="float">
            <text:p>19.978865</text:p>
          </table:table-cell>
          <table:table-cell office:value-type="float" office:value="18.932108" calcext:value-type="float">
            <text:p>18.932108</text:p>
          </table:table-cell>
          <table:table-cell office:value-type="float" office:value="0.202708" calcext:value-type="float">
            <text:p>0.202708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53" calcext:value-type="float">
            <text:p>1.02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5" calcext:value-type="float">
            <text:p>1.0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632" calcext:value-type="float">
            <text:p>1.03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700" calcext:value-type="float">
            <text:p>49970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.009381" calcext:value-type="float">
            <text:p>1.009381</text:p>
          </table:table-cell>
          <table:table-cell office:value-type="float" office:value="19.965111" calcext:value-type="float">
            <text:p>19.965111</text:p>
          </table:table-cell>
          <table:table-cell office:value-type="float" office:value="18.95573" calcext:value-type="float">
            <text:p>18.95573</text:p>
          </table:table-cell>
          <table:table-cell office:value-type="float" office:value="0.210891" calcext:value-type="float">
            <text:p>0.210891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700" calcext:value-type="float">
            <text:p>49970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.038417" calcext:value-type="float">
            <text:p>1.038417</text:p>
          </table:table-cell>
          <table:table-cell office:value-type="float" office:value="19.980535" calcext:value-type="float">
            <text:p>19.980535</text:p>
          </table:table-cell>
          <table:table-cell office:value-type="float" office:value="18.942118" calcext:value-type="float">
            <text:p>18.942118</text:p>
          </table:table-cell>
          <table:table-cell office:value-type="float" office:value="0.211043" calcext:value-type="float">
            <text:p>0.21104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13" calcext:value-type="float">
            <text:p>1.019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52" calcext:value-type="float">
            <text:p>1.027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12422" calcext:value-type="float">
            <text:p>1.012422</text:p>
          </table:table-cell>
          <table:table-cell office:value-type="float" office:value="20.005099" calcext:value-type="float">
            <text:p>20.005099</text:p>
          </table:table-cell>
          <table:table-cell office:value-type="float" office:value="18.992677" calcext:value-type="float">
            <text:p>18.992677</text:p>
          </table:table-cell>
          <table:table-cell office:value-type="float" office:value="0.219343" calcext:value-type="float">
            <text:p>0.219343</text:p>
          </table:table-cell>
          <table:table-cell office:value-type="float" office:value="0.212992" calcext:value-type="float">
            <text:p>0.21299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9688" calcext:value-type="float">
            <text:p>519688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1.058819" calcext:value-type="float">
            <text:p>1.058819</text:p>
          </table:table-cell>
          <table:table-cell office:value-type="float" office:value="19.982056" calcext:value-type="float">
            <text:p>19.982056</text:p>
          </table:table-cell>
          <table:table-cell office:value-type="float" office:value="18.923237" calcext:value-type="float">
            <text:p>18.923237</text:p>
          </table:table-cell>
          <table:table-cell office:value-type="float" office:value="0.219704" calcext:value-type="float">
            <text:p>0.219704</text:p>
          </table:table-cell>
          <table:table-cell office:value-type="float" office:value="0.212992" calcext:value-type="float">
            <text:p>0.21299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85" calcext:value-type="float">
            <text:p>1.02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992" calcext:value-type="float">
            <text:p>0.21299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2" calcext:value-type="float">
            <text:p>1.018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992" calcext:value-type="float">
            <text:p>0.21299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444" calcext:value-type="float">
            <text:p>1.039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992" calcext:value-type="float">
            <text:p>0.21299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0728" calcext:value-type="float">
            <text:p>540728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1.012301" calcext:value-type="float">
            <text:p>1.012301</text:p>
          </table:table-cell>
          <table:table-cell office:value-type="float" office:value="20.005098" calcext:value-type="float">
            <text:p>20.005098</text:p>
          </table:table-cell>
          <table:table-cell office:value-type="float" office:value="18.992797" calcext:value-type="float">
            <text:p>18.992797</text:p>
          </table:table-cell>
          <table:table-cell office:value-type="float" office:value="0.227761" calcext:value-type="float">
            <text:p>0.227761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9676" calcext:value-type="float">
            <text:p>539676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1.058759" calcext:value-type="float">
            <text:p>1.058759</text:p>
          </table:table-cell>
          <table:table-cell office:value-type="float" office:value="19.983496" calcext:value-type="float">
            <text:p>19.983496</text:p>
          </table:table-cell>
          <table:table-cell office:value-type="float" office:value="18.924736" calcext:value-type="float">
            <text:p>18.924736</text:p>
          </table:table-cell>
          <table:table-cell office:value-type="float" office:value="0.228136" calcext:value-type="float">
            <text:p>0.228136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33" calcext:value-type="float">
            <text:p>1.027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675" calcext:value-type="float">
            <text:p>1.047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9664" calcext:value-type="float">
            <text:p>559664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1.013432" calcext:value-type="float">
            <text:p>1.013432</text:p>
          </table:table-cell>
          <table:table-cell office:value-type="float" office:value="19.9694" calcext:value-type="float">
            <text:p>19.9694</text:p>
          </table:table-cell>
          <table:table-cell office:value-type="float" office:value="18.955968" calcext:value-type="float">
            <text:p>18.955968</text:p>
          </table:table-cell>
          <table:table-cell office:value-type="float" office:value="0.236195" calcext:value-type="float">
            <text:p>0.236195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9664" calcext:value-type="float">
            <text:p>559664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1.062119" calcext:value-type="float">
            <text:p>1.062119</text:p>
          </table:table-cell>
          <table:table-cell office:value-type="float" office:value="19.984804" calcext:value-type="float">
            <text:p>19.984804</text:p>
          </table:table-cell>
          <table:table-cell office:value-type="float" office:value="18.922684" calcext:value-type="float">
            <text:p>18.922684</text:p>
          </table:table-cell>
          <table:table-cell office:value-type="float" office:value="0.236611" calcext:value-type="float">
            <text:p>0.236611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84" calcext:value-type="float">
            <text:p>1.025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83" calcext:value-type="float">
            <text:p>1.03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176744" calcext:value-type="float">
            <text:p>0.17674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9652" calcext:value-type="float">
            <text:p>579652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.009382" calcext:value-type="float">
            <text:p>1.009382</text:p>
          </table:table-cell>
          <table:table-cell office:value-type="float" office:value="19.970627" calcext:value-type="float">
            <text:p>19.970627</text:p>
          </table:table-cell>
          <table:table-cell office:value-type="float" office:value="18.961245" calcext:value-type="float">
            <text:p>18.961245</text:p>
          </table:table-cell>
          <table:table-cell office:value-type="float" office:value="0.244563" calcext:value-type="float">
            <text:p>0.244563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9652" calcext:value-type="float">
            <text:p>579652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.05456" calcext:value-type="float">
            <text:p>1.05456</text:p>
          </table:table-cell>
          <table:table-cell office:value-type="float" office:value="19.986051" calcext:value-type="float">
            <text:p>19.986051</text:p>
          </table:table-cell>
          <table:table-cell office:value-type="float" office:value="18.931491" calcext:value-type="float">
            <text:p>18.931491</text:p>
          </table:table-cell>
          <table:table-cell office:value-type="float" office:value="0.244947" calcext:value-type="float">
            <text:p>0.244947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55" calcext:value-type="float">
            <text:p>1.02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874" calcext:value-type="float">
            <text:p>1.037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0692" calcext:value-type="float">
            <text:p>600692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1.015353" calcext:value-type="float">
            <text:p>1.015353</text:p>
          </table:table-cell>
          <table:table-cell office:value-type="float" office:value="20.005105" calcext:value-type="float">
            <text:p>20.005105</text:p>
          </table:table-cell>
          <table:table-cell office:value-type="float" office:value="18.989753" calcext:value-type="float">
            <text:p>18.989753</text:p>
          </table:table-cell>
          <table:table-cell office:value-type="float" office:value="0.253059" calcext:value-type="float">
            <text:p>0.253059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883721" calcext:value-type="float">
            <text:p>0.883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9640" calcext:value-type="float">
            <text:p>599640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1.05591" calcext:value-type="float">
            <text:p>1.05591</text:p>
          </table:table-cell>
          <table:table-cell office:value-type="float" office:value="19.987183" calcext:value-type="float">
            <text:p>19.987183</text:p>
          </table:table-cell>
          <table:table-cell office:value-type="float" office:value="18.931273" calcext:value-type="float">
            <text:p>18.931273</text:p>
          </table:table-cell>
          <table:table-cell office:value-type="float" office:value="0.253397" calcext:value-type="float">
            <text:p>0.253397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883721" calcext:value-type="float">
            <text:p>0.88372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933" calcext:value-type="float">
            <text:p>1.023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883721" calcext:value-type="float">
            <text:p>0.88372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29" calcext:value-type="float">
            <text:p>1.017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883721" calcext:value-type="float">
            <text:p>0.8837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885" calcext:value-type="float">
            <text:p>1.044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883721" calcext:value-type="float">
            <text:p>0.88372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9628" calcext:value-type="float">
            <text:p>619628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9.972839" calcext:value-type="float">
            <text:p>19.972839</text:p>
          </table:table-cell>
          <table:table-cell office:value-type="float" office:value="18.964558" calcext:value-type="float">
            <text:p>18.964558</text:p>
          </table:table-cell>
          <table:table-cell office:value-type="float" office:value="0.261384" calcext:value-type="float">
            <text:p>0.261384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9628" calcext:value-type="float">
            <text:p>619628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1.06343" calcext:value-type="float">
            <text:p>1.06343</text:p>
          </table:table-cell>
          <table:table-cell office:value-type="float" office:value="19.988263" calcext:value-type="float">
            <text:p>19.988263</text:p>
          </table:table-cell>
          <table:table-cell office:value-type="float" office:value="18.924833" calcext:value-type="float">
            <text:p>18.924833</text:p>
          </table:table-cell>
          <table:table-cell office:value-type="float" office:value="0.261932" calcext:value-type="float">
            <text:p>0.261932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393" calcext:value-type="float">
            <text:p>1.02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935" calcext:value-type="float">
            <text:p>1.04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9616" calcext:value-type="float">
            <text:p>639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1.012222" calcext:value-type="float">
            <text:p>1.012222</text:p>
          </table:table-cell>
          <table:table-cell office:value-type="float" office:value="19.973861" calcext:value-type="float">
            <text:p>19.973861</text:p>
          </table:table-cell>
          <table:table-cell office:value-type="float" office:value="18.961639" calcext:value-type="float">
            <text:p>18.961639</text:p>
          </table:table-cell>
          <table:table-cell office:value-type="float" office:value="0.269857" calcext:value-type="float">
            <text:p>0.269857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9616" calcext:value-type="float">
            <text:p>639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1.056999" calcext:value-type="float">
            <text:p>1.056999</text:p>
          </table:table-cell>
          <table:table-cell office:value-type="float" office:value="19.989285" calcext:value-type="float">
            <text:p>19.989285</text:p>
          </table:table-cell>
          <table:table-cell office:value-type="float" office:value="18.932285" calcext:value-type="float">
            <text:p>18.932285</text:p>
          </table:table-cell>
          <table:table-cell office:value-type="float" office:value="0.270275" calcext:value-type="float">
            <text:p>0.270275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34" calcext:value-type="float">
            <text:p>1.021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91" calcext:value-type="float">
            <text:p>1.01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973" calcext:value-type="float">
            <text:p>1.03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60656" calcext:value-type="float">
            <text:p>660656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1.009241" calcext:value-type="float">
            <text:p>1.009241</text:p>
          </table:table-cell>
          <table:table-cell office:value-type="float" office:value="20.005104" calcext:value-type="float">
            <text:p>20.005104</text:p>
          </table:table-cell>
          <table:table-cell office:value-type="float" office:value="18.995863" calcext:value-type="float">
            <text:p>18.995863</text:p>
          </table:table-cell>
          <table:table-cell office:value-type="float" office:value="0.278232" calcext:value-type="float">
            <text:p>0.278232</text:p>
          </table:table-cell>
          <table:table-cell office:value-type="float" office:value="0.270336" calcext:value-type="float">
            <text:p>0.27033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59604" calcext:value-type="float">
            <text:p>659604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1.053349" calcext:value-type="float">
            <text:p>1.053349</text:p>
          </table:table-cell>
          <table:table-cell office:value-type="float" office:value="19.990221" calcext:value-type="float">
            <text:p>19.990221</text:p>
          </table:table-cell>
          <table:table-cell office:value-type="float" office:value="18.936872" calcext:value-type="float">
            <text:p>18.936872</text:p>
          </table:table-cell>
          <table:table-cell office:value-type="float" office:value="0.278654" calcext:value-type="float">
            <text:p>0.278654</text:p>
          </table:table-cell>
          <table:table-cell office:value-type="float" office:value="0.270336" calcext:value-type="float">
            <text:p>0.27033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83" calcext:value-type="float">
            <text:p>1.02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36" calcext:value-type="float">
            <text:p>0.27033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36" calcext:value-type="float">
            <text:p>0.27033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205" calcext:value-type="float">
            <text:p>1.042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36" calcext:value-type="float">
            <text:p>0.27033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9592" calcext:value-type="float">
            <text:p>679592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1.015213" calcext:value-type="float">
            <text:p>1.015213</text:p>
          </table:table-cell>
          <table:table-cell office:value-type="float" office:value="19.975683" calcext:value-type="float">
            <text:p>19.975683</text:p>
          </table:table-cell>
          <table:table-cell office:value-type="float" office:value="18.96047" calcext:value-type="float">
            <text:p>18.96047</text:p>
          </table:table-cell>
          <table:table-cell office:value-type="float" office:value="0.286741" calcext:value-type="float">
            <text:p>0.286741</text:p>
          </table:table-cell>
          <table:table-cell office:value-type="float" office:value="0.278528" calcext:value-type="float">
            <text:p>0.27852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9592" calcext:value-type="float">
            <text:p>679592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1.048489" calcext:value-type="float">
            <text:p>1.048489</text:p>
          </table:table-cell>
          <table:table-cell office:value-type="float" office:value="19.991107" calcext:value-type="float">
            <text:p>19.991107</text:p>
          </table:table-cell>
          <table:table-cell office:value-type="float" office:value="18.942617" calcext:value-type="float">
            <text:p>18.942617</text:p>
          </table:table-cell>
          <table:table-cell office:value-type="float" office:value="0.287011" calcext:value-type="float">
            <text:p>0.287011</text:p>
          </table:table-cell>
          <table:table-cell office:value-type="float" office:value="0.278528" calcext:value-type="float">
            <text:p>0.27852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25" calcext:value-type="float">
            <text:p>1.02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528" calcext:value-type="float">
            <text:p>0.27852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761" calcext:value-type="float">
            <text:p>1.017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528" calcext:value-type="float">
            <text:p>0.27852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043" calcext:value-type="float">
            <text:p>1.03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528" calcext:value-type="float">
            <text:p>0.278528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99580" calcext:value-type="float">
            <text:p>699580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1.008413" calcext:value-type="float">
            <text:p>1.008413</text:p>
          </table:table-cell>
          <table:table-cell office:value-type="float" office:value="19.976524" calcext:value-type="float">
            <text:p>19.976524</text:p>
          </table:table-cell>
          <table:table-cell office:value-type="float" office:value="18.968112" calcext:value-type="float">
            <text:p>18.968112</text:p>
          </table:table-cell>
          <table:table-cell office:value-type="float" office:value="0.295055" calcext:value-type="float">
            <text:p>0.295055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99580" calcext:value-type="float">
            <text:p>699580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1.051711" calcext:value-type="float">
            <text:p>1.051711</text:p>
          </table:table-cell>
          <table:table-cell office:value-type="float" office:value="19.991948" calcext:value-type="float">
            <text:p>19.991948</text:p>
          </table:table-cell>
          <table:table-cell office:value-type="float" office:value="18.940238" calcext:value-type="float">
            <text:p>18.940238</text:p>
          </table:table-cell>
          <table:table-cell office:value-type="float" office:value="0.295489" calcext:value-type="float">
            <text:p>0.295489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85" calcext:value-type="float">
            <text:p>1.028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1" calcext:value-type="float">
            <text:p>1.02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606" calcext:value-type="float">
            <text:p>1.04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19568" calcext:value-type="float">
            <text:p>719568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9.977331" calcext:value-type="float">
            <text:p>19.977331</text:p>
          </table:table-cell>
          <table:table-cell office:value-type="float" office:value="18.970078" calcext:value-type="float">
            <text:p>18.970078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294912" calcext:value-type="float">
            <text:p>0.29491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19568" calcext:value-type="float">
            <text:p>719568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1.052301" calcext:value-type="float">
            <text:p>1.052301</text:p>
          </table:table-cell>
          <table:table-cell office:value-type="float" office:value="19.992755" calcext:value-type="float">
            <text:p>19.992755</text:p>
          </table:table-cell>
          <table:table-cell office:value-type="float" office:value="18.940454" calcext:value-type="float">
            <text:p>18.940454</text:p>
          </table:table-cell>
          <table:table-cell office:value-type="float" office:value="0.303928" calcext:value-type="float">
            <text:p>0.303928</text:p>
          </table:table-cell>
          <table:table-cell office:value-type="float" office:value="0.294912" calcext:value-type="float">
            <text:p>0.29491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45" calcext:value-type="float">
            <text:p>1.02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912" calcext:value-type="float">
            <text:p>0.29491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61" calcext:value-type="float">
            <text:p>1.015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912" calcext:value-type="float">
            <text:p>0.29491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46" calcext:value-type="float">
            <text:p>1.04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912" calcext:value-type="float">
            <text:p>0.294912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40608" calcext:value-type="float">
            <text:p>740608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1.007461" calcext:value-type="float">
            <text:p>1.007461</text:p>
          </table:table-cell>
          <table:table-cell office:value-type="float" office:value="20.005101" calcext:value-type="float">
            <text:p>20.005101</text:p>
          </table:table-cell>
          <table:table-cell office:value-type="float" office:value="18.99764" calcext:value-type="float">
            <text:p>18.99764</text:p>
          </table:table-cell>
          <table:table-cell office:value-type="float" office:value="0.311874" calcext:value-type="float">
            <text:p>0.311874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39556" calcext:value-type="float">
            <text:p>739556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1.049819" calcext:value-type="float">
            <text:p>1.049819</text:p>
          </table:table-cell>
          <table:table-cell office:value-type="float" office:value="19.993498" calcext:value-type="float">
            <text:p>19.993498</text:p>
          </table:table-cell>
          <table:table-cell office:value-type="float" office:value="18.943679" calcext:value-type="float">
            <text:p>18.943679</text:p>
          </table:table-cell>
          <table:table-cell office:value-type="float" office:value="0.312318" calcext:value-type="float">
            <text:p>0.312318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353" calcext:value-type="float">
            <text:p>1.02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7" calcext:value-type="float">
            <text:p>1.01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875" calcext:value-type="float">
            <text:p>1.03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0596" calcext:value-type="float">
            <text:p>760596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1.010322" calcext:value-type="float">
            <text:p>1.010322</text:p>
          </table:table-cell>
          <table:table-cell office:value-type="float" office:value="20.00511" calcext:value-type="float">
            <text:p>20.00511</text:p>
          </table:table-cell>
          <table:table-cell office:value-type="float" office:value="18.994788" calcext:value-type="float">
            <text:p>18.994788</text:p>
          </table:table-cell>
          <table:table-cell office:value-type="float" office:value="0.320339" calcext:value-type="float">
            <text:p>0.320339</text:p>
          </table:table-cell>
          <table:table-cell office:value-type="float" office:value="0.311296" calcext:value-type="float">
            <text:p>0.311296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59544" calcext:value-type="float">
            <text:p>759544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.04808" calcext:value-type="float">
            <text:p>1.04808</text:p>
          </table:table-cell>
          <table:table-cell office:value-type="float" office:value="19.994208" calcext:value-type="float">
            <text:p>19.994208</text:p>
          </table:table-cell>
          <table:table-cell office:value-type="float" office:value="18.946128" calcext:value-type="float">
            <text:p>18.946128</text:p>
          </table:table-cell>
          <table:table-cell office:value-type="float" office:value="0.320717" calcext:value-type="float">
            <text:p>0.320717</text:p>
          </table:table-cell>
          <table:table-cell office:value-type="float" office:value="0.311296" calcext:value-type="float">
            <text:p>0.311296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34" calcext:value-type="float">
            <text:p>1.02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296" calcext:value-type="float">
            <text:p>0.311296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11" calcext:value-type="float">
            <text:p>1.01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296" calcext:value-type="float">
            <text:p>0.311296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35" calcext:value-type="float">
            <text:p>1.03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296" calcext:value-type="float">
            <text:p>0.311296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79532" calcext:value-type="float">
            <text:p>77953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9.979458" calcext:value-type="float">
            <text:p>19.979458</text:p>
          </table:table-cell>
          <table:table-cell office:value-type="float" office:value="18.969956" calcext:value-type="float">
            <text:p>18.969956</text:p>
          </table:table-cell>
          <table:table-cell office:value-type="float" office:value="0.328744" calcext:value-type="float">
            <text:p>0.328744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0.623256" calcext:value-type="float">
            <text:p>0.623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79532" calcext:value-type="float">
            <text:p>77953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.0549" calcext:value-type="float">
            <text:p>1.0549</text:p>
          </table:table-cell>
          <table:table-cell office:value-type="float" office:value="19.994882" calcext:value-type="float">
            <text:p>19.994882</text:p>
          </table:table-cell>
          <table:table-cell office:value-type="float" office:value="18.939982" calcext:value-type="float">
            <text:p>18.939982</text:p>
          </table:table-cell>
          <table:table-cell office:value-type="float" office:value="0.329264" calcext:value-type="float">
            <text:p>0.329264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0.623256" calcext:value-type="float">
            <text:p>0.6232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537" calcext:value-type="float">
            <text:p>1.03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0.623256" calcext:value-type="float">
            <text:p>0.6232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0.623256" calcext:value-type="float">
            <text:p>0.6232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755" calcext:value-type="float">
            <text:p>1.043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488" calcext:value-type="float">
            <text:p>0.319488</text:p>
          </table:table-cell>
          <table:table-cell office:value-type="float" office:value="0.623256" calcext:value-type="float">
            <text:p>0.6232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0" calcext:value-type="float">
            <text:p>79952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1.015353" calcext:value-type="float">
            <text:p>1.015353</text:p>
          </table:table-cell>
          <table:table-cell office:value-type="float" office:value="19.98011" calcext:value-type="float">
            <text:p>19.98011</text:p>
          </table:table-cell>
          <table:table-cell office:value-type="float" office:value="18.964757" calcext:value-type="float">
            <text:p>18.964757</text:p>
          </table:table-cell>
          <table:table-cell office:value-type="float" office:value="0.337266" calcext:value-type="float">
            <text:p>0.337266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99520" calcext:value-type="float">
            <text:p>79952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1.049311" calcext:value-type="float">
            <text:p>1.049311</text:p>
          </table:table-cell>
          <table:table-cell office:value-type="float" office:value="19.995534" calcext:value-type="float">
            <text:p>19.995534</text:p>
          </table:table-cell>
          <table:table-cell office:value-type="float" office:value="18.946223" calcext:value-type="float">
            <text:p>18.946223</text:p>
          </table:table-cell>
          <table:table-cell office:value-type="float" office:value="0.337596" calcext:value-type="float">
            <text:p>0.337596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05" calcext:value-type="float">
            <text:p>1.025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186" calcext:value-type="float">
            <text:p>1.03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9508" calcext:value-type="float">
            <text:p>819508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9.980719" calcext:value-type="float">
            <text:p>19.980719</text:p>
          </table:table-cell>
          <table:table-cell office:value-type="float" office:value="18.973297" calcext:value-type="float">
            <text:p>18.973297</text:p>
          </table:table-cell>
          <table:table-cell office:value-type="float" office:value="0.345542" calcext:value-type="float">
            <text:p>0.345542</text:p>
          </table:table-cell>
          <table:table-cell office:value-type="float" office:value="0.335872" calcext:value-type="float">
            <text:p>0.335872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9508" calcext:value-type="float">
            <text:p>819508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1.04706" calcext:value-type="float">
            <text:p>1.04706</text:p>
          </table:table-cell>
          <table:table-cell office:value-type="float" office:value="19.996143" calcext:value-type="float">
            <text:p>19.996143</text:p>
          </table:table-cell>
          <table:table-cell office:value-type="float" office:value="18.949083" calcext:value-type="float">
            <text:p>18.949083</text:p>
          </table:table-cell>
          <table:table-cell office:value-type="float" office:value="0.345983" calcext:value-type="float">
            <text:p>0.345983</text:p>
          </table:table-cell>
          <table:table-cell office:value-type="float" office:value="0.335872" calcext:value-type="float">
            <text:p>0.335872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774" calcext:value-type="float">
            <text:p>1.02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872" calcext:value-type="float">
            <text:p>0.335872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1" calcext:value-type="float">
            <text:p>1.019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872" calcext:value-type="float">
            <text:p>0.335872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55" calcext:value-type="float">
            <text:p>1.03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872" calcext:value-type="float">
            <text:p>0.335872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9496" calcext:value-type="float">
            <text:p>839496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1.012322" calcext:value-type="float">
            <text:p>1.012322</text:p>
          </table:table-cell>
          <table:table-cell office:value-type="float" office:value="19.981296" calcext:value-type="float">
            <text:p>19.981296</text:p>
          </table:table-cell>
          <table:table-cell office:value-type="float" office:value="18.968974" calcext:value-type="float">
            <text:p>18.968974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344064" calcext:value-type="float">
            <text:p>0.344064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9496" calcext:value-type="float">
            <text:p>839496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1.065591" calcext:value-type="float">
            <text:p>1.065591</text:p>
          </table:table-cell>
          <table:table-cell office:value-type="float" office:value="19.99672" calcext:value-type="float">
            <text:p>19.99672</text:p>
          </table:table-cell>
          <table:table-cell office:value-type="float" office:value="18.931129" calcext:value-type="float">
            <text:p>18.931129</text:p>
          </table:table-cell>
          <table:table-cell office:value-type="float" office:value="0.354758" calcext:value-type="float">
            <text:p>0.354758</text:p>
          </table:table-cell>
          <table:table-cell office:value-type="float" office:value="0.344064" calcext:value-type="float">
            <text:p>0.344064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727" calcext:value-type="float">
            <text:p>1.03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064" calcext:value-type="float">
            <text:p>0.344064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1" calcext:value-type="float">
            <text:p>1.01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064" calcext:value-type="float">
            <text:p>0.344064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045" calcext:value-type="float">
            <text:p>1.045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064" calcext:value-type="float">
            <text:p>0.344064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59484" calcext:value-type="float">
            <text:p>859484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9.981851" calcext:value-type="float">
            <text:p>19.981851</text:p>
          </table:table-cell>
          <table:table-cell office:value-type="float" office:value="18.96661" calcext:value-type="float">
            <text:p>18.96661</text:p>
          </table:table-cell>
          <table:table-cell office:value-type="float" office:value="0.362525" calcext:value-type="float">
            <text:p>0.362525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59484" calcext:value-type="float">
            <text:p>859484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1.046539" calcext:value-type="float">
            <text:p>1.046539</text:p>
          </table:table-cell>
          <table:table-cell office:value-type="float" office:value="19.997275" calcext:value-type="float">
            <text:p>19.997275</text:p>
          </table:table-cell>
          <table:table-cell office:value-type="float" office:value="18.950736" calcext:value-type="float">
            <text:p>18.950736</text:p>
          </table:table-cell>
          <table:table-cell office:value-type="float" office:value="0.362829" calcext:value-type="float">
            <text:p>0.362829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13" calcext:value-type="float">
            <text:p>1.02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95" calcext:value-type="float">
            <text:p>1.03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79472" calcext:value-type="float">
            <text:p>879472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9.982376" calcext:value-type="float">
            <text:p>19.982376</text:p>
          </table:table-cell>
          <table:table-cell office:value-type="float" office:value="18.972055" calcext:value-type="float">
            <text:p>18.972055</text:p>
          </table:table-cell>
          <table:table-cell office:value-type="float" office:value="0.370849" calcext:value-type="float">
            <text:p>0.370849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79472" calcext:value-type="float">
            <text:p>879472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1.045226" calcext:value-type="float">
            <text:p>1.045226</text:p>
          </table:table-cell>
          <table:table-cell office:value-type="float" office:value="19.9978" calcext:value-type="float">
            <text:p>19.9978</text:p>
          </table:table-cell>
          <table:table-cell office:value-type="float" office:value="18.952574" calcext:value-type="float">
            <text:p>18.952574</text:p>
          </table:table-cell>
          <table:table-cell office:value-type="float" office:value="0.371231" calcext:value-type="float">
            <text:p>0.371231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13" calcext:value-type="float">
            <text:p>1.01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" calcext:value-type="float">
            <text:p>1.0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72" calcext:value-type="float">
            <text:p>1.02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.530233" calcext:value-type="float">
            <text:p>0.5302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00512" calcext:value-type="float">
            <text:p>900512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1.007321" calcext:value-type="float">
            <text:p>1.007321</text:p>
          </table:table-cell>
          <table:table-cell office:value-type="float" office:value="20.0051" calcext:value-type="float">
            <text:p>20.0051</text:p>
          </table:table-cell>
          <table:table-cell office:value-type="float" office:value="18.997778" calcext:value-type="float">
            <text:p>18.997778</text:p>
          </table:table-cell>
          <table:table-cell office:value-type="float" office:value="0.379207" calcext:value-type="float">
            <text:p>0.379207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902326" calcext:value-type="float">
            <text:p>0.902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99460" calcext:value-type="float">
            <text:p>899460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1.045259" calcext:value-type="float">
            <text:p>1.045259</text:p>
          </table:table-cell>
          <table:table-cell office:value-type="float" office:value="19.998297" calcext:value-type="float">
            <text:p>19.998297</text:p>
          </table:table-cell>
          <table:table-cell office:value-type="float" office:value="18.953038" calcext:value-type="float">
            <text:p>18.953038</text:p>
          </table:table-cell>
          <table:table-cell office:value-type="float" office:value="0.379658" calcext:value-type="float">
            <text:p>0.379658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902326" calcext:value-type="float">
            <text:p>0.90232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93" calcext:value-type="float">
            <text:p>1.02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902326" calcext:value-type="float">
            <text:p>0.9023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7" calcext:value-type="float">
            <text:p>1.0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902326" calcext:value-type="float">
            <text:p>0.9023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35" calcext:value-type="float">
            <text:p>1.03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902326" calcext:value-type="float">
            <text:p>0.90232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20500" calcext:value-type="float">
            <text:p>920500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1.03157" calcext:value-type="float">
            <text:p>1.03157</text:p>
          </table:table-cell>
          <table:table-cell office:value-type="float" office:value="20.005098" calcext:value-type="float">
            <text:p>20.005098</text:p>
          </table:table-cell>
          <table:table-cell office:value-type="float" office:value="18.973528" calcext:value-type="float">
            <text:p>18.973528</text:p>
          </table:table-cell>
          <table:table-cell office:value-type="float" office:value="0.38812" calcext:value-type="float">
            <text:p>0.38812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188" calcext:value-type="float">
            <text:p>1.01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9448" calcext:value-type="float">
            <text:p>919448</text:p>
          </table:table-cell>
          <table:table-cell office:value-type="float" office:value="872108" calcext:value-type="float">
            <text:p>872108</text:p>
          </table:table-cell>
          <table:table-cell office:value-type="float" office:value="874" calcext:value-type="float">
            <text:p>874</text:p>
          </table:table-cell>
          <table:table-cell office:value-type="float" office:value="829" calcext:value-type="float">
            <text:p>829</text:p>
          </table:table-cell>
          <table:table-cell office:value-type="float" office:value="2.04487" calcext:value-type="float">
            <text:p>2.04487</text:p>
          </table:table-cell>
          <table:table-cell office:value-type="float" office:value="19.998795" calcext:value-type="float">
            <text:p>19.998795</text:p>
          </table:table-cell>
          <table:table-cell office:value-type="float" office:value="17.953925" calcext:value-type="float">
            <text:p>17.953925</text:p>
          </table:table-cell>
          <table:table-cell office:value-type="float" office:value="0.388598" calcext:value-type="float">
            <text:p>0.388598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988" calcext:value-type="float">
            <text:p>1.02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157" calcext:value-type="float">
            <text:p>1.03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3865" calcext:value-type="float">
            <text:p>2.033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832" calcext:value-type="float">
            <text:p>0.376832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9436" calcext:value-type="float">
            <text:p>939436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1.013313" calcext:value-type="float">
            <text:p>1.013313</text:p>
          </table:table-cell>
          <table:table-cell office:value-type="float" office:value="19.983818" calcext:value-type="float">
            <text:p>19.983818</text:p>
          </table:table-cell>
          <table:table-cell office:value-type="float" office:value="18.970506" calcext:value-type="float">
            <text:p>18.970506</text:p>
          </table:table-cell>
          <table:table-cell office:value-type="float" office:value="0.396167" calcext:value-type="float">
            <text:p>0.396167</text:p>
          </table:table-cell>
          <table:table-cell office:value-type="float" office:value="0.385024" calcext:value-type="float">
            <text:p>0.385024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9436" calcext:value-type="float">
            <text:p>939436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float" office:value="1.059453" calcext:value-type="float">
            <text:p>1.059453</text:p>
          </table:table-cell>
          <table:table-cell office:value-type="float" office:value="19.999242" calcext:value-type="float">
            <text:p>19.999242</text:p>
          </table:table-cell>
          <table:table-cell office:value-type="float" office:value="18.939789" calcext:value-type="float">
            <text:p>18.939789</text:p>
          </table:table-cell>
          <table:table-cell office:value-type="float" office:value="0.396809" calcext:value-type="float">
            <text:p>0.396809</text:p>
          </table:table-cell>
          <table:table-cell office:value-type="float" office:value="0.385024" calcext:value-type="float">
            <text:p>0.385024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807" calcext:value-type="float">
            <text:p>1.02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024" calcext:value-type="float">
            <text:p>0.385024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024" calcext:value-type="float">
            <text:p>0.385024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907" calcext:value-type="float">
            <text:p>1.042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024" calcext:value-type="float">
            <text:p>0.385024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476" calcext:value-type="float">
            <text:p>960476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1.016931" calcext:value-type="float">
            <text:p>1.016931</text:p>
          </table:table-cell>
          <table:table-cell office:value-type="float" office:value="20.005158" calcext:value-type="float">
            <text:p>20.005158</text:p>
          </table:table-cell>
          <table:table-cell office:value-type="float" office:value="18.988227" calcext:value-type="float">
            <text:p>18.988227</text:p>
          </table:table-cell>
          <table:table-cell office:value-type="float" office:value="0.404662" calcext:value-type="float">
            <text:p>0.404662</text:p>
          </table:table-cell>
          <table:table-cell office:value-type="float" office:value="0.393216" calcext:value-type="float">
            <text:p>0.393216</text:p>
          </table:table-cell>
          <table:table-cell office:value-type="float" office:value="0.72093" calcext:value-type="float">
            <text:p>0.7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9424" calcext:value-type="float">
            <text:p>959424</text:p>
          </table:table-cell>
          <table:table-cell office:value-type="float" office:value="947852" calcext:value-type="float">
            <text:p>947852</text:p>
          </table:table-cell>
          <table:table-cell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office:value-type="float" office:value="1.294493" calcext:value-type="float">
            <text:p>1.294493</text:p>
          </table:table-cell>
          <table:table-cell office:value-type="float" office:value="19.999695" calcext:value-type="float">
            <text:p>19.999695</text:p>
          </table:table-cell>
          <table:table-cell office:value-type="float" office:value="18.705202" calcext:value-type="float">
            <text:p>18.705202</text:p>
          </table:table-cell>
          <table:table-cell office:value-type="float" office:value="0.405385" calcext:value-type="float">
            <text:p>0.405385</text:p>
          </table:table-cell>
          <table:table-cell office:value-type="float" office:value="0.393216" calcext:value-type="float">
            <text:p>0.393216</text:p>
          </table:table-cell>
          <table:table-cell office:value-type="float" office:value="0.72093" calcext:value-type="float">
            <text:p>0.7209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247" calcext:value-type="float">
            <text:p>1.27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216" calcext:value-type="float">
            <text:p>0.393216</text:p>
          </table:table-cell>
          <table:table-cell office:value-type="float" office:value="0.72093" calcext:value-type="float">
            <text:p>0.7209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063" calcext:value-type="float">
            <text:p>1.26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216" calcext:value-type="float">
            <text:p>0.393216</text:p>
          </table:table-cell>
          <table:table-cell office:value-type="float" office:value="0.72093" calcext:value-type="float">
            <text:p>0.72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3648" calcext:value-type="float">
            <text:p>1.28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216" calcext:value-type="float">
            <text:p>0.393216</text:p>
          </table:table-cell>
          <table:table-cell office:value-type="float" office:value="0.72093" calcext:value-type="float">
            <text:p>0.7209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80464" calcext:value-type="float">
            <text:p>980464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1.013222" calcext:value-type="float">
            <text:p>1.013222</text:p>
          </table:table-cell>
          <table:table-cell office:value-type="float" office:value="20.006453" calcext:value-type="float">
            <text:p>20.006453</text:p>
          </table:table-cell>
          <table:table-cell office:value-type="float" office:value="18.993231" calcext:value-type="float">
            <text:p>18.993231</text:p>
          </table:table-cell>
          <table:table-cell office:value-type="float" office:value="0.412974" calcext:value-type="float">
            <text:p>0.412974</text:p>
          </table:table-cell>
          <table:table-cell office:value-type="float" office:value="0.401408" calcext:value-type="float">
            <text:p>0.401408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79412" calcext:value-type="float">
            <text:p>979412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1.056221" calcext:value-type="float">
            <text:p>1.056221</text:p>
          </table:table-cell>
          <table:table-cell office:value-type="float" office:value="20.00012" calcext:value-type="float">
            <text:p>20.00012</text:p>
          </table:table-cell>
          <table:table-cell office:value-type="float" office:value="18.9439" calcext:value-type="float">
            <text:p>18.9439</text:p>
          </table:table-cell>
          <table:table-cell office:value-type="float" office:value="0.413605" calcext:value-type="float">
            <text:p>0.413605</text:p>
          </table:table-cell>
          <table:table-cell office:value-type="float" office:value="0.401408" calcext:value-type="float">
            <text:p>0.401408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94" calcext:value-type="float">
            <text:p>1.01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408" calcext:value-type="float">
            <text:p>0.401408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71" calcext:value-type="float">
            <text:p>1.015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408" calcext:value-type="float">
            <text:p>0.4014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15" calcext:value-type="float">
            <text:p>1.03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408" calcext:value-type="float">
            <text:p>0.401408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99400" calcext:value-type="float">
            <text:p>9994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9.986182" calcext:value-type="float">
            <text:p>19.986182</text:p>
          </table:table-cell>
          <table:table-cell office:value-type="float" office:value="18.97796" calcext:value-type="float">
            <text:p>18.97796</text:p>
          </table:table-cell>
          <table:table-cell office:value-type="float" office:value="0.421289" calcext:value-type="float">
            <text:p>0.42128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925581" calcext:value-type="float">
            <text:p>0.9255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400" calcext:value-type="float">
            <text:p>999400</text:p>
          </table:table-cell>
          <table:table-cell office:value-type="float" office:value="986776" calcext:value-type="float">
            <text:p>986776</text:p>
          </table:table-cell>
          <table:table-cell office:value-type="float" office:value="950" calcext:value-type="float">
            <text:p>950</text:p>
          </table:table-cell>
          <table:table-cell office:value-type="float" office:value="938" calcext:value-type="float">
            <text:p>938</text:p>
          </table:table-cell>
          <table:table-cell office:value-type="float" office:value="1.307458" calcext:value-type="float">
            <text:p>1.307458</text:p>
          </table:table-cell>
          <table:table-cell office:value-type="float" office:value="20.000526" calcext:value-type="float">
            <text:p>20.000526</text:p>
          </table:table-cell>
          <table:table-cell office:value-type="float" office:value="18.693068" calcext:value-type="float">
            <text:p>18.693068</text:p>
          </table:table-cell>
          <table:table-cell office:value-type="float" office:value="0.422307" calcext:value-type="float">
            <text:p>0.422307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925581" calcext:value-type="float">
            <text:p>0.92558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62" calcext:value-type="float">
            <text:p>1.2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925581" calcext:value-type="float">
            <text:p>0.92558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074" calcext:value-type="float">
            <text:p>1.26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925581" calcext:value-type="float">
            <text:p>0.9255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999" calcext:value-type="float">
            <text:p>1.2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925581" calcext:value-type="float">
            <text:p>0.92558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20440" calcext:value-type="float">
            <text:p>102044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1.010413" calcext:value-type="float">
            <text:p>1.010413</text:p>
          </table:table-cell>
          <table:table-cell office:value-type="float" office:value="20.006639" calcext:value-type="float">
            <text:p>20.006639</text:p>
          </table:table-cell>
          <table:table-cell office:value-type="float" office:value="18.996227" calcext:value-type="float">
            <text:p>18.996227</text:p>
          </table:table-cell>
          <table:table-cell office:value-type="float" office:value="0.429744" calcext:value-type="float">
            <text:p>0.429744</text:p>
          </table:table-cell>
          <table:table-cell office:value-type="float" office:value="0.417792" calcext:value-type="float">
            <text:p>0.417792</text:p>
          </table:table-cell>
          <table:table-cell office:value-type="float" office:value="0.823256" calcext:value-type="float">
            <text:p>0.823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19388" calcext:value-type="float">
            <text:p>1019388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float" office:value="1.061884" calcext:value-type="float">
            <text:p>1.061884</text:p>
          </table:table-cell>
          <table:table-cell office:value-type="float" office:value="20.000917" calcext:value-type="float">
            <text:p>20.000917</text:p>
          </table:table-cell>
          <table:table-cell office:value-type="float" office:value="18.939033" calcext:value-type="float">
            <text:p>18.939033</text:p>
          </table:table-cell>
          <table:table-cell office:value-type="float" office:value="0.430598" calcext:value-type="float">
            <text:p>0.430598</text:p>
          </table:table-cell>
          <table:table-cell office:value-type="float" office:value="0.417792" calcext:value-type="float">
            <text:p>0.417792</text:p>
          </table:table-cell>
          <table:table-cell office:value-type="float" office:value="0.823256" calcext:value-type="float">
            <text:p>0.8232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567" calcext:value-type="float">
            <text:p>1.028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792" calcext:value-type="float">
            <text:p>0.417792</text:p>
          </table:table-cell>
          <table:table-cell office:value-type="float" office:value="0.823256" calcext:value-type="float">
            <text:p>0.82325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792" calcext:value-type="float">
            <text:p>0.417792</text:p>
          </table:table-cell>
          <table:table-cell office:value-type="float" office:value="0.823256" calcext:value-type="float">
            <text:p>0.8232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46" calcext:value-type="float">
            <text:p>1.036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792" calcext:value-type="float">
            <text:p>0.417792</text:p>
          </table:table-cell>
          <table:table-cell office:value-type="float" office:value="0.823256" calcext:value-type="float">
            <text:p>0.8232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0428" calcext:value-type="float">
            <text:p>1040428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1.014382" calcext:value-type="float">
            <text:p>1.014382</text:p>
          </table:table-cell>
          <table:table-cell office:value-type="float" office:value="20.007013" calcext:value-type="float">
            <text:p>20.007013</text:p>
          </table:table-cell>
          <table:table-cell office:value-type="float" office:value="18.992631" calcext:value-type="float">
            <text:p>18.992631</text:p>
          </table:table-cell>
          <table:table-cell office:value-type="float" office:value="0.438245" calcext:value-type="float">
            <text:p>0.438245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39376" calcext:value-type="float">
            <text:p>1039376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20.00129" calcext:value-type="float">
            <text:p>20.00129</text:p>
          </table:table-cell>
          <table:table-cell office:value-type="float" office:value="18.942056" calcext:value-type="float">
            <text:p>18.942056</text:p>
          </table:table-cell>
          <table:table-cell office:value-type="float" office:value="0.438971" calcext:value-type="float">
            <text:p>0.438971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328" calcext:value-type="float">
            <text:p>1.028328</text:p>
          </table:table-cell>
          <table:table-cell office:value-type="float" office:value="14.0393" calcext:value-type="float">
            <text:p>14.0393</text:p>
          </table:table-cell>
          <table:table-cell office:value-type="float" office:value="13.010972" calcext:value-type="float">
            <text:p>13.01097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9062" calcext:value-type="float">
            <text:p>1.019062</text:p>
          </table:table-cell>
          <table:table-cell office:value-type="float" office:value="14.040947" calcext:value-type="float">
            <text:p>14.040947</text:p>
          </table:table-cell>
          <table:table-cell office:value-type="float" office:value="13.021885" calcext:value-type="float">
            <text:p>13.021885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8249" calcext:value-type="float">
            <text:p>1.048249</text:p>
          </table:table-cell>
          <table:table-cell office:value-type="float" office:value="14.042301" calcext:value-type="float">
            <text:p>14.042301</text:p>
          </table:table-cell>
          <table:table-cell office:value-type="float" office:value="12.994052" calcext:value-type="float">
            <text:p>12.99405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9364" calcext:value-type="float">
            <text:p>1059364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.016413" calcext:value-type="float">
            <text:p>1.016413</text:p>
          </table:table-cell>
          <table:table-cell office:value-type="float" office:value="19.988287" calcext:value-type="float">
            <text:p>19.988287</text:p>
          </table:table-cell>
          <table:table-cell office:value-type="float" office:value="18.971875" calcext:value-type="float">
            <text:p>18.971875</text:p>
          </table:table-cell>
          <table:table-cell office:value-type="float" office:value="0.446709" calcext:value-type="float">
            <text:p>0.446709</text:p>
          </table:table-cell>
          <table:table-cell office:value-type="float" office:value="0.434176" calcext:value-type="float">
            <text:p>0.434176</text:p>
          </table:table-cell>
          <table:table-cell office:value-type="float" office:value="0.832558" calcext:value-type="float">
            <text:p>0.8325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9364" calcext:value-type="float">
            <text:p>1059364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.059991" calcext:value-type="float">
            <text:p>1.059991</text:p>
          </table:table-cell>
          <table:table-cell office:value-type="float" office:value="20.001651" calcext:value-type="float">
            <text:p>20.001651</text:p>
          </table:table-cell>
          <table:table-cell office:value-type="float" office:value="18.94166" calcext:value-type="float">
            <text:p>18.94166</text:p>
          </table:table-cell>
          <table:table-cell office:value-type="float" office:value="0.447422" calcext:value-type="float">
            <text:p>0.447422</text:p>
          </table:table-cell>
          <table:table-cell office:value-type="float" office:value="0.434176" calcext:value-type="float">
            <text:p>0.434176</text:p>
          </table:table-cell>
          <table:table-cell office:value-type="float" office:value="0.832558" calcext:value-type="float">
            <text:p>0.83255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85" calcext:value-type="float">
            <text:p>1.036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176" calcext:value-type="float">
            <text:p>0.434176</text:p>
          </table:table-cell>
          <table:table-cell office:value-type="float" office:value="0.832558" calcext:value-type="float">
            <text:p>0.83255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622" calcext:value-type="float">
            <text:p>1.02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176" calcext:value-type="float">
            <text:p>0.434176</text:p>
          </table:table-cell>
          <table:table-cell office:value-type="float" office:value="0.832558" calcext:value-type="float">
            <text:p>0.8325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927" calcext:value-type="float">
            <text:p>1.048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176" calcext:value-type="float">
            <text:p>0.434176</text:p>
          </table:table-cell>
          <table:table-cell office:value-type="float" office:value="0.832558" calcext:value-type="float">
            <text:p>0.83255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79352" calcext:value-type="float">
            <text:p>107935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.007293" calcext:value-type="float">
            <text:p>1.007293</text:p>
          </table:table-cell>
          <table:table-cell office:value-type="float" office:value="19.989211" calcext:value-type="float">
            <text:p>19.989211</text:p>
          </table:table-cell>
          <table:table-cell office:value-type="float" office:value="18.981918" calcext:value-type="float">
            <text:p>18.981918</text:p>
          </table:table-cell>
          <table:table-cell office:value-type="float" office:value="0.454897" calcext:value-type="float">
            <text:p>0.454897</text:p>
          </table:table-cell>
          <table:table-cell office:value-type="float" office:value="0.442368" calcext:value-type="float">
            <text:p>0.44236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79352" calcext:value-type="float">
            <text:p>107935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.067899" calcext:value-type="float">
            <text:p>1.067899</text:p>
          </table:table-cell>
          <table:table-cell office:value-type="float" office:value="20.002015" calcext:value-type="float">
            <text:p>20.002015</text:p>
          </table:table-cell>
          <table:table-cell office:value-type="float" office:value="18.934115" calcext:value-type="float">
            <text:p>18.934115</text:p>
          </table:table-cell>
          <table:table-cell office:value-type="float" office:value="0.456045" calcext:value-type="float">
            <text:p>0.456045</text:p>
          </table:table-cell>
          <table:table-cell office:value-type="float" office:value="0.442368" calcext:value-type="float">
            <text:p>0.44236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67" calcext:value-type="float">
            <text:p>1.02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368" calcext:value-type="float">
            <text:p>0.44236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61" calcext:value-type="float">
            <text:p>1.018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368" calcext:value-type="float">
            <text:p>0.44236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437" calcext:value-type="float">
            <text:p>1.04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368" calcext:value-type="float">
            <text:p>0.44236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0392" calcext:value-type="float">
            <text:p>1100392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1.015273" calcext:value-type="float">
            <text:p>1.015273</text:p>
          </table:table-cell>
          <table:table-cell office:value-type="float" office:value="20.00783" calcext:value-type="float">
            <text:p>20.00783</text:p>
          </table:table-cell>
          <table:table-cell office:value-type="float" office:value="18.992557" calcext:value-type="float">
            <text:p>18.992557</text:p>
          </table:table-cell>
          <table:table-cell office:value-type="float" office:value="0.463505" calcext:value-type="float">
            <text:p>0.463505</text:p>
          </table:table-cell>
          <table:table-cell office:value-type="float" office:value="0.45056" calcext:value-type="float">
            <text:p>0.45056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99340" calcext:value-type="float">
            <text:p>1099340</text:p>
          </table:table-cell>
          <table:table-cell table:number-columns-repeated="2" office:value-type="float" office:value="1045" calcext:value-type="float">
            <text:p>1045</text:p>
          </table:table-cell>
          <table:table-cell office:value-type="float" office:value="1.068427" calcext:value-type="float">
            <text:p>1.068427</text:p>
          </table:table-cell>
          <table:table-cell office:value-type="float" office:value="20.002347" calcext:value-type="float">
            <text:p>20.002347</text:p>
          </table:table-cell>
          <table:table-cell office:value-type="float" office:value="18.933919" calcext:value-type="float">
            <text:p>18.933919</text:p>
          </table:table-cell>
          <table:table-cell office:value-type="float" office:value="0.464495" calcext:value-type="float">
            <text:p>0.464495</text:p>
          </table:table-cell>
          <table:table-cell office:value-type="float" office:value="0.45056" calcext:value-type="float">
            <text:p>0.45056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67" calcext:value-type="float">
            <text:p>1.02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6" calcext:value-type="float">
            <text:p>0.45056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01" calcext:value-type="float">
            <text:p>1.01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6" calcext:value-type="float">
            <text:p>0.45056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66" calcext:value-type="float">
            <text:p>1.03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6" calcext:value-type="float">
            <text:p>0.45056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19328" calcext:value-type="float">
            <text:p>1119328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1.013302" calcext:value-type="float">
            <text:p>1.013302</text:p>
          </table:table-cell>
          <table:table-cell office:value-type="float" office:value="19.990538" calcext:value-type="float">
            <text:p>19.990538</text:p>
          </table:table-cell>
          <table:table-cell office:value-type="float" office:value="18.977236" calcext:value-type="float">
            <text:p>18.977236</text:p>
          </table:table-cell>
          <table:table-cell office:value-type="float" office:value="0.471861" calcext:value-type="float">
            <text:p>0.471861</text:p>
          </table:table-cell>
          <table:table-cell office:value-type="float" office:value="0.458752" calcext:value-type="float">
            <text:p>0.458752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19328" calcext:value-type="float">
            <text:p>1119328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1.065235" calcext:value-type="float">
            <text:p>1.065235</text:p>
          </table:table-cell>
          <table:table-cell office:value-type="float" office:value="20.002662" calcext:value-type="float">
            <text:p>20.002662</text:p>
          </table:table-cell>
          <table:table-cell office:value-type="float" office:value="18.937426" calcext:value-type="float">
            <text:p>18.937426</text:p>
          </table:table-cell>
          <table:table-cell office:value-type="float" office:value="0.472853" calcext:value-type="float">
            <text:p>0.472853</text:p>
          </table:table-cell>
          <table:table-cell office:value-type="float" office:value="0.458752" calcext:value-type="float">
            <text:p>0.458752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8297" calcext:value-type="float">
            <text:p>1.028297</text:p>
          </table:table-cell>
          <table:table-cell office:value-type="float" office:value="17.421616" calcext:value-type="float">
            <text:p>17.421616</text:p>
          </table:table-cell>
          <table:table-cell office:value-type="float" office:value="16.393318" calcext:value-type="float">
            <text:p>16.393318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458752" calcext:value-type="float">
            <text:p>0.458752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7062" calcext:value-type="float">
            <text:p>1.017062</text:p>
          </table:table-cell>
          <table:table-cell office:value-type="float" office:value="17.024155" calcext:value-type="float">
            <text:p>17.024155</text:p>
          </table:table-cell>
          <table:table-cell office:value-type="float" office:value="16.007093" calcext:value-type="float">
            <text:p>16.007093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458752" calcext:value-type="float">
            <text:p>0.458752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5056" calcext:value-type="float">
            <text:p>1.035056</text:p>
          </table:table-cell>
          <table:table-cell office:value-type="float" office:value="17.428512" calcext:value-type="float">
            <text:p>17.428512</text:p>
          </table:table-cell>
          <table:table-cell office:value-type="float" office:value="16.393456" calcext:value-type="float">
            <text:p>16.393456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458752" calcext:value-type="float">
            <text:p>0.458752</text:p>
          </table:table-cell>
          <table:table-cell office:value-type="float" office:value="0.92093" calcext:value-type="float">
            <text:p>0.920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39316" calcext:value-type="float">
            <text:p>1139316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.012433" calcext:value-type="float">
            <text:p>1.012433</text:p>
          </table:table-cell>
          <table:table-cell office:value-type="float" office:value="19.99117" calcext:value-type="float">
            <text:p>19.99117</text:p>
          </table:table-cell>
          <table:table-cell office:value-type="float" office:value="18.978738" calcext:value-type="float">
            <text:p>18.978738</text:p>
          </table:table-cell>
          <table:table-cell office:value-type="float" office:value="0.480249" calcext:value-type="float">
            <text:p>0.480249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39316" calcext:value-type="float">
            <text:p>1139316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.056043" calcext:value-type="float">
            <text:p>1.056043</text:p>
          </table:table-cell>
          <table:table-cell office:value-type="float" office:value="20.002974" calcext:value-type="float">
            <text:p>20.002974</text:p>
          </table:table-cell>
          <table:table-cell office:value-type="float" office:value="18.946931" calcext:value-type="float">
            <text:p>18.946931</text:p>
          </table:table-cell>
          <table:table-cell office:value-type="float" office:value="0.481056" calcext:value-type="float">
            <text:p>0.481056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217" calcext:value-type="float">
            <text:p>1.027217</text:p>
          </table:table-cell>
          <table:table-cell office:value-type="float" office:value="15.030754" calcext:value-type="float">
            <text:p>15.030754</text:p>
          </table:table-cell>
          <table:table-cell office:value-type="float" office:value="14.003537" calcext:value-type="float">
            <text:p>14.003537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941" calcext:value-type="float">
            <text:p>1.014941</text:p>
          </table:table-cell>
          <table:table-cell office:value-type="float" office:value="15.033634" calcext:value-type="float">
            <text:p>15.033634</text:p>
          </table:table-cell>
          <table:table-cell office:value-type="float" office:value="14.018693" calcext:value-type="float">
            <text:p>14.018693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4939" calcext:value-type="float">
            <text:p>1.044939</text:p>
          </table:table-cell>
          <table:table-cell office:value-type="float" office:value="15.032168" calcext:value-type="float">
            <text:p>15.032168</text:p>
          </table:table-cell>
          <table:table-cell office:value-type="float" office:value="13.987229" calcext:value-type="float">
            <text:p>13.98722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60356" calcext:value-type="float">
            <text:p>1160356</text:p>
          </table:table-cell>
          <table:table-cell table:number-columns-repeated="2" office:value-type="float" office:value="1103" calcext:value-type="float">
            <text:p>1103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20.008798" calcext:value-type="float">
            <text:p>20.008798</text:p>
          </table:table-cell>
          <table:table-cell office:value-type="float" office:value="18.998365" calcext:value-type="float">
            <text:p>18.998365</text:p>
          </table:table-cell>
          <table:table-cell office:value-type="float" office:value="0.488613" calcext:value-type="float">
            <text:p>0.488613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1.325581" calcext:value-type="float">
            <text:p>1.3255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9304" calcext:value-type="float">
            <text:p>1159304</text:p>
          </table:table-cell>
          <table:table-cell table:number-columns-repeated="2" office:value-type="float" office:value="1102" calcext:value-type="float">
            <text:p>1102</text:p>
          </table:table-cell>
          <table:table-cell office:value-type="float" office:value="1.067781" calcext:value-type="float">
            <text:p>1.067781</text:p>
          </table:table-cell>
          <table:table-cell office:value-type="float" office:value="20.003275" calcext:value-type="float">
            <text:p>20.003275</text:p>
          </table:table-cell>
          <table:table-cell office:value-type="float" office:value="18.935494" calcext:value-type="float">
            <text:p>18.935494</text:p>
          </table:table-cell>
          <table:table-cell office:value-type="float" office:value="0.489791" calcext:value-type="float">
            <text:p>0.489791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1.325581" calcext:value-type="float">
            <text:p>1.32558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207" calcext:value-type="float">
            <text:p>1.033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1.325581" calcext:value-type="float">
            <text:p>1.3255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04" calcext:value-type="float">
            <text:p>1.02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1.325581" calcext:value-type="float">
            <text:p>1.3255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166" calcext:value-type="float">
            <text:p>1.048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1.325581" calcext:value-type="float">
            <text:p>1.32558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79292" calcext:value-type="float">
            <text:p>1179292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.011213" calcext:value-type="float">
            <text:p>1.011213</text:p>
          </table:table-cell>
          <table:table-cell office:value-type="float" office:value="19.992136" calcext:value-type="float">
            <text:p>19.992136</text:p>
          </table:table-cell>
          <table:table-cell office:value-type="float" office:value="18.980924" calcext:value-type="float">
            <text:p>18.980924</text:p>
          </table:table-cell>
          <table:table-cell office:value-type="float" office:value="0.497043" calcext:value-type="float">
            <text:p>0.497043</text:p>
          </table:table-cell>
          <table:table-cell office:value-type="float" office:value="0.483328" calcext:value-type="float">
            <text:p>0.483328</text:p>
          </table:table-cell>
          <table:table-cell office:value-type="float" office:value="1.306977" calcext:value-type="float">
            <text:p>1.306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79292" calcext:value-type="float">
            <text:p>1179292</text:p>
          </table:table-cell>
          <table:table-cell table:number-columns-repeated="2" office:value-type="float" office:value="1121" calcext:value-type="float">
            <text:p>1121</text:p>
          </table:table-cell>
          <table:table-cell office:value-type="float" office:value="1.065754" calcext:value-type="float">
            <text:p>1.065754</text:p>
          </table:table-cell>
          <table:table-cell office:value-type="float" office:value="20.00358" calcext:value-type="float">
            <text:p>20.00358</text:p>
          </table:table-cell>
          <table:table-cell office:value-type="float" office:value="18.937826" calcext:value-type="float">
            <text:p>18.937826</text:p>
          </table:table-cell>
          <table:table-cell office:value-type="float" office:value="0.498174" calcext:value-type="float">
            <text:p>0.498174</text:p>
          </table:table-cell>
          <table:table-cell office:value-type="float" office:value="0.483328" calcext:value-type="float">
            <text:p>0.483328</text:p>
          </table:table-cell>
          <table:table-cell office:value-type="float" office:value="1.306977" calcext:value-type="float">
            <text:p>1.30697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67" calcext:value-type="float">
            <text:p>1.02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328" calcext:value-type="float">
            <text:p>0.483328</text:p>
          </table:table-cell>
          <table:table-cell office:value-type="float" office:value="1.306977" calcext:value-type="float">
            <text:p>1.30697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328" calcext:value-type="float">
            <text:p>0.483328</text:p>
          </table:table-cell>
          <table:table-cell office:value-type="float" office:value="1.306977" calcext:value-type="float">
            <text:p>1.306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669" calcext:value-type="float">
            <text:p>1.045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328" calcext:value-type="float">
            <text:p>0.483328</text:p>
          </table:table-cell>
          <table:table-cell office:value-type="float" office:value="1.306977" calcext:value-type="float">
            <text:p>1.306977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0" calcext:value-type="float">
            <text:p>1199280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19.993078" calcext:value-type="float">
            <text:p>19.993078</text:p>
          </table:table-cell>
          <table:table-cell office:value-type="float" office:value="18.984777" calcext:value-type="float">
            <text:p>18.984777</text:p>
          </table:table-cell>
          <table:table-cell office:value-type="float" office:value="0.505365" calcext:value-type="float">
            <text:p>0.505365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2.023256" calcext:value-type="float">
            <text:p>2.023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99280" calcext:value-type="float">
            <text:p>1199280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.053573" calcext:value-type="float">
            <text:p>1.053573</text:p>
          </table:table-cell>
          <table:table-cell office:value-type="float" office:value="20.009745" calcext:value-type="float">
            <text:p>20.009745</text:p>
          </table:table-cell>
          <table:table-cell office:value-type="float" office:value="18.956172" calcext:value-type="float">
            <text:p>18.956172</text:p>
          </table:table-cell>
          <table:table-cell office:value-type="float" office:value="0.506128" calcext:value-type="float">
            <text:p>0.506128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2.023256" calcext:value-type="float">
            <text:p>2.023256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93" calcext:value-type="float">
            <text:p>1.016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2.023256" calcext:value-type="float">
            <text:p>2.02325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7" calcext:value-type="float">
            <text:p>1.0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2.023256" calcext:value-type="float">
            <text:p>2.0232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535" calcext:value-type="float">
            <text:p>1.02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2.023256" calcext:value-type="float">
            <text:p>2.02325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9268" calcext:value-type="float">
            <text:p>1219268</text:p>
          </table:table-cell>
          <table:table-cell office:value-type="float" office:value="1175084" calcext:value-type="float">
            <text:p>1175084</text:p>
          </table:table-cell>
          <table:table-cell office:value-type="float" office:value="1159" calcext:value-type="float">
            <text:p>1159</text:p>
          </table:table-cell>
          <table:table-cell office:value-type="float" office:value="1117" calcext:value-type="float">
            <text:p>1117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20.025616" calcext:value-type="float">
            <text:p>20.025616</text:p>
          </table:table-cell>
          <table:table-cell office:value-type="float" office:value="19.018255" calcext:value-type="float">
            <text:p>19.018255</text:p>
          </table:table-cell>
          <table:table-cell office:value-type="float" office:value="0.494297" calcext:value-type="float">
            <text:p>0.494297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9268" calcext:value-type="float">
            <text:p>1219268</text:p>
          </table:table-cell>
          <table:table-cell office:value-type="float" office:value="1135108" calcext:value-type="float">
            <text:p>1135108</text:p>
          </table:table-cell>
          <table:table-cell office:value-type="float" office:value="1159" calcext:value-type="float">
            <text:p>1159</text:p>
          </table:table-cell>
          <table:table-cell office:value-type="float" office:value="1079" calcext:value-type="float">
            <text:p>1079</text:p>
          </table:table-cell>
          <table:table-cell office:value-type="float" office:value="1.074818" calcext:value-type="float">
            <text:p>1.074818</text:p>
          </table:table-cell>
          <table:table-cell office:value-type="float" office:value="20.404785" calcext:value-type="float">
            <text:p>20.404785</text:p>
          </table:table-cell>
          <table:table-cell office:value-type="float" office:value="19.329967" calcext:value-type="float">
            <text:p>19.329967</text:p>
          </table:table-cell>
          <table:table-cell office:value-type="float" office:value="0.469782" calcext:value-type="float">
            <text:p>0.469782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6" calcext:value-type="float">
            <text:p>1016</text:p>
          </table:table-cell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.033236" calcext:value-type="float">
            <text:p>1.033236</text:p>
          </table:table-cell>
          <table:table-cell office:value-type="float" office:value="19.943313" calcext:value-type="float">
            <text:p>19.943313</text:p>
          </table:table-cell>
          <table:table-cell office:value-type="float" office:value="18.910077" calcext:value-type="float">
            <text:p>18.910077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240" calcext:value-type="float">
            <text:p>24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0" calcext:value-type="float">
            <text:p>28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24093" calcext:value-type="float">
            <text:p>1.024093</text:p>
          </table:table-cell>
          <table:table-cell office:value-type="float" office:value="19.941867" calcext:value-type="float">
            <text:p>19.941867</text:p>
          </table:table-cell>
          <table:table-cell office:value-type="float" office:value="18.917774" calcext:value-type="float">
            <text:p>18.917774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45417" calcext:value-type="float">
            <text:p>1.045417</text:p>
          </table:table-cell>
          <table:table-cell office:value-type="float" office:value="20.353627" calcext:value-type="float">
            <text:p>20.353627</text:p>
          </table:table-cell>
          <table:table-cell office:value-type="float" office:value="19.30821" calcext:value-type="float">
            <text:p>19.308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520445" calcext:value-type="float">
            <text:p>15.520445</text:p>
          </table:table-cell>
          <table:table-cell office:value-type="float" office:value="18.740095" calcext:value-type="float">
            <text:p>18.740095</text:p>
          </table:table-cell>
          <table:table-cell office:value-type="float" office:value="3.21965" calcext:value-type="float">
            <text:p>3.21965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32.669767" calcext:value-type="float">
            <text:p>32.669767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1074092" calcext:value-type="float">
            <text:p>1074092</text:p>
          </table:table-cell>
          <table:table-cell office:value-type="float" office:value="1179" calcext:value-type="float">
            <text:p>1179</text:p>
          </table:table-cell>
          <table:table-cell office:value-type="float" office:value="1021" calcext:value-type="float">
            <text:p>1021</text:p>
          </table:table-cell>
          <table:table-cell office:value-type="float" office:value="1.011261" calcext:value-type="float">
            <text:p>1.011261</text:p>
          </table:table-cell>
          <table:table-cell office:value-type="float" office:value="20.118566" calcext:value-type="float">
            <text:p>20.118566</text:p>
          </table:table-cell>
          <table:table-cell office:value-type="float" office:value="19.107305" calcext:value-type="float">
            <text:p>19.107305</text:p>
          </table:table-cell>
          <table:table-cell office:value-type="float" office:value="0.449709" calcext:value-type="float">
            <text:p>0.449709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" calcext:value-type="float">
            <text:p>1239256</text:p>
          </table:table-cell>
          <table:table-cell office:value-type="float" office:value="861588" calcext:value-type="float">
            <text:p>861588</text:p>
          </table:table-cell>
          <table:table-cell office:value-type="float" office:value="1178" calcext:value-type="float">
            <text:p>1178</text:p>
          </table:table-cell>
          <table:table-cell office:value-type="float" office:value="819" calcext:value-type="float">
            <text:p>819</text:p>
          </table:table-cell>
          <table:table-cell office:value-type="float" office:value="1.072881" calcext:value-type="float">
            <text:p>1.072881</text:p>
          </table:table-cell>
          <table:table-cell office:value-type="float" office:value="20.076503" calcext:value-type="float">
            <text:p>20.076503</text:p>
          </table:table-cell>
          <table:table-cell office:value-type="float" office:value="19.003621" calcext:value-type="float">
            <text:p>19.003621</text:p>
          </table:table-cell>
          <table:table-cell office:value-type="float" office:value="0.362705" calcext:value-type="float">
            <text:p>0.362705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461" calcext:value-type="float">
            <text:p>46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48" calcext:value-type="float">
            <text:p>5648</text:p>
          </table:table-cell>
          <table:table-cell office:value-type="float" office:value="5368" calcext:value-type="float">
            <text:p>5368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.041489" calcext:value-type="float">
            <text:p>1.041489</text:p>
          </table:table-cell>
          <table:table-cell office:value-type="float" office:value="20.121578" calcext:value-type="float">
            <text:p>20.121578</text:p>
          </table:table-cell>
          <table:table-cell office:value-type="float" office:value="19.080089" calcext:value-type="float">
            <text:p>19.080089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23633" calcext:value-type="float">
            <text:p>1.023633</text:p>
          </table:table-cell>
          <table:table-cell office:value-type="float" office:value="18.40369" calcext:value-type="float">
            <text:p>18.40369</text:p>
          </table:table-cell>
          <table:table-cell office:value-type="float" office:value="17.380058" calcext:value-type="float">
            <text:p>17.38005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53487" calcext:value-type="float">
            <text:p>1.053487</text:p>
          </table:table-cell>
          <table:table-cell office:value-type="float" office:value="18.652906" calcext:value-type="float">
            <text:p>18.652906</text:p>
          </table:table-cell>
          <table:table-cell office:value-type="float" office:value="17.599418" calcext:value-type="float">
            <text:p>17.5994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.657267" calcext:value-type="float">
            <text:p>10.657267</text:p>
          </table:table-cell>
          <table:table-cell office:value-type="float" office:value="17.725594" calcext:value-type="float">
            <text:p>17.725594</text:p>
          </table:table-cell>
          <table:table-cell office:value-type="float" office:value="7.068327" calcext:value-type="float">
            <text:p>7.068327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47.311628" calcext:value-type="float">
            <text:p>47.31162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853172" calcext:value-type="float">
            <text:p>853172</text:p>
          </table:table-cell>
          <table:table-cell office:value-type="float" office:value="1197" calcext:value-type="float">
            <text:p>1197</text:p>
          </table:table-cell>
          <table:table-cell office:value-type="float" office:value="811" calcext:value-type="float">
            <text:p>811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8.715286" calcext:value-type="float">
            <text:p>18.715286</text:p>
          </table:table-cell>
          <table:table-cell office:value-type="float" office:value="17.701013" calcext:value-type="float">
            <text:p>17.701013</text:p>
          </table:table-cell>
          <table:table-cell office:value-type="float" office:value="0.385592" calcext:value-type="float">
            <text:p>0.385592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560716" calcext:value-type="float">
            <text:p>560716</text:p>
          </table:table-cell>
          <table:table-cell office:value-type="float" office:value="1197" calcext:value-type="float">
            <text:p>1197</text:p>
          </table:table-cell>
          <table:table-cell office:value-type="float" office:value="533" calcext:value-type="float">
            <text:p>533</text:p>
          </table:table-cell>
          <table:table-cell office:value-type="float" office:value="1.068687" calcext:value-type="float">
            <text:p>1.068687</text:p>
          </table:table-cell>
          <table:table-cell office:value-type="float" office:value="18.571796" calcext:value-type="float">
            <text:p>18.571796</text:p>
          </table:table-cell>
          <table:table-cell office:value-type="float" office:value="17.503109" calcext:value-type="float">
            <text:p>17.503109</text:p>
          </table:table-cell>
          <table:table-cell office:value-type="float" office:value="0.256282" calcext:value-type="float">
            <text:p>0.256282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699" calcext:value-type="float">
            <text:p>699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08" calcext:value-type="float">
            <text:p>6608</text:p>
          </table:table-cell>
          <table:table-cell office:value-type="float" office:value="4440" calcext:value-type="float">
            <text:p>4440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1.031649" calcext:value-type="float">
            <text:p>1.031649</text:p>
          </table:table-cell>
          <table:table-cell office:value-type="float" office:value="18.722322" calcext:value-type="float">
            <text:p>18.722322</text:p>
          </table:table-cell>
          <table:table-cell office:value-type="float" office:value="17.690673" calcext:value-type="float">
            <text:p>17.690673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4" calcext:value-type="float">
            <text:p>664</text:p>
          </table:table-cell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024535" calcext:value-type="float">
            <text:p>1.024535</text:p>
          </table:table-cell>
          <table:table-cell office:value-type="float" office:value="16.989825" calcext:value-type="float">
            <text:p>16.989825</text:p>
          </table:table-cell>
          <table:table-cell office:value-type="float" office:value="15.96529" calcext:value-type="float">
            <text:p>15.96529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262" calcext:value-type="float">
            <text:p>26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4373" calcext:value-type="float">
            <text:p>1.04373</text:p>
          </table:table-cell>
          <table:table-cell office:value-type="float" office:value="18.770806" calcext:value-type="float">
            <text:p>18.770806</text:p>
          </table:table-cell>
          <table:table-cell office:value-type="float" office:value="17.727076" calcext:value-type="float">
            <text:p>17.72707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496" calcext:value-type="float">
            <text:p>2496</text:p>
          </table:table-cell>
          <table:table-cell office:value-type="float" office:value="2448" calcext:value-type="float">
            <text:p>244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.685378" calcext:value-type="float">
            <text:p>5.685378</text:p>
          </table:table-cell>
          <table:table-cell office:value-type="float" office:value="18.723728" calcext:value-type="float">
            <text:p>18.723728</text:p>
          </table:table-cell>
          <table:table-cell office:value-type="float" office:value="13.03835" calcext:value-type="float">
            <text:p>13.03835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516096" calcext:value-type="float">
            <text:p>0.516096</text:p>
          </table:table-cell>
          <table:table-cell office:value-type="float" office:value="66.786047" calcext:value-type="float">
            <text:p>66.786047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1038324" calcext:value-type="float">
            <text:p>1038324</text:p>
          </table:table-cell>
          <table:table-cell office:value-type="float" office:value="1216" calcext:value-type="float">
            <text:p>1216</text:p>
          </table:table-cell>
          <table:table-cell office:value-type="float" office:value="987" calcext:value-type="float">
            <text:p>987</text:p>
          </table:table-cell>
          <table:table-cell office:value-type="float" office:value="1.011222" calcext:value-type="float">
            <text:p>1.011222</text:p>
          </table:table-cell>
          <table:table-cell office:value-type="float" office:value="20.081182" calcext:value-type="float">
            <text:p>20.081182</text:p>
          </table:table-cell>
          <table:table-cell office:value-type="float" office:value="19.06996" calcext:value-type="float">
            <text:p>19.06996</text:p>
          </table:table-cell>
          <table:table-cell office:value-type="float" office:value="0.435585" calcext:value-type="float">
            <text:p>0.435585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669072" calcext:value-type="float">
            <text:p>669072</text:p>
          </table:table-cell>
          <table:table-cell office:value-type="float" office:value="1216" calcext:value-type="float">
            <text:p>1216</text:p>
          </table:table-cell>
          <table:table-cell office:value-type="float" office:value="636" calcext:value-type="float">
            <text:p>636</text:p>
          </table:table-cell>
          <table:table-cell office:value-type="float" office:value="1.069119" calcext:value-type="float">
            <text:p>1.069119</text:p>
          </table:table-cell>
          <table:table-cell office:value-type="float" office:value="20.501934" calcext:value-type="float">
            <text:p>20.501934</text:p>
          </table:table-cell>
          <table:table-cell office:value-type="float" office:value="19.432815" calcext:value-type="float">
            <text:p>19.432815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571" calcext:value-type="float">
            <text:p>57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72" calcext:value-type="float">
            <text:p>5072</text:p>
          </table:table-cell>
          <table:table-cell office:value-type="float" office:value="4184" calcext:value-type="float">
            <text:p>4184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.025137" calcext:value-type="float">
            <text:p>1.025137</text:p>
          </table:table-cell>
          <table:table-cell office:value-type="float" office:value="19.872569" calcext:value-type="float">
            <text:p>19.872569</text:p>
          </table:table-cell>
          <table:table-cell office:value-type="float" office:value="18.847432" calcext:value-type="float">
            <text:p>18.847432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8" calcext:value-type="float">
            <text:p>648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14071" calcext:value-type="float">
            <text:p>1.014071</text:p>
          </table:table-cell>
          <table:table-cell office:value-type="float" office:value="19.874016" calcext:value-type="float">
            <text:p>19.874016</text:p>
          </table:table-cell>
          <table:table-cell office:value-type="float" office:value="18.859945" calcext:value-type="float">
            <text:p>18.859945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2909" calcext:value-type="float">
            <text:p>1.042909</text:p>
          </table:table-cell>
          <table:table-cell office:value-type="float" office:value="19.87549" calcext:value-type="float">
            <text:p>19.87549</text:p>
          </table:table-cell>
          <table:table-cell office:value-type="float" office:value="18.83258" calcext:value-type="float">
            <text:p>18.8325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.765952" calcext:value-type="float">
            <text:p>6.765952</text:p>
          </table:table-cell>
          <table:table-cell office:value-type="float" office:value="17.064561" calcext:value-type="float">
            <text:p>17.064561</text:p>
          </table:table-cell>
          <table:table-cell office:value-type="float" office:value="10.298609" calcext:value-type="float">
            <text:p>10.298609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524288" calcext:value-type="float">
            <text:p>0.524288</text:p>
          </table:table-cell>
          <table:table-cell office:value-type="float" office:value="43.246512" calcext:value-type="float">
            <text:p>43.24651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1174032" calcext:value-type="float">
            <text:p>1174032</text:p>
          </table:table-cell>
          <table:table-cell office:value-type="float" office:value="1236" calcext:value-type="float">
            <text:p>1236</text:p>
          </table:table-cell>
          <table:table-cell office:value-type="float" office:value="1116" calcext:value-type="float">
            <text:p>1116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20.356273" calcext:value-type="float">
            <text:p>20.356273</text:p>
          </table:table-cell>
          <table:table-cell office:value-type="float" office:value="19.340832" calcext:value-type="float">
            <text:p>19.340832</text:p>
          </table:table-cell>
          <table:table-cell office:value-type="float" office:value="0.485618" calcext:value-type="float">
            <text:p>0.485618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9220" calcext:value-type="float">
            <text:p>1299220</text:p>
          </table:table-cell>
          <table:table-cell office:value-type="float" office:value="810040" calcext:value-type="float">
            <text:p>810040</text:p>
          </table:table-cell>
          <table:table-cell office:value-type="float" office:value="1235" calcext:value-type="float">
            <text:p>1235</text:p>
          </table:table-cell>
          <table:table-cell office:value-type="float" office:value="770" calcext:value-type="float">
            <text:p>770</text:p>
          </table:table-cell>
          <table:table-cell office:value-type="float" office:value="1.066163" calcext:value-type="float">
            <text:p>1.066163</text:p>
          </table:table-cell>
          <table:table-cell office:value-type="float" office:value="20.686951" calcext:value-type="float">
            <text:p>20.686951</text:p>
          </table:table-cell>
          <table:table-cell office:value-type="float" office:value="19.620787" calcext:value-type="float">
            <text:p>19.620787</text:p>
          </table:table-cell>
          <table:table-cell office:value-type="float" office:value="0.330278" calcext:value-type="float">
            <text:p>0.330278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04" calcext:value-type="float">
            <text:p>3704</text:p>
          </table:table-cell>
          <table:table-cell office:value-type="float" office:value="3256" calcext:value-type="float">
            <text:p>325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.038379" calcext:value-type="float">
            <text:p>1.038379</text:p>
          </table:table-cell>
          <table:table-cell office:value-type="float" office:value="20.338313" calcext:value-type="float">
            <text:p>20.338313</text:p>
          </table:table-cell>
          <table:table-cell office:value-type="float" office:value="19.299935" calcext:value-type="float">
            <text:p>19.29993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" calcext:value-type="float">
            <text:p>656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3593" calcext:value-type="float">
            <text:p>1.023593</text:p>
          </table:table-cell>
          <table:table-cell office:value-type="float" office:value="20.556283" calcext:value-type="float">
            <text:p>20.556283</text:p>
          </table:table-cell>
          <table:table-cell office:value-type="float" office:value="19.53269" calcext:value-type="float">
            <text:p>19.5326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49757" calcext:value-type="float">
            <text:p>1.049757</text:p>
          </table:table-cell>
          <table:table-cell office:value-type="float" office:value="20.339647" calcext:value-type="float">
            <text:p>20.339647</text:p>
          </table:table-cell>
          <table:table-cell office:value-type="float" office:value="19.28989" calcext:value-type="float">
            <text:p>19.2898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1104" calcext:value-type="float">
            <text:p>110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.428878" calcext:value-type="float">
            <text:p>6.428878</text:p>
          </table:table-cell>
          <table:table-cell office:value-type="float" office:value="18.330179" calcext:value-type="float">
            <text:p>18.330179</text:p>
          </table:table-cell>
          <table:table-cell office:value-type="float" office:value="11.901301" calcext:value-type="float">
            <text:p>11.90130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43.781395" calcext:value-type="float">
            <text:p>43.7813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0260" calcext:value-type="float">
            <text:p>1320260</text:p>
          </table:table-cell>
          <table:table-cell office:value-type="float" office:value="896304" calcext:value-type="float">
            <text:p>896304</text:p>
          </table:table-cell>
          <table:table-cell office:value-type="float" office:value="1255" calcext:value-type="float">
            <text:p>1255</text:p>
          </table:table-cell>
          <table:table-cell office:value-type="float" office:value="852" calcext:value-type="float">
            <text:p>852</text:p>
          </table:table-cell>
          <table:table-cell office:value-type="float" office:value="1.009282" calcext:value-type="float">
            <text:p>1.009282</text:p>
          </table:table-cell>
          <table:table-cell office:value-type="float" office:value="20.284792" calcext:value-type="float">
            <text:p>20.284792</text:p>
          </table:table-cell>
          <table:table-cell office:value-type="float" office:value="19.27551" calcext:value-type="float">
            <text:p>19.27551</text:p>
          </table:table-cell>
          <table:table-cell office:value-type="float" office:value="0.371997" calcext:value-type="float">
            <text:p>0.371997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9208" calcext:value-type="float">
            <text:p>1319208</text:p>
          </table:table-cell>
          <table:table-cell office:value-type="float" office:value="555456" calcext:value-type="float">
            <text:p>555456</text:p>
          </table:table-cell>
          <table:table-cell office:value-type="float" office:value="1254" calcext:value-type="float">
            <text:p>1254</text:p>
          </table:table-cell>
          <table:table-cell office:value-type="float" office:value="528" calcext:value-type="float">
            <text:p>528</text:p>
          </table:table-cell>
          <table:table-cell office:value-type="float" office:value="1.088637" calcext:value-type="float">
            <text:p>1.088637</text:p>
          </table:table-cell>
          <table:table-cell office:value-type="float" office:value="21.0712" calcext:value-type="float">
            <text:p>21.0712</text:p>
          </table:table-cell>
          <table:table-cell office:value-type="float" office:value="19.982563" calcext:value-type="float">
            <text:p>19.982563</text:p>
          </table:table-cell>
          <table:table-cell office:value-type="float" office:value="0.222376" calcext:value-type="float">
            <text:p>0.222376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791" calcext:value-type="float">
            <text:p>791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96" calcext:value-type="float">
            <text:p>8896</text:p>
          </table:table-cell>
          <table:table-cell office:value-type="float" office:value="7440" calcext:value-type="float">
            <text:p>7440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1.039271" calcext:value-type="float">
            <text:p>1.039271</text:p>
          </table:table-cell>
          <table:table-cell office:value-type="float" office:value="21.013408" calcext:value-type="float">
            <text:p>21.013408</text:p>
          </table:table-cell>
          <table:table-cell office:value-type="float" office:value="19.974138" calcext:value-type="float">
            <text:p>19.974138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203" calcext:value-type="float">
            <text:p>203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4" calcext:value-type="float">
            <text:p>1024</text:p>
          </table:table-cell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024085" calcext:value-type="float">
            <text:p>1.024085</text:p>
          </table:table-cell>
          <table:table-cell office:value-type="float" office:value="21.072726" calcext:value-type="float">
            <text:p>21.072726</text:p>
          </table:table-cell>
          <table:table-cell office:value-type="float" office:value="20.048642" calcext:value-type="float">
            <text:p>20.048642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2" calcext:value-type="float">
            <text:p>7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56892" calcext:value-type="float">
            <text:p>1.056892</text:p>
          </table:table-cell>
          <table:table-cell office:value-type="float" office:value="21.04915" calcext:value-type="float">
            <text:p>21.04915</text:p>
          </table:table-cell>
          <table:table-cell office:value-type="float" office:value="19.992258" calcext:value-type="float">
            <text:p>19.99225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264" calcext:value-type="float">
            <text:p>3264</text:p>
          </table:table-cell>
          <table:table-cell office:value-type="float" office:value="3216" calcext:value-type="float">
            <text:p>32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.918291" calcext:value-type="float">
            <text:p>2.918291</text:p>
          </table:table-cell>
          <table:table-cell office:value-type="float" office:value="20.947301" calcext:value-type="float">
            <text:p>20.947301</text:p>
          </table:table-cell>
          <table:table-cell office:value-type="float" office:value="18.02901" calcext:value-type="float">
            <text:p>18.02901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540672" calcext:value-type="float">
            <text:p>0.540672</text:p>
          </table:table-cell>
          <table:table-cell office:value-type="float" office:value="61.130233" calcext:value-type="float">
            <text:p>61.13023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0248" calcext:value-type="float">
            <text:p>1340248</text:p>
          </table:table-cell>
          <table:table-cell office:value-type="float" office:value="1025700" calcext:value-type="float">
            <text:p>1025700</text:p>
          </table:table-cell>
          <table:table-cell office:value-type="float" office:value="1274" calcext:value-type="float">
            <text:p>1274</text:p>
          </table:table-cell>
          <table:table-cell office:value-type="float" office:value="975" calcext:value-type="float">
            <text:p>975</text:p>
          </table:table-cell>
          <table:table-cell office:value-type="float" office:value="1.016242" calcext:value-type="float">
            <text:p>1.016242</text:p>
          </table:table-cell>
          <table:table-cell office:value-type="float" office:value="20.322952" calcext:value-type="float">
            <text:p>20.322952</text:p>
          </table:table-cell>
          <table:table-cell office:value-type="float" office:value="19.30671" calcext:value-type="float">
            <text:p>19.30671</text:p>
          </table:table-cell>
          <table:table-cell office:value-type="float" office:value="0.425013" calcext:value-type="float">
            <text:p>0.425013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649084" calcext:value-type="float">
            <text:p>649084</text:p>
          </table:table-cell>
          <table:table-cell office:value-type="float" office:value="1273" calcext:value-type="float">
            <text:p>1273</text:p>
          </table:table-cell>
          <table:table-cell office:value-type="float" office:value="617" calcext:value-type="float">
            <text:p>617</text:p>
          </table:table-cell>
          <table:table-cell office:value-type="float" office:value="2.061945" calcext:value-type="float">
            <text:p>2.061945</text:p>
          </table:table-cell>
          <table:table-cell office:value-type="float" office:value="20.899917" calcext:value-type="float">
            <text:p>20.899917</text:p>
          </table:table-cell>
          <table:table-cell office:value-type="float" office:value="18.837973" calcext:value-type="float">
            <text:p>18.837973</text:p>
          </table:table-cell>
          <table:table-cell office:value-type="float" office:value="0.275649" calcext:value-type="float">
            <text:p>0.275649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660" calcext:value-type="float">
            <text:p>660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48" calcext:value-type="float">
            <text:p>9648</text:p>
          </table:table-cell>
          <table:table-cell office:value-type="float" office:value="8848" calcext:value-type="float">
            <text:p>8848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office:value-type="float" office:value="1.029308" calcext:value-type="float">
            <text:p>1.029308</text:p>
          </table:table-cell>
          <table:table-cell office:value-type="float" office:value="20.738191" calcext:value-type="float">
            <text:p>20.738191</text:p>
          </table:table-cell>
          <table:table-cell office:value-type="float" office:value="19.708883" calcext:value-type="float">
            <text:p>19.708883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6" calcext:value-type="float">
            <text:p>896</text:p>
          </table:table-cell>
          <table:table-cell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025505" calcext:value-type="float">
            <text:p>1.025505</text:p>
          </table:table-cell>
          <table:table-cell office:value-type="float" office:value="21.722401" calcext:value-type="float">
            <text:p>21.722401</text:p>
          </table:table-cell>
          <table:table-cell office:value-type="float" office:value="20.696896" calcext:value-type="float">
            <text:p>20.696896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.041989" calcext:value-type="float">
            <text:p>2.041989</text:p>
          </table:table-cell>
          <table:table-cell office:value-type="float" office:value="20.73297" calcext:value-type="float">
            <text:p>20.73297</text:p>
          </table:table-cell>
          <table:table-cell office:value-type="float" office:value="18.690981" calcext:value-type="float">
            <text:p>18.69098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216" calcext:value-type="float">
            <text:p>216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382" calcext:value-type="float">
            <text:p>2382</text:p>
          </table:table-cell>
          <table:table-cell office:value-type="float" office:value="2334" calcext:value-type="float">
            <text:p>233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.612601" calcext:value-type="float">
            <text:p>6.612601</text:p>
          </table:table-cell>
          <table:table-cell office:value-type="float" office:value="21.720927" calcext:value-type="float">
            <text:p>21.720927</text:p>
          </table:table-cell>
          <table:table-cell office:value-type="float" office:value="15.108325" calcext:value-type="float">
            <text:p>15.108325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548864" calcext:value-type="float">
            <text:p>0.548864</text:p>
          </table:table-cell>
          <table:table-cell office:value-type="float" office:value="52.455814" calcext:value-type="float">
            <text:p>52.455814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0236" calcext:value-type="float">
            <text:p>1360236</text:p>
          </table:table-cell>
          <table:table-cell office:value-type="float" office:value="1134056" calcext:value-type="float">
            <text:p>1134056</text:p>
          </table:table-cell>
          <table:table-cell office:value-type="float" office:value="1293" calcext:value-type="float">
            <text:p>1293</text:p>
          </table:table-cell>
          <table:table-cell office:value-type="float" office:value="1078" calcext:value-type="float">
            <text:p>1078</text:p>
          </table:table-cell>
          <table:table-cell office:value-type="float" office:value="1.014501" calcext:value-type="float">
            <text:p>1.014501</text:p>
          </table:table-cell>
          <table:table-cell office:value-type="float" office:value="20.492114" calcext:value-type="float">
            <text:p>20.492114</text:p>
          </table:table-cell>
          <table:table-cell office:value-type="float" office:value="19.477613" calcext:value-type="float">
            <text:p>19.477613</text:p>
          </table:table-cell>
          <table:table-cell office:value-type="float" office:value="0.465789" calcext:value-type="float">
            <text:p>0.465789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9184" calcext:value-type="float">
            <text:p>1359184</text:p>
          </table:table-cell>
          <table:table-cell office:value-type="float" office:value="769012" calcext:value-type="float">
            <text:p>769012</text:p>
          </table:table-cell>
          <table:table-cell office:value-type="float" office:value="1292" calcext:value-type="float">
            <text:p>1292</text:p>
          </table:table-cell>
          <table:table-cell office:value-type="float" office:value="731" calcext:value-type="float">
            <text:p>731</text:p>
          </table:table-cell>
          <table:table-cell office:value-type="float" office:value="1.068118" calcext:value-type="float">
            <text:p>1.068118</text:p>
          </table:table-cell>
          <table:table-cell office:value-type="float" office:value="20.696335" calcext:value-type="float">
            <text:p>20.696335</text:p>
          </table:table-cell>
          <table:table-cell office:value-type="float" office:value="19.628217" calcext:value-type="float">
            <text:p>19.628217</text:p>
          </table:table-cell>
          <table:table-cell office:value-type="float" office:value="0.313431" calcext:value-type="float">
            <text:p>0.313431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660" calcext:value-type="float">
            <text:p>66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72" calcext:value-type="float">
            <text:p>9872</text:p>
          </table:table-cell>
          <table:table-cell office:value-type="float" office:value="9184" calcext:value-type="float">
            <text:p>9184</text:p>
          </table:table-cell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1.027406" calcext:value-type="float">
            <text:p>1.027406</text:p>
          </table:table-cell>
          <table:table-cell office:value-type="float" office:value="20.58676" calcext:value-type="float">
            <text:p>20.58676</text:p>
          </table:table-cell>
          <table:table-cell office:value-type="float" office:value="19.559354" calcext:value-type="float">
            <text:p>19.559354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257" calcext:value-type="float">
            <text:p>257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6" calcext:value-type="float">
            <text:p>1136</text:p>
          </table:table-cell>
          <table:table-cell office:value-type="float" office:value="1040" calcext:value-type="float">
            <text:p>104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.022533" calcext:value-type="float">
            <text:p>1.022533</text:p>
          </table:table-cell>
          <table:table-cell office:value-type="float" office:value="20.716713" calcext:value-type="float">
            <text:p>20.716713</text:p>
          </table:table-cell>
          <table:table-cell office:value-type="float" office:value="19.694181" calcext:value-type="float">
            <text:p>19.69418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041147" calcext:value-type="float">
            <text:p>1.041147</text:p>
          </table:table-cell>
          <table:table-cell office:value-type="float" office:value="20.458559" calcext:value-type="float">
            <text:p>20.458559</text:p>
          </table:table-cell>
          <table:table-cell office:value-type="float" office:value="19.417411" calcext:value-type="float">
            <text:p>19.41741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86" calcext:value-type="float">
            <text:p>228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.281817" calcext:value-type="float">
            <text:p>4.281817</text:p>
          </table:table-cell>
          <table:table-cell office:value-type="float" office:value="20.880171" calcext:value-type="float">
            <text:p>20.880171</text:p>
          </table:table-cell>
          <table:table-cell office:value-type="float" office:value="16.598355" calcext:value-type="float">
            <text:p>16.598355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56.651163" calcext:value-type="float">
            <text:p>56.651163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9172" calcext:value-type="float">
            <text:p>1379172</text:p>
          </table:table-cell>
          <table:table-cell office:value-type="float" office:value="977308" calcext:value-type="float">
            <text:p>977308</text:p>
          </table:table-cell>
          <table:table-cell office:value-type="float" office:value="1311" calcext:value-type="float">
            <text:p>1311</text:p>
          </table:table-cell>
          <table:table-cell office:value-type="float" office:value="929" calcext:value-type="float">
            <text:p>929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20.019944" calcext:value-type="float">
            <text:p>20.019944</text:p>
          </table:table-cell>
          <table:table-cell office:value-type="float" office:value="19.012711" calcext:value-type="float">
            <text:p>19.012711</text:p>
          </table:table-cell>
          <table:table-cell office:value-type="float" office:value="0.411223" calcext:value-type="float">
            <text:p>0.411223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9172" calcext:value-type="float">
            <text:p>1379172</text:p>
          </table:table-cell>
          <table:table-cell office:value-type="float" office:value="500752" calcext:value-type="float">
            <text:p>500752</text:p>
          </table:table-cell>
          <table:table-cell office:value-type="float" office:value="1311" calcext:value-type="float">
            <text:p>1311</text:p>
          </table:table-cell>
          <table:table-cell office:value-type="float" office:value="476" calcext:value-type="float">
            <text:p>476</text:p>
          </table:table-cell>
          <table:table-cell office:value-type="float" office:value="1.072377" calcext:value-type="float">
            <text:p>1.072377</text:p>
          </table:table-cell>
          <table:table-cell office:value-type="float" office:value="19.236979" calcext:value-type="float">
            <text:p>19.236979</text:p>
          </table:table-cell>
          <table:table-cell office:value-type="float" office:value="18.164602" calcext:value-type="float">
            <text:p>18.164602</text:p>
          </table:table-cell>
          <table:table-cell office:value-type="float" office:value="0.22054" calcext:value-type="float">
            <text:p>0.22054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676" calcext:value-type="float">
            <text:p>67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48" calcext:value-type="float">
            <text:p>10248</text:p>
          </table:table-cell>
          <table:table-cell office:value-type="float" office:value="9152" calcext:value-type="float">
            <text:p>9152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1.026367" calcext:value-type="float">
            <text:p>1.026367</text:p>
          </table:table-cell>
          <table:table-cell office:value-type="float" office:value="19.238393" calcext:value-type="float">
            <text:p>19.238393</text:p>
          </table:table-cell>
          <table:table-cell office:value-type="float" office:value="18.212026" calcext:value-type="float">
            <text:p>18.212026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08" calcext:value-type="float">
            <text:p>1008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.015061" calcext:value-type="float">
            <text:p>1.015061</text:p>
          </table:table-cell>
          <table:table-cell office:value-type="float" office:value="17.40799" calcext:value-type="float">
            <text:p>17.40799</text:p>
          </table:table-cell>
          <table:table-cell office:value-type="float" office:value="16.392929" calcext:value-type="float">
            <text:p>16.39292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40629" calcext:value-type="float">
            <text:p>1.040629</text:p>
          </table:table-cell>
          <table:table-cell office:value-type="float" office:value="18.252545" calcext:value-type="float">
            <text:p>18.252545</text:p>
          </table:table-cell>
          <table:table-cell office:value-type="float" office:value="17.211916" calcext:value-type="float">
            <text:p>17.21191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36" calcext:value-type="float">
            <text:p>393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.20075" calcext:value-type="float">
            <text:p>4.20075</text:p>
          </table:table-cell>
          <table:table-cell office:value-type="float" office:value="21.024234" calcext:value-type="float">
            <text:p>21.024234</text:p>
          </table:table-cell>
          <table:table-cell office:value-type="float" office:value="16.823483" calcext:value-type="float">
            <text:p>16.823483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51.27907" calcext:value-type="float">
            <text:p>51.279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0212" calcext:value-type="float">
            <text:p>1400212</text:p>
          </table:table-cell>
          <table:table-cell office:value-type="float" office:value="996244" calcext:value-type="float">
            <text:p>996244</text:p>
          </table:table-cell>
          <table:table-cell office:value-type="float" office:value="1331" calcext:value-type="float">
            <text:p>1331</text:p>
          </table:table-cell>
          <table:table-cell office:value-type="float" office:value="947" calcext:value-type="float">
            <text:p>947</text:p>
          </table:table-cell>
          <table:table-cell office:value-type="float" office:value="1.013422" calcext:value-type="float">
            <text:p>1.013422</text:p>
          </table:table-cell>
          <table:table-cell office:value-type="float" office:value="16.714299" calcext:value-type="float">
            <text:p>16.714299</text:p>
          </table:table-cell>
          <table:table-cell office:value-type="float" office:value="15.700877" calcext:value-type="float">
            <text:p>15.700877</text:p>
          </table:table-cell>
          <table:table-cell office:value-type="float" office:value="0.507612" calcext:value-type="float">
            <text:p>0.507612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9160" calcext:value-type="float">
            <text:p>1399160</text:p>
          </table:table-cell>
          <table:table-cell office:value-type="float" office:value="680644" calcext:value-type="float">
            <text:p>680644</text:p>
          </table:table-cell>
          <table:table-cell office:value-type="float" office:value="1330" calcext:value-type="float">
            <text:p>1330</text:p>
          </table:table-cell>
          <table:table-cell office:value-type="float" office:value="647" calcext:value-type="float">
            <text:p>647</text:p>
          </table:table-cell>
          <table:table-cell office:value-type="float" office:value="1.065946" calcext:value-type="float">
            <text:p>1.065946</text:p>
          </table:table-cell>
          <table:table-cell office:value-type="float" office:value="16.685073" calcext:value-type="float">
            <text:p>16.685073</text:p>
          </table:table-cell>
          <table:table-cell office:value-type="float" office:value="15.619127" calcext:value-type="float">
            <text:p>15.619127</text:p>
          </table:table-cell>
          <table:table-cell office:value-type="float" office:value="0.348621" calcext:value-type="float">
            <text:p>0.348621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687" calcext:value-type="float">
            <text:p>68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68" calcext:value-type="float">
            <text:p>5768</text:p>
          </table:table-cell>
          <table:table-cell office:value-type="float" office:value="4096" calcext:value-type="float">
            <text:p>4096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1.025857" calcext:value-type="float">
            <text:p>1.025857</text:p>
          </table:table-cell>
          <table:table-cell office:value-type="float" office:value="16.723743" calcext:value-type="float">
            <text:p>16.723743</text:p>
          </table:table-cell>
          <table:table-cell office:value-type="float" office:value="15.697887" calcext:value-type="float">
            <text:p>15.697887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720" calcext:value-type="float">
            <text:p>7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14.560093" calcext:value-type="float">
            <text:p>14.560093</text:p>
          </table:table-cell>
          <table:table-cell office:value-type="float" office:value="13.53802" calcext:value-type="float">
            <text:p>13.53802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28" calcext:value-type="float">
            <text:p>528</text:p>
          </table:table-cell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040868" calcext:value-type="float">
            <text:p>1.040868</text:p>
          </table:table-cell>
          <table:table-cell office:value-type="float" office:value="16.673949" calcext:value-type="float">
            <text:p>16.673949</text:p>
          </table:table-cell>
          <table:table-cell office:value-type="float" office:value="15.633081" calcext:value-type="float">
            <text:p>15.633081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.725114" calcext:value-type="float">
            <text:p>3.725114</text:p>
          </table:table-cell>
          <table:table-cell office:value-type="float" office:value="16.722349" calcext:value-type="float">
            <text:p>16.722349</text:p>
          </table:table-cell>
          <table:table-cell office:value-type="float" office:value="12.997235" calcext:value-type="float">
            <text:p>12.99723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72.688372" calcext:value-type="float">
            <text:p>72.688372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0200" calcext:value-type="float">
            <text:p>1420200</text:p>
          </table:table-cell>
          <table:table-cell office:value-type="float" office:value="909980" calcext:value-type="float">
            <text:p>909980</text:p>
          </table:table-cell>
          <table:table-cell office:value-type="float" office:value="1350" calcext:value-type="float">
            <text:p>1350</text:p>
          </table:table-cell>
          <table:table-cell office:value-type="float" office:value="865" calcext:value-type="float">
            <text:p>865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7.304819" calcext:value-type="float">
            <text:p>17.304819</text:p>
          </table:table-cell>
          <table:table-cell office:value-type="float" office:value="16.294546" calcext:value-type="float">
            <text:p>16.294546</text:p>
          </table:table-cell>
          <table:table-cell office:value-type="float" office:value="0.446765" calcext:value-type="float">
            <text:p>0.446765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9148" calcext:value-type="float">
            <text:p>1419148</text:p>
          </table:table-cell>
          <table:table-cell office:value-type="float" office:value="370304" calcext:value-type="float">
            <text:p>370304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 office:value-type="float" office:value="1.070587" calcext:value-type="float">
            <text:p>1.070587</text:p>
          </table:table-cell>
          <table:table-cell office:value-type="float" office:value="17.089601" calcext:value-type="float">
            <text:p>17.089601</text:p>
          </table:table-cell>
          <table:table-cell office:value-type="float" office:value="16.019014" calcext:value-type="float">
            <text:p>16.019014</text:p>
          </table:table-cell>
          <table:table-cell office:value-type="float" office:value="0.184932" calcext:value-type="float">
            <text:p>0.184932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778" calcext:value-type="float">
            <text:p>77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08" calcext:value-type="float">
            <text:p>6208</text:p>
          </table:table-cell>
          <table:table-cell office:value-type="float" office:value="4960" calcext:value-type="float">
            <text:p>4960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1.027767" calcext:value-type="float">
            <text:p>1.027767</text:p>
          </table:table-cell>
          <table:table-cell office:value-type="float" office:value="17.306226" calcext:value-type="float">
            <text:p>17.306226</text:p>
          </table:table-cell>
          <table:table-cell office:value-type="float" office:value="16.278459" calcext:value-type="float">
            <text:p>16.278459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4" calcext:value-type="float">
            <text:p>1024</text:p>
          </table:table-cell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.023223" calcext:value-type="float">
            <text:p>1.023223</text:p>
          </table:table-cell>
          <table:table-cell office:value-type="float" office:value="17.104737" calcext:value-type="float">
            <text:p>17.104737</text:p>
          </table:table-cell>
          <table:table-cell office:value-type="float" office:value="16.081514" calcext:value-type="float">
            <text:p>16.08151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40148" calcext:value-type="float">
            <text:p>1.040148</text:p>
          </table:table-cell>
          <table:table-cell office:value-type="float" office:value="17.450914" calcext:value-type="float">
            <text:p>17.450914</text:p>
          </table:table-cell>
          <table:table-cell office:value-type="float" office:value="16.410766" calcext:value-type="float">
            <text:p>16.41076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080" calcext:value-type="float">
            <text:p>4080</text:p>
          </table:table-cell>
          <table:table-cell office:value-type="float" office:value="3936" calcext:value-type="float">
            <text:p>393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5.391479" calcext:value-type="float">
            <text:p>5.391479</text:p>
          </table:table-cell>
          <table:table-cell office:value-type="float" office:value="17.31496" calcext:value-type="float">
            <text:p>17.31496</text:p>
          </table:table-cell>
          <table:table-cell office:value-type="float" office:value="11.923481" calcext:value-type="float">
            <text:p>11.923481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581632" calcext:value-type="float">
            <text:p>0.581632</text:p>
          </table:table-cell>
          <table:table-cell office:value-type="float" office:value="66.562791" calcext:value-type="float">
            <text:p>66.56279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9136" calcext:value-type="float">
            <text:p>1439136</text:p>
          </table:table-cell>
          <table:table-cell office:value-type="float" office:value="993088" calcext:value-type="float">
            <text:p>993088</text:p>
          </table:table-cell>
          <table:table-cell office:value-type="float" office:value="1368" calcext:value-type="float">
            <text:p>1368</text:p>
          </table:table-cell>
          <table:table-cell office:value-type="float" office:value="944" calcext:value-type="float">
            <text:p>944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20.325044" calcext:value-type="float">
            <text:p>20.325044</text:p>
          </table:table-cell>
          <table:table-cell office:value-type="float" office:value="19.315682" calcext:value-type="float">
            <text:p>19.315682</text:p>
          </table:table-cell>
          <table:table-cell office:value-type="float" office:value="0.411308" calcext:value-type="float">
            <text:p>0.411308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9136" calcext:value-type="float">
            <text:p>1439136</text:p>
          </table:table-cell>
          <table:table-cell office:value-type="float" office:value="529156" calcext:value-type="float">
            <text:p>529156</text:p>
          </table:table-cell>
          <table:table-cell office:value-type="float" office:value="1368" calcext:value-type="float">
            <text:p>1368</text:p>
          </table:table-cell>
          <table:table-cell office:value-type="float" office:value="503" calcext:value-type="float">
            <text:p>503</text:p>
          </table:table-cell>
          <table:table-cell office:value-type="float" office:value="1.070065" calcext:value-type="float">
            <text:p>1.070065</text:p>
          </table:table-cell>
          <table:table-cell office:value-type="float" office:value="20.564377" calcext:value-type="float">
            <text:p>20.564377</text:p>
          </table:table-cell>
          <table:table-cell office:value-type="float" office:value="19.494312" calcext:value-type="float">
            <text:p>19.494312</text:p>
          </table:table-cell>
          <table:table-cell office:value-type="float" office:value="0.217153" calcext:value-type="float">
            <text:p>0.217153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825" calcext:value-type="float">
            <text:p>825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392" calcext:value-type="float">
            <text:p>13392</text:p>
          </table:table-cell>
          <table:table-cell office:value-type="float" office:value="10648" calcext:value-type="float">
            <text:p>10648</text:p>
          </table:table-cell>
          <table:table-cell office:value-type="float" office:value="328" calcext:value-type="float">
            <text:p>328</text:p>
          </table:table-cell>
          <table:table-cell office:value-type="float" office:value="260" calcext:value-type="float">
            <text:p>260</text:p>
          </table:table-cell>
          <table:table-cell office:value-type="float" office:value="1.021417" calcext:value-type="float">
            <text:p>1.021417</text:p>
          </table:table-cell>
          <table:table-cell office:value-type="float" office:value="19.640792" calcext:value-type="float">
            <text:p>19.640792</text:p>
          </table:table-cell>
          <table:table-cell office:value-type="float" office:value="18.619375" calcext:value-type="float">
            <text:p>18.619375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261" calcext:value-type="float">
            <text:p>26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2" calcext:value-type="float">
            <text:p>952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19.709632" calcext:value-type="float">
            <text:p>19.709632</text:p>
          </table:table-cell>
          <table:table-cell office:value-type="float" office:value="18.697561" calcext:value-type="float">
            <text:p>18.69756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268" calcext:value-type="float">
            <text:p>26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039731" calcext:value-type="float">
            <text:p>1.039731</text:p>
          </table:table-cell>
          <table:table-cell office:value-type="float" office:value="20.063586" calcext:value-type="float">
            <text:p>20.063586</text:p>
          </table:table-cell>
          <table:table-cell office:value-type="float" office:value="19.023856" calcext:value-type="float">
            <text:p>19.023856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744" calcext:value-type="float">
            <text:p>3744</text:p>
          </table:table-cell>
          <table:table-cell office:value-type="float" office:value="3648" calcext:value-type="float">
            <text:p>364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4.603261" calcext:value-type="float">
            <text:p>4.603261</text:p>
          </table:table-cell>
          <table:table-cell office:value-type="float" office:value="18.555725" calcext:value-type="float">
            <text:p>18.555725</text:p>
          </table:table-cell>
          <table:table-cell office:value-type="float" office:value="13.952463" calcext:value-type="float">
            <text:p>13.952463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589824" calcext:value-type="float">
            <text:p>0.589824</text:p>
          </table:table-cell>
          <table:table-cell office:value-type="float" office:value="66.386047" calcext:value-type="float">
            <text:p>66.386047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0176" calcext:value-type="float">
            <text:p>1460176</text:p>
          </table:table-cell>
          <table:table-cell office:value-type="float" office:value="776376" calcext:value-type="float">
            <text:p>776376</text:p>
          </table:table-cell>
          <table:table-cell office:value-type="float" office:value="1388" calcext:value-type="float">
            <text:p>1388</text:p>
          </table:table-cell>
          <table:table-cell office:value-type="float" office:value="738" calcext:value-type="float">
            <text:p>738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17.202087" calcext:value-type="float">
            <text:p>17.202087</text:p>
          </table:table-cell>
          <table:table-cell office:value-type="float" office:value="16.185766" calcext:value-type="float">
            <text:p>16.185766</text:p>
          </table:table-cell>
          <table:table-cell office:value-type="float" office:value="0.383733" calcext:value-type="float">
            <text:p>0.383733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301924" calcext:value-type="float">
            <text:p>301924</text:p>
          </table:table-cell>
          <table:table-cell office:value-type="float" office:value="1387" calcext:value-type="float">
            <text:p>1387</text:p>
          </table:table-cell>
          <table:table-cell office:value-type="float" office:value="287" calcext:value-type="float">
            <text:p>287</text:p>
          </table:table-cell>
          <table:table-cell office:value-type="float" office:value="1.073225" calcext:value-type="float">
            <text:p>1.073225</text:p>
          </table:table-cell>
          <table:table-cell office:value-type="float" office:value="17.221762" calcext:value-type="float">
            <text:p>17.221762</text:p>
          </table:table-cell>
          <table:table-cell office:value-type="float" office:value="16.148537" calcext:value-type="float">
            <text:p>16.148537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684" calcext:value-type="float">
            <text:p>68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72" calcext:value-type="float">
            <text:p>13872</text:p>
          </table:table-cell>
          <table:table-cell office:value-type="float" office:value="12752" calcext:value-type="float">
            <text:p>12752</text:p>
          </table:table-cell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office:value-type="float" office:value="1.031634" calcext:value-type="float">
            <text:p>1.031634</text:p>
          </table:table-cell>
          <table:table-cell office:value-type="float" office:value="17.140059" calcext:value-type="float">
            <text:p>17.140059</text:p>
          </table:table-cell>
          <table:table-cell office:value-type="float" office:value="16.108425" calcext:value-type="float">
            <text:p>16.108425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4" calcext:value-type="float">
            <text:p>1024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.030207" calcext:value-type="float">
            <text:p>1.030207</text:p>
          </table:table-cell>
          <table:table-cell office:value-type="float" office:value="16.875705" calcext:value-type="float">
            <text:p>16.875705</text:p>
          </table:table-cell>
          <table:table-cell office:value-type="float" office:value="15.845498" calcext:value-type="float">
            <text:p>15.84549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045735" calcext:value-type="float">
            <text:p>1.045735</text:p>
          </table:table-cell>
          <table:table-cell office:value-type="float" office:value="17.341594" calcext:value-type="float">
            <text:p>17.341594</text:p>
          </table:table-cell>
          <table:table-cell office:value-type="float" office:value="16.295859" calcext:value-type="float">
            <text:p>16.295859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752" calcext:value-type="float">
            <text:p>4752</text:p>
          </table:table-cell>
          <table:table-cell office:value-type="float" office:value="4608" calcext:value-type="float">
            <text:p>460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.919951" calcext:value-type="float">
            <text:p>3.919951</text:p>
          </table:table-cell>
          <table:table-cell office:value-type="float" office:value="17.420122" calcext:value-type="float">
            <text:p>17.420122</text:p>
          </table:table-cell>
          <table:table-cell office:value-type="float" office:value="13.500171" calcext:value-type="float">
            <text:p>13.500171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74.95814" calcext:value-type="float">
            <text:p>74.9581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9112" calcext:value-type="float">
            <text:p>1479112</text:p>
          </table:table-cell>
          <table:table-cell office:value-type="float" office:value="1253984" calcext:value-type="float">
            <text:p>1253984</text:p>
          </table:table-cell>
          <table:table-cell office:value-type="float" office:value="1406" calcext:value-type="float">
            <text:p>1406</text:p>
          </table:table-cell>
          <table:table-cell office:value-type="float" office:value="1192" calcext:value-type="float">
            <text:p>1192</text:p>
          </table:table-cell>
          <table:table-cell office:value-type="float" office:value="1.010482" calcext:value-type="float">
            <text:p>1.010482</text:p>
          </table:table-cell>
          <table:table-cell office:value-type="float" office:value="20.360365" calcext:value-type="float">
            <text:p>20.360365</text:p>
          </table:table-cell>
          <table:table-cell office:value-type="float" office:value="19.349883" calcext:value-type="float">
            <text:p>19.349883</text:p>
          </table:table-cell>
          <table:table-cell office:value-type="float" office:value="0.518446" calcext:value-type="float">
            <text:p>0.518446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9112" calcext:value-type="float">
            <text:p>1479112</text:p>
          </table:table-cell>
          <table:table-cell office:value-type="float" office:value="639616" calcext:value-type="float">
            <text:p>639616</text:p>
          </table:table-cell>
          <table:table-cell office:value-type="float" office:value="1406" calcext:value-type="float">
            <text:p>1406</text:p>
          </table:table-cell>
          <table:table-cell office:value-type="float" office:value="608" calcext:value-type="float">
            <text:p>608</text:p>
          </table:table-cell>
          <table:table-cell office:value-type="float" office:value="1.07764" calcext:value-type="float">
            <text:p>1.07764</text:p>
          </table:table-cell>
          <table:table-cell office:value-type="float" office:value="20.870555" calcext:value-type="float">
            <text:p>20.870555</text:p>
          </table:table-cell>
          <table:table-cell office:value-type="float" office:value="19.792915" calcext:value-type="float">
            <text:p>19.792915</text:p>
          </table:table-cell>
          <table:table-cell office:value-type="float" office:value="0.258523" calcext:value-type="float">
            <text:p>0.258523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739" calcext:value-type="float">
            <text:p>739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36" calcext:value-type="float">
            <text:p>7536</text:p>
          </table:table-cell>
          <table:table-cell office:value-type="float" office:value="5440" calcext:value-type="float">
            <text:p>5440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1.029625" calcext:value-type="float">
            <text:p>1.029625</text:p>
          </table:table-cell>
          <table:table-cell office:value-type="float" office:value="19.65519" calcext:value-type="float">
            <text:p>19.65519</text:p>
          </table:table-cell>
          <table:table-cell office:value-type="float" office:value="18.625565" calcext:value-type="float">
            <text:p>18.625565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027148" calcext:value-type="float">
            <text:p>1.027148</text:p>
          </table:table-cell>
          <table:table-cell office:value-type="float" office:value="19.663573" calcext:value-type="float">
            <text:p>19.663573</text:p>
          </table:table-cell>
          <table:table-cell office:value-type="float" office:value="18.636425" calcext:value-type="float">
            <text:p>18.636425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48" calcext:value-type="float">
            <text:p>648</text:p>
          </table:table-cell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50309" calcext:value-type="float">
            <text:p>1.050309</text:p>
          </table:table-cell>
          <table:table-cell office:value-type="float" office:value="19.656524" calcext:value-type="float">
            <text:p>19.656524</text:p>
          </table:table-cell>
          <table:table-cell office:value-type="float" office:value="18.606215" calcext:value-type="float">
            <text:p>18.60621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173127" calcext:value-type="float">
            <text:p>3.173127</text:p>
          </table:table-cell>
          <table:table-cell office:value-type="float" office:value="16.842705" calcext:value-type="float">
            <text:p>16.842705</text:p>
          </table:table-cell>
          <table:table-cell office:value-type="float" office:value="13.669578" calcext:value-type="float">
            <text:p>13.669578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55.362791" calcext:value-type="float">
            <text:p>55.36279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00152" calcext:value-type="float">
            <text:p>1500152</text:p>
          </table:table-cell>
          <table:table-cell office:value-type="float" office:value="1025700" calcext:value-type="float">
            <text:p>1025700</text:p>
          </table:table-cell>
          <table:table-cell office:value-type="float" office:value="1426" calcext:value-type="float">
            <text:p>1426</text:p>
          </table:table-cell>
          <table:table-cell office:value-type="float" office:value="975" calcext:value-type="float">
            <text:p>975</text:p>
          </table:table-cell>
          <table:table-cell office:value-type="float" office:value="1.012493" calcext:value-type="float">
            <text:p>1.012493</text:p>
          </table:table-cell>
          <table:table-cell office:value-type="float" office:value="20.035484" calcext:value-type="float">
            <text:p>20.035484</text:p>
          </table:table-cell>
          <table:table-cell office:value-type="float" office:value="19.022991" calcext:value-type="float">
            <text:p>19.022991</text:p>
          </table:table-cell>
          <table:table-cell office:value-type="float" office:value="0.431352" calcext:value-type="float">
            <text:p>0.431352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100" calcext:value-type="float">
            <text:p>1499100</text:p>
          </table:table-cell>
          <table:table-cell office:value-type="float" office:value="277728" calcext:value-type="float">
            <text:p>277728</text:p>
          </table:table-cell>
          <table:table-cell office:value-type="float" office:value="1425" calcext:value-type="float">
            <text:p>1425</text:p>
          </table:table-cell>
          <table:table-cell office:value-type="float" office:value="264" calcext:value-type="float">
            <text:p>264</text:p>
          </table:table-cell>
          <table:table-cell office:value-type="float" office:value="1.071806" calcext:value-type="float">
            <text:p>1.071806</text:p>
          </table:table-cell>
          <table:table-cell office:value-type="float" office:value="20.013749" calcext:value-type="float">
            <text:p>20.013749</text:p>
          </table:table-cell>
          <table:table-cell office:value-type="float" office:value="18.941943" calcext:value-type="float">
            <text:p>18.941943</text:p>
          </table:table-cell>
          <table:table-cell office:value-type="float" office:value="0.117297" calcext:value-type="float">
            <text:p>0.117297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767" calcext:value-type="float">
            <text:p>76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584" calcext:value-type="float">
            <text:p>13584</text:p>
          </table:table-cell>
          <table:table-cell office:value-type="float" office:value="9464" calcext:value-type="float">
            <text:p>9464</text:p>
          </table:table-cell>
          <table:table-cell office:value-type="float" office:value="335" calcext:value-type="float">
            <text:p>335</text:p>
          </table:table-cell>
          <table:table-cell office:value-type="float" office:value="233" calcext:value-type="float">
            <text:p>233</text:p>
          </table:table-cell>
          <table:table-cell office:value-type="float" office:value="1.028055" calcext:value-type="float">
            <text:p>1.028055</text:p>
          </table:table-cell>
          <table:table-cell office:value-type="float" office:value="20.922415" calcext:value-type="float">
            <text:p>20.922415</text:p>
          </table:table-cell>
          <table:table-cell office:value-type="float" office:value="19.894359" calcext:value-type="float">
            <text:p>19.894359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236" calcext:value-type="float">
            <text:p>23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" calcext:value-type="float">
            <text:p>424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021052" calcext:value-type="float">
            <text:p>1.021052</text:p>
          </table:table-cell>
          <table:table-cell office:value-type="float" office:value="21.006107" calcext:value-type="float">
            <text:p>21.006107</text:p>
          </table:table-cell>
          <table:table-cell office:value-type="float" office:value="19.985055" calcext:value-type="float">
            <text:p>19.98505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0377" calcext:value-type="float">
            <text:p>1.040377</text:p>
          </table:table-cell>
          <table:table-cell office:value-type="float" office:value="20.676215" calcext:value-type="float">
            <text:p>20.676215</text:p>
          </table:table-cell>
          <table:table-cell office:value-type="float" office:value="19.635839" calcext:value-type="float">
            <text:p>19.63583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12" calcext:value-type="float">
            <text:p>8112</text:p>
          </table:table-cell>
          <table:table-cell office:value-type="float" office:value="7920" calcext:value-type="float">
            <text:p>7920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3.809606" calcext:value-type="float">
            <text:p>3.809606</text:p>
          </table:table-cell>
          <table:table-cell office:value-type="float" office:value="21.027488" calcext:value-type="float">
            <text:p>21.027488</text:p>
          </table:table-cell>
          <table:table-cell office:value-type="float" office:value="17.217882" calcext:value-type="float">
            <text:p>17.217882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6144" calcext:value-type="float">
            <text:p>0.6144</text:p>
          </table:table-cell>
          <table:table-cell office:value-type="float" office:value="52.623256" calcext:value-type="float">
            <text:p>52.623256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9088" calcext:value-type="float">
            <text:p>1519088</text:p>
          </table:table-cell>
          <table:table-cell office:value-type="float" office:value="393448" calcext:value-type="float">
            <text:p>393448</text:p>
          </table:table-cell>
          <table:table-cell office:value-type="float" office:value="1444" calcext:value-type="float">
            <text:p>1444</text:p>
          </table:table-cell>
          <table:table-cell office:value-type="float" office:value="374" calcext:value-type="float">
            <text:p>374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8.259598" calcext:value-type="float">
            <text:p>8.259598</text:p>
          </table:table-cell>
          <table:table-cell office:value-type="float" office:value="7.248336" calcext:value-type="float">
            <text:p>7.248336</text:p>
          </table:table-cell>
          <table:table-cell office:value-type="float" office:value="0.434249" calcext:value-type="float">
            <text:p>0.434249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9088" calcext:value-type="float">
            <text:p>1519088</text:p>
          </table:table-cell>
          <table:table-cell office:value-type="float" office:value="177788" calcext:value-type="float">
            <text:p>177788</text:p>
          </table:table-cell>
          <table:table-cell office:value-type="float" office:value="1444" calcext:value-type="float">
            <text:p>1444</text:p>
          </table:table-cell>
          <table:table-cell office:value-type="float" office:value="169" calcext:value-type="float">
            <text:p>169</text:p>
          </table:table-cell>
          <table:table-cell office:value-type="float" office:value="1.083521" calcext:value-type="float">
            <text:p>1.083521</text:p>
          </table:table-cell>
          <table:table-cell office:value-type="float" office:value="7.927536" calcext:value-type="float">
            <text:p>7.927536</text:p>
          </table:table-cell>
          <table:table-cell office:value-type="float" office:value="6.844015" calcext:value-type="float">
            <text:p>6.844015</text:p>
          </table:table-cell>
          <table:table-cell office:value-type="float" office:value="0.207817" calcext:value-type="float">
            <text:p>0.207817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864" calcext:value-type="float">
            <text:p>4864</text:p>
          </table:table-cell>
          <table:table-cell office:value-type="float" office:value="3592" calcext:value-type="float">
            <text:p>3592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1.035219" calcext:value-type="float">
            <text:p>1.035219</text:p>
          </table:table-cell>
          <table:table-cell office:value-type="float" office:value="8.242951" calcext:value-type="float">
            <text:p>8.242951</text:p>
          </table:table-cell>
          <table:table-cell office:value-type="float" office:value="7.207732" calcext:value-type="float">
            <text:p>7.207732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6" calcext:value-type="float">
            <text:p>976</text:p>
          </table:table-cell>
          <table:table-cell office:value-type="float" office:value="224" calcext:value-type="float">
            <text:p>2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.020853" calcext:value-type="float">
            <text:p>1.020853</text:p>
          </table:table-cell>
          <table:table-cell office:value-type="float" office:value="5.96751" calcext:value-type="float">
            <text:p>5.96751</text:p>
          </table:table-cell>
          <table:table-cell office:value-type="float" office:value="4.946657" calcext:value-type="float">
            <text:p>4.946657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051081" calcext:value-type="float">
            <text:p>1.051081</text:p>
          </table:table-cell>
          <table:table-cell office:value-type="float" office:value="8.385794" calcext:value-type="float">
            <text:p>8.385794</text:p>
          </table:table-cell>
          <table:table-cell office:value-type="float" office:value="7.334714" calcext:value-type="float">
            <text:p>7.33471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.22189" calcext:value-type="float">
            <text:p>3.22189</text:p>
          </table:table-cell>
          <table:table-cell office:value-type="float" office:value="8.003927" calcext:value-type="float">
            <text:p>8.003927</text:p>
          </table:table-cell>
          <table:table-cell office:value-type="float" office:value="4.782037" calcext:value-type="float">
            <text:p>4.782037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622592" calcext:value-type="float">
            <text:p>0.622592</text:p>
          </table:table-cell>
          <table:table-cell office:value-type="float" office:value="86.902326" calcext:value-type="float">
            <text:p>86.902326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9076" calcext:value-type="float">
            <text:p>1539076</text:p>
          </table:table-cell>
          <table:table-cell office:value-type="float" office:value="899460" calcext:value-type="float">
            <text:p>899460</text:p>
          </table:table-cell>
          <table:table-cell office:value-type="float" office:value="1463" calcext:value-type="float">
            <text:p>1463</text:p>
          </table:table-cell>
          <table:table-cell office:value-type="float" office:value="855" calcext:value-type="float">
            <text:p>855</text:p>
          </table:table-cell>
          <table:table-cell office:value-type="float" office:value="1.011493" calcext:value-type="float">
            <text:p>1.011493</text:p>
          </table:table-cell>
          <table:table-cell office:value-type="float" office:value="19.472626" calcext:value-type="float">
            <text:p>19.472626</text:p>
          </table:table-cell>
          <table:table-cell office:value-type="float" office:value="18.461134" calcext:value-type="float">
            <text:p>18.461134</text:p>
          </table:table-cell>
          <table:table-cell office:value-type="float" office:value="0.389775" calcext:value-type="float">
            <text:p>0.389775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9076" calcext:value-type="float">
            <text:p>1539076</text:p>
          </table:table-cell>
          <table:table-cell office:value-type="float" office:value="344004" calcext:value-type="float">
            <text:p>344004</text:p>
          </table:table-cell>
          <table:table-cell office:value-type="float" office:value="1463" calcext:value-type="float">
            <text:p>1463</text:p>
          </table:table-cell>
          <table:table-cell office:value-type="float" office:value="327" calcext:value-type="float">
            <text:p>327</text:p>
          </table:table-cell>
          <table:table-cell office:value-type="float" office:value="1.300505" calcext:value-type="float">
            <text:p>1.300505</text:p>
          </table:table-cell>
          <table:table-cell office:value-type="float" office:value="18.129561" calcext:value-type="float">
            <text:p>18.129561</text:p>
          </table:table-cell>
          <table:table-cell office:value-type="float" office:value="16.829055" calcext:value-type="float">
            <text:p>16.829055</text:p>
          </table:table-cell>
          <table:table-cell office:value-type="float" office:value="0.163529" calcext:value-type="float">
            <text:p>0.163529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872" calcext:value-type="float">
            <text:p>87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84" calcext:value-type="float">
            <text:p>20184</text:p>
          </table:table-cell>
          <table:table-cell office:value-type="float" office:value="17312" calcext:value-type="float">
            <text:p>17312</text:p>
          </table:table-cell>
          <table:table-cell office:value-type="float" office:value="498" calcext:value-type="float">
            <text:p>498</text:p>
          </table:table-cell>
          <table:table-cell office:value-type="float" office:value="427" calcext:value-type="float">
            <text:p>427</text:p>
          </table:table-cell>
          <table:table-cell office:value-type="float" office:value="1.26856" calcext:value-type="float">
            <text:p>1.26856</text:p>
          </table:table-cell>
          <table:table-cell office:value-type="float" office:value="18.132041" calcext:value-type="float">
            <text:p>18.132041</text:p>
          </table:table-cell>
          <table:table-cell office:value-type="float" office:value="16.863481" calcext:value-type="float">
            <text:p>16.863481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.259074" calcext:value-type="float">
            <text:p>1.259074</text:p>
          </table:table-cell>
          <table:table-cell office:value-type="float" office:value="17.078286" calcext:value-type="float">
            <text:p>17.078286</text:p>
          </table:table-cell>
          <table:table-cell office:value-type="float" office:value="15.819212" calcext:value-type="float">
            <text:p>15.81921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275339" calcext:value-type="float">
            <text:p>1.275339</text:p>
          </table:table-cell>
          <table:table-cell office:value-type="float" office:value="17.579263" calcext:value-type="float">
            <text:p>17.579263</text:p>
          </table:table-cell>
          <table:table-cell office:value-type="float" office:value="16.303925" calcext:value-type="float">
            <text:p>16.30392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252" calcext:value-type="float">
            <text:p>25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464" calcext:value-type="float">
            <text:p>4464</text:p>
          </table:table-cell>
          <table:table-cell office:value-type="float" office:value="4368" calcext:value-type="float">
            <text:p>436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3.874537" calcext:value-type="float">
            <text:p>3.874537</text:p>
          </table:table-cell>
          <table:table-cell office:value-type="float" office:value="19.475296" calcext:value-type="float">
            <text:p>19.475296</text:p>
          </table:table-cell>
          <table:table-cell office:value-type="float" office:value="15.600758" calcext:value-type="float">
            <text:p>15.600758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630784" calcext:value-type="float">
            <text:p>0.630784</text:p>
          </table:table-cell>
          <table:table-cell office:value-type="float" office:value="76.469767" calcext:value-type="float">
            <text:p>76.469767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9064" calcext:value-type="float">
            <text:p>1559064</text:p>
          </table:table-cell>
          <table:table-cell office:value-type="float" office:value="914188" calcext:value-type="float">
            <text:p>914188</text:p>
          </table:table-cell>
          <table:table-cell office:value-type="float" office:value="1482" calcext:value-type="float">
            <text:p>1482</text:p>
          </table:table-cell>
          <table:table-cell office:value-type="float" office:value="869" calcext:value-type="float">
            <text:p>869</text:p>
          </table:table-cell>
          <table:table-cell office:value-type="float" office:value="1.015262" calcext:value-type="float">
            <text:p>1.015262</text:p>
          </table:table-cell>
          <table:table-cell office:value-type="float" office:value="20.448578" calcext:value-type="float">
            <text:p>20.448578</text:p>
          </table:table-cell>
          <table:table-cell office:value-type="float" office:value="19.433315" calcext:value-type="float">
            <text:p>19.433315</text:p>
          </table:table-cell>
          <table:table-cell office:value-type="float" office:value="0.376338" calcext:value-type="float">
            <text:p>0.376338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9064" calcext:value-type="float">
            <text:p>1559064</text:p>
          </table:table-cell>
          <table:table-cell office:value-type="float" office:value="321912" calcext:value-type="float">
            <text:p>321912</text:p>
          </table:table-cell>
          <table:table-cell office:value-type="float" office:value="1482" calcext:value-type="float">
            <text:p>1482</text:p>
          </table:table-cell>
          <table:table-cell office:value-type="float" office:value="306" calcext:value-type="float">
            <text:p>306</text:p>
          </table:table-cell>
          <table:table-cell office:value-type="float" office:value="1.091735" calcext:value-type="float">
            <text:p>1.091735</text:p>
          </table:table-cell>
          <table:table-cell office:value-type="float" office:value="20.594914" calcext:value-type="float">
            <text:p>20.594914</text:p>
          </table:table-cell>
          <table:table-cell office:value-type="float" office:value="19.503179" calcext:value-type="float">
            <text:p>19.503179</text:p>
          </table:table-cell>
          <table:table-cell office:value-type="float" office:value="0.132045" calcext:value-type="float">
            <text:p>0.132045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845" calcext:value-type="float">
            <text:p>845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032" calcext:value-type="float">
            <text:p>26032</text:p>
          </table:table-cell>
          <table:table-cell office:value-type="float" office:value="22104" calcext:value-type="float">
            <text:p>22104</text:p>
          </table:table-cell>
          <table:table-cell office:value-type="float" office:value="644" calcext:value-type="float">
            <text:p>644</text:p>
          </table:table-cell>
          <table:table-cell office:value-type="float" office:value="546" calcext:value-type="float">
            <text:p>546</text:p>
          </table:table-cell>
          <table:table-cell office:value-type="float" office:value="1.035149" calcext:value-type="float">
            <text:p>1.035149</text:p>
          </table:table-cell>
          <table:table-cell office:value-type="float" office:value="20.765367" calcext:value-type="float">
            <text:p>20.765367</text:p>
          </table:table-cell>
          <table:table-cell office:value-type="float" office:value="19.730218" calcext:value-type="float">
            <text:p>19.730218</text:p>
          </table:table-cell>
          <table:table-cell office:value-type="float" office:value="0.008962" calcext:value-type="float">
            <text:p>0.008962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6" calcext:value-type="float">
            <text:p>1216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.023293" calcext:value-type="float">
            <text:p>1.023293</text:p>
          </table:table-cell>
          <table:table-cell office:value-type="float" office:value="20.763761" calcext:value-type="float">
            <text:p>20.763761</text:p>
          </table:table-cell>
          <table:table-cell office:value-type="float" office:value="19.740467" calcext:value-type="float">
            <text:p>19.74046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276" calcext:value-type="float">
            <text:p>2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92" calcext:value-type="float">
            <text:p>792</text:p>
          </table:table-cell>
          <table:table-cell office:value-type="float" office:value="732" calcext:value-type="float">
            <text:p>73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.050331" calcext:value-type="float">
            <text:p>1.050331</text:p>
          </table:table-cell>
          <table:table-cell office:value-type="float" office:value="19.468551" calcext:value-type="float">
            <text:p>19.468551</text:p>
          </table:table-cell>
          <table:table-cell office:value-type="float" office:value="18.41822" calcext:value-type="float">
            <text:p>18.41822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110" calcext:value-type="float">
            <text:p>4110</text:p>
          </table:table-cell>
          <table:table-cell office:value-type="float" office:value="3870" calcext:value-type="float">
            <text:p>387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3.517651" calcext:value-type="float">
            <text:p>3.517651</text:p>
          </table:table-cell>
          <table:table-cell office:value-type="float" office:value="20.766721" calcext:value-type="float">
            <text:p>20.766721</text:p>
          </table:table-cell>
          <table:table-cell office:value-type="float" office:value="17.249071" calcext:value-type="float">
            <text:p>17.249071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638976" calcext:value-type="float">
            <text:p>0.638976</text:p>
          </table:table-cell>
          <table:table-cell office:value-type="float" office:value="72.637209" calcext:value-type="float">
            <text:p>72.637209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9052" calcext:value-type="float">
            <text:p>1579052</text:p>
          </table:table-cell>
          <table:table-cell office:value-type="float" office:value="447100" calcext:value-type="float">
            <text:p>447100</text:p>
          </table:table-cell>
          <table:table-cell office:value-type="float" office:value="1501" calcext:value-type="float">
            <text:p>1501</text:p>
          </table:table-cell>
          <table:table-cell office:value-type="float" office:value="425" calcext:value-type="float">
            <text:p>425</text:p>
          </table:table-cell>
          <table:table-cell office:value-type="float" office:value="1.013402" calcext:value-type="float">
            <text:p>1.013402</text:p>
          </table:table-cell>
          <table:table-cell office:value-type="float" office:value="9.341198" calcext:value-type="float">
            <text:p>9.341198</text:p>
          </table:table-cell>
          <table:table-cell office:value-type="float" office:value="8.327796" calcext:value-type="float">
            <text:p>8.327796</text:p>
          </table:table-cell>
          <table:table-cell office:value-type="float" office:value="0.429501" calcext:value-type="float">
            <text:p>0.429501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9052" calcext:value-type="float">
            <text:p>1579052</text:p>
          </table:table-cell>
          <table:table-cell office:value-type="float" office:value="215660" calcext:value-type="float">
            <text:p>215660</text:p>
          </table:table-cell>
          <table:table-cell office:value-type="float" office:value="1501" calcext:value-type="float">
            <text:p>1501</text:p>
          </table:table-cell>
          <table:table-cell office:value-type="float" office:value="205" calcext:value-type="float">
            <text:p>205</text:p>
          </table:table-cell>
          <table:table-cell office:value-type="float" office:value="1.074429" calcext:value-type="float">
            <text:p>1.074429</text:p>
          </table:table-cell>
          <table:table-cell office:value-type="float" office:value="8.518741" calcext:value-type="float">
            <text:p>8.518741</text:p>
          </table:table-cell>
          <table:table-cell office:value-type="float" office:value="7.444312" calcext:value-type="float">
            <text:p>7.444312</text:p>
          </table:table-cell>
          <table:table-cell office:value-type="float" office:value="0.231758" calcext:value-type="float">
            <text:p>0.231758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2" calcext:value-type="float">
            <text:p>8152</text:p>
          </table:table-cell>
          <table:table-cell office:value-type="float" office:value="5112" calcext:value-type="float">
            <text:p>5112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office:value-type="float" office:value="1.034249" calcext:value-type="float">
            <text:p>1.034249</text:p>
          </table:table-cell>
          <table:table-cell office:value-type="float" office:value="9.335756" calcext:value-type="float">
            <text:p>9.335756</text:p>
          </table:table-cell>
          <table:table-cell office:value-type="float" office:value="8.301506" calcext:value-type="float">
            <text:p>8.301506</text:p>
          </table:table-cell>
          <table:table-cell office:value-type="float" office:value="0.004926" calcext:value-type="float">
            <text:p>0.004926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2" calcext:value-type="float">
            <text:p>712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022763" calcext:value-type="float">
            <text:p>1.022763</text:p>
          </table:table-cell>
          <table:table-cell office:value-type="float" office:value="9.317594" calcext:value-type="float">
            <text:p>9.317594</text:p>
          </table:table-cell>
          <table:table-cell office:value-type="float" office:value="8.294831" calcext:value-type="float">
            <text:p>8.29483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049531" calcext:value-type="float">
            <text:p>1.049531</text:p>
          </table:table-cell>
          <table:table-cell office:value-type="float" office:value="7.713873" calcext:value-type="float">
            <text:p>7.713873</text:p>
          </table:table-cell>
          <table:table-cell office:value-type="float" office:value="6.664342" calcext:value-type="float">
            <text:p>6.664342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264" calcext:value-type="float">
            <text:p>32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.11194" calcext:value-type="float">
            <text:p>3.11194</text:p>
          </table:table-cell>
          <table:table-cell office:value-type="float" office:value="9.385576" calcext:value-type="float">
            <text:p>9.385576</text:p>
          </table:table-cell>
          <table:table-cell office:value-type="float" office:value="6.273635" calcext:value-type="float">
            <text:p>6.273635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647168" calcext:value-type="float">
            <text:p>0.647168</text:p>
          </table:table-cell>
          <table:table-cell office:value-type="float" office:value="85.353488" calcext:value-type="float">
            <text:p>85.353488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374512" calcext:value-type="float">
            <text:p>374512</text:p>
          </table:table-cell>
          <table:table-cell office:value-type="float" office:value="1520" calcext:value-type="float">
            <text:p>1520</text:p>
          </table:table-cell>
          <table:table-cell office:value-type="float" office:value="356" calcext:value-type="float">
            <text:p>356</text:p>
          </table:table-cell>
          <table:table-cell office:value-type="float" office:value="1.015692" calcext:value-type="float">
            <text:p>1.015692</text:p>
          </table:table-cell>
          <table:table-cell office:value-type="float" office:value="9.521526" calcext:value-type="float">
            <text:p>9.521526</text:p>
          </table:table-cell>
          <table:table-cell office:value-type="float" office:value="8.505834" calcext:value-type="float">
            <text:p>8.505834</text:p>
          </table:table-cell>
          <table:table-cell office:value-type="float" office:value="0.35224" calcext:value-type="float">
            <text:p>0.35224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165164" calcext:value-type="float">
            <text:p>165164</text:p>
          </table:table-cell>
          <table:table-cell office:value-type="float" office:value="1520" calcext:value-type="float">
            <text:p>1520</text:p>
          </table:table-cell>
          <table:table-cell office:value-type="float" office:value="157" calcext:value-type="float">
            <text:p>157</text:p>
          </table:table-cell>
          <table:table-cell office:value-type="float" office:value="1.071337" calcext:value-type="float">
            <text:p>1.071337</text:p>
          </table:table-cell>
          <table:table-cell office:value-type="float" office:value="8.055094" calcext:value-type="float">
            <text:p>8.055094</text:p>
          </table:table-cell>
          <table:table-cell office:value-type="float" office:value="6.983757" calcext:value-type="float">
            <text:p>6.983757</text:p>
          </table:table-cell>
          <table:table-cell office:value-type="float" office:value="0.189198" calcext:value-type="float">
            <text:p>0.189198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746" calcext:value-type="float">
            <text:p>74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80" calcext:value-type="float">
            <text:p>6280</text:p>
          </table:table-cell>
          <table:table-cell office:value-type="float" office:value="4072" calcext:value-type="float">
            <text:p>4072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1.031605" calcext:value-type="float">
            <text:p>1.031605</text:p>
          </table:table-cell>
          <table:table-cell office:value-type="float" office:value="9.528562" calcext:value-type="float">
            <text:p>9.528562</text:p>
          </table:table-cell>
          <table:table-cell office:value-type="float" office:value="8.496957" calcext:value-type="float">
            <text:p>8.496957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8" calcext:value-type="float">
            <text:p>848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030158" calcext:value-type="float">
            <text:p>1.030158</text:p>
          </table:table-cell>
          <table:table-cell office:value-type="float" office:value="6.409891" calcext:value-type="float">
            <text:p>6.409891</text:p>
          </table:table-cell>
          <table:table-cell office:value-type="float" office:value="5.379733" calcext:value-type="float">
            <text:p>5.37973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9309" calcext:value-type="float">
            <text:p>1.049309</text:p>
          </table:table-cell>
          <table:table-cell office:value-type="float" office:value="9.427723" calcext:value-type="float">
            <text:p>9.427723</text:p>
          </table:table-cell>
          <table:table-cell office:value-type="float" office:value="8.378414" calcext:value-type="float">
            <text:p>8.37841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12" calcext:value-type="float">
            <text:p>211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.045613" calcext:value-type="float">
            <text:p>3.045613</text:p>
          </table:table-cell>
          <table:table-cell office:value-type="float" office:value="9.536653" calcext:value-type="float">
            <text:p>9.536653</text:p>
          </table:table-cell>
          <table:table-cell office:value-type="float" office:value="6.49104" calcext:value-type="float">
            <text:p>6.49104</text:p>
          </table:table-cell>
          <table:table-cell office:value-type="float" office:value="0.002603" calcext:value-type="float">
            <text:p>0.002603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89.748837" calcext:value-type="float">
            <text:p>89.7488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0080" calcext:value-type="float">
            <text:p>1620080</text:p>
          </table:table-cell>
          <table:table-cell office:value-type="float" office:value="530208" calcext:value-type="float">
            <text:p>530208</text:p>
          </table:table-cell>
          <table:table-cell office:value-type="float" office:value="1540" calcext:value-type="float">
            <text:p>1540</text:p>
          </table:table-cell>
          <table:table-cell office:value-type="float" office:value="504" calcext:value-type="float">
            <text:p>504</text:p>
          </table:table-cell>
          <table:table-cell office:value-type="float" office:value="1.008282" calcext:value-type="float">
            <text:p>1.008282</text:p>
          </table:table-cell>
          <table:table-cell office:value-type="float" office:value="10.554122" calcext:value-type="float">
            <text:p>10.554122</text:p>
          </table:table-cell>
          <table:table-cell office:value-type="float" office:value="9.54584" calcext:value-type="float">
            <text:p>9.54584</text:p>
          </table:table-cell>
          <table:table-cell office:value-type="float" office:value="0.444347" calcext:value-type="float">
            <text:p>0.444347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9028" calcext:value-type="float">
            <text:p>1619028</text:p>
          </table:table-cell>
          <table:table-cell office:value-type="float" office:value="265104" calcext:value-type="float">
            <text:p>265104</text:p>
          </table:table-cell>
          <table:table-cell office:value-type="float" office:value="1539" calcext:value-type="float">
            <text:p>1539</text:p>
          </table:table-cell>
          <table:table-cell office:value-type="float" office:value="252" calcext:value-type="float">
            <text:p>252</text:p>
          </table:table-cell>
          <table:table-cell office:value-type="float" office:value="1.078761" calcext:value-type="float">
            <text:p>1.078761</text:p>
          </table:table-cell>
          <table:table-cell office:value-type="float" office:value="10.50821" calcext:value-type="float">
            <text:p>10.50821</text:p>
          </table:table-cell>
          <table:table-cell office:value-type="float" office:value="9.429449" calcext:value-type="float">
            <text:p>9.429449</text:p>
          </table:table-cell>
          <table:table-cell office:value-type="float" office:value="0.224916" calcext:value-type="float">
            <text:p>0.224916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774" calcext:value-type="float">
            <text:p>77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56" calcext:value-type="float">
            <text:p>5056</text:p>
          </table:table-cell>
          <table:table-cell office:value-type="float" office:value="3064" calcext:value-type="float">
            <text:p>3064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1.033679" calcext:value-type="float">
            <text:p>1.033679</text:p>
          </table:table-cell>
          <table:table-cell office:value-type="float" office:value="10.555497" calcext:value-type="float">
            <text:p>10.555497</text:p>
          </table:table-cell>
          <table:table-cell office:value-type="float" office:value="9.521818" calcext:value-type="float">
            <text:p>9.521818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022073" calcext:value-type="float">
            <text:p>1.022073</text:p>
          </table:table-cell>
          <table:table-cell office:value-type="float" office:value="7.890782" calcext:value-type="float">
            <text:p>7.890782</text:p>
          </table:table-cell>
          <table:table-cell office:value-type="float" office:value="6.868708" calcext:value-type="float">
            <text:p>6.86870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282" calcext:value-type="float">
            <text:p>28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2" calcext:value-type="float">
            <text:p>372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40918" calcext:value-type="float">
            <text:p>1.040918</text:p>
          </table:table-cell>
          <table:table-cell office:value-type="float" office:value="10.542938" calcext:value-type="float">
            <text:p>10.542938</text:p>
          </table:table-cell>
          <table:table-cell office:value-type="float" office:value="9.50202" calcext:value-type="float">
            <text:p>9.5020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191" calcext:value-type="float">
            <text:p>191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536" calcext:value-type="float">
            <text:p>1536</text:p>
          </table:table-cell>
          <table:table-cell office:value-type="float" office:value="1488" calcext:value-type="float">
            <text:p>148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.175824" calcext:value-type="float">
            <text:p>4.175824</text:p>
          </table:table-cell>
          <table:table-cell office:value-type="float" office:value="10.535988" calcext:value-type="float">
            <text:p>10.535988</text:p>
          </table:table-cell>
          <table:table-cell office:value-type="float" office:value="6.360164" calcext:value-type="float">
            <text:p>6.360164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90.516279" calcext:value-type="float">
            <text:p>90.516279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1336040" calcext:value-type="float">
            <text:p>1336040</text:p>
          </table:table-cell>
          <table:table-cell office:value-type="float" office:value="1558" calcext:value-type="float">
            <text:p>1558</text:p>
          </table:table-cell>
          <table:table-cell office:value-type="float" office:value="1270" calcext:value-type="float">
            <text:p>1270</text:p>
          </table:table-cell>
          <table:table-cell office:value-type="float" office:value="1.014353" calcext:value-type="float">
            <text:p>1.014353</text:p>
          </table:table-cell>
          <table:table-cell office:value-type="float" office:value="20.828213" calcext:value-type="float">
            <text:p>20.828213</text:p>
          </table:table-cell>
          <table:table-cell office:value-type="float" office:value="19.81386" calcext:value-type="float">
            <text:p>19.81386</text:p>
          </table:table-cell>
          <table:table-cell office:value-type="float" office:value="0.539437" calcext:value-type="float">
            <text:p>0.539437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337692" calcext:value-type="float">
            <text:p>337692</text:p>
          </table:table-cell>
          <table:table-cell office:value-type="float" office:value="1558" calcext:value-type="float">
            <text:p>1558</text:p>
          </table:table-cell>
          <table:table-cell office:value-type="float" office:value="321" calcext:value-type="float">
            <text:p>321</text:p>
          </table:table-cell>
          <table:table-cell office:value-type="float" office:value="1.074267" calcext:value-type="float">
            <text:p>1.074267</text:p>
          </table:table-cell>
          <table:table-cell office:value-type="float" office:value="19.203799" calcext:value-type="float">
            <text:p>19.203799</text:p>
          </table:table-cell>
          <table:table-cell office:value-type="float" office:value="18.129532" calcext:value-type="float">
            <text:p>18.129532</text:p>
          </table:table-cell>
          <table:table-cell office:value-type="float" office:value="0.149013" calcext:value-type="float">
            <text:p>0.149013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868" calcext:value-type="float">
            <text:p>86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36" calcext:value-type="float">
            <text:p>9336</text:p>
          </table:table-cell>
          <table:table-cell office:value-type="float" office:value="8136" calcext:value-type="float">
            <text:p>813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.034779" calcext:value-type="float">
            <text:p>1.034779</text:p>
          </table:table-cell>
          <table:table-cell office:value-type="float" office:value="19.340164" calcext:value-type="float">
            <text:p>19.340164</text:p>
          </table:table-cell>
          <table:table-cell office:value-type="float" office:value="18.305384" calcext:value-type="float">
            <text:p>18.305384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22424" calcext:value-type="float">
            <text:p>1.022424</text:p>
          </table:table-cell>
          <table:table-cell office:value-type="float" office:value="17.940444" calcext:value-type="float">
            <text:p>17.940444</text:p>
          </table:table-cell>
          <table:table-cell office:value-type="float" office:value="16.91802" calcext:value-type="float">
            <text:p>16.9180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8401" calcext:value-type="float">
            <text:p>1.048401</text:p>
          </table:table-cell>
          <table:table-cell office:value-type="float" office:value="19.021797" calcext:value-type="float">
            <text:p>19.021797</text:p>
          </table:table-cell>
          <table:table-cell office:value-type="float" office:value="17.973397" calcext:value-type="float">
            <text:p>17.9733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1744" calcext:value-type="float">
            <text:p>0.671744</text:p>
          </table:table-cell>
          <table:table-cell office:value-type="float" office:value="39.706977" calcext:value-type="float">
            <text:p>39.706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634356" calcext:value-type="float">
            <text:p>634356</text:p>
          </table:table-cell>
          <table:table-cell office:value-type="float" office:value="1577" calcext:value-type="float">
            <text:p>1577</text:p>
          </table:table-cell>
          <table:table-cell office:value-type="float" office:value="603" calcext:value-type="float">
            <text:p>603</text:p>
          </table:table-cell>
          <table:table-cell office:value-type="float" office:value="1.015293" calcext:value-type="float">
            <text:p>1.015293</text:p>
          </table:table-cell>
          <table:table-cell office:value-type="float" office:value="10.092852" calcext:value-type="float">
            <text:p>10.092852</text:p>
          </table:table-cell>
          <table:table-cell office:value-type="float" office:value="9.07756" calcext:value-type="float">
            <text:p>9.07756</text:p>
          </table:table-cell>
          <table:table-cell office:value-type="float" office:value="0.559054" calcext:value-type="float">
            <text:p>0.559054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302976" calcext:value-type="float">
            <text:p>302976</text:p>
          </table:table-cell>
          <table:table-cell office:value-type="float" office:value="1577" calcext:value-type="float">
            <text:p>1577</text:p>
          </table:table-cell>
          <table:table-cell office:value-type="float" office:value="288" calcext:value-type="float">
            <text:p>288</text:p>
          </table:table-cell>
          <table:table-cell office:value-type="float" office:value="1.104863" calcext:value-type="float">
            <text:p>1.104863</text:p>
          </table:table-cell>
          <table:table-cell office:value-type="float" office:value="10.061136" calcext:value-type="float">
            <text:p>10.061136</text:p>
          </table:table-cell>
          <table:table-cell office:value-type="float" office:value="8.956273" calcext:value-type="float">
            <text:p>8.956273</text:p>
          </table:table-cell>
          <table:table-cell office:value-type="float" office:value="0.270627" calcext:value-type="float">
            <text:p>0.270627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735" calcext:value-type="float">
            <text:p>735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40" calcext:value-type="float">
            <text:p>3840</text:p>
          </table:table-cell>
          <table:table-cell office:value-type="float" office:value="1968" calcext:value-type="float">
            <text:p>1968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.03291" calcext:value-type="float">
            <text:p>1.03291</text:p>
          </table:table-cell>
          <table:table-cell office:value-type="float" office:value="10.099668" calcext:value-type="float">
            <text:p>10.099668</text:p>
          </table:table-cell>
          <table:table-cell office:value-type="float" office:value="9.066758" calcext:value-type="float">
            <text:p>9.066758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023364" calcext:value-type="float">
            <text:p>1.023364</text:p>
          </table:table-cell>
          <table:table-cell office:value-type="float" office:value="9.670169" calcext:value-type="float">
            <text:p>9.670169</text:p>
          </table:table-cell>
          <table:table-cell office:value-type="float" office:value="8.646805" calcext:value-type="float">
            <text:p>8.646805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48061" calcext:value-type="float">
            <text:p>1.048061</text:p>
          </table:table-cell>
          <table:table-cell office:value-type="float" office:value="9.770542" calcext:value-type="float">
            <text:p>9.770542</text:p>
          </table:table-cell>
          <table:table-cell office:value-type="float" office:value="8.722481" calcext:value-type="float">
            <text:p>8.72248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20" calcext:value-type="float">
            <text:p>720</text:p>
          </table:table-cell>
          <table:table-cell office:value-type="float" office:value="672" calcext:value-type="float">
            <text:p>67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834969" calcext:value-type="float">
            <text:p>3.834969</text:p>
          </table:table-cell>
          <table:table-cell office:value-type="float" office:value="10.113162" calcext:value-type="float">
            <text:p>10.113162</text:p>
          </table:table-cell>
          <table:table-cell office:value-type="float" office:value="6.278193" calcext:value-type="float">
            <text:p>6.278193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87.116279" calcext:value-type="float">
            <text:p>87.116279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8992" calcext:value-type="float">
            <text:p>1678992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1596" calcext:value-type="float">
            <text:p>1596</text:p>
          </table:table-cell>
          <table:table-cell office:value-type="float" office:value="1024" calcext:value-type="float">
            <text:p>1024</text:p>
          </table:table-cell>
          <table:table-cell office:value-type="float" office:value="1.009333" calcext:value-type="float">
            <text:p>1.009333</text:p>
          </table:table-cell>
          <table:table-cell office:value-type="float" office:value="17.961185" calcext:value-type="float">
            <text:p>17.961185</text:p>
          </table:table-cell>
          <table:table-cell office:value-type="float" office:value="16.951853" calcext:value-type="float">
            <text:p>16.951853</text:p>
          </table:table-cell>
          <table:table-cell office:value-type="float" office:value="0.50838" calcext:value-type="float">
            <text:p>0.50838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8992" calcext:value-type="float">
            <text:p>1678992</text:p>
          </table:table-cell>
          <table:table-cell office:value-type="float" office:value="334536" calcext:value-type="float">
            <text:p>334536</text:p>
          </table:table-cell>
          <table:table-cell office:value-type="float" office:value="1596" calcext:value-type="float">
            <text:p>1596</text:p>
          </table:table-cell>
          <table:table-cell office:value-type="float" office:value="318" calcext:value-type="float">
            <text:p>318</text:p>
          </table:table-cell>
          <table:table-cell office:value-type="float" office:value="1.055843" calcext:value-type="float">
            <text:p>1.055843</text:p>
          </table:table-cell>
          <table:table-cell office:value-type="float" office:value="18.014649" calcext:value-type="float">
            <text:p>18.014649</text:p>
          </table:table-cell>
          <table:table-cell office:value-type="float" office:value="16.958806" calcext:value-type="float">
            <text:p>16.958806</text:p>
          </table:table-cell>
          <table:table-cell office:value-type="float" office:value="0.157811" calcext:value-type="float">
            <text:p>0.157811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891" calcext:value-type="float">
            <text:p>89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928" calcext:value-type="float">
            <text:p>14928</text:p>
          </table:table-cell>
          <table:table-cell office:value-type="float" office:value="10936" calcext:value-type="float">
            <text:p>10936</text:p>
          </table:table-cell>
          <table:table-cell office:value-type="float" office:value="367" calcext:value-type="float">
            <text:p>367</text:p>
          </table:table-cell>
          <table:table-cell office:value-type="float" office:value="269" calcext:value-type="float">
            <text:p>269</text:p>
          </table:table-cell>
          <table:table-cell office:value-type="float" office:value="1.023607" calcext:value-type="float">
            <text:p>1.023607</text:p>
          </table:table-cell>
          <table:table-cell office:value-type="float" office:value="18.009146" calcext:value-type="float">
            <text:p>18.009146</text:p>
          </table:table-cell>
          <table:table-cell office:value-type="float" office:value="16.985539" calcext:value-type="float">
            <text:p>16.985539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0" calcext:value-type="float">
            <text:p>840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019504" calcext:value-type="float">
            <text:p>1.019504</text:p>
          </table:table-cell>
          <table:table-cell office:value-type="float" office:value="16.452878" calcext:value-type="float">
            <text:p>16.452878</text:p>
          </table:table-cell>
          <table:table-cell office:value-type="float" office:value="15.433374" calcext:value-type="float">
            <text:p>15.43337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304" calcext:value-type="float">
            <text:p>304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35949" calcext:value-type="float">
            <text:p>1.035949</text:p>
          </table:table-cell>
          <table:table-cell office:value-type="float" office:value="16.451412" calcext:value-type="float">
            <text:p>16.451412</text:p>
          </table:table-cell>
          <table:table-cell office:value-type="float" office:value="15.415463" calcext:value-type="float">
            <text:p>15.41546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281" calcext:value-type="float">
            <text:p>28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224" calcext:value-type="float">
            <text:p>4224</text:p>
          </table:table-cell>
          <table:table-cell office:value-type="float" office:value="4128" calcext:value-type="float">
            <text:p>412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3.936026" calcext:value-type="float">
            <text:p>3.936026</text:p>
          </table:table-cell>
          <table:table-cell office:value-type="float" office:value="18.017118" calcext:value-type="float">
            <text:p>18.017118</text:p>
          </table:table-cell>
          <table:table-cell office:value-type="float" office:value="14.081092" calcext:value-type="float">
            <text:p>14.081092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72.674419" calcext:value-type="float">
            <text:p>72.674419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8980" calcext:value-type="float">
            <text:p>1698980</text:p>
          </table:table-cell>
          <table:table-cell office:value-type="float" office:value="315600" calcext:value-type="float">
            <text:p>315600</text:p>
          </table:table-cell>
          <table:table-cell office:value-type="float" office:value="1615" calcext:value-type="float">
            <text:p>1615</text:p>
          </table:table-cell>
          <table:table-cell office:value-type="float" office:value="300" calcext:value-type="float">
            <text:p>300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6.995674" calcext:value-type="float">
            <text:p>6.995674</text:p>
          </table:table-cell>
          <table:table-cell office:value-type="float" office:value="5.986312" calcext:value-type="float">
            <text:p>5.986312</text:p>
          </table:table-cell>
          <table:table-cell office:value-type="float" office:value="0.421762" calcext:value-type="float">
            <text:p>0.421762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8980" calcext:value-type="float">
            <text:p>1698980</text:p>
          </table:table-cell>
          <table:table-cell office:value-type="float" office:value="165164" calcext:value-type="float">
            <text:p>165164</text:p>
          </table:table-cell>
          <table:table-cell office:value-type="float" office:value="1615" calcext:value-type="float">
            <text:p>1615</text:p>
          </table:table-cell>
          <table:table-cell office:value-type="float" office:value="157" calcext:value-type="float">
            <text:p>157</text:p>
          </table:table-cell>
          <table:table-cell office:value-type="float" office:value="1.114654" calcext:value-type="float">
            <text:p>1.114654</text:p>
          </table:table-cell>
          <table:table-cell office:value-type="float" office:value="7.019216" calcext:value-type="float">
            <text:p>7.019216</text:p>
          </table:table-cell>
          <table:table-cell office:value-type="float" office:value="5.904562" calcext:value-type="float">
            <text:p>5.904562</text:p>
          </table:table-cell>
          <table:table-cell office:value-type="float" office:value="0.223778" calcext:value-type="float">
            <text:p>0.223778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712" calcext:value-type="float">
            <text:p>71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64" calcext:value-type="float">
            <text:p>6264</text:p>
          </table:table-cell>
          <table:table-cell office:value-type="float" office:value="3504" calcext:value-type="float">
            <text:p>3504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1.046748" calcext:value-type="float">
            <text:p>1.046748</text:p>
          </table:table-cell>
          <table:table-cell office:value-type="float" office:value="7.008092" calcext:value-type="float">
            <text:p>7.008092</text:p>
          </table:table-cell>
          <table:table-cell office:value-type="float" office:value="5.961344" calcext:value-type="float">
            <text:p>5.961344</text:p>
          </table:table-cell>
          <table:table-cell office:value-type="float" office:value="0.004702" calcext:value-type="float">
            <text:p>0.004702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2" calcext:value-type="float">
            <text:p>712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044371" calcext:value-type="float">
            <text:p>1.044371</text:p>
          </table:table-cell>
          <table:table-cell office:value-type="float" office:value="6.703434" calcext:value-type="float">
            <text:p>6.703434</text:p>
          </table:table-cell>
          <table:table-cell office:value-type="float" office:value="5.659062" calcext:value-type="float">
            <text:p>5.65906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08162" calcext:value-type="float">
            <text:p>1.08162</text:p>
          </table:table-cell>
          <table:table-cell office:value-type="float" office:value="6.243369" calcext:value-type="float">
            <text:p>6.243369</text:p>
          </table:table-cell>
          <table:table-cell office:value-type="float" office:value="5.161749" calcext:value-type="float">
            <text:p>5.16174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.73327" calcext:value-type="float">
            <text:p>3.73327</text:p>
          </table:table-cell>
          <table:table-cell office:value-type="float" office:value="7.03378" calcext:value-type="float">
            <text:p>7.03378</text:p>
          </table:table-cell>
          <table:table-cell office:value-type="float" office:value="3.30051" calcext:value-type="float">
            <text:p>3.30051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91.865116" calcext:value-type="float">
            <text:p>91.865116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968" calcext:value-type="float">
            <text:p>1718968</text:p>
          </table:table-cell>
          <table:table-cell office:value-type="float" office:value="908928" calcext:value-type="float">
            <text:p>908928</text:p>
          </table:table-cell>
          <table:table-cell office:value-type="float" office:value="1634" calcext:value-type="float">
            <text:p>1634</text:p>
          </table:table-cell>
          <table:table-cell office:value-type="float" office:value="864" calcext:value-type="float">
            <text:p>864</text:p>
          </table:table-cell>
          <table:table-cell office:value-type="float" office:value="1.013353" calcext:value-type="float">
            <text:p>1.013353</text:p>
          </table:table-cell>
          <table:table-cell office:value-type="float" office:value="13.425307" calcext:value-type="float">
            <text:p>13.425307</text:p>
          </table:table-cell>
          <table:table-cell office:value-type="float" office:value="12.411955" calcext:value-type="float">
            <text:p>12.411955</text:p>
          </table:table-cell>
          <table:table-cell office:value-type="float" office:value="0.58584" calcext:value-type="float">
            <text:p>0.58584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968" calcext:value-type="float">
            <text:p>1718968</text:p>
          </table:table-cell>
          <table:table-cell office:value-type="float" office:value="285092" calcext:value-type="float">
            <text:p>285092</text:p>
          </table:table-cell>
          <table:table-cell office:value-type="float" office:value="1634" calcext:value-type="float">
            <text:p>1634</text:p>
          </table:table-cell>
          <table:table-cell office:value-type="float" office:value="271" calcext:value-type="float">
            <text:p>271</text:p>
          </table:table-cell>
          <table:table-cell office:value-type="float" office:value="1.074949" calcext:value-type="float">
            <text:p>1.074949</text:p>
          </table:table-cell>
          <table:table-cell office:value-type="float" office:value="13.414423" calcext:value-type="float">
            <text:p>13.414423</text:p>
          </table:table-cell>
          <table:table-cell office:value-type="float" office:value="12.339474" calcext:value-type="float">
            <text:p>12.339474</text:p>
          </table:table-cell>
          <table:table-cell office:value-type="float" office:value="0.184833" calcext:value-type="float">
            <text:p>0.184833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767" calcext:value-type="float">
            <text:p>767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12" calcext:value-type="float">
            <text:p>8912</text:p>
          </table:table-cell>
          <table:table-cell office:value-type="float" office:value="2712" calcext:value-type="float">
            <text:p>2712</text:p>
          </table:table-cell>
          <table:table-cell office:value-type="float" office:value="219" calcext:value-type="float">
            <text:p>219</text:p>
          </table:table-cell>
          <table:table-cell office:value-type="float" office:value="65" calcext:value-type="float">
            <text:p>65</text:p>
          </table:table-cell>
          <table:table-cell office:value-type="float" office:value="1.03235" calcext:value-type="float">
            <text:p>1.03235</text:p>
          </table:table-cell>
          <table:table-cell office:value-type="float" office:value="13.163202" calcext:value-type="float">
            <text:p>13.163202</text:p>
          </table:table-cell>
          <table:table-cell office:value-type="float" office:value="12.130852" calcext:value-type="float">
            <text:p>12.130852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021364" calcext:value-type="float">
            <text:p>1.021364</text:p>
          </table:table-cell>
          <table:table-cell office:value-type="float" office:value="12.658035" calcext:value-type="float">
            <text:p>12.658035</text:p>
          </table:table-cell>
          <table:table-cell office:value-type="float" office:value="11.636671" calcext:value-type="float">
            <text:p>11.636671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38909" calcext:value-type="float">
            <text:p>1.038909</text:p>
          </table:table-cell>
          <table:table-cell office:value-type="float" office:value="13.426901" calcext:value-type="float">
            <text:p>13.426901</text:p>
          </table:table-cell>
          <table:table-cell office:value-type="float" office:value="12.387993" calcext:value-type="float">
            <text:p>12.38799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231" calcext:value-type="float">
            <text:p>231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600" calcext:value-type="float">
            <text:p>3600</text:p>
          </table:table-cell>
          <table:table-cell office:value-type="float" office:value="3408" calcext:value-type="float">
            <text:p>34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4.642977" calcext:value-type="float">
            <text:p>4.642977</text:p>
          </table:table-cell>
          <table:table-cell office:value-type="float" office:value="13.365063" calcext:value-type="float">
            <text:p>13.365063</text:p>
          </table:table-cell>
          <table:table-cell office:value-type="float" office:value="8.722086" calcext:value-type="float">
            <text:p>8.722086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78.251163" calcext:value-type="float">
            <text:p>78.25116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8956" calcext:value-type="float">
            <text:p>1738956</text:p>
          </table:table-cell>
          <table:table-cell office:value-type="float" office:value="587016" calcext:value-type="float">
            <text:p>587016</text:p>
          </table:table-cell>
          <table:table-cell office:value-type="float" office:value="1653" calcext:value-type="float">
            <text:p>1653</text:p>
          </table:table-cell>
          <table:table-cell office:value-type="float" office:value="558" calcext:value-type="float">
            <text:p>558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10.812202" calcext:value-type="float">
            <text:p>10.812202</text:p>
          </table:table-cell>
          <table:table-cell office:value-type="float" office:value="9.80374" calcext:value-type="float">
            <text:p>9.80374</text:p>
          </table:table-cell>
          <table:table-cell office:value-type="float" office:value="0.479014" calcext:value-type="float">
            <text:p>0.479014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8956" calcext:value-type="float">
            <text:p>1738956</text:p>
          </table:table-cell>
          <table:table-cell office:value-type="float" office:value="206192" calcext:value-type="float">
            <text:p>206192</text:p>
          </table:table-cell>
          <table:table-cell office:value-type="float" office:value="1653" calcext:value-type="float">
            <text:p>1653</text:p>
          </table:table-cell>
          <table:table-cell office:value-type="float" office:value="196" calcext:value-type="float">
            <text:p>196</text:p>
          </table:table-cell>
          <table:table-cell office:value-type="float" office:value="1.068138" calcext:value-type="float">
            <text:p>1.068138</text:p>
          </table:table-cell>
          <table:table-cell office:value-type="float" office:value="11.016588" calcext:value-type="float">
            <text:p>11.016588</text:p>
          </table:table-cell>
          <table:table-cell office:value-type="float" office:value="9.94845" calcext:value-type="float">
            <text:p>9.94845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770" calcext:value-type="float">
            <text:p>77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52" calcext:value-type="float">
            <text:p>10552</text:p>
          </table:table-cell>
          <table:table-cell office:value-type="float" office:value="8280" calcext:value-type="float">
            <text:p>8280</text:p>
          </table:table-cell>
          <table:table-cell office:value-type="float" office:value="260" calcext:value-type="float">
            <text:p>260</text:p>
          </table:table-cell>
          <table:table-cell office:value-type="float" office:value="204" calcext:value-type="float">
            <text:p>204</text:p>
          </table:table-cell>
          <table:table-cell office:value-type="float" office:value="1.025244" calcext:value-type="float">
            <text:p>1.025244</text:p>
          </table:table-cell>
          <table:table-cell office:value-type="float" office:value="11.018243" calcext:value-type="float">
            <text:p>11.018243</text:p>
          </table:table-cell>
          <table:table-cell office:value-type="float" office:value="9.992999" calcext:value-type="float">
            <text:p>9.992999</text:p>
          </table:table-cell>
          <table:table-cell office:value-type="float" office:value="0.006629" calcext:value-type="float">
            <text:p>0.006629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6" calcext:value-type="float">
            <text:p>696</text:p>
          </table:table-cell>
          <table:table-cell office:value-type="float" office:value="504" calcext:value-type="float">
            <text:p>5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023717" calcext:value-type="float">
            <text:p>1.023717</text:p>
          </table:table-cell>
          <table:table-cell office:value-type="float" office:value="10.492446" calcext:value-type="float">
            <text:p>10.492446</text:p>
          </table:table-cell>
          <table:table-cell office:value-type="float" office:value="9.468729" calcext:value-type="float">
            <text:p>9.46872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393" calcext:value-type="float">
            <text:p>393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48" calcext:value-type="float">
            <text:p>348</text:p>
          </table:table-cell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45078" calcext:value-type="float">
            <text:p>1.045078</text:p>
          </table:table-cell>
          <table:table-cell office:value-type="float" office:value="10.46508" calcext:value-type="float">
            <text:p>10.46508</text:p>
          </table:table-cell>
          <table:table-cell office:value-type="float" office:value="9.420002" calcext:value-type="float">
            <text:p>9.42000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304" calcext:value-type="float">
            <text:p>2304</text:p>
          </table:table-cell>
          <table:table-cell office:value-type="float" office:value="1968" calcext:value-type="float">
            <text:p>196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.554815" calcext:value-type="float">
            <text:p>5.554815</text:p>
          </table:table-cell>
          <table:table-cell office:value-type="float" office:value="11.020872" calcext:value-type="float">
            <text:p>11.020872</text:p>
          </table:table-cell>
          <table:table-cell office:value-type="float" office:value="5.466058" calcext:value-type="float">
            <text:p>5.46605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712704" calcext:value-type="float">
            <text:p>0.712704</text:p>
          </table:table-cell>
          <table:table-cell office:value-type="float" office:value="85.465116" calcext:value-type="float">
            <text:p>85.465116</text:p>
          </table:table-cell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59996" calcext:value-type="float">
            <text:p>1759996</text:p>
          </table:table-cell>
          <table:table-cell office:value-type="float" office:value="1096184" calcext:value-type="float">
            <text:p>1096184</text:p>
          </table:table-cell>
          <table:table-cell office:value-type="float" office:value="1673" calcext:value-type="float">
            <text:p>1673</text:p>
          </table:table-cell>
          <table:table-cell office:value-type="float" office:value="1042" calcext:value-type="float">
            <text:p>1042</text:p>
          </table:table-cell>
          <table:table-cell office:value-type="float" office:value="1.011222" calcext:value-type="float">
            <text:p>1.011222</text:p>
          </table:table-cell>
          <table:table-cell office:value-type="float" office:value="20.419875" calcext:value-type="float">
            <text:p>20.419875</text:p>
          </table:table-cell>
          <table:table-cell office:value-type="float" office:value="19.408653" calcext:value-type="float">
            <text:p>19.408653</text:p>
          </table:table-cell>
          <table:table-cell office:value-type="float" office:value="0.451833" calcext:value-type="float">
            <text:p>0.451833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8944" calcext:value-type="float">
            <text:p>1758944</text:p>
          </table:table-cell>
          <table:table-cell office:value-type="float" office:value="275624" calcext:value-type="float">
            <text:p>275624</text:p>
          </table:table-cell>
          <table:table-cell office:value-type="float" office:value="1672" calcext:value-type="float">
            <text:p>1672</text:p>
          </table:table-cell>
          <table:table-cell office:value-type="float" office:value="262" calcext:value-type="float">
            <text:p>262</text:p>
          </table:table-cell>
          <table:table-cell office:value-type="float" office:value="1.071811" calcext:value-type="float">
            <text:p>1.071811</text:p>
          </table:table-cell>
          <table:table-cell office:value-type="float" office:value="21.142834" calcext:value-type="float">
            <text:p>21.142834</text:p>
          </table:table-cell>
          <table:table-cell office:value-type="float" office:value="20.071022" calcext:value-type="float">
            <text:p>20.071022</text:p>
          </table:table-cell>
          <table:table-cell office:value-type="float" office:value="0.109859" calcext:value-type="float">
            <text:p>0.109859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837" calcext:value-type="float">
            <text:p>837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56" calcext:value-type="float">
            <text:p>17256</text:p>
          </table:table-cell>
          <table:table-cell office:value-type="float" office:value="12576" calcext:value-type="float">
            <text:p>12576</text:p>
          </table:table-cell>
          <table:table-cell office:value-type="float" office:value="426" calcext:value-type="float">
            <text:p>426</text:p>
          </table:table-cell>
          <table:table-cell office:value-type="float" office:value="310" calcext:value-type="float">
            <text:p>310</text:p>
          </table:table-cell>
          <table:table-cell office:value-type="float" office:value="1.030099" calcext:value-type="float">
            <text:p>1.030099</text:p>
          </table:table-cell>
          <table:table-cell office:value-type="float" office:value="21.128708" calcext:value-type="float">
            <text:p>21.128708</text:p>
          </table:table-cell>
          <table:table-cell office:value-type="float" office:value="20.098609" calcext:value-type="float">
            <text:p>20.098609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305" calcext:value-type="float">
            <text:p>305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8" calcext:value-type="float">
            <text:p>928</text:p>
          </table:table-cell>
          <table:table-cell office:value-type="float" office:value="528" calcext:value-type="float">
            <text:p>5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019373" calcext:value-type="float">
            <text:p>1.019373</text:p>
          </table:table-cell>
          <table:table-cell office:value-type="float" office:value="21.130155" calcext:value-type="float">
            <text:p>21.130155</text:p>
          </table:table-cell>
          <table:table-cell office:value-type="float" office:value="20.110782" calcext:value-type="float">
            <text:p>20.11078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205" calcext:value-type="float">
            <text:p>205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45991" calcext:value-type="float">
            <text:p>1.045991</text:p>
          </table:table-cell>
          <table:table-cell office:value-type="float" office:value="21.131689" calcext:value-type="float">
            <text:p>21.131689</text:p>
          </table:table-cell>
          <table:table-cell office:value-type="float" office:value="20.085698" calcext:value-type="float">
            <text:p>20.08569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04" calcext:value-type="float">
            <text:p>8304</text:p>
          </table:table-cell>
          <table:table-cell office:value-type="float" office:value="7728" calcext:value-type="float">
            <text:p>7728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3.680334" calcext:value-type="float">
            <text:p>3.680334</text:p>
          </table:table-cell>
          <table:table-cell office:value-type="float" office:value="21.024959" calcext:value-type="float">
            <text:p>21.024959</text:p>
          </table:table-cell>
          <table:table-cell office:value-type="float" office:value="17.344625" calcext:value-type="float">
            <text:p>17.344625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720896" calcext:value-type="float">
            <text:p>0.720896</text:p>
          </table:table-cell>
          <table:table-cell office:value-type="float" office:value="66.12093" calcext:value-type="float">
            <text:p>66.12093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9984" calcext:value-type="float">
            <text:p>1779984</text:p>
          </table:table-cell>
          <table:table-cell office:value-type="float" office:value="462880" calcext:value-type="float">
            <text:p>462880</text:p>
          </table:table-cell>
          <table:table-cell office:value-type="float" office:value="1692" calcext:value-type="float">
            <text:p>1692</text:p>
          </table:table-cell>
          <table:table-cell office:value-type="float" office:value="440" calcext:value-type="float">
            <text:p>440</text:p>
          </table:table-cell>
          <table:table-cell office:value-type="float" office:value="1.012241" calcext:value-type="float">
            <text:p>1.012241</text:p>
          </table:table-cell>
          <table:table-cell office:value-type="float" office:value="8.265607" calcext:value-type="float">
            <text:p>8.265607</text:p>
          </table:table-cell>
          <table:table-cell office:value-type="float" office:value="7.253366" calcext:value-type="float">
            <text:p>7.253366</text:p>
          </table:table-cell>
          <table:table-cell office:value-type="float" office:value="0.510527" calcext:value-type="float">
            <text:p>0.510527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8932" calcext:value-type="float">
            <text:p>1778932</text:p>
          </table:table-cell>
          <table:table-cell office:value-type="float" office:value="211452" calcext:value-type="float">
            <text:p>211452</text:p>
          </table:table-cell>
          <table:table-cell office:value-type="float" office:value="1691" calcext:value-type="float">
            <text:p>1691</text:p>
          </table:table-cell>
          <table:table-cell office:value-type="float" office:value="201" calcext:value-type="float">
            <text:p>201</text:p>
          </table:table-cell>
          <table:table-cell office:value-type="float" office:value="1.070387" calcext:value-type="float">
            <text:p>1.070387</text:p>
          </table:table-cell>
          <table:table-cell office:value-type="float" office:value="6.948914" calcext:value-type="float">
            <text:p>6.948914</text:p>
          </table:table-cell>
          <table:table-cell office:value-type="float" office:value="5.878527" calcext:value-type="float">
            <text:p>5.878527</text:p>
          </table:table-cell>
          <table:table-cell office:value-type="float" office:value="0.287762" calcext:value-type="float">
            <text:p>0.287762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781" calcext:value-type="float">
            <text:p>781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08" calcext:value-type="float">
            <text:p>6808</text:p>
          </table:table-cell>
          <table:table-cell office:value-type="float" office:value="3416" calcext:value-type="float">
            <text:p>3416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1.031199" calcext:value-type="float">
            <text:p>1.031199</text:p>
          </table:table-cell>
          <table:table-cell office:value-type="float" office:value="8.272663" calcext:value-type="float">
            <text:p>8.272663</text:p>
          </table:table-cell>
          <table:table-cell office:value-type="float" office:value="7.241464" calcext:value-type="float">
            <text:p>7.241464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8" calcext:value-type="float">
            <text:p>848</text:p>
          </table:table-cell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020393" calcext:value-type="float">
            <text:p>1.020393</text:p>
          </table:table-cell>
          <table:table-cell office:value-type="float" office:value="6.910685" calcext:value-type="float">
            <text:p>6.910685</text:p>
          </table:table-cell>
          <table:table-cell office:value-type="float" office:value="5.890293" calcext:value-type="float">
            <text:p>5.890293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04644" calcext:value-type="float">
            <text:p>1.04644</text:p>
          </table:table-cell>
          <table:table-cell office:value-type="float" office:value="8.438905" calcext:value-type="float">
            <text:p>8.438905</text:p>
          </table:table-cell>
          <table:table-cell office:value-type="float" office:value="7.392465" calcext:value-type="float">
            <text:p>7.39246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.958576" calcext:value-type="float">
            <text:p>2.958576</text:p>
          </table:table-cell>
          <table:table-cell office:value-type="float" office:value="8.286136" calcext:value-type="float">
            <text:p>8.286136</text:p>
          </table:table-cell>
          <table:table-cell office:value-type="float" office:value="5.327561" calcext:value-type="float">
            <text:p>5.327561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93.651163" calcext:value-type="float">
            <text:p>93.651163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9972" calcext:value-type="float">
            <text:p>1799972</text:p>
          </table:table-cell>
          <table:table-cell office:value-type="float" office:value="326120" calcext:value-type="float">
            <text:p>326120</text:p>
          </table:table-cell>
          <table:table-cell office:value-type="float" office:value="1711" calcext:value-type="float">
            <text:p>1711</text:p>
          </table:table-cell>
          <table:table-cell office:value-type="float" office:value="310" calcext:value-type="float">
            <text:p>31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.219184" calcext:value-type="float">
            <text:p>9.219184</text:p>
          </table:table-cell>
          <table:table-cell office:value-type="float" office:value="8.211902" calcext:value-type="float">
            <text:p>8.211902</text:p>
          </table:table-cell>
          <table:table-cell office:value-type="float" office:value="0.317705" calcext:value-type="float">
            <text:p>0.317705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8920" calcext:value-type="float">
            <text:p>1798920</text:p>
          </table:table-cell>
          <table:table-cell office:value-type="float" office:value="96784" calcext:value-type="float">
            <text:p>96784</text:p>
          </table:table-cell>
          <table:table-cell office:value-type="float" office:value="1710" calcext:value-type="float">
            <text:p>1710</text:p>
          </table:table-cell>
          <table:table-cell office:value-type="float" office:value="92" calcext:value-type="float">
            <text:p>92</text:p>
          </table:table-cell>
          <table:table-cell office:value-type="float" office:value="1.070451" calcext:value-type="float">
            <text:p>1.070451</text:p>
          </table:table-cell>
          <table:table-cell office:value-type="float" office:value="9.056494" calcext:value-type="float">
            <text:p>9.056494</text:p>
          </table:table-cell>
          <table:table-cell office:value-type="float" office:value="7.986043" calcext:value-type="float">
            <text:p>7.986043</text:p>
          </table:table-cell>
          <table:table-cell office:value-type="float" office:value="0.096953" calcext:value-type="float">
            <text:p>0.096953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547" calcext:value-type="float">
            <text:p>547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80" calcext:value-type="float">
            <text:p>10080</text:p>
          </table:table-cell>
          <table:table-cell office:value-type="float" office:value="5976" calcext:value-type="float">
            <text:p>5976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.031169" calcext:value-type="float">
            <text:p>1.031169</text:p>
          </table:table-cell>
          <table:table-cell office:value-type="float" office:value="9.231442" calcext:value-type="float">
            <text:p>9.231442</text:p>
          </table:table-cell>
          <table:table-cell office:value-type="float" office:value="8.200274" calcext:value-type="float">
            <text:p>8.200274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284" calcext:value-type="float">
            <text:p>284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2" calcext:value-type="float">
            <text:p>872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020073" calcext:value-type="float">
            <text:p>1.020073</text:p>
          </table:table-cell>
          <table:table-cell office:value-type="float" office:value="6.437365" calcext:value-type="float">
            <text:p>6.437365</text:p>
          </table:table-cell>
          <table:table-cell office:value-type="float" office:value="5.417292" calcext:value-type="float">
            <text:p>5.41729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6" calcext:value-type="float">
            <text:p>276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04519" calcext:value-type="float">
            <text:p>1.04519</text:p>
          </table:table-cell>
          <table:table-cell office:value-type="float" office:value="8.513373" calcext:value-type="float">
            <text:p>8.513373</text:p>
          </table:table-cell>
          <table:table-cell office:value-type="float" office:value="7.468183" calcext:value-type="float">
            <text:p>7.46818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408" calcext:value-type="float">
            <text:p>3408</text:p>
          </table:table-cell>
          <table:table-cell office:value-type="float" office:value="3264" calcext:value-type="float">
            <text:p>326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.467077" calcext:value-type="float">
            <text:p>3.467077</text:p>
          </table:table-cell>
          <table:table-cell office:value-type="float" office:value="9.124931" calcext:value-type="float">
            <text:p>9.124931</text:p>
          </table:table-cell>
          <table:table-cell office:value-type="float" office:value="5.657854" calcext:value-type="float">
            <text:p>5.657854</text:p>
          </table:table-cell>
          <table:table-cell office:value-type="float" office:value="0.004615" calcext:value-type="float">
            <text:p>0.004615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93.981395" calcext:value-type="float">
            <text:p>93.981395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669072" calcext:value-type="float">
            <text:p>669072</text:p>
          </table:table-cell>
          <table:table-cell office:value-type="float" office:value="1729" calcext:value-type="float">
            <text:p>1729</text:p>
          </table:table-cell>
          <table:table-cell office:value-type="float" office:value="636" calcext:value-type="float">
            <text:p>636</text:p>
          </table:table-cell>
          <table:table-cell office:value-type="float" office:value="1.011421" calcext:value-type="float">
            <text:p>1.011421</text:p>
          </table:table-cell>
          <table:table-cell office:value-type="float" office:value="12.517971" calcext:value-type="float">
            <text:p>12.517971</text:p>
          </table:table-cell>
          <table:table-cell office:value-type="float" office:value="11.506549" calcext:value-type="float">
            <text:p>11.506549</text:p>
          </table:table-cell>
          <table:table-cell office:value-type="float" office:value="0.465176" calcext:value-type="float">
            <text:p>0.465176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184100" calcext:value-type="float">
            <text:p>184100</text:p>
          </table:table-cell>
          <table:table-cell office:value-type="float" office:value="1729" calcext:value-type="float">
            <text:p>1729</text:p>
          </table:table-cell>
          <table:table-cell office:value-type="float" office:value="175" calcext:value-type="float">
            <text:p>175</text:p>
          </table:table-cell>
          <table:table-cell office:value-type="float" office:value="1.069977" calcext:value-type="float">
            <text:p>1.069977</text:p>
          </table:table-cell>
          <table:table-cell office:value-type="float" office:value="11.175678" calcext:value-type="float">
            <text:p>11.175678</text:p>
          </table:table-cell>
          <table:table-cell office:value-type="float" office:value="10.105701" calcext:value-type="float">
            <text:p>10.10570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760" calcext:value-type="float">
            <text:p>76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864" calcext:value-type="float">
            <text:p>11864</text:p>
          </table:table-cell>
          <table:table-cell office:value-type="float" office:value="9880" calcext:value-type="float">
            <text:p>9880</text:p>
          </table:table-cell>
          <table:table-cell office:value-type="float" office:value="292" calcext:value-type="float">
            <text:p>292</text:p>
          </table:table-cell>
          <table:table-cell office:value-type="float" office:value="243" calcext:value-type="float">
            <text:p>243</text:p>
          </table:table-cell>
          <table:table-cell office:value-type="float" office:value="1.030759" calcext:value-type="float">
            <text:p>1.030759</text:p>
          </table:table-cell>
          <table:table-cell office:value-type="float" office:value="12.53394" calcext:value-type="float">
            <text:p>12.53394</text:p>
          </table:table-cell>
          <table:table-cell office:value-type="float" office:value="11.503181" calcext:value-type="float">
            <text:p>11.503181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.021073" calcext:value-type="float">
            <text:p>1.021073</text:p>
          </table:table-cell>
          <table:table-cell office:value-type="float" office:value="9.546876" calcext:value-type="float">
            <text:p>9.546876</text:p>
          </table:table-cell>
          <table:table-cell office:value-type="float" office:value="8.525803" calcext:value-type="float">
            <text:p>8.525803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348" calcext:value-type="float">
            <text:p>34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74" calcext:value-type="float">
            <text:p>474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449" calcext:value-type="float">
            <text:p>1.0449</text:p>
          </table:table-cell>
          <table:table-cell office:value-type="float" office:value="12.676536" calcext:value-type="float">
            <text:p>12.676536</text:p>
          </table:table-cell>
          <table:table-cell office:value-type="float" office:value="11.631636" calcext:value-type="float">
            <text:p>11.63163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352" calcext:value-type="float">
            <text:p>2352</text:p>
          </table:table-cell>
          <table:table-cell office:value-type="float" office:value="2064" calcext:value-type="float">
            <text:p>206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.970512" calcext:value-type="float">
            <text:p>4.970512</text:p>
          </table:table-cell>
          <table:table-cell office:value-type="float" office:value="12.532366" calcext:value-type="float">
            <text:p>12.532366</text:p>
          </table:table-cell>
          <table:table-cell office:value-type="float" office:value="7.561854" calcext:value-type="float">
            <text:p>7.561854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745472" calcext:value-type="float">
            <text:p>0.745472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9948" calcext:value-type="float">
            <text:p>1839948</text:p>
          </table:table-cell>
          <table:table-cell office:value-type="float" office:value="287196" calcext:value-type="float">
            <text:p>287196</text:p>
          </table:table-cell>
          <table:table-cell office:value-type="float" office:value="1749" calcext:value-type="float">
            <text:p>1749</text:p>
          </table:table-cell>
          <table:table-cell office:value-type="float" office:value="273" calcext:value-type="float">
            <text:p>273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6.823492" calcext:value-type="float">
            <text:p>6.823492</text:p>
          </table:table-cell>
          <table:table-cell office:value-type="float" office:value="5.81525" calcext:value-type="float">
            <text:p>5.81525</text:p>
          </table:table-cell>
          <table:table-cell office:value-type="float" office:value="0.395094" calcext:value-type="float">
            <text:p>0.395094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8896" calcext:value-type="float">
            <text:p>1838896</text:p>
          </table:table-cell>
          <table:table-cell office:value-type="float" office:value="81004" calcext:value-type="float">
            <text:p>81004</text:p>
          </table:table-cell>
          <table:table-cell office:value-type="float" office:value="1748" calcext:value-type="float">
            <text:p>1748</text:p>
          </table:table-cell>
          <table:table-cell office:value-type="float" office:value="77" calcext:value-type="float">
            <text:p>77</text:p>
          </table:table-cell>
          <table:table-cell office:value-type="float" office:value="1.073351" calcext:value-type="float">
            <text:p>1.073351</text:p>
          </table:table-cell>
          <table:table-cell office:value-type="float" office:value="6.518173" calcext:value-type="float">
            <text:p>6.518173</text:p>
          </table:table-cell>
          <table:table-cell office:value-type="float" office:value="5.444821" calcext:value-type="float">
            <text:p>5.444821</text:p>
          </table:table-cell>
          <table:table-cell office:value-type="float" office:value="0.119018" calcext:value-type="float">
            <text:p>0.119018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611" calcext:value-type="float">
            <text:p>611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36" calcext:value-type="float">
            <text:p>9536</text:p>
          </table:table-cell>
          <table:table-cell office:value-type="float" office:value="7104" calcext:value-type="float">
            <text:p>7104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office:value-type="float" office:value="1.029131" calcext:value-type="float">
            <text:p>1.029131</text:p>
          </table:table-cell>
          <table:table-cell office:value-type="float" office:value="6.831575" calcext:value-type="float">
            <text:p>6.831575</text:p>
          </table:table-cell>
          <table:table-cell office:value-type="float" office:value="5.802445" calcext:value-type="float">
            <text:p>5.802445</text:p>
          </table:table-cell>
          <table:table-cell office:value-type="float" office:value="0.009794" calcext:value-type="float">
            <text:p>0.009794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2" calcext:value-type="float">
            <text:p>832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.019585" calcext:value-type="float">
            <text:p>1.019585</text:p>
          </table:table-cell>
          <table:table-cell office:value-type="float" office:value="6.622076" calcext:value-type="float">
            <text:p>6.622076</text:p>
          </table:table-cell>
          <table:table-cell office:value-type="float" office:value="5.602491" calcext:value-type="float">
            <text:p>5.60249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2712" calcext:value-type="float">
            <text:p>1.042712</text:p>
          </table:table-cell>
          <table:table-cell office:value-type="float" office:value="6.967613" calcext:value-type="float">
            <text:p>6.967613</text:p>
          </table:table-cell>
          <table:table-cell office:value-type="float" office:value="5.924901" calcext:value-type="float">
            <text:p>5.924901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.182028" calcext:value-type="float">
            <text:p>4.182028</text:p>
          </table:table-cell>
          <table:table-cell office:value-type="float" office:value="6.814517" calcext:value-type="float">
            <text:p>6.814517</text:p>
          </table:table-cell>
          <table:table-cell office:value-type="float" office:value="2.632489" calcext:value-type="float">
            <text:p>2.632489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753664" calcext:value-type="float">
            <text:p>0.753664</text:p>
          </table:table-cell>
          <table:table-cell office:value-type="float" office:value="92.786047" calcext:value-type="float">
            <text:p>92.786047</text:p>
          </table:table-cell>
          <table:table-cell office:value-type="float" office:value="290" calcext:value-type="float">
            <text:p>290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9936" calcext:value-type="float">
            <text:p>1859936</text:p>
          </table:table-cell>
          <table:table-cell office:value-type="float" office:value="378720" calcext:value-type="float">
            <text:p>378720</text:p>
          </table:table-cell>
          <table:table-cell office:value-type="float" office:value="1768" calcext:value-type="float">
            <text:p>1768</text:p>
          </table:table-cell>
          <table:table-cell office:value-type="float" office:value="360" calcext:value-type="float">
            <text:p>360</text:p>
          </table:table-cell>
          <table:table-cell office:value-type="float" office:value="1.019432" calcext:value-type="float">
            <text:p>1.019432</text:p>
          </table:table-cell>
          <table:table-cell office:value-type="float" office:value="9.19716" calcext:value-type="float">
            <text:p>9.19716</text:p>
          </table:table-cell>
          <table:table-cell office:value-type="float" office:value="8.177728" calcext:value-type="float">
            <text:p>8.177728</text:p>
          </table:table-cell>
          <table:table-cell office:value-type="float" office:value="0.370489" calcext:value-type="float">
            <text:p>0.370489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8884" calcext:value-type="float">
            <text:p>1858884</text:p>
          </table:table-cell>
          <table:table-cell office:value-type="float" office:value="110460" calcext:value-type="float">
            <text:p>110460</text:p>
          </table:table-cell>
          <table:table-cell office:value-type="float" office:value="1767" calcext:value-type="float">
            <text:p>1767</text:p>
          </table:table-cell>
          <table:table-cell office:value-type="float" office:value="105" calcext:value-type="float">
            <text:p>105</text:p>
          </table:table-cell>
          <table:table-cell office:value-type="float" office:value="1.089" calcext:value-type="float">
            <text:p>1.089</text:p>
          </table:table-cell>
          <table:table-cell office:value-type="float" office:value="9.047753" calcext:value-type="float">
            <text:p>9.047753</text:p>
          </table:table-cell>
          <table:table-cell office:value-type="float" office:value="7.958753" calcext:value-type="float">
            <text:p>7.958753</text:p>
          </table:table-cell>
          <table:table-cell office:value-type="float" office:value="0.111032" calcext:value-type="float">
            <text:p>0.111032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679" calcext:value-type="float">
            <text:p>679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60" calcext:value-type="float">
            <text:p>10360</text:p>
          </table:table-cell>
          <table:table-cell office:value-type="float" office:value="7256" calcext:value-type="float">
            <text:p>7256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office:value-type="float" office:value="1.038161" calcext:value-type="float">
            <text:p>1.038161</text:p>
          </table:table-cell>
          <table:table-cell office:value-type="float" office:value="9.191598" calcext:value-type="float">
            <text:p>9.191598</text:p>
          </table:table-cell>
          <table:table-cell office:value-type="float" office:value="8.153437" calcext:value-type="float">
            <text:p>8.153437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265" calcext:value-type="float">
            <text:p>265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16" calcext:value-type="float">
            <text:p>616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036454" calcext:value-type="float">
            <text:p>1.036454</text:p>
          </table:table-cell>
          <table:table-cell office:value-type="float" office:value="4.839232" calcext:value-type="float">
            <text:p>4.839232</text:p>
          </table:table-cell>
          <table:table-cell office:value-type="float" office:value="3.802778" calcext:value-type="float">
            <text:p>3.80277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61427" calcext:value-type="float">
            <text:p>1.061427</text:p>
          </table:table-cell>
          <table:table-cell office:value-type="float" office:value="8.083267" calcext:value-type="float">
            <text:p>8.083267</text:p>
          </table:table-cell>
          <table:table-cell office:value-type="float" office:value="7.02184" calcext:value-type="float">
            <text:p>7.0218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2064" calcext:value-type="float">
            <text:p>206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.334837" calcext:value-type="float">
            <text:p>3.334837</text:p>
          </table:table-cell>
          <table:table-cell office:value-type="float" office:value="9.207686" calcext:value-type="float">
            <text:p>9.207686</text:p>
          </table:table-cell>
          <table:table-cell office:value-type="float" office:value="5.872849" calcext:value-type="float">
            <text:p>5.872849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.761856" calcext:value-type="float">
            <text:p>0.761856</text:p>
          </table:table-cell>
          <table:table-cell office:value-type="float" office:value="90.8" calcext:value-type="float">
            <text:p>90.8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8872" calcext:value-type="float">
            <text:p>1878872</text:p>
          </table:table-cell>
          <table:table-cell office:value-type="float" office:value="929968" calcext:value-type="float">
            <text:p>929968</text:p>
          </table:table-cell>
          <table:table-cell office:value-type="float" office:value="1786" calcext:value-type="float">
            <text:p>1786</text:p>
          </table:table-cell>
          <table:table-cell office:value-type="float" office:value="884" calcext:value-type="float">
            <text:p>884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15.301363" calcext:value-type="float">
            <text:p>15.301363</text:p>
          </table:table-cell>
          <table:table-cell office:value-type="float" office:value="14.291071" calcext:value-type="float">
            <text:p>14.291071</text:p>
          </table:table-cell>
          <table:table-cell office:value-type="float" office:value="0.520587" calcext:value-type="float">
            <text:p>0.520587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8872" calcext:value-type="float">
            <text:p>1878872</text:p>
          </table:table-cell>
          <table:table-cell office:value-type="float" office:value="359784" calcext:value-type="float">
            <text:p>359784</text:p>
          </table:table-cell>
          <table:table-cell office:value-type="float" office:value="1786" calcext:value-type="float">
            <text:p>1786</text:p>
          </table:table-cell>
          <table:table-cell office:value-type="float" office:value="342" calcext:value-type="float">
            <text:p>342</text:p>
          </table:table-cell>
          <table:table-cell office:value-type="float" office:value="1.059767" calcext:value-type="float">
            <text:p>1.059767</text:p>
          </table:table-cell>
          <table:table-cell office:value-type="float" office:value="15.137668" calcext:value-type="float">
            <text:p>15.137668</text:p>
          </table:table-cell>
          <table:table-cell office:value-type="float" office:value="14.077901" calcext:value-type="float">
            <text:p>14.077901</text:p>
          </table:table-cell>
          <table:table-cell office:value-type="float" office:value="0.204453" calcext:value-type="float">
            <text:p>0.204453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829" calcext:value-type="float">
            <text:p>829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56" calcext:value-type="float">
            <text:p>14456</text:p>
          </table:table-cell>
          <table:table-cell office:value-type="float" office:value="10904" calcext:value-type="float">
            <text:p>10904</text:p>
          </table:table-cell>
          <table:table-cell office:value-type="float" office:value="356" calcext:value-type="float">
            <text:p>356</text:p>
          </table:table-cell>
          <table:table-cell office:value-type="float" office:value="268" calcext:value-type="float">
            <text:p>268</text:p>
          </table:table-cell>
          <table:table-cell office:value-type="float" office:value="1.022627" calcext:value-type="float">
            <text:p>1.022627</text:p>
          </table:table-cell>
          <table:table-cell office:value-type="float" office:value="15.309467" calcext:value-type="float">
            <text:p>15.309467</text:p>
          </table:table-cell>
          <table:table-cell office:value-type="float" office:value="14.286839" calcext:value-type="float">
            <text:p>14.286839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262" calcext:value-type="float">
            <text:p>26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6" calcext:value-type="float">
            <text:p>1136</text:p>
          </table:table-cell>
          <table:table-cell office:value-type="float" office:value="664" calcext:value-type="float">
            <text:p>66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018564" calcext:value-type="float">
            <text:p>1.018564</text:p>
          </table:table-cell>
          <table:table-cell office:value-type="float" office:value="14.20019" calcext:value-type="float">
            <text:p>14.20019</text:p>
          </table:table-cell>
          <table:table-cell office:value-type="float" office:value="13.181626" calcext:value-type="float">
            <text:p>13.18162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309" calcext:value-type="float">
            <text:p>309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0" calcext:value-type="float">
            <text:p>540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.035149" calcext:value-type="float">
            <text:p>1.035149</text:p>
          </table:table-cell>
          <table:table-cell office:value-type="float" office:value="15.003512" calcext:value-type="float">
            <text:p>15.003512</text:p>
          </table:table-cell>
          <table:table-cell office:value-type="float" office:value="13.968363" calcext:value-type="float">
            <text:p>13.968363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784" calcext:value-type="float">
            <text:p>2784</text:p>
          </table:table-cell>
          <table:table-cell office:value-type="float" office:value="2688" calcext:value-type="float">
            <text:p>2688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.56956" calcext:value-type="float">
            <text:p>3.56956</text:p>
          </table:table-cell>
          <table:table-cell office:value-type="float" office:value="15.350566" calcext:value-type="float">
            <text:p>15.350566</text:p>
          </table:table-cell>
          <table:table-cell office:value-type="float" office:value="11.781006" calcext:value-type="float">
            <text:p>11.781006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770048" calcext:value-type="float">
            <text:p>0.770048</text:p>
          </table:table-cell>
          <table:table-cell office:value-type="float" office:value="90.106977" calcext:value-type="float">
            <text:p>90.106977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8860" calcext:value-type="float">
            <text:p>1898860</text:p>
          </table:table-cell>
          <table:table-cell office:value-type="float" office:value="215660" calcext:value-type="float">
            <text:p>215660</text:p>
          </table:table-cell>
          <table:table-cell office:value-type="float" office:value="1805" calcext:value-type="float">
            <text:p>1805</text:p>
          </table:table-cell>
          <table:table-cell office:value-type="float" office:value="205" calcext:value-type="float">
            <text:p>205</text:p>
          </table:table-cell>
          <table:table-cell office:value-type="float" office:value="1.013393" calcext:value-type="float">
            <text:p>1.013393</text:p>
          </table:table-cell>
          <table:table-cell office:value-type="float" office:value="4.82368" calcext:value-type="float">
            <text:p>4.82368</text:p>
          </table:table-cell>
          <table:table-cell office:value-type="float" office:value="3.810288" calcext:value-type="float">
            <text:p>3.810288</text:p>
          </table:table-cell>
          <table:table-cell office:value-type="float" office:value="0.452795" calcext:value-type="float">
            <text:p>0.452795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8860" calcext:value-type="float">
            <text:p>1898860</text:p>
          </table:table-cell>
          <table:table-cell office:value-type="float" office:value="73640" calcext:value-type="float">
            <text:p>73640</text:p>
          </table:table-cell>
          <table:table-cell office:value-type="float" office:value="1805" calcext:value-type="float">
            <text:p>1805</text:p>
          </table:table-cell>
          <table:table-cell office:value-type="float" office:value="70" calcext:value-type="float">
            <text:p>70</text:p>
          </table:table-cell>
          <table:table-cell office:value-type="float" office:value="1.310986" calcext:value-type="float">
            <text:p>1.310986</text:p>
          </table:table-cell>
          <table:table-cell office:value-type="float" office:value="4.411375" calcext:value-type="float">
            <text:p>4.411375</text:p>
          </table:table-cell>
          <table:table-cell office:value-type="float" office:value="3.100389" calcext:value-type="float">
            <text:p>3.100389</text:p>
          </table:table-cell>
          <table:table-cell office:value-type="float" office:value="0.190015" calcext:value-type="float">
            <text:p>0.190015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360" calcext:value-type="float">
            <text:p>5360</text:p>
          </table:table-cell>
          <table:table-cell office:value-type="float" office:value="3480" calcext:value-type="float">
            <text:p>3480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1.262491" calcext:value-type="float">
            <text:p>1.262491</text:p>
          </table:table-cell>
          <table:table-cell office:value-type="float" office:value="4.825135" calcext:value-type="float">
            <text:p>4.825135</text:p>
          </table:table-cell>
          <table:table-cell office:value-type="float" office:value="3.562644" calcext:value-type="float">
            <text:p>3.562644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6" calcext:value-type="float">
            <text:p>89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3065" calcext:value-type="float">
            <text:p>1.25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74592" calcext:value-type="float">
            <text:p>1.274592</text:p>
          </table:table-cell>
          <table:table-cell office:value-type="float" office:value="4.989216" calcext:value-type="float">
            <text:p>4.989216</text:p>
          </table:table-cell>
          <table:table-cell office:value-type="float" office:value="3.714624" calcext:value-type="float">
            <text:p>3.71462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.100249" calcext:value-type="float">
            <text:p>3.100249</text:p>
          </table:table-cell>
          <table:table-cell office:value-type="float" office:value="4.835095" calcext:value-type="float">
            <text:p>4.835095</text:p>
          </table:table-cell>
          <table:table-cell office:value-type="float" office:value="1.734846" calcext:value-type="float">
            <text:p>1.734846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8848" calcext:value-type="float">
            <text:p>1918848</text:p>
          </table:table-cell>
          <table:table-cell office:value-type="float" office:value="181996" calcext:value-type="float">
            <text:p>181996</text:p>
          </table:table-cell>
          <table:table-cell office:value-type="float" office:value="1824" calcext:value-type="float">
            <text:p>1824</text:p>
          </table:table-cell>
          <table:table-cell office:value-type="float" office:value="173" calcext:value-type="float">
            <text:p>173</text:p>
          </table:table-cell>
          <table:table-cell office:value-type="float" office:value="1.009282" calcext:value-type="float">
            <text:p>1.009282</text:p>
          </table:table-cell>
          <table:table-cell office:value-type="float" office:value="4.29929" calcext:value-type="float">
            <text:p>4.29929</text:p>
          </table:table-cell>
          <table:table-cell office:value-type="float" office:value="3.290008" calcext:value-type="float">
            <text:p>3.290008</text:p>
          </table:table-cell>
          <table:table-cell office:value-type="float" office:value="0.442542" calcext:value-type="float">
            <text:p>0.442542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8848" calcext:value-type="float">
            <text:p>1918848</text:p>
          </table:table-cell>
          <table:table-cell office:value-type="float" office:value="75744" calcext:value-type="float">
            <text:p>75744</text:p>
          </table:table-cell>
          <table:table-cell office:value-type="float" office:value="1824" calcext:value-type="float">
            <text:p>1824</text:p>
          </table:table-cell>
          <table:table-cell office:value-type="float" office:value="72" calcext:value-type="float">
            <text:p>72</text:p>
          </table:table-cell>
          <table:table-cell office:value-type="float" office:value="1.079817" calcext:value-type="float">
            <text:p>1.079817</text:p>
          </table:table-cell>
          <table:table-cell office:value-type="float" office:value="4.001489" calcext:value-type="float">
            <text:p>4.001489</text:p>
          </table:table-cell>
          <table:table-cell office:value-type="float" office:value="2.921672" calcext:value-type="float">
            <text:p>2.921672</text:p>
          </table:table-cell>
          <table:table-cell office:value-type="float" office:value="0.207399" calcext:value-type="float">
            <text:p>0.207399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492" calcext:value-type="float">
            <text:p>49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40" calcext:value-type="float">
            <text:p>4240</text:p>
          </table:table-cell>
          <table:table-cell office:value-type="float" office:value="2920" calcext:value-type="float">
            <text:p>292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1.030829" calcext:value-type="float">
            <text:p>1.030829</text:p>
          </table:table-cell>
          <table:table-cell office:value-type="float" office:value="4.300725" calcext:value-type="float">
            <text:p>4.300725</text:p>
          </table:table-cell>
          <table:table-cell office:value-type="float" office:value="3.269895" calcext:value-type="float">
            <text:p>3.269895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8" calcext:value-type="float">
            <text:p>68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020073" calcext:value-type="float">
            <text:p>1.020073</text:p>
          </table:table-cell>
          <table:table-cell office:value-type="float" office:value="3.371011" calcext:value-type="float">
            <text:p>3.371011</text:p>
          </table:table-cell>
          <table:table-cell office:value-type="float" office:value="2.350937" calcext:value-type="float">
            <text:p>2.350937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091" calcext:value-type="float">
            <text:p>1.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.732575" calcext:value-type="float">
            <text:p>2.732575</text:p>
          </table:table-cell>
          <table:table-cell office:value-type="float" office:value="4.257627" calcext:value-type="float">
            <text:p>4.257627</text:p>
          </table:table-cell>
          <table:table-cell office:value-type="float" office:value="1.525052" calcext:value-type="float">
            <text:p>1.525052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786432" calcext:value-type="float">
            <text:p>0.786432</text:p>
          </table:table-cell>
          <table:table-cell office:value-type="float" office:value="95.413953" calcext:value-type="float">
            <text:p>95.413953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9888" calcext:value-type="float">
            <text:p>1939888</text:p>
          </table:table-cell>
          <table:table-cell office:value-type="float" office:value="380824" calcext:value-type="float">
            <text:p>380824</text:p>
          </table:table-cell>
          <table:table-cell office:value-type="float" office:value="1844" calcext:value-type="float">
            <text:p>1844</text:p>
          </table:table-cell>
          <table:table-cell office:value-type="float" office:value="362" calcext:value-type="float">
            <text:p>362</text:p>
          </table:table-cell>
          <table:table-cell office:value-type="float" office:value="1.013421" calcext:value-type="float">
            <text:p>1.013421</text:p>
          </table:table-cell>
          <table:table-cell office:value-type="float" office:value="7.041496" calcext:value-type="float">
            <text:p>7.041496</text:p>
          </table:table-cell>
          <table:table-cell office:value-type="float" office:value="6.028074" calcext:value-type="float">
            <text:p>6.028074</text:p>
          </table:table-cell>
          <table:table-cell office:value-type="float" office:value="0.505401" calcext:value-type="float">
            <text:p>0.505401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8836" calcext:value-type="float">
            <text:p>1938836</text:p>
          </table:table-cell>
          <table:table-cell office:value-type="float" office:value="133604" calcext:value-type="float">
            <text:p>133604</text:p>
          </table:table-cell>
          <table:table-cell office:value-type="float" office:value="1843" calcext:value-type="float">
            <text:p>1843</text:p>
          </table:table-cell>
          <table:table-cell office:value-type="float" office:value="127" calcext:value-type="float">
            <text:p>127</text:p>
          </table:table-cell>
          <table:table-cell office:value-type="float" office:value="1.097093" calcext:value-type="float">
            <text:p>1.097093</text:p>
          </table:table-cell>
          <table:table-cell office:value-type="float" office:value="6.978041" calcext:value-type="float">
            <text:p>6.978041</text:p>
          </table:table-cell>
          <table:table-cell office:value-type="float" office:value="5.880948" calcext:value-type="float">
            <text:p>5.880948</text:p>
          </table:table-cell>
          <table:table-cell office:value-type="float" office:value="0.181745" calcext:value-type="float">
            <text:p>0.181745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732" calcext:value-type="float">
            <text:p>732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92" calcext:value-type="float">
            <text:p>5992</text:p>
          </table:table-cell>
          <table:table-cell office:value-type="float" office:value="2512" calcext:value-type="float">
            <text:p>2512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1.034467" calcext:value-type="float">
            <text:p>1.034467</text:p>
          </table:table-cell>
          <table:table-cell office:value-type="float" office:value="7.024989" calcext:value-type="float">
            <text:p>7.024989</text:p>
          </table:table-cell>
          <table:table-cell office:value-type="float" office:value="5.990522" calcext:value-type="float">
            <text:p>5.990522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194" calcext:value-type="float">
            <text:p>19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4.987049" calcext:value-type="float">
            <text:p>4.987049</text:p>
          </table:table-cell>
          <table:table-cell office:value-type="float" office:value="3.954209" calcext:value-type="float">
            <text:p>3.954209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52031" calcext:value-type="float">
            <text:p>1.052031</text:p>
          </table:table-cell>
          <table:table-cell office:value-type="float" office:value="4.64701" calcext:value-type="float">
            <text:p>4.64701</text:p>
          </table:table-cell>
          <table:table-cell office:value-type="float" office:value="3.594979" calcext:value-type="float">
            <text:p>3.594979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1008" calcext:value-type="float">
            <text:p>100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.608392" calcext:value-type="float">
            <text:p>3.608392</text:p>
          </table:table-cell>
          <table:table-cell office:value-type="float" office:value="7.044105" calcext:value-type="float">
            <text:p>7.044105</text:p>
          </table:table-cell>
          <table:table-cell office:value-type="float" office:value="3.435713" calcext:value-type="float">
            <text:p>3.435713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794624" calcext:value-type="float">
            <text:p>0.794624</text:p>
          </table:table-cell>
          <table:table-cell office:value-type="float" office:value="95.567442" calcext:value-type="float">
            <text:p>95.5674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329276" calcext:value-type="float">
            <text:p>329276</text:p>
          </table:table-cell>
          <table:table-cell office:value-type="float" office:value="1862" calcext:value-type="float">
            <text:p>1862</text:p>
          </table:table-cell>
          <table:table-cell office:value-type="float" office:value="313" calcext:value-type="float">
            <text:p>313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6.18728" calcext:value-type="float">
            <text:p>6.18728</text:p>
          </table:table-cell>
          <table:table-cell office:value-type="float" office:value="5.178838" calcext:value-type="float">
            <text:p>5.178838</text:p>
          </table:table-cell>
          <table:table-cell office:value-type="float" office:value="0.508648" calcext:value-type="float">
            <text:p>0.508648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114668" calcext:value-type="float">
            <text:p>114668</text:p>
          </table:table-cell>
          <table:table-cell office:value-type="float" office:value="1862" calcext:value-type="float">
            <text:p>1862</text:p>
          </table:table-cell>
          <table:table-cell office:value-type="float" office:value="109" calcext:value-type="float">
            <text:p>109</text:p>
          </table:table-cell>
          <table:table-cell office:value-type="float" office:value="1.081713" calcext:value-type="float">
            <text:p>1.081713</text:p>
          </table:table-cell>
          <table:table-cell office:value-type="float" office:value="6.11942" calcext:value-type="float">
            <text:p>6.11942</text:p>
          </table:table-cell>
          <table:table-cell office:value-type="float" office:value="5.037708" calcext:value-type="float">
            <text:p>5.037708</text:p>
          </table:table-cell>
          <table:table-cell office:value-type="float" office:value="0.182096" calcext:value-type="float">
            <text:p>0.182096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702" calcext:value-type="float">
            <text:p>70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44" calcext:value-type="float">
            <text:p>4544</text:p>
          </table:table-cell>
          <table:table-cell office:value-type="float" office:value="3472" calcext:value-type="float">
            <text:p>3472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.030459" calcext:value-type="float">
            <text:p>1.030459</text:p>
          </table:table-cell>
          <table:table-cell office:value-type="float" office:value="6.190679" calcext:value-type="float">
            <text:p>6.190679</text:p>
          </table:table-cell>
          <table:table-cell office:value-type="float" office:value="5.16022" calcext:value-type="float">
            <text:p>5.16022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021073" calcext:value-type="float">
            <text:p>1.021073</text:p>
          </table:table-cell>
          <table:table-cell office:value-type="float" office:value="5.887794" calcext:value-type="float">
            <text:p>5.887794</text:p>
          </table:table-cell>
          <table:table-cell office:value-type="float" office:value="4.86672" calcext:value-type="float">
            <text:p>4.8667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" calcext:value-type="float">
            <text:p>228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044861" calcext:value-type="float">
            <text:p>1.044861</text:p>
          </table:table-cell>
          <table:table-cell office:value-type="float" office:value="6.39575" calcext:value-type="float">
            <text:p>6.39575</text:p>
          </table:table-cell>
          <table:table-cell office:value-type="float" office:value="5.35089" calcext:value-type="float">
            <text:p>5.35089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.379866" calcext:value-type="float">
            <text:p>3.379866</text:p>
          </table:table-cell>
          <table:table-cell office:value-type="float" office:value="6.192125" calcext:value-type="float">
            <text:p>6.192125</text:p>
          </table:table-cell>
          <table:table-cell office:value-type="float" office:value="2.812259" calcext:value-type="float">
            <text:p>2.81225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802816" calcext:value-type="float">
            <text:p>0.802816</text:p>
          </table:table-cell>
          <table:table-cell office:value-type="float" office:value="94.44186" calcext:value-type="float">
            <text:p>94.44186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9864" calcext:value-type="float">
            <text:p>1979864</text:p>
          </table:table-cell>
          <table:table-cell office:value-type="float" office:value="253532" calcext:value-type="float">
            <text:p>253532</text:p>
          </table:table-cell>
          <table:table-cell office:value-type="float" office:value="1882" calcext:value-type="float">
            <text:p>1882</text:p>
          </table:table-cell>
          <table:table-cell office:value-type="float" office:value="241" calcext:value-type="float">
            <text:p>241</text:p>
          </table:table-cell>
          <table:table-cell office:value-type="float" office:value="1.008433" calcext:value-type="float">
            <text:p>1.008433</text:p>
          </table:table-cell>
          <table:table-cell office:value-type="float" office:value="6.676507" calcext:value-type="float">
            <text:p>6.676507</text:p>
          </table:table-cell>
          <table:table-cell office:value-type="float" office:value="5.668075" calcext:value-type="float">
            <text:p>5.668075</text:p>
          </table:table-cell>
          <table:table-cell office:value-type="float" office:value="0.357839" calcext:value-type="float">
            <text:p>0.357839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" calcext:value-type="float">
            <text:p>1978812</text:p>
          </table:table-cell>
          <table:table-cell office:value-type="float" office:value="76796" calcext:value-type="float">
            <text:p>76796</text:p>
          </table:table-cell>
          <table:table-cell office:value-type="float" office:value="1881" calcext:value-type="float">
            <text:p>1881</text:p>
          </table:table-cell>
          <table:table-cell office:value-type="float" office:value="73" calcext:value-type="float">
            <text:p>73</text:p>
          </table:table-cell>
          <table:table-cell office:value-type="float" office:value="1.078539" calcext:value-type="float">
            <text:p>1.078539</text:p>
          </table:table-cell>
          <table:table-cell office:value-type="float" office:value="5.368671" calcext:value-type="float">
            <text:p>5.368671</text:p>
          </table:table-cell>
          <table:table-cell office:value-type="float" office:value="4.290133" calcext:value-type="float">
            <text:p>4.290133</text:p>
          </table:table-cell>
          <table:table-cell office:value-type="float" office:value="0.143205" calcext:value-type="float">
            <text:p>0.143205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527" calcext:value-type="float">
            <text:p>527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40" calcext:value-type="float">
            <text:p>7240</text:p>
          </table:table-cell>
          <table:table-cell office:value-type="float" office:value="5392" calcext:value-type="float">
            <text:p>5392</text:p>
          </table:table-cell>
          <table:table-cell office:value-type="float" office:value="177" calcext:value-type="float">
            <text:p>177</text:p>
          </table:table-cell>
          <table:table-cell office:value-type="float" office:value="133" calcext:value-type="float">
            <text:p>133</text:p>
          </table:table-cell>
          <table:table-cell office:value-type="float" office:value="1.029471" calcext:value-type="float">
            <text:p>1.029471</text:p>
          </table:table-cell>
          <table:table-cell office:value-type="float" office:value="6.677942" calcext:value-type="float">
            <text:p>6.677942</text:p>
          </table:table-cell>
          <table:table-cell office:value-type="float" office:value="5.648471" calcext:value-type="float">
            <text:p>5.648471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" calcext:value-type="float">
            <text:p>65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005" calcext:value-type="float">
            <text:p>1.0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7075" calcext:value-type="float">
            <text:p>1.047075</text:p>
          </table:table-cell>
          <table:table-cell office:value-type="float" office:value="5.240833" calcext:value-type="float">
            <text:p>5.240833</text:p>
          </table:table-cell>
          <table:table-cell office:value-type="float" office:value="4.193757" calcext:value-type="float">
            <text:p>4.19375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.231537" calcext:value-type="float">
            <text:p>3.231537</text:p>
          </table:table-cell>
          <table:table-cell office:value-type="float" office:value="6.65972" calcext:value-type="float">
            <text:p>6.65972</text:p>
          </table:table-cell>
          <table:table-cell office:value-type="float" office:value="3.428183" calcext:value-type="float">
            <text:p>3.428183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811008" calcext:value-type="float">
            <text:p>0.811008</text:p>
          </table:table-cell>
          <table:table-cell office:value-type="float" office:value="93.809302" calcext:value-type="float">
            <text:p>93.809302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8800" calcext:value-type="float">
            <text:p>1998800</text:p>
          </table:table-cell>
          <table:table-cell office:value-type="float" office:value="1625340" calcext:value-type="float">
            <text:p>1625340</text:p>
          </table:table-cell>
          <table:table-cell office:value-type="float" office:value="1900" calcext:value-type="float">
            <text:p>1900</text:p>
          </table:table-cell>
          <table:table-cell office:value-type="float" office:value="1545" calcext:value-type="float">
            <text:p>1545</text:p>
          </table:table-cell>
          <table:table-cell office:value-type="float" office:value="1.014222" calcext:value-type="float">
            <text:p>1.014222</text:p>
          </table:table-cell>
          <table:table-cell office:value-type="float" office:value="20.453944" calcext:value-type="float">
            <text:p>20.453944</text:p>
          </table:table-cell>
          <table:table-cell office:value-type="float" office:value="19.439722" calcext:value-type="float">
            <text:p>19.439722</text:p>
          </table:table-cell>
          <table:table-cell office:value-type="float" office:value="0.668874" calcext:value-type="float">
            <text:p>0.668874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198828" calcext:value-type="float">
            <text:p>198828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float" office:value="1.089414" calcext:value-type="float">
            <text:p>1.089414</text:p>
          </table:table-cell>
          <table:table-cell office:value-type="float" office:value="20.493163" calcext:value-type="float">
            <text:p>20.493163</text:p>
          </table:table-cell>
          <table:table-cell office:value-type="float" office:value="19.403749" calcext:value-type="float">
            <text:p>19.403749</text:p>
          </table:table-cell>
          <table:table-cell office:value-type="float" office:value="0.081975" calcext:value-type="float">
            <text:p>0.081975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634" calcext:value-type="float">
            <text:p>6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160" calcext:value-type="float">
            <text:p>13160</text:p>
          </table:table-cell>
          <table:table-cell office:value-type="float" office:value="10512" calcext:value-type="float">
            <text:p>10512</text:p>
          </table:table-cell>
          <table:table-cell office:value-type="float" office:value="326" calcext:value-type="float">
            <text:p>326</text:p>
          </table:table-cell>
          <table:table-cell office:value-type="float" office:value="260" calcext:value-type="float">
            <text:p>260</text:p>
          </table:table-cell>
          <table:table-cell office:value-type="float" office:value="1.047283" calcext:value-type="float">
            <text:p>1.047283</text:p>
          </table:table-cell>
          <table:table-cell office:value-type="float" office:value="20.486283" calcext:value-type="float">
            <text:p>20.486283</text:p>
          </table:table-cell>
          <table:table-cell office:value-type="float" office:value="19.439" calcext:value-type="float">
            <text:p>19.439</text:p>
          </table:table-cell>
          <table:table-cell office:value-type="float" office:value="0.004326" calcext:value-type="float">
            <text:p>0.004326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" calcext:value-type="float">
            <text:p>416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026883" calcext:value-type="float">
            <text:p>1.026883</text:p>
          </table:table-cell>
          <table:table-cell office:value-type="float" office:value="16.825954" calcext:value-type="float">
            <text:p>16.825954</text:p>
          </table:table-cell>
          <table:table-cell office:value-type="float" office:value="15.799071" calcext:value-type="float">
            <text:p>15.7990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61804" calcext:value-type="float">
            <text:p>1.061804</text:p>
          </table:table-cell>
          <table:table-cell office:value-type="float" office:value="18.777955" calcext:value-type="float">
            <text:p>18.777955</text:p>
          </table:table-cell>
          <table:table-cell office:value-type="float" office:value="17.716151" calcext:value-type="float">
            <text:p>17.71615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.182075" calcext:value-type="float">
            <text:p>4.182075</text:p>
          </table:table-cell>
          <table:table-cell office:value-type="float" office:value="20.138644" calcext:value-type="float">
            <text:p>20.138644</text:p>
          </table:table-cell>
          <table:table-cell office:value-type="float" office:value="15.956569" calcext:value-type="float">
            <text:p>15.956569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8192" calcext:value-type="float">
            <text:p>0.8192</text:p>
          </table:table-cell>
          <table:table-cell office:value-type="float" office:value="43.446512" calcext:value-type="float">
            <text:p>43.4465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9840" calcext:value-type="float">
            <text:p>2019840</text:p>
          </table:table-cell>
          <table:table-cell office:value-type="float" office:value="473400" calcext:value-type="float">
            <text:p>473400</text:p>
          </table:table-cell>
          <table:table-cell office:value-type="float" office:value="1920" calcext:value-type="float">
            <text:p>1920</text:p>
          </table:table-cell>
          <table:table-cell office:value-type="float" office:value="450" calcext:value-type="float">
            <text:p>450</text:p>
          </table:table-cell>
          <table:table-cell office:value-type="float" office:value="1.01943" calcext:value-type="float">
            <text:p>1.01943</text:p>
          </table:table-cell>
          <table:table-cell office:value-type="float" office:value="8.642846" calcext:value-type="float">
            <text:p>8.642846</text:p>
          </table:table-cell>
          <table:table-cell office:value-type="float" office:value="7.623416" calcext:value-type="float">
            <text:p>7.623416</text:p>
          </table:table-cell>
          <table:table-cell office:value-type="float" office:value="0.496785" calcext:value-type="float">
            <text:p>0.496785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7736" calcext:value-type="float">
            <text:p>2017736</text:p>
          </table:table-cell>
          <table:table-cell office:value-type="float" office:value="98888" calcext:value-type="float">
            <text:p>98888</text:p>
          </table:table-cell>
          <table:table-cell office:value-type="float" office:value="1918" calcext:value-type="float">
            <text:p>1918</text:p>
          </table:table-cell>
          <table:table-cell office:value-type="float" office:value="94" calcext:value-type="float">
            <text:p>94</text:p>
          </table:table-cell>
          <table:table-cell office:value-type="float" office:value="2.086739" calcext:value-type="float">
            <text:p>2.086739</text:p>
          </table:table-cell>
          <table:table-cell office:value-type="float" office:value="8.280941" calcext:value-type="float">
            <text:p>8.280941</text:p>
          </table:table-cell>
          <table:table-cell office:value-type="float" office:value="6.194202" calcext:value-type="float">
            <text:p>6.194202</text:p>
          </table:table-cell>
          <table:table-cell office:value-type="float" office:value="0.127717" calcext:value-type="float">
            <text:p>0.127717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672" calcext:value-type="float">
            <text:p>67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16" calcext:value-type="float">
            <text:p>10416</text:p>
          </table:table-cell>
          <table:table-cell office:value-type="float" office:value="7144" calcext:value-type="float">
            <text:p>7144</text:p>
          </table:table-cell>
          <table:table-cell office:value-type="float" office:value="257" calcext:value-type="float">
            <text:p>257</text:p>
          </table:table-cell>
          <table:table-cell office:value-type="float" office:value="177" calcext:value-type="float">
            <text:p>177</text:p>
          </table:table-cell>
          <table:table-cell office:value-type="float" office:value="1.036492" calcext:value-type="float">
            <text:p>1.036492</text:p>
          </table:table-cell>
          <table:table-cell office:value-type="float" office:value="8.644261" calcext:value-type="float">
            <text:p>8.644261</text:p>
          </table:table-cell>
          <table:table-cell office:value-type="float" office:value="7.607769" calcext:value-type="float">
            <text:p>7.607769</text:p>
          </table:table-cell>
          <table:table-cell office:value-type="float" office:value="0.007512" calcext:value-type="float">
            <text:p>0.007512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039" calcext:value-type="float">
            <text:p>1.03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48162" calcext:value-type="float">
            <text:p>2.048162</text:p>
          </table:table-cell>
          <table:table-cell office:value-type="float" office:value="8.442484" calcext:value-type="float">
            <text:p>8.442484</text:p>
          </table:table-cell>
          <table:table-cell office:value-type="float" office:value="6.394321" calcext:value-type="float">
            <text:p>6.39432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344" calcext:value-type="float">
            <text:p>1344</text:p>
          </table:table-cell>
          <table:table-cell office:value-type="float" office:value="1056" calcext:value-type="float">
            <text:p>105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.281087" calcext:value-type="float">
            <text:p>5.281087</text:p>
          </table:table-cell>
          <table:table-cell office:value-type="float" office:value="8.56502" calcext:value-type="float">
            <text:p>8.56502</text:p>
          </table:table-cell>
          <table:table-cell office:value-type="float" office:value="3.283933" calcext:value-type="float">
            <text:p>3.283933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827392" calcext:value-type="float">
            <text:p>0.827392</text:p>
          </table:table-cell>
          <table:table-cell office:value-type="float" office:value="88.553488" calcext:value-type="float">
            <text:p>88.5534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40968" calcext:value-type="float">
            <text:p>140968</text:p>
          </table:table-cell>
          <table:table-cell office:value-type="float" office:value="1938" calcext:value-type="float">
            <text:p>1938</text:p>
          </table:table-cell>
          <table:table-cell office:value-type="float" office:value="134" calcext:value-type="float">
            <text:p>134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3.984319" calcext:value-type="float">
            <text:p>3.984319</text:p>
          </table:table-cell>
          <table:table-cell office:value-type="float" office:value="2.963109" calcext:value-type="float">
            <text:p>2.963109</text:p>
          </table:table-cell>
          <table:table-cell office:value-type="float" office:value="0.380595" calcext:value-type="float">
            <text:p>0.380595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7724" calcext:value-type="float">
            <text:p>2037724</text:p>
          </table:table-cell>
          <table:table-cell office:value-type="float" office:value="56808" calcext:value-type="float">
            <text:p>56808</text:p>
          </table:table-cell>
          <table:table-cell office:value-type="float" office:value="1937" calcext:value-type="float">
            <text:p>1937</text:p>
          </table:table-cell>
          <table:table-cell office:value-type="float" office:value="54" calcext:value-type="float">
            <text:p>54</text:p>
          </table:table-cell>
          <table:table-cell office:value-type="float" office:value="1.09457" calcext:value-type="float">
            <text:p>1.09457</text:p>
          </table:table-cell>
          <table:table-cell office:value-type="float" office:value="3.81784" calcext:value-type="float">
            <text:p>3.81784</text:p>
          </table:table-cell>
          <table:table-cell office:value-type="float" office:value="2.72327" calcext:value-type="float">
            <text:p>2.72327</text:p>
          </table:table-cell>
          <table:table-cell office:value-type="float" office:value="0.166882" calcext:value-type="float">
            <text:p>0.166882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60" calcext:value-type="float">
            <text:p>3760</text:p>
          </table:table-cell>
          <table:table-cell office:value-type="float" office:value="856" calcext:value-type="float">
            <text:p>856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.038647" calcext:value-type="float">
            <text:p>1.038647</text:p>
          </table:table-cell>
          <table:table-cell office:value-type="float" office:value="3.991235" calcext:value-type="float">
            <text:p>3.991235</text:p>
          </table:table-cell>
          <table:table-cell office:value-type="float" office:value="2.952588" calcext:value-type="float">
            <text:p>2.952588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221" calcext:value-type="float">
            <text:p>1.037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7397" calcext:value-type="float">
            <text:p>1.067397</text:p>
          </table:table-cell>
          <table:table-cell office:value-type="float" office:value="3.21043" calcext:value-type="float">
            <text:p>3.21043</text:p>
          </table:table-cell>
          <table:table-cell office:value-type="float" office:value="2.143033" calcext:value-type="float">
            <text:p>2.14303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4" calcext:value-type="float">
            <text:p>384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199405" calcext:value-type="float">
            <text:p>3.199405</text:p>
          </table:table-cell>
          <table:table-cell office:value-type="float" office:value="3.935737" calcext:value-type="float">
            <text:p>3.935737</text:p>
          </table:table-cell>
          <table:table-cell office:value-type="float" office:value="0.736332" calcext:value-type="float">
            <text:p>0.736332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94.172093" calcext:value-type="float">
            <text:p>94.172093</text:p>
          </table:table-cell>
          <table:table-cell office:value-type="float" office:value="296" calcext:value-type="float">
            <text:p>29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8764" calcext:value-type="float">
            <text:p>2058764</text:p>
          </table:table-cell>
          <table:table-cell office:value-type="float" office:value="201984" calcext:value-type="float">
            <text:p>201984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4.355897" calcext:value-type="float">
            <text:p>4.355897</text:p>
          </table:table-cell>
          <table:table-cell office:value-type="float" office:value="3.346604" calcext:value-type="float">
            <text:p>3.346604</text:p>
          </table:table-cell>
          <table:table-cell office:value-type="float" office:value="0.482839" calcext:value-type="float">
            <text:p>0.482839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7712" calcext:value-type="float">
            <text:p>2057712</text:p>
          </table:table-cell>
          <table:table-cell office:value-type="float" office:value="67328" calcext:value-type="float">
            <text:p>67328</text:p>
          </table:table-cell>
          <table:table-cell office:value-type="float" office:value="1956" calcext:value-type="float">
            <text:p>1956</text:p>
          </table:table-cell>
          <table:table-cell office:value-type="float" office:value="64" calcext:value-type="float">
            <text:p>64</text:p>
          </table:table-cell>
          <table:table-cell office:value-type="float" office:value="1.060527" calcext:value-type="float">
            <text:p>1.060527</text:p>
          </table:table-cell>
          <table:table-cell office:value-type="float" office:value="4.307081" calcext:value-type="float">
            <text:p>4.307081</text:p>
          </table:table-cell>
          <table:table-cell office:value-type="float" office:value="3.246554" calcext:value-type="float">
            <text:p>3.246554</text:p>
          </table:table-cell>
          <table:table-cell office:value-type="float" office:value="0.165906" calcext:value-type="float">
            <text:p>0.165906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515" calcext:value-type="float">
            <text:p>515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12" calcext:value-type="float">
            <text:p>4512</text:p>
          </table:table-cell>
          <table:table-cell office:value-type="float" office:value="2232" calcext:value-type="float">
            <text:p>2232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.02913" calcext:value-type="float">
            <text:p>1.02913</text:p>
          </table:table-cell>
          <table:table-cell office:value-type="float" office:value="4.36936" calcext:value-type="float">
            <text:p>4.36936</text:p>
          </table:table-cell>
          <table:table-cell office:value-type="float" office:value="3.34023" calcext:value-type="float">
            <text:p>3.34023</text:p>
          </table:table-cell>
          <table:table-cell office:value-type="float" office:value="0.005346" calcext:value-type="float">
            <text:p>0.005346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019064" calcext:value-type="float">
            <text:p>1.019064</text:p>
          </table:table-cell>
          <table:table-cell office:value-type="float" office:value="4.291778" calcext:value-type="float">
            <text:p>4.291778</text:p>
          </table:table-cell>
          <table:table-cell office:value-type="float" office:value="3.272714" calcext:value-type="float">
            <text:p>3.27271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1131" calcext:value-type="float">
            <text:p>1.041131</text:p>
          </table:table-cell>
          <table:table-cell office:value-type="float" office:value="4.255684" calcext:value-type="float">
            <text:p>4.255684</text:p>
          </table:table-cell>
          <table:table-cell office:value-type="float" office:value="3.214552" calcext:value-type="float">
            <text:p>3.214552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694752" calcext:value-type="float">
            <text:p>3.694752</text:p>
          </table:table-cell>
          <table:table-cell office:value-type="float" office:value="4.308487" calcext:value-type="float">
            <text:p>4.308487</text:p>
          </table:table-cell>
          <table:table-cell office:value-type="float" office:value="0.613735" calcext:value-type="float">
            <text:p>0.613735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0.843776" calcext:value-type="float">
            <text:p>0.843776</text:p>
          </table:table-cell>
          <table:table-cell office:value-type="float" office:value="93.586047" calcext:value-type="float">
            <text:p>93.586047</text:p>
          </table:table-cell>
          <table:table-cell office:value-type="float" office:value="593" calcext:value-type="float">
            <text:p>593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281936" calcext:value-type="float">
            <text:p>281936</text:p>
          </table:table-cell>
          <table:table-cell office:value-type="float" office:value="1976" calcext:value-type="float">
            <text:p>1976</text:p>
          </table:table-cell>
          <table:table-cell office:value-type="float" office:value="268" calcext:value-type="float">
            <text:p>268</text:p>
          </table:table-cell>
          <table:table-cell office:value-type="float" office:value="1.009341" calcext:value-type="float">
            <text:p>1.009341</text:p>
          </table:table-cell>
          <table:table-cell office:value-type="float" office:value="4.994763" calcext:value-type="float">
            <text:p>4.994763</text:p>
          </table:table-cell>
          <table:table-cell office:value-type="float" office:value="3.985422" calcext:value-type="float">
            <text:p>3.985422</text:p>
          </table:table-cell>
          <table:table-cell office:value-type="float" office:value="0.565935" calcext:value-type="float">
            <text:p>0.565935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7700" calcext:value-type="float">
            <text:p>2077700</text:p>
          </table:table-cell>
          <table:table-cell office:value-type="float" office:value="89420" calcext:value-type="float">
            <text:p>89420</text:p>
          </table:table-cell>
          <table:table-cell office:value-type="float" office:value="1975" calcext:value-type="float">
            <text:p>1975</text:p>
          </table:table-cell>
          <table:table-cell office:value-type="float" office:value="85" calcext:value-type="float">
            <text:p>85</text:p>
          </table:table-cell>
          <table:table-cell office:value-type="float" office:value="1.077601" calcext:value-type="float">
            <text:p>1.077601</text:p>
          </table:table-cell>
          <table:table-cell office:value-type="float" office:value="4.721112" calcext:value-type="float">
            <text:p>4.721112</text:p>
          </table:table-cell>
          <table:table-cell office:value-type="float" office:value="3.643511" calcext:value-type="float">
            <text:p>3.643511</text:p>
          </table:table-cell>
          <table:table-cell office:value-type="float" office:value="0.196338" calcext:value-type="float">
            <text:p>0.196338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617" calcext:value-type="float">
            <text:p>617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16" calcext:value-type="float">
            <text:p>5016</text:p>
          </table:table-cell>
          <table:table-cell office:value-type="float" office:value="3408" calcext:value-type="float">
            <text:p>3408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.027979" calcext:value-type="float">
            <text:p>1.027979</text:p>
          </table:table-cell>
          <table:table-cell office:value-type="float" office:value="5.088635" calcext:value-type="float">
            <text:p>5.088635</text:p>
          </table:table-cell>
          <table:table-cell office:value-type="float" office:value="4.060657" calcext:value-type="float">
            <text:p>4.060657</text:p>
          </table:table-cell>
          <table:table-cell office:value-type="float" office:value="0.006714" calcext:value-type="float">
            <text:p>0.006714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017673" calcext:value-type="float">
            <text:p>1.017673</text:p>
          </table:table-cell>
          <table:table-cell office:value-type="float" office:value="3.973392" calcext:value-type="float">
            <text:p>3.973392</text:p>
          </table:table-cell>
          <table:table-cell office:value-type="float" office:value="2.955719" calcext:value-type="float">
            <text:p>2.95571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4.609715" calcext:value-type="float">
            <text:p>4.609715</text:p>
          </table:table-cell>
          <table:table-cell office:value-type="float" office:value="3.569035" calcext:value-type="float">
            <text:p>3.56903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863816" calcext:value-type="float">
            <text:p>3.863816</text:p>
          </table:table-cell>
          <table:table-cell office:value-type="float" office:value="4.723661" calcext:value-type="float">
            <text:p>4.723661</text:p>
          </table:table-cell>
          <table:table-cell office:value-type="float" office:value="0.859846" calcext:value-type="float">
            <text:p>0.859846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94.651163" calcext:value-type="float">
            <text:p>94.651163</text:p>
          </table:table-cell>
          <table:table-cell office:value-type="float" office:value="466" calcext:value-type="float">
            <text:p>46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8740" calcext:value-type="float">
            <text:p>2098740</text:p>
          </table:table-cell>
          <table:table-cell office:value-type="float" office:value="440788" calcext:value-type="float">
            <text:p>440788</text:p>
          </table:table-cell>
          <table:table-cell office:value-type="float" office:value="1995" calcext:value-type="float">
            <text:p>1995</text:p>
          </table:table-cell>
          <table:table-cell office:value-type="float" office:value="419" calcext:value-type="float">
            <text:p>419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7.152329" calcext:value-type="float">
            <text:p>7.152329</text:p>
          </table:table-cell>
          <table:table-cell office:value-type="float" office:value="6.142087" calcext:value-type="float">
            <text:p>6.142087</text:p>
          </table:table-cell>
          <table:table-cell office:value-type="float" office:value="0.574121" calcext:value-type="float">
            <text:p>0.574121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7688" calcext:value-type="float">
            <text:p>2097688</text:p>
          </table:table-cell>
          <table:table-cell office:value-type="float" office:value="96784" calcext:value-type="float">
            <text:p>96784</text:p>
          </table:table-cell>
          <table:table-cell office:value-type="float" office:value="1994" calcext:value-type="float">
            <text:p>1994</text:p>
          </table:table-cell>
          <table:table-cell office:value-type="float" office:value="92" calcext:value-type="float">
            <text:p>92</text:p>
          </table:table-cell>
          <table:table-cell office:value-type="float" office:value="2.067921" calcext:value-type="float">
            <text:p>2.067921</text:p>
          </table:table-cell>
          <table:table-cell office:value-type="float" office:value="6.611862" calcext:value-type="float">
            <text:p>6.611862</text:p>
          </table:table-cell>
          <table:table-cell office:value-type="float" office:value="4.543941" calcext:value-type="float">
            <text:p>4.543941</text:p>
          </table:table-cell>
          <table:table-cell office:value-type="float" office:value="0.170397" calcext:value-type="float">
            <text:p>0.170397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670" calcext:value-type="float">
            <text:p>67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60" calcext:value-type="float">
            <text:p>5560</text:p>
          </table:table-cell>
          <table:table-cell office:value-type="float" office:value="3456" calcext:value-type="float">
            <text:p>3456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.031879" calcext:value-type="float">
            <text:p>1.031879</text:p>
          </table:table-cell>
          <table:table-cell office:value-type="float" office:value="7.155277" calcext:value-type="float">
            <text:p>7.155277</text:p>
          </table:table-cell>
          <table:table-cell office:value-type="float" office:value="6.123398" calcext:value-type="float">
            <text:p>6.123398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473" calcext:value-type="float">
            <text:p>1.022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45973" calcext:value-type="float">
            <text:p>2.045973</text:p>
          </table:table-cell>
          <table:table-cell office:value-type="float" office:value="7.153823" calcext:value-type="float">
            <text:p>7.153823</text:p>
          </table:table-cell>
          <table:table-cell office:value-type="float" office:value="5.10785" calcext:value-type="float">
            <text:p>5.1078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362" calcext:value-type="float">
            <text:p>36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344" calcext:value-type="float">
            <text:p>1344</text:p>
          </table:table-cell>
          <table:table-cell office:value-type="float" office:value="1296" calcext:value-type="float">
            <text:p>129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.708719" calcext:value-type="float">
            <text:p>4.708719</text:p>
          </table:table-cell>
          <table:table-cell office:value-type="float" office:value="7.134428" calcext:value-type="float">
            <text:p>7.134428</text:p>
          </table:table-cell>
          <table:table-cell office:value-type="float" office:value="2.425709" calcext:value-type="float">
            <text:p>2.425709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91.804651" calcext:value-type="float">
            <text:p>91.804651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9780" calcext:value-type="float">
            <text:p>2119780</text:p>
          </table:table-cell>
          <table:table-cell office:value-type="float" office:value="66276" calcext:value-type="float">
            <text:p>66276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float" office:value="1.01833" calcext:value-type="float">
            <text:p>1.01833</text:p>
          </table:table-cell>
          <table:table-cell office:value-type="float" office:value="2.089009" calcext:value-type="float">
            <text:p>2.089009</text:p>
          </table:table-cell>
          <table:table-cell office:value-type="float" office:value="1.070679" calcext:value-type="float">
            <text:p>1.070679</text:p>
          </table:table-cell>
          <table:table-cell office:value-type="float" office:value="0.495207" calcext:value-type="float">
            <text:p>0.495207</text:p>
          </table:table-cell>
          <table:table-cell office:value-type="float" office:value="0.868352" calcext:value-type="float">
            <text:p>0.868352</text:p>
          </table:table-cell>
          <table:table-cell office:value-type="float" office:value="95.632558" calcext:value-type="float">
            <text:p>95.6325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7676" calcext:value-type="float">
            <text:p>2117676</text:p>
          </table:table-cell>
          <table:table-cell office:value-type="float" office:value="44184" calcext:value-type="float">
            <text:p>44184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float" office:value="1.088587" calcext:value-type="float">
            <text:p>1.088587</text:p>
          </table:table-cell>
          <table:table-cell office:value-type="float" office:value="2.061657" calcext:value-type="float">
            <text:p>2.061657</text:p>
          </table:table-cell>
          <table:table-cell office:value-type="float" office:value="0.97307" calcext:value-type="float">
            <text:p>0.97307</text:p>
          </table:table-cell>
          <table:table-cell office:value-type="float" office:value="0.363254" calcext:value-type="float">
            <text:p>0.363254</text:p>
          </table:table-cell>
          <table:table-cell office:value-type="float" office:value="0.868352" calcext:value-type="float">
            <text:p>0.868352</text:p>
          </table:table-cell>
          <table:table-cell office:value-type="float" office:value="95.632558" calcext:value-type="float">
            <text:p>95.632558</text:p>
          </table:table-cell>
          <table:table-cell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28" calcext:value-type="float">
            <text:p>5728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6793" calcext:value-type="float">
            <text:p>1.04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352" calcext:value-type="float">
            <text:p>0.868352</text:p>
          </table:table-cell>
          <table:table-cell office:value-type="float" office:value="95.632558" calcext:value-type="float">
            <text:p>95.63255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527" calcext:value-type="float">
            <text:p>1.037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352" calcext:value-type="float">
            <text:p>0.868352</text:p>
          </table:table-cell>
          <table:table-cell office:value-type="float" office:value="95.632558" calcext:value-type="float">
            <text:p>95.63255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537" calcext:value-type="float">
            <text:p>1.06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352" calcext:value-type="float">
            <text:p>0.868352</text:p>
          </table:table-cell>
          <table:table-cell office:value-type="float" office:value="95.632558" calcext:value-type="float">
            <text:p>95.63255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9768" calcext:value-type="float">
            <text:p>2139768</text:p>
          </table:table-cell>
          <table:table-cell office:value-type="float" office:value="174632" calcext:value-type="float">
            <text:p>174632</text:p>
          </table:table-cell>
          <table:table-cell office:value-type="float" office:value="2034" calcext:value-type="float">
            <text:p>2034</text:p>
          </table:table-cell>
          <table:table-cell office:value-type="float" office:value="166" calcext:value-type="float">
            <text:p>166</text:p>
          </table:table-cell>
          <table:table-cell office:value-type="float" office:value="1.013221" calcext:value-type="float">
            <text:p>1.013221</text:p>
          </table:table-cell>
          <table:table-cell office:value-type="float" office:value="4.013129" calcext:value-type="float">
            <text:p>4.013129</text:p>
          </table:table-cell>
          <table:table-cell office:value-type="float" office:value="2.999907" calcext:value-type="float">
            <text:p>2.99990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7664" calcext:value-type="float">
            <text:p>2137664</text:p>
          </table:table-cell>
          <table:table-cell office:value-type="float" office:value="72588" calcext:value-type="float">
            <text:p>72588</text:p>
          </table:table-cell>
          <table:table-cell office:value-type="float" office:value="2032" calcext:value-type="float">
            <text:p>2032</text:p>
          </table:table-cell>
          <table:table-cell office:value-type="float" office:value="69" calcext:value-type="float">
            <text:p>69</text:p>
          </table:table-cell>
          <table:table-cell office:value-type="float" office:value="1.083787" calcext:value-type="float">
            <text:p>1.083787</text:p>
          </table:table-cell>
          <table:table-cell office:value-type="float" office:value="3.945215" calcext:value-type="float">
            <text:p>3.945215</text:p>
          </table:table-cell>
          <table:table-cell office:value-type="float" office:value="2.861429" calcext:value-type="float">
            <text:p>2.861429</text:p>
          </table:table-cell>
          <table:table-cell office:value-type="float" office:value="0.202942" calcext:value-type="float">
            <text:p>0.202942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538" calcext:value-type="float">
            <text:p>53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36" calcext:value-type="float">
            <text:p>2736</text:p>
          </table:table-cell>
          <table:table-cell office:value-type="float" office:value="2064" calcext:value-type="float">
            <text:p>206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.035881" calcext:value-type="float">
            <text:p>1.035881</text:p>
          </table:table-cell>
          <table:table-cell office:value-type="float" office:value="4.026927" calcext:value-type="float">
            <text:p>4.026927</text:p>
          </table:table-cell>
          <table:table-cell office:value-type="float" office:value="2.991046" calcext:value-type="float">
            <text:p>2.99104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635" calcext:value-type="float">
            <text:p>1.02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343" calcext:value-type="float">
            <text:p>1.04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4" calcext:value-type="float">
            <text:p>384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395011" calcext:value-type="float">
            <text:p>3.395011</text:p>
          </table:table-cell>
          <table:table-cell office:value-type="float" office:value="4.029517" calcext:value-type="float">
            <text:p>4.029517</text:p>
          </table:table-cell>
          <table:table-cell office:value-type="float" office:value="0.634505" calcext:value-type="float">
            <text:p>0.634505</text:p>
          </table:table-cell>
          <table:table-cell office:value-type="float" office:value="0.004236" calcext:value-type="float">
            <text:p>0.004236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95.334884" calcext:value-type="float">
            <text:p>95.334884</text:p>
          </table:table-cell>
          <table:table-cell office:value-type="float" office:value="317" calcext:value-type="float">
            <text:p>317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9756" calcext:value-type="float">
            <text:p>2159756</text:p>
          </table:table-cell>
          <table:table-cell office:value-type="float" office:value="371356" calcext:value-type="float">
            <text:p>371356</text:p>
          </table:table-cell>
          <table:table-cell office:value-type="float" office:value="2053" calcext:value-type="float">
            <text:p>2053</text:p>
          </table:table-cell>
          <table:table-cell office:value-type="float" office:value="353" calcext:value-type="float">
            <text:p>353</text:p>
          </table:table-cell>
          <table:table-cell office:value-type="float" office:value="1.019601" calcext:value-type="float">
            <text:p>1.019601</text:p>
          </table:table-cell>
          <table:table-cell office:value-type="float" office:value="5.541093" calcext:value-type="float">
            <text:p>5.541093</text:p>
          </table:table-cell>
          <table:table-cell office:value-type="float" office:value="4.521493" calcext:value-type="float">
            <text:p>4.521493</text:p>
          </table:table-cell>
          <table:table-cell office:value-type="float" office:value="0.65705" calcext:value-type="float">
            <text:p>0.65705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7652" calcext:value-type="float">
            <text:p>2157652</text:p>
          </table:table-cell>
          <table:table-cell office:value-type="float" office:value="73640" calcext:value-type="float">
            <text:p>73640</text:p>
          </table:table-cell>
          <table:table-cell office:value-type="float" office:value="2051" calcext:value-type="float">
            <text:p>2051</text:p>
          </table:table-cell>
          <table:table-cell office:value-type="float" office:value="70" calcext:value-type="float">
            <text:p>70</text:p>
          </table:table-cell>
          <table:table-cell office:value-type="float" office:value="2.092753" calcext:value-type="float">
            <text:p>2.092753</text:p>
          </table:table-cell>
          <table:table-cell office:value-type="float" office:value="5.290413" calcext:value-type="float">
            <text:p>5.290413</text:p>
          </table:table-cell>
          <table:table-cell office:value-type="float" office:value="3.197659" calcext:value-type="float">
            <text:p>3.197659</text:p>
          </table:table-cell>
          <table:table-cell office:value-type="float" office:value="0.184235" calcext:value-type="float">
            <text:p>0.184235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585" calcext:value-type="float">
            <text:p>585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84" calcext:value-type="float">
            <text:p>3584</text:p>
          </table:table-cell>
          <table:table-cell office:value-type="float" office:value="1344" calcext:value-type="float">
            <text:p>134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.039822" calcext:value-type="float">
            <text:p>1.039822</text:p>
          </table:table-cell>
          <table:table-cell office:value-type="float" office:value="5.545197" calcext:value-type="float">
            <text:p>5.545197</text:p>
          </table:table-cell>
          <table:table-cell office:value-type="float" office:value="4.505375" calcext:value-type="float">
            <text:p>4.505375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115" calcext:value-type="float">
            <text:p>1.038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054217" calcext:value-type="float">
            <text:p>2.054217</text:p>
          </table:table-cell>
          <table:table-cell office:value-type="float" office:value="5.563479" calcext:value-type="float">
            <text:p>5.563479</text:p>
          </table:table-cell>
          <table:table-cell office:value-type="float" office:value="3.509262" calcext:value-type="float">
            <text:p>3.509262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473" calcext:value-type="float">
            <text:p>473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79805" calcext:value-type="float">
            <text:p>4.579805</text:p>
          </table:table-cell>
          <table:table-cell office:value-type="float" office:value="5.543683" calcext:value-type="float">
            <text:p>5.543683</text:p>
          </table:table-cell>
          <table:table-cell office:value-type="float" office:value="0.963877" calcext:value-type="float">
            <text:p>0.963877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89.930233" calcext:value-type="float">
            <text:p>89.9302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8692" calcext:value-type="float">
            <text:p>2178692</text:p>
          </table:table-cell>
          <table:table-cell office:value-type="float" office:value="58912" calcext:value-type="float">
            <text:p>58912</text:p>
          </table:table-cell>
          <table:table-cell office:value-type="float" office:value="2071" calcext:value-type="float">
            <text:p>2071</text:p>
          </table:table-cell>
          <table:table-cell office:value-type="float" office:value="56" calcext:value-type="float">
            <text:p>56</text:p>
          </table:table-cell>
          <table:table-cell office:value-type="float" office:value="1.011222" calcext:value-type="float">
            <text:p>1.011222</text:p>
          </table:table-cell>
          <table:table-cell office:value-type="float" office:value="2.00741" calcext:value-type="float">
            <text:p>2.00741</text:p>
          </table:table-cell>
          <table:table-cell office:value-type="float" office:value="0.996188" calcext:value-type="float">
            <text:p>0.996188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892928" calcext:value-type="float">
            <text:p>0.89292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7640" calcext:value-type="float">
            <text:p>2177640</text:p>
          </table:table-cell>
          <table:table-cell office:value-type="float" office:value="42080" calcext:value-type="float">
            <text:p>42080</text:p>
          </table:table-cell>
          <table:table-cell office:value-type="float" office:value="2070" calcext:value-type="float">
            <text:p>2070</text:p>
          </table:table-cell>
          <table:table-cell office:value-type="float" office:value="40" calcext:value-type="float">
            <text:p>40</text:p>
          </table:table-cell>
          <table:table-cell office:value-type="float" office:value="1.07426" calcext:value-type="float">
            <text:p>1.07426</text:p>
          </table:table-cell>
          <table:table-cell office:value-type="float" office:value="2.012932" calcext:value-type="float">
            <text:p>2.012932</text:p>
          </table:table-cell>
          <table:table-cell office:value-type="float" office:value="0.938672" calcext:value-type="float">
            <text:p>0.938672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.892928" calcext:value-type="float">
            <text:p>0.89292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353" calcext:value-type="float">
            <text:p>353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08" calcext:value-type="float">
            <text:p>600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602" calcext:value-type="float">
            <text:p>1.03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928" calcext:value-type="float">
            <text:p>0.89292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393" calcext:value-type="float">
            <text:p>1.019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928" calcext:value-type="float">
            <text:p>0.89292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963" calcext:value-type="float">
            <text:p>1.04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928" calcext:value-type="float">
            <text:p>0.89292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9732" calcext:value-type="float">
            <text:p>2199732</text:p>
          </table:table-cell>
          <table:table-cell office:value-type="float" office:value="269312" calcext:value-type="float">
            <text:p>269312</text:p>
          </table:table-cell>
          <table:table-cell office:value-type="float" office:value="2091" calcext:value-type="float">
            <text:p>2091</text:p>
          </table:table-cell>
          <table:table-cell office:value-type="float" office:value="256" calcext:value-type="float">
            <text:p>256</text:p>
          </table:table-cell>
          <table:table-cell office:value-type="float" office:value="1.013421" calcext:value-type="float">
            <text:p>1.013421</text:p>
          </table:table-cell>
          <table:table-cell office:value-type="float" office:value="4.785149" calcext:value-type="float">
            <text:p>4.785149</text:p>
          </table:table-cell>
          <table:table-cell office:value-type="float" office:value="3.771727" calcext:value-type="float">
            <text:p>3.771727</text:p>
          </table:table-cell>
          <table:table-cell office:value-type="float" office:value="0.571223" calcext:value-type="float">
            <text:p>0.571223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" calcext:value-type="float">
            <text:p>2197628</text:p>
          </table:table-cell>
          <table:table-cell office:value-type="float" office:value="74692" calcext:value-type="float">
            <text:p>74692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4.202387" calcext:value-type="float">
            <text:p>4.202387</text:p>
          </table:table-cell>
          <table:table-cell office:value-type="float" office:value="3.121688" calcext:value-type="float">
            <text:p>3.121688</text:p>
          </table:table-cell>
          <table:table-cell office:value-type="float" office:value="0.191414" calcext:value-type="float">
            <text:p>0.191414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657" calcext:value-type="float">
            <text:p>657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36" calcext:value-type="float">
            <text:p>2136</text:p>
          </table:table-cell>
          <table:table-cell office:value-type="float" office:value="584" calcext:value-type="float">
            <text:p>58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.033567" calcext:value-type="float">
            <text:p>1.033567</text:p>
          </table:table-cell>
          <table:table-cell office:value-type="float" office:value="4.789092" calcext:value-type="float">
            <text:p>4.789092</text:p>
          </table:table-cell>
          <table:table-cell office:value-type="float" office:value="3.755525" calcext:value-type="float">
            <text:p>3.75552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024321" calcext:value-type="float">
            <text:p>1.024321</text:p>
          </table:table-cell>
          <table:table-cell office:value-type="float" office:value="4.747902" calcext:value-type="float">
            <text:p>4.747902</text:p>
          </table:table-cell>
          <table:table-cell office:value-type="float" office:value="3.723581" calcext:value-type="float">
            <text:p>3.72358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1391" calcext:value-type="float">
            <text:p>1.051391</text:p>
          </table:table-cell>
          <table:table-cell office:value-type="float" office:value="4.256976" calcext:value-type="float">
            <text:p>4.256976</text:p>
          </table:table-cell>
          <table:table-cell office:value-type="float" office:value="3.205585" calcext:value-type="float">
            <text:p>3.20558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20931" calcext:value-type="float">
            <text:p>3.220931</text:p>
          </table:table-cell>
          <table:table-cell office:value-type="float" office:value="4.787618" calcext:value-type="float">
            <text:p>4.787618</text:p>
          </table:table-cell>
          <table:table-cell office:value-type="float" office:value="1.566687" calcext:value-type="float">
            <text:p>1.56668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96.227907" calcext:value-type="float">
            <text:p>96.227907</text:p>
          </table:table-cell>
          <table:table-cell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9720" calcext:value-type="float">
            <text:p>2219720</text:p>
          </table:table-cell>
          <table:table-cell office:value-type="float" office:value="294560" calcext:value-type="float">
            <text:p>294560</text:p>
          </table:table-cell>
          <table:table-cell office:value-type="float" office:value="2110" calcext:value-type="float">
            <text:p>2110</text:p>
          </table:table-cell>
          <table:table-cell office:value-type="float" office:value="280" calcext:value-type="float">
            <text:p>280</text:p>
          </table:table-cell>
          <table:table-cell office:value-type="float" office:value="1.01925" calcext:value-type="float">
            <text:p>1.01925</text:p>
          </table:table-cell>
          <table:table-cell office:value-type="float" office:value="5.926004" calcext:value-type="float">
            <text:p>5.926004</text:p>
          </table:table-cell>
          <table:table-cell office:value-type="float" office:value="4.906754" calcext:value-type="float">
            <text:p>4.906754</text:p>
          </table:table-cell>
          <table:table-cell office:value-type="float" office:value="0.480252" calcext:value-type="float">
            <text:p>0.480252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7616" calcext:value-type="float">
            <text:p>2217616</text:p>
          </table:table-cell>
          <table:table-cell office:value-type="float" office:value="65224" calcext:value-type="float">
            <text:p>65224</text:p>
          </table:table-cell>
          <table:table-cell office:value-type="float" office:value="2108" calcext:value-type="float">
            <text:p>2108</text:p>
          </table:table-cell>
          <table:table-cell office:value-type="float" office:value="62" calcext:value-type="float">
            <text:p>62</text:p>
          </table:table-cell>
          <table:table-cell office:value-type="float" office:value="1.088537" calcext:value-type="float">
            <text:p>1.088537</text:p>
          </table:table-cell>
          <table:table-cell office:value-type="float" office:value="4.177258" calcext:value-type="float">
            <text:p>4.177258</text:p>
          </table:table-cell>
          <table:table-cell office:value-type="float" office:value="3.08872" calcext:value-type="float">
            <text:p>3.08872</text:p>
          </table:table-cell>
          <table:table-cell office:value-type="float" office:value="0.168935" calcext:value-type="float">
            <text:p>0.168935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511" calcext:value-type="float">
            <text:p>511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28" calcext:value-type="float">
            <text:p>5728</text:p>
          </table:table-cell>
          <table:table-cell office:value-type="float" office:value="2624" calcext:value-type="float">
            <text:p>2624</text:p>
          </table:table-cell>
          <table:table-cell office:value-type="float" office:value="141" calcext:value-type="float">
            <text:p>141</text:p>
          </table:table-cell>
          <table:table-cell office:value-type="float" office:value="65" calcext:value-type="float">
            <text:p>65</text:p>
          </table:table-cell>
          <table:table-cell office:value-type="float" office:value="1.036707" calcext:value-type="float">
            <text:p>1.036707</text:p>
          </table:table-cell>
          <table:table-cell office:value-type="float" office:value="5.927418" calcext:value-type="float">
            <text:p>5.927418</text:p>
          </table:table-cell>
          <table:table-cell office:value-type="float" office:value="4.890711" calcext:value-type="float">
            <text:p>4.890711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253" calcext:value-type="float">
            <text:p>253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35141" calcext:value-type="float">
            <text:p>1.035141</text:p>
          </table:table-cell>
          <table:table-cell office:value-type="float" office:value="3.936567" calcext:value-type="float">
            <text:p>3.936567</text:p>
          </table:table-cell>
          <table:table-cell office:value-type="float" office:value="2.901426" calcext:value-type="float">
            <text:p>2.901426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252" calcext:value-type="float">
            <text:p>25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5581" calcext:value-type="float">
            <text:p>1.055581</text:p>
          </table:table-cell>
          <table:table-cell office:value-type="float" office:value="5.369028" calcext:value-type="float">
            <text:p>5.369028</text:p>
          </table:table-cell>
          <table:table-cell office:value-type="float" office:value="4.313446" calcext:value-type="float">
            <text:p>4.31344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4" calcext:value-type="float">
            <text:p>624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.341778" calcext:value-type="float">
            <text:p>5.341778</text:p>
          </table:table-cell>
          <table:table-cell office:value-type="float" office:value="5.940672" calcext:value-type="float">
            <text:p>5.940672</text:p>
          </table:table-cell>
          <table:table-cell office:value-type="float" office:value="0.598894" calcext:value-type="float">
            <text:p>0.598894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909312" calcext:value-type="float">
            <text:p>0.909312</text:p>
          </table:table-cell>
          <table:table-cell office:value-type="float" office:value="91.190698" calcext:value-type="float">
            <text:p>91.19069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708" calcext:value-type="float">
            <text:p>2239708</text:p>
          </table:table-cell>
          <table:table-cell office:value-type="float" office:value="129396" calcext:value-type="float">
            <text:p>129396</text:p>
          </table:table-cell>
          <table:table-cell office:value-type="float" office:value="2129" calcext:value-type="float">
            <text:p>2129</text:p>
          </table:table-cell>
          <table:table-cell office:value-type="float" office:value="123" calcext:value-type="float">
            <text:p>123</text:p>
          </table:table-cell>
          <table:table-cell office:value-type="float" office:value="1.012361" calcext:value-type="float">
            <text:p>1.012361</text:p>
          </table:table-cell>
          <table:table-cell office:value-type="float" office:value="3.229729" calcext:value-type="float">
            <text:p>3.229729</text:p>
          </table:table-cell>
          <table:table-cell office:value-type="float" office:value="2.217368" calcext:value-type="float">
            <text:p>2.217368</text:p>
          </table:table-cell>
          <table:table-cell office:value-type="float" office:value="0.466845" calcext:value-type="float">
            <text:p>0.466845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7604" calcext:value-type="float">
            <text:p>2237604</text:p>
          </table:table-cell>
          <table:table-cell office:value-type="float" office:value="50496" calcext:value-type="float">
            <text:p>50496</text:p>
          </table:table-cell>
          <table:table-cell office:value-type="float" office:value="2127" calcext:value-type="float">
            <text:p>2127</text:p>
          </table:table-cell>
          <table:table-cell office:value-type="float" office:value="48" calcext:value-type="float">
            <text:p>48</text:p>
          </table:table-cell>
          <table:table-cell office:value-type="float" office:value="1.077703" calcext:value-type="float">
            <text:p>1.077703</text:p>
          </table:table-cell>
          <table:table-cell office:value-type="float" office:value="2.17081" calcext:value-type="float">
            <text:p>2.17081</text:p>
          </table:table-cell>
          <table:table-cell office:value-type="float" office:value="1.093107" calcext:value-type="float">
            <text:p>1.093107</text:p>
          </table:table-cell>
          <table:table-cell office:value-type="float" office:value="0.369559" calcext:value-type="float">
            <text:p>0.369559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000" calcext:value-type="float">
            <text:p>3000</text:p>
          </table:table-cell>
          <table:table-cell office:value-type="float" office:value="336" calcext:value-type="float">
            <text:p>33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.032847" calcext:value-type="float">
            <text:p>1.032847</text:p>
          </table:table-cell>
          <table:table-cell office:value-type="float" office:value="3.240278" calcext:value-type="float">
            <text:p>3.240278</text:p>
          </table:table-cell>
          <table:table-cell office:value-type="float" office:value="2.207431" calcext:value-type="float">
            <text:p>2.207431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2" calcext:value-type="float">
            <text:p>1.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471" calcext:value-type="float">
            <text:p>1.05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20106" calcext:value-type="float">
            <text:p>2.720106</text:p>
          </table:table-cell>
          <table:table-cell office:value-type="float" office:value="3.23776" calcext:value-type="float">
            <text:p>3.23776</text:p>
          </table:table-cell>
          <table:table-cell office:value-type="float" office:value="0.517653" calcext:value-type="float">
            <text:p>0.517653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917504" calcext:value-type="float">
            <text:p>0.917504</text:p>
          </table:table-cell>
          <table:table-cell office:value-type="float" office:value="97.623256" calcext:value-type="float">
            <text:p>97.6232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58644" calcext:value-type="float">
            <text:p>2258644</text:p>
          </table:table-cell>
          <table:table-cell office:value-type="float" office:value="285092" calcext:value-type="float">
            <text:p>285092</text:p>
          </table:table-cell>
          <table:table-cell office:value-type="float" office:value="2147" calcext:value-type="float">
            <text:p>2147</text:p>
          </table:table-cell>
          <table:table-cell office:value-type="float" office:value="271" calcext:value-type="float">
            <text:p>271</text:p>
          </table:table-cell>
          <table:table-cell office:value-type="float" office:value="1.012313" calcext:value-type="float">
            <text:p>1.012313</text:p>
          </table:table-cell>
          <table:table-cell office:value-type="float" office:value="5.918349" calcext:value-type="float">
            <text:p>5.918349</text:p>
          </table:table-cell>
          <table:table-cell office:value-type="float" office:value="4.906036" calcext:value-type="float">
            <text:p>4.906036</text:p>
          </table:table-cell>
          <table:table-cell office:value-type="float" office:value="0.464884" calcext:value-type="float">
            <text:p>0.464884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7592" calcext:value-type="float">
            <text:p>2257592</text:p>
          </table:table-cell>
          <table:table-cell office:value-type="float" office:value="65224" calcext:value-type="float">
            <text:p>65224</text:p>
          </table:table-cell>
          <table:table-cell office:value-type="float" office:value="2146" calcext:value-type="float">
            <text:p>2146</text:p>
          </table:table-cell>
          <table:table-cell office:value-type="float" office:value="62" calcext:value-type="float">
            <text:p>62</text:p>
          </table:table-cell>
          <table:table-cell office:value-type="float" office:value="1.11327" calcext:value-type="float">
            <text:p>1.11327</text:p>
          </table:table-cell>
          <table:table-cell office:value-type="float" office:value="5.941913" calcext:value-type="float">
            <text:p>5.941913</text:p>
          </table:table-cell>
          <table:table-cell office:value-type="float" office:value="4.828643" calcext:value-type="float">
            <text:p>4.828643</text:p>
          </table:table-cell>
          <table:table-cell office:value-type="float" office:value="0.108062" calcext:value-type="float">
            <text:p>0.108062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44" calcext:value-type="float">
            <text:p>5944</text:p>
          </table:table-cell>
          <table:table-cell office:value-type="float" office:value="2624" calcext:value-type="float">
            <text:p>2624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1.041082" calcext:value-type="float">
            <text:p>1.041082</text:p>
          </table:table-cell>
          <table:table-cell office:value-type="float" office:value="5.943408" calcext:value-type="float">
            <text:p>5.943408</text:p>
          </table:table-cell>
          <table:table-cell office:value-type="float" office:value="4.902326" calcext:value-type="float">
            <text:p>4.902326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39675" calcext:value-type="float">
            <text:p>1.039675</text:p>
          </table:table-cell>
          <table:table-cell office:value-type="float" office:value="3.90905" calcext:value-type="float">
            <text:p>3.90905</text:p>
          </table:table-cell>
          <table:table-cell office:value-type="float" office:value="2.869375" calcext:value-type="float">
            <text:p>2.86937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3163" calcext:value-type="float">
            <text:p>1.053163</text:p>
          </table:table-cell>
          <table:table-cell office:value-type="float" office:value="5.306619" calcext:value-type="float">
            <text:p>5.306619</text:p>
          </table:table-cell>
          <table:table-cell office:value-type="float" office:value="4.253455" calcext:value-type="float">
            <text:p>4.253455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4" calcext:value-type="float">
            <text:p>624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.278967" calcext:value-type="float">
            <text:p>5.278967</text:p>
          </table:table-cell>
          <table:table-cell office:value-type="float" office:value="6.02992" calcext:value-type="float">
            <text:p>6.02992</text:p>
          </table:table-cell>
          <table:table-cell office:value-type="float" office:value="0.750953" calcext:value-type="float">
            <text:p>0.750953</text:p>
          </table:table-cell>
          <table:table-cell office:value-type="float" office:value="0.002557" calcext:value-type="float">
            <text:p>0.002557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91.832558" calcext:value-type="float">
            <text:p>91.83255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8632" calcext:value-type="float">
            <text:p>2278632</text:p>
          </table:table-cell>
          <table:table-cell office:value-type="float" office:value="64172" calcext:value-type="float">
            <text:p>64172</text:p>
          </table:table-cell>
          <table:table-cell office:value-type="float" office:value="2166" calcext:value-type="float">
            <text:p>2166</text:p>
          </table:table-cell>
          <table:table-cell office:value-type="float" office:value="61" calcext:value-type="float">
            <text:p>61</text:p>
          </table:table-cell>
          <table:table-cell office:value-type="float" office:value="1.012401" calcext:value-type="float">
            <text:p>1.012401</text:p>
          </table:table-cell>
          <table:table-cell office:value-type="float" office:value="2.025064" calcext:value-type="float">
            <text:p>2.025064</text:p>
          </table:table-cell>
          <table:table-cell office:value-type="float" office:value="1.012662" calcext:value-type="float">
            <text:p>1.012662</text:p>
          </table:table-cell>
          <table:table-cell office:value-type="float" office:value="0.506957" calcext:value-type="float">
            <text:p>0.506957</text:p>
          </table:table-cell>
          <table:table-cell office:value-type="float" office:value="0.933888" calcext:value-type="float">
            <text:p>0.933888</text:p>
          </table:table-cell>
          <table:table-cell office:value-type="float" office:value="96.539535" calcext:value-type="float">
            <text:p>96.53953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7580" calcext:value-type="float">
            <text:p>2277580</text:p>
          </table:table-cell>
          <table:table-cell office:value-type="float" office:value="41028" calcext:value-type="float">
            <text:p>41028</text:p>
          </table:table-cell>
          <table:table-cell office:value-type="float" office:value="2165" calcext:value-type="float">
            <text:p>2165</text:p>
          </table:table-cell>
          <table:table-cell office:value-type="float" office:value="39" calcext:value-type="float">
            <text:p>39</text:p>
          </table:table-cell>
          <table:table-cell office:value-type="float" office:value="1.089286" calcext:value-type="float">
            <text:p>1.089286</text:p>
          </table:table-cell>
          <table:table-cell office:value-type="float" office:value="2.030606" calcext:value-type="float">
            <text:p>2.030606</text:p>
          </table:table-cell>
          <table:table-cell office:value-type="float" office:value="0.94132" calcext:value-type="float">
            <text:p>0.94132</text:p>
          </table:table-cell>
          <table:table-cell office:value-type="float" office:value="0.348685" calcext:value-type="float">
            <text:p>0.348685</text:p>
          </table:table-cell>
          <table:table-cell office:value-type="float" office:value="0.933888" calcext:value-type="float">
            <text:p>0.933888</text:p>
          </table:table-cell>
          <table:table-cell office:value-type="float" office:value="96.539535" calcext:value-type="float">
            <text:p>96.539535</text:p>
          </table:table-cell>
          <table:table-cell office:value-type="float" office:value="365" calcext:value-type="float">
            <text:p>365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8" calcext:value-type="float">
            <text:p>568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033047" calcext:value-type="float">
            <text:p>1.033047</text:p>
          </table:table-cell>
          <table:table-cell office:value-type="float" office:value="2.032221" calcext:value-type="float">
            <text:p>2.032221</text:p>
          </table:table-cell>
          <table:table-cell office:value-type="float" office:value="0.999174" calcext:value-type="float">
            <text:p>0.999174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933888" calcext:value-type="float">
            <text:p>0.933888</text:p>
          </table:table-cell>
          <table:table-cell office:value-type="float" office:value="96.539535" calcext:value-type="float">
            <text:p>96.53953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44" calcext:value-type="float">
            <text:p>1.0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888" calcext:value-type="float">
            <text:p>0.933888</text:p>
          </table:table-cell>
          <table:table-cell office:value-type="float" office:value="96.539535" calcext:value-type="float">
            <text:p>96.53953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533" calcext:value-type="float">
            <text:p>1.056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888" calcext:value-type="float">
            <text:p>0.933888</text:p>
          </table:table-cell>
          <table:table-cell office:value-type="float" office:value="96.539535" calcext:value-type="float">
            <text:p>96.539535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9672" calcext:value-type="float">
            <text:p>2299672</text:p>
          </table:table-cell>
          <table:table-cell office:value-type="float" office:value="184100" calcext:value-type="float">
            <text:p>184100</text:p>
          </table:table-cell>
          <table:table-cell office:value-type="float" office:value="2186" calcext:value-type="float">
            <text:p>2186</text:p>
          </table:table-cell>
          <table:table-cell office:value-type="float" office:value="175" calcext:value-type="float">
            <text:p>175</text:p>
          </table:table-cell>
          <table:table-cell office:value-type="float" office:value="1.010402" calcext:value-type="float">
            <text:p>1.010402</text:p>
          </table:table-cell>
          <table:table-cell office:value-type="float" office:value="2.999632" calcext:value-type="float">
            <text:p>2.999632</text:p>
          </table:table-cell>
          <table:table-cell office:value-type="float" office:value="1.98923" calcext:value-type="float">
            <text:p>1.98923</text:p>
          </table:table-cell>
          <table:table-cell office:value-type="float" office:value="0.740387" calcext:value-type="float">
            <text:p>0.740387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91.706977" calcext:value-type="float">
            <text:p>91.7069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7568" calcext:value-type="float">
            <text:p>2297568</text:p>
          </table:table-cell>
          <table:table-cell office:value-type="float" office:value="41028" calcext:value-type="float">
            <text:p>41028</text:p>
          </table:table-cell>
          <table:table-cell office:value-type="float" office:value="2184" calcext:value-type="float">
            <text:p>2184</text:p>
          </table:table-cell>
          <table:table-cell office:value-type="float" office:value="39" calcext:value-type="float">
            <text:p>39</text:p>
          </table:table-cell>
          <table:table-cell office:value-type="float" office:value="2.065827" calcext:value-type="float">
            <text:p>2.065827</text:p>
          </table:table-cell>
          <table:table-cell office:value-type="float" office:value="2.99419" calcext:value-type="float">
            <text:p>2.99419</text:p>
          </table:table-cell>
          <table:table-cell office:value-type="float" office:value="0.928363" calcext:value-type="float">
            <text:p>0.928363</text:p>
          </table:table-cell>
          <table:table-cell office:value-type="float" office:value="0.353551" calcext:value-type="float">
            <text:p>0.353551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91.706977" calcext:value-type="float">
            <text:p>91.706977</text:p>
          </table:table-cell>
          <table:table-cell office:value-type="float" office:value="406" calcext:value-type="float">
            <text:p>40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815" calcext:value-type="float">
            <text:p>1.02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91.706977" calcext:value-type="float">
            <text:p>91.70697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5188" calcext:value-type="float">
            <text:p>1.02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91.706977" calcext:value-type="float">
            <text:p>91.70697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056" calcext:value-type="float">
            <text:p>2.03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91.706977" calcext:value-type="float">
            <text:p>91.706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8608" calcext:value-type="float">
            <text:p>2318608</text:p>
          </table:table-cell>
          <table:table-cell office:value-type="float" office:value="64172" calcext:value-type="float">
            <text:p>64172</text:p>
          </table:table-cell>
          <table:table-cell office:value-type="float" office:value="2204" calcext:value-type="float">
            <text:p>2204</text:p>
          </table:table-cell>
          <table:table-cell office:value-type="float" office:value="61" calcext:value-type="float">
            <text:p>61</text:p>
          </table:table-cell>
          <table:table-cell office:value-type="float" office:value="1.009462" calcext:value-type="float">
            <text:p>1.009462</text:p>
          </table:table-cell>
          <table:table-cell office:value-type="float" office:value="1.985554" calcext:value-type="float">
            <text:p>1.985554</text:p>
          </table:table-cell>
          <table:table-cell office:value-type="float" office:value="0.976092" calcext:value-type="float">
            <text:p>0.976092</text:p>
          </table:table-cell>
          <table:table-cell office:value-type="float" office:value="0.525951" calcext:value-type="float">
            <text:p>0.525951</text:p>
          </table:table-cell>
          <table:table-cell office:value-type="float" office:value="0.950272" calcext:value-type="float">
            <text:p>0.950272</text:p>
          </table:table-cell>
          <table:table-cell office:value-type="float" office:value="96.260465" calcext:value-type="float">
            <text:p>96.2604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7556" calcext:value-type="float">
            <text:p>2317556</text:p>
          </table:table-cell>
          <table:table-cell office:value-type="float" office:value="39976" calcext:value-type="float">
            <text:p>39976</text:p>
          </table:table-cell>
          <table:table-cell office:value-type="float" office:value="2203" calcext:value-type="float">
            <text:p>2203</text:p>
          </table:table-cell>
          <table:table-cell office:value-type="float" office:value="38" calcext:value-type="float">
            <text:p>38</text:p>
          </table:table-cell>
          <table:table-cell office:value-type="float" office:value="1.088767" calcext:value-type="float">
            <text:p>1.088767</text:p>
          </table:table-cell>
          <table:table-cell office:value-type="float" office:value="2.00206" calcext:value-type="float">
            <text:p>2.00206</text:p>
          </table:table-cell>
          <table:table-cell office:value-type="float" office:value="0.913294" calcext:value-type="float">
            <text:p>0.913294</text:p>
          </table:table-cell>
          <table:table-cell office:value-type="float" office:value="0.35017" calcext:value-type="float">
            <text:p>0.35017</text:p>
          </table:table-cell>
          <table:table-cell office:value-type="float" office:value="0.950272" calcext:value-type="float">
            <text:p>0.950272</text:p>
          </table:table-cell>
          <table:table-cell office:value-type="float" office:value="96.260465" calcext:value-type="float">
            <text:p>96.2604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36" calcext:value-type="float">
            <text:p>1.0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272" calcext:value-type="float">
            <text:p>0.950272</text:p>
          </table:table-cell>
          <table:table-cell office:value-type="float" office:value="96.260465" calcext:value-type="float">
            <text:p>96.26046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371" calcext:value-type="float">
            <text:p>1.02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272" calcext:value-type="float">
            <text:p>0.950272</text:p>
          </table:table-cell>
          <table:table-cell office:value-type="float" office:value="96.260465" calcext:value-type="float">
            <text:p>96.26046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474" calcext:value-type="float">
            <text:p>1.05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272" calcext:value-type="float">
            <text:p>0.950272</text:p>
          </table:table-cell>
          <table:table-cell office:value-type="float" office:value="96.260465" calcext:value-type="float">
            <text:p>96.26046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8596" calcext:value-type="float">
            <text:p>2338596</text:p>
          </table:table-cell>
          <table:table-cell office:value-type="float" office:value="157800" calcext:value-type="float">
            <text:p>157800</text:p>
          </table:table-cell>
          <table:table-cell office:value-type="float" office:value="2223" calcext:value-type="float">
            <text:p>2223</text:p>
          </table:table-cell>
          <table:table-cell office:value-type="float" office:value="150" calcext:value-type="float">
            <text:p>150</text:p>
          </table:table-cell>
          <table:table-cell office:value-type="float" office:value="1.01823" calcext:value-type="float">
            <text:p>1.01823</text:p>
          </table:table-cell>
          <table:table-cell office:value-type="float" office:value="3.833828" calcext:value-type="float">
            <text:p>3.833828</text:p>
          </table:table-cell>
          <table:table-cell office:value-type="float" office:value="2.815598" calcext:value-type="float">
            <text:p>2.815598</text:p>
          </table:table-cell>
          <table:table-cell office:value-type="float" office:value="0.448359" calcext:value-type="float">
            <text:p>0.448359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7544" calcext:value-type="float">
            <text:p>2337544</text:p>
          </table:table-cell>
          <table:table-cell office:value-type="float" office:value="58912" calcext:value-type="float">
            <text:p>58912</text:p>
          </table:table-cell>
          <table:table-cell office:value-type="float" office:value="2222" calcext:value-type="float">
            <text:p>2222</text:p>
          </table:table-cell>
          <table:table-cell office:value-type="float" office:value="56" calcext:value-type="float">
            <text:p>56</text:p>
          </table:table-cell>
          <table:table-cell office:value-type="float" office:value="1.099668" calcext:value-type="float">
            <text:p>1.099668</text:p>
          </table:table-cell>
          <table:table-cell office:value-type="float" office:value="3.79831" calcext:value-type="float">
            <text:p>3.79831</text:p>
          </table:table-cell>
          <table:table-cell office:value-type="float" office:value="2.698642" calcext:value-type="float">
            <text:p>2.698642</text:p>
          </table:table-cell>
          <table:table-cell office:value-type="float" office:value="0.174642" calcext:value-type="float">
            <text:p>0.174642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457" calcext:value-type="float">
            <text:p>457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264" calcext:value-type="float">
            <text:p>3264</text:p>
          </table:table-cell>
          <table:table-cell office:value-type="float" office:value="2624" calcext:value-type="float">
            <text:p>2624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.037627" calcext:value-type="float">
            <text:p>1.037627</text:p>
          </table:table-cell>
          <table:table-cell office:value-type="float" office:value="3.835243" calcext:value-type="float">
            <text:p>3.835243</text:p>
          </table:table-cell>
          <table:table-cell office:value-type="float" office:value="2.797616" calcext:value-type="float">
            <text:p>2.797616</text:p>
          </table:table-cell>
          <table:table-cell office:value-type="float" office:value="0.007504" calcext:value-type="float">
            <text:p>0.007504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4061" calcext:value-type="float">
            <text:p>1.03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1094" calcext:value-type="float">
            <text:p>1.061094</text:p>
          </table:table-cell>
          <table:table-cell office:value-type="float" office:value="4.071232" calcext:value-type="float">
            <text:p>4.071232</text:p>
          </table:table-cell>
          <table:table-cell office:value-type="float" office:value="3.010138" calcext:value-type="float">
            <text:p>3.01013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32" calcext:value-type="float">
            <text:p>43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.174024" calcext:value-type="float">
            <text:p>3.174024</text:p>
          </table:table-cell>
          <table:table-cell office:value-type="float" office:value="3.828346" calcext:value-type="float">
            <text:p>3.828346</text:p>
          </table:table-cell>
          <table:table-cell office:value-type="float" office:value="0.654322" calcext:value-type="float">
            <text:p>0.654322</text:p>
          </table:table-cell>
          <table:table-cell office:value-type="float" office:value="0.004108" calcext:value-type="float">
            <text:p>0.004108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95.162791" calcext:value-type="float">
            <text:p>95.162791</text:p>
          </table:table-cell>
          <table:table-cell office:value-type="float" office:value="378" calcext:value-type="float">
            <text:p>37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9636" calcext:value-type="float">
            <text:p>2359636</text:p>
          </table:table-cell>
          <table:table-cell office:value-type="float" office:value="179892" calcext:value-type="float">
            <text:p>179892</text:p>
          </table:table-cell>
          <table:table-cell office:value-type="float" office:value="2243" calcext:value-type="float">
            <text:p>2243</text:p>
          </table:table-cell>
          <table:table-cell office:value-type="float" office:value="171" calcext:value-type="float">
            <text:p>171</text:p>
          </table:table-cell>
          <table:table-cell office:value-type="float" office:value="1.007461" calcext:value-type="float">
            <text:p>1.007461</text:p>
          </table:table-cell>
          <table:table-cell office:value-type="float" office:value="3.108651" calcext:value-type="float">
            <text:p>3.108651</text:p>
          </table:table-cell>
          <table:table-cell office:value-type="float" office:value="2.10119" calcext:value-type="float">
            <text:p>2.10119</text:p>
          </table:table-cell>
          <table:table-cell office:value-type="float" office:value="0.684915" calcext:value-type="float">
            <text:p>0.684915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7532" calcext:value-type="float">
            <text:p>2357532</text:p>
          </table:table-cell>
          <table:table-cell office:value-type="float" office:value="81004" calcext:value-type="float">
            <text:p>81004</text:p>
          </table:table-cell>
          <table:table-cell office:value-type="float" office:value="2241" calcext:value-type="float">
            <text:p>2241</text:p>
          </table:table-cell>
          <table:table-cell office:value-type="float" office:value="77" calcext:value-type="float">
            <text:p>77</text:p>
          </table:table-cell>
          <table:table-cell office:value-type="float" office:value="1.090206" calcext:value-type="float">
            <text:p>1.090206</text:p>
          </table:table-cell>
          <table:table-cell office:value-type="float" office:value="2.499124" calcext:value-type="float">
            <text:p>2.499124</text:p>
          </table:table-cell>
          <table:table-cell office:value-type="float" office:value="1.408918" calcext:value-type="float">
            <text:p>1.408918</text:p>
          </table:table-cell>
          <table:table-cell office:value-type="float" office:value="0.45995" calcext:value-type="float">
            <text:p>0.45995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542" calcext:value-type="float">
            <text:p>54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6" calcext:value-type="float">
            <text:p>936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.034271" calcext:value-type="float">
            <text:p>1.034271</text:p>
          </table:table-cell>
          <table:table-cell office:value-type="float" office:value="3.14549" calcext:value-type="float">
            <text:p>3.14549</text:p>
          </table:table-cell>
          <table:table-cell office:value-type="float" office:value="2.111218" calcext:value-type="float">
            <text:p>2.111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" calcext:value-type="float">
            <text:p>57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024725" calcext:value-type="float">
            <text:p>1.024725</text:p>
          </table:table-cell>
          <table:table-cell office:value-type="float" office:value="3.144035" calcext:value-type="float">
            <text:p>3.144035</text:p>
          </table:table-cell>
          <table:table-cell office:value-type="float" office:value="2.11931" calcext:value-type="float">
            <text:p>2.11931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4445" calcext:value-type="float">
            <text:p>1.054445</text:p>
          </table:table-cell>
          <table:table-cell office:value-type="float" office:value="3.234251" calcext:value-type="float">
            <text:p>3.234251</text:p>
          </table:table-cell>
          <table:table-cell office:value-type="float" office:value="2.179806" calcext:value-type="float">
            <text:p>2.17980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89906" calcext:value-type="float">
            <text:p>2.589906</text:p>
          </table:table-cell>
          <table:table-cell office:value-type="float" office:value="3.15352" calcext:value-type="float">
            <text:p>3.15352</text:p>
          </table:table-cell>
          <table:table-cell office:value-type="float" office:value="0.563614" calcext:value-type="float">
            <text:p>0.563614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97.64186" calcext:value-type="float">
            <text:p>97.64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9624" calcext:value-type="float">
            <text:p>2379624</text:p>
          </table:table-cell>
          <table:table-cell office:value-type="float" office:value="239856" calcext:value-type="float">
            <text:p>239856</text:p>
          </table:table-cell>
          <table:table-cell office:value-type="float" office:value="2262" calcext:value-type="float">
            <text:p>2262</text:p>
          </table:table-cell>
          <table:table-cell office:value-type="float" office:value="228" calcext:value-type="float">
            <text:p>228</text:p>
          </table:table-cell>
          <table:table-cell office:value-type="float" office:value="1.009342" calcext:value-type="float">
            <text:p>1.009342</text:p>
          </table:table-cell>
          <table:table-cell office:value-type="float" office:value="5.216792" calcext:value-type="float">
            <text:p>5.216792</text:p>
          </table:table-cell>
          <table:table-cell office:value-type="float" office:value="4.20745" calcext:value-type="float">
            <text:p>4.20745</text:p>
          </table:table-cell>
          <table:table-cell office:value-type="float" office:value="0.45606" calcext:value-type="float">
            <text:p>0.45606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7520" calcext:value-type="float">
            <text:p>2377520</text:p>
          </table:table-cell>
          <table:table-cell office:value-type="float" office:value="57860" calcext:value-type="float">
            <text:p>57860</text:p>
          </table:table-cell>
          <table:table-cell office:value-type="float" office:value="2260" calcext:value-type="float">
            <text:p>2260</text:p>
          </table:table-cell>
          <table:table-cell office:value-type="float" office:value="55" calcext:value-type="float">
            <text:p>55</text:p>
          </table:table-cell>
          <table:table-cell office:value-type="float" office:value="1.094579" calcext:value-type="float">
            <text:p>1.094579</text:p>
          </table:table-cell>
          <table:table-cell office:value-type="float" office:value="4.161984" calcext:value-type="float">
            <text:p>4.161984</text:p>
          </table:table-cell>
          <table:table-cell office:value-type="float" office:value="3.067405" calcext:value-type="float">
            <text:p>3.067405</text:p>
          </table:table-cell>
          <table:table-cell office:value-type="float" office:value="0.150903" calcext:value-type="float">
            <text:p>0.150903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506" calcext:value-type="float">
            <text:p>50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36" calcext:value-type="float">
            <text:p>5936</text:p>
          </table:table-cell>
          <table:table-cell office:value-type="float" office:value="3384" calcext:value-type="float">
            <text:p>3384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1.034252" calcext:value-type="float">
            <text:p>1.034252</text:p>
          </table:table-cell>
          <table:table-cell office:value-type="float" office:value="5.220936" calcext:value-type="float">
            <text:p>5.220936</text:p>
          </table:table-cell>
          <table:table-cell office:value-type="float" office:value="4.186684" calcext:value-type="float">
            <text:p>4.186684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262" calcext:value-type="float">
            <text:p>26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566" calcext:value-type="float">
            <text:p>1.02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7493" calcext:value-type="float">
            <text:p>1.047493</text:p>
          </table:table-cell>
          <table:table-cell office:value-type="float" office:value="4.671609" calcext:value-type="float">
            <text:p>4.671609</text:p>
          </table:table-cell>
          <table:table-cell office:value-type="float" office:value="3.624115" calcext:value-type="float">
            <text:p>3.62411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640135" calcext:value-type="float">
            <text:p>4.640135</text:p>
          </table:table-cell>
          <table:table-cell office:value-type="float" office:value="5.219342" calcext:value-type="float">
            <text:p>5.219342</text:p>
          </table:table-cell>
          <table:table-cell office:value-type="float" office:value="0.579206" calcext:value-type="float">
            <text:p>0.579206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974848" calcext:value-type="float">
            <text:p>0.974848</text:p>
          </table:table-cell>
          <table:table-cell office:value-type="float" office:value="95.311628" calcext:value-type="float">
            <text:p>95.31162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9612" calcext:value-type="float">
            <text:p>2399612</text:p>
          </table:table-cell>
          <table:table-cell office:value-type="float" office:value="61016" calcext:value-type="float">
            <text:p>61016</text:p>
          </table:table-cell>
          <table:table-cell office:value-type="float" office:value="2281" calcext:value-type="float">
            <text:p>2281</text:p>
          </table:table-cell>
          <table:table-cell office:value-type="float" office:value="58" calcext:value-type="float">
            <text:p>58</text:p>
          </table:table-cell>
          <table:table-cell office:value-type="float" office:value="1.01835" calcext:value-type="float">
            <text:p>1.01835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979976" calcext:value-type="float">
            <text:p>0.979976</text:p>
          </table:table-cell>
          <table:table-cell office:value-type="float" office:value="0.498102" calcext:value-type="float">
            <text:p>0.498102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7508" calcext:value-type="float">
            <text:p>2397508</text:p>
          </table:table-cell>
          <table:table-cell office:value-type="float" office:value="36820" calcext:value-type="float">
            <text:p>36820</text:p>
          </table:table-cell>
          <table:table-cell office:value-type="float" office:value="2279" calcext:value-type="float">
            <text:p>2279</text:p>
          </table:table-cell>
          <table:table-cell office:value-type="float" office:value="35" calcext:value-type="float">
            <text:p>35</text:p>
          </table:table-cell>
          <table:table-cell office:value-type="float" office:value="1.131528" calcext:value-type="float">
            <text:p>1.131528</text:p>
          </table:table-cell>
          <table:table-cell office:value-type="float" office:value="1.987242" calcext:value-type="float">
            <text:p>1.987242</text:p>
          </table:table-cell>
          <table:table-cell office:value-type="float" office:value="0.855714" calcext:value-type="float">
            <text:p>0.855714</text:p>
          </table:table-cell>
          <table:table-cell office:value-type="float" office:value="0.344227" calcext:value-type="float">
            <text:p>0.344227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357" calcext:value-type="float">
            <text:p>357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92" calcext:value-type="float">
            <text:p>1792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063115" calcext:value-type="float">
            <text:p>1.063115</text:p>
          </table:table-cell>
          <table:table-cell office:value-type="float" office:value="2.010624" calcext:value-type="float">
            <text:p>2.010624</text:p>
          </table:table-cell>
          <table:table-cell office:value-type="float" office:value="0.94751" calcext:value-type="float">
            <text:p>0.94751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9177" calcext:value-type="float">
            <text:p>1.049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7511" calcext:value-type="float">
            <text:p>1.08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96.013953" calcext:value-type="float">
            <text:p>96.0139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8548" calcext:value-type="float">
            <text:p>2418548</text:p>
          </table:table-cell>
          <table:table-cell office:value-type="float" office:value="73640" calcext:value-type="float">
            <text:p>73640</text:p>
          </table:table-cell>
          <table:table-cell office:value-type="float" office:value="2299" calcext:value-type="float">
            <text:p>2299</text:p>
          </table:table-cell>
          <table:table-cell office:value-type="float" office:value="70" calcext:value-type="float">
            <text:p>70</text:p>
          </table:table-cell>
          <table:table-cell office:value-type="float" office:value="1.019281" calcext:value-type="float">
            <text:p>1.019281</text:p>
          </table:table-cell>
          <table:table-cell office:value-type="float" office:value="2.072383" calcext:value-type="float">
            <text:p>2.072383</text:p>
          </table:table-cell>
          <table:table-cell office:value-type="float" office:value="1.053102" calcext:value-type="float">
            <text:p>1.053102</text:p>
          </table:table-cell>
          <table:table-cell office:value-type="float" office:value="0.559414" calcext:value-type="float">
            <text:p>0.559414</text:p>
          </table:table-cell>
          <table:table-cell office:value-type="float" office:value="0.991232" calcext:value-type="float">
            <text:p>0.991232</text:p>
          </table:table-cell>
          <table:table-cell office:value-type="float" office:value="97.009302" calcext:value-type="float">
            <text:p>97.00930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7496" calcext:value-type="float">
            <text:p>2417496</text:p>
          </table:table-cell>
          <table:table-cell office:value-type="float" office:value="39976" calcext:value-type="float">
            <text:p>39976</text:p>
          </table:table-cell>
          <table:table-cell office:value-type="float" office:value="2298" calcext:value-type="float">
            <text:p>2298</text:p>
          </table:table-cell>
          <table:table-cell office:value-type="float" office:value="38" calcext:value-type="float">
            <text:p>38</text:p>
          </table:table-cell>
          <table:table-cell office:value-type="float" office:value="1.166747" calcext:value-type="float">
            <text:p>1.166747</text:p>
          </table:table-cell>
          <table:table-cell office:value-type="float" office:value="2.061359" calcext:value-type="float">
            <text:p>2.061359</text:p>
          </table:table-cell>
          <table:table-cell office:value-type="float" office:value="0.894612" calcext:value-type="float">
            <text:p>0.894612</text:p>
          </table:table-cell>
          <table:table-cell office:value-type="float" office:value="0.357482" calcext:value-type="float">
            <text:p>0.357482</text:p>
          </table:table-cell>
          <table:table-cell office:value-type="float" office:value="0.991232" calcext:value-type="float">
            <text:p>0.991232</text:p>
          </table:table-cell>
          <table:table-cell office:value-type="float" office:value="97.009302" calcext:value-type="float">
            <text:p>97.0093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28" calcext:value-type="float">
            <text:p>7128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4432" calcext:value-type="float">
            <text:p>1.06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232" calcext:value-type="float">
            <text:p>0.991232</text:p>
          </table:table-cell>
          <table:table-cell office:value-type="float" office:value="97.009302" calcext:value-type="float">
            <text:p>97.00930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7049" calcext:value-type="float">
            <text:p>1.06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232" calcext:value-type="float">
            <text:p>0.991232</text:p>
          </table:table-cell>
          <table:table-cell office:value-type="float" office:value="97.009302" calcext:value-type="float">
            <text:p>97.009302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899" calcext:value-type="float">
            <text:p>1.07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232" calcext:value-type="float">
            <text:p>0.991232</text:p>
          </table:table-cell>
          <table:table-cell office:value-type="float" office:value="97.009302" calcext:value-type="float">
            <text:p>97.00930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9588" calcext:value-type="float">
            <text:p>2439588</text:p>
          </table:table-cell>
          <table:table-cell office:value-type="float" office:value="65224" calcext:value-type="float">
            <text:p>65224</text:p>
          </table:table-cell>
          <table:table-cell office:value-type="float" office:value="2319" calcext:value-type="float">
            <text:p>2319</text:p>
          </table:table-cell>
          <table:table-cell office:value-type="float" office:value="62" calcext:value-type="float">
            <text:p>62</text:p>
          </table:table-cell>
          <table:table-cell office:value-type="float" office:value="1.007221" calcext:value-type="float">
            <text:p>1.007221</text:p>
          </table:table-cell>
          <table:table-cell office:value-type="float" office:value="2.001844" calcext:value-type="float">
            <text:p>2.001844</text:p>
          </table:table-cell>
          <table:table-cell office:value-type="float" office:value="0.994622" calcext:value-type="float">
            <text:p>0.994622</text:p>
          </table:table-cell>
          <table:table-cell office:value-type="float" office:value="0.524613" calcext:value-type="float">
            <text:p>0.524613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96.790698" calcext:value-type="float">
            <text:p>96.79069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484" calcext:value-type="float">
            <text:p>2437484</text:p>
          </table:table-cell>
          <table:table-cell office:value-type="float" office:value="41028" calcext:value-type="float">
            <text:p>41028</text:p>
          </table:table-cell>
          <table:table-cell office:value-type="float" office:value="2317" calcext:value-type="float">
            <text:p>2317</text:p>
          </table:table-cell>
          <table:table-cell office:value-type="float" office:value="39" calcext:value-type="float">
            <text:p>39</text:p>
          </table:table-cell>
          <table:table-cell office:value-type="float" office:value="1.087207" calcext:value-type="float">
            <text:p>1.087207</text:p>
          </table:table-cell>
          <table:table-cell office:value-type="float" office:value="2.007366" calcext:value-type="float">
            <text:p>2.007366</text:p>
          </table:table-cell>
          <table:table-cell office:value-type="float" office:value="0.920159" calcext:value-type="float">
            <text:p>0.920159</text:p>
          </table:table-cell>
          <table:table-cell office:value-type="float" office:value="0.356704" calcext:value-type="float">
            <text:p>0.356704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96.790698" calcext:value-type="float">
            <text:p>96.790698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8" calcext:value-type="float">
            <text:p>1008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047" calcext:value-type="float">
            <text:p>1.03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96.790698" calcext:value-type="float">
            <text:p>96.79069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34" calcext:value-type="float">
            <text:p>1.02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96.790698" calcext:value-type="float">
            <text:p>96.79069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293" calcext:value-type="float">
            <text:p>1.05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96.790698" calcext:value-type="float">
            <text:p>96.790698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9576" calcext:value-type="float">
            <text:p>2459576</text:p>
          </table:table-cell>
          <table:table-cell office:value-type="float" office:value="70484" calcext:value-type="float">
            <text:p>70484</text:p>
          </table:table-cell>
          <table:table-cell office:value-type="float" office:value="2338" calcext:value-type="float">
            <text:p>2338</text:p>
          </table:table-cell>
          <table:table-cell office:value-type="float" office:value="67" calcext:value-type="float">
            <text:p>67</text:p>
          </table:table-cell>
          <table:table-cell office:value-type="float" office:value="1.017249" calcext:value-type="float">
            <text:p>1.017249</text:p>
          </table:table-cell>
          <table:table-cell office:value-type="float" office:value="2.032456" calcext:value-type="float">
            <text:p>2.032456</text:p>
          </table:table-cell>
          <table:table-cell office:value-type="float" office:value="1.015206" calcext:value-type="float">
            <text:p>1.015206</text:p>
          </table:table-cell>
          <table:table-cell office:value-type="float" office:value="0.555426" calcext:value-type="float">
            <text:p>0.555426</text:p>
          </table:table-cell>
          <table:table-cell office:value-type="float" office:value="1.007616" calcext:value-type="float">
            <text:p>1.007616</text:p>
          </table:table-cell>
          <table:table-cell office:value-type="float" office:value="96.953488" calcext:value-type="float">
            <text:p>96.95348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472" calcext:value-type="float">
            <text:p>2457472</text:p>
          </table:table-cell>
          <table:table-cell office:value-type="float" office:value="41028" calcext:value-type="float">
            <text:p>41028</text:p>
          </table:table-cell>
          <table:table-cell office:value-type="float" office:value="2336" calcext:value-type="float">
            <text:p>2336</text:p>
          </table:table-cell>
          <table:table-cell office:value-type="float" office:value="39" calcext:value-type="float">
            <text:p>39</text:p>
          </table:table-cell>
          <table:table-cell office:value-type="float" office:value="1.103342" calcext:value-type="float">
            <text:p>1.103342</text:p>
          </table:table-cell>
          <table:table-cell office:value-type="float" office:value="2.016029" calcext:value-type="float">
            <text:p>2.016029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.359624" calcext:value-type="float">
            <text:p>0.359624</text:p>
          </table:table-cell>
          <table:table-cell office:value-type="float" office:value="1.007616" calcext:value-type="float">
            <text:p>1.007616</text:p>
          </table:table-cell>
          <table:table-cell office:value-type="float" office:value="96.953488" calcext:value-type="float">
            <text:p>96.9534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0713" calcext:value-type="float">
            <text:p>1.05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616" calcext:value-type="float">
            <text:p>1.007616</text:p>
          </table:table-cell>
          <table:table-cell office:value-type="float" office:value="96.953488" calcext:value-type="float">
            <text:p>96.95348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096" calcext:value-type="float">
            <text:p>1.03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616" calcext:value-type="float">
            <text:p>1.007616</text:p>
          </table:table-cell>
          <table:table-cell office:value-type="float" office:value="96.953488" calcext:value-type="float">
            <text:p>96.95348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6011" calcext:value-type="float">
            <text:p>1.07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616" calcext:value-type="float">
            <text:p>1.007616</text:p>
          </table:table-cell>
          <table:table-cell office:value-type="float" office:value="96.953488" calcext:value-type="float">
            <text:p>96.95348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9564" calcext:value-type="float">
            <text:p>2479564</text:p>
          </table:table-cell>
          <table:table-cell office:value-type="float" office:value="83108" calcext:value-type="float">
            <text:p>83108</text:p>
          </table:table-cell>
          <table:table-cell office:value-type="float" office:value="2357" calcext:value-type="float">
            <text:p>2357</text:p>
          </table:table-cell>
          <table:table-cell office:value-type="float" office:value="79" calcext:value-type="float">
            <text:p>79</text:p>
          </table:table-cell>
          <table:table-cell office:value-type="float" office:value="1.018201" calcext:value-type="float">
            <text:p>1.018201</text:p>
          </table:table-cell>
          <table:table-cell office:value-type="float" office:value="2.147918" calcext:value-type="float">
            <text:p>2.147918</text:p>
          </table:table-cell>
          <table:table-cell office:value-type="float" office:value="1.129718" calcext:value-type="float">
            <text:p>1.129718</text:p>
          </table:table-cell>
          <table:table-cell office:value-type="float" office:value="0.588522" calcext:value-type="float">
            <text:p>0.588522</text:p>
          </table:table-cell>
          <table:table-cell office:value-type="float" office:value="1.015808" calcext:value-type="float">
            <text:p>1.015808</text:p>
          </table:table-cell>
          <table:table-cell office:value-type="float" office:value="97.35814" calcext:value-type="float">
            <text:p>97.358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7460" calcext:value-type="float">
            <text:p>2477460</text:p>
          </table:table-cell>
          <table:table-cell office:value-type="float" office:value="43132" calcext:value-type="float">
            <text:p>43132</text:p>
          </table:table-cell>
          <table:table-cell office:value-type="float" office:value="2355" calcext:value-type="float">
            <text:p>2355</text:p>
          </table:table-cell>
          <table:table-cell office:value-type="float" office:value="41" calcext:value-type="float">
            <text:p>41</text:p>
          </table:table-cell>
          <table:table-cell office:value-type="float" office:value="1.089033" calcext:value-type="float">
            <text:p>1.089033</text:p>
          </table:table-cell>
          <table:table-cell office:value-type="float" office:value="2.136874" calcext:value-type="float">
            <text:p>2.136874</text:p>
          </table:table-cell>
          <table:table-cell office:value-type="float" office:value="1.047841" calcext:value-type="float">
            <text:p>1.047841</text:p>
          </table:table-cell>
          <table:table-cell office:value-type="float" office:value="0.329302" calcext:value-type="float">
            <text:p>0.329302</text:p>
          </table:table-cell>
          <table:table-cell office:value-type="float" office:value="1.015808" calcext:value-type="float">
            <text:p>1.015808</text:p>
          </table:table-cell>
          <table:table-cell office:value-type="float" office:value="97.35814" calcext:value-type="float">
            <text:p>97.35814</text:p>
          </table:table-cell>
          <table:table-cell office:value-type="float" office:value="418" calcext:value-type="float">
            <text:p>41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08" calcext:value-type="float">
            <text:p>7208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0054" calcext:value-type="float">
            <text:p>1.04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808" calcext:value-type="float">
            <text:p>1.015808</text:p>
          </table:table-cell>
          <table:table-cell office:value-type="float" office:value="97.35814" calcext:value-type="float">
            <text:p>97.3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1581" calcext:value-type="float">
            <text:p>1.04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808" calcext:value-type="float">
            <text:p>1.015808</text:p>
          </table:table-cell>
          <table:table-cell office:value-type="float" office:value="97.35814" calcext:value-type="float">
            <text:p>97.3581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5777" calcext:value-type="float">
            <text:p>1.065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808" calcext:value-type="float">
            <text:p>1.015808</text:p>
          </table:table-cell>
          <table:table-cell office:value-type="float" office:value="97.35814" calcext:value-type="float">
            <text:p>97.3581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8500" calcext:value-type="float">
            <text:p>2498500</text:p>
          </table:table-cell>
          <table:table-cell office:value-type="float" office:value="74692" calcext:value-type="float">
            <text:p>74692</text:p>
          </table:table-cell>
          <table:table-cell office:value-type="float" office:value="2375" calcext:value-type="float">
            <text:p>2375</text:p>
          </table:table-cell>
          <table:table-cell office:value-type="float" office:value="71" calcext:value-type="float">
            <text:p>71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2.072697" calcext:value-type="float">
            <text:p>2.072697</text:p>
          </table:table-cell>
          <table:table-cell office:value-type="float" office:value="1.064404" calcext:value-type="float">
            <text:p>1.064404</text:p>
          </table:table-cell>
          <table:table-cell office:value-type="float" office:value="0.561381" calcext:value-type="float">
            <text:p>0.561381</text:p>
          </table:table-cell>
          <table:table-cell office:value-type="float" office:value="1.024" calcext:value-type="float">
            <text:p>1.024</text:p>
          </table:table-cell>
          <table:table-cell office:value-type="float" office:value="97.460465" calcext:value-type="float">
            <text:p>97.46046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7448" calcext:value-type="float">
            <text:p>2497448</text:p>
          </table:table-cell>
          <table:table-cell office:value-type="float" office:value="42080" calcext:value-type="float">
            <text:p>42080</text:p>
          </table:table-cell>
          <table:table-cell office:value-type="float" office:value="2374" calcext:value-type="float">
            <text:p>2374</text:p>
          </table:table-cell>
          <table:table-cell office:value-type="float" office:value="40" calcext:value-type="float">
            <text:p>40</text:p>
          </table:table-cell>
          <table:table-cell office:value-type="float" office:value="1.092697" calcext:value-type="float">
            <text:p>1.092697</text:p>
          </table:table-cell>
          <table:table-cell office:value-type="float" office:value="2.045206" calcext:value-type="float">
            <text:p>2.045206</text:p>
          </table:table-cell>
          <table:table-cell office:value-type="float" office:value="0.952509" calcext:value-type="float">
            <text:p>0.952509</text:p>
          </table:table-cell>
          <table:table-cell office:value-type="float" office:value="0.353425" calcext:value-type="float">
            <text:p>0.353425</text:p>
          </table:table-cell>
          <table:table-cell office:value-type="float" office:value="1.024" calcext:value-type="float">
            <text:p>1.024</text:p>
          </table:table-cell>
          <table:table-cell office:value-type="float" office:value="97.460465" calcext:value-type="float">
            <text:p>97.460465</text:p>
          </table:table-cell>
          <table:table-cell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28" calcext:value-type="float">
            <text:p>7728</text:p>
          </table:table-cell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575" calcext:value-type="float">
            <text:p>1.02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97.460465" calcext:value-type="float">
            <text:p>97.46046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564" calcext:value-type="float">
            <text:p>1.016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97.460465" calcext:value-type="float">
            <text:p>97.4604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814" calcext:value-type="float">
            <text:p>1.04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97.460465" calcext:value-type="float">
            <text:p>97.46046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18488" calcext:value-type="float">
            <text:p>2518488</text:p>
          </table:table-cell>
          <table:table-cell office:value-type="float" office:value="148332" calcext:value-type="float">
            <text:p>148332</text:p>
          </table:table-cell>
          <table:table-cell office:value-type="float" office:value="2394" calcext:value-type="float">
            <text:p>2394</text:p>
          </table:table-cell>
          <table:table-cell office:value-type="float" office:value="141" calcext:value-type="float">
            <text:p>141</text:p>
          </table:table-cell>
          <table:table-cell office:value-type="float" office:value="1.012262" calcext:value-type="float">
            <text:p>1.012262</text:p>
          </table:table-cell>
          <table:table-cell office:value-type="float" office:value="3.201986" calcext:value-type="float">
            <text:p>3.201986</text:p>
          </table:table-cell>
          <table:table-cell office:value-type="float" office:value="2.189724" calcext:value-type="float">
            <text:p>2.189724</text:p>
          </table:table-cell>
          <table:table-cell office:value-type="float" office:value="0.54192" calcext:value-type="float">
            <text:p>0.54192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17436" calcext:value-type="float">
            <text:p>2517436</text:p>
          </table:table-cell>
          <table:table-cell office:value-type="float" office:value="46288" calcext:value-type="float">
            <text:p>46288</text:p>
          </table:table-cell>
          <table:table-cell office:value-type="float" office:value="2393" calcext:value-type="float">
            <text:p>2393</text:p>
          </table:table-cell>
          <table:table-cell office:value-type="float" office:value="44" calcext:value-type="float">
            <text:p>44</text:p>
          </table:table-cell>
          <table:table-cell office:value-type="float" office:value="1.324685" calcext:value-type="float">
            <text:p>1.324685</text:p>
          </table:table-cell>
          <table:table-cell office:value-type="float" office:value="2.733866" calcext:value-type="float">
            <text:p>2.733866</text:p>
          </table:table-cell>
          <table:table-cell office:value-type="float" office:value="1.409181" calcext:value-type="float">
            <text:p>1.409181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20" calcext:value-type="float">
            <text:p>2720</text:p>
          </table:table-cell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.277107" calcext:value-type="float">
            <text:p>1.277107</text:p>
          </table:table-cell>
          <table:table-cell office:value-type="float" office:value="3.203641" calcext:value-type="float">
            <text:p>3.203641</text:p>
          </table:table-cell>
          <table:table-cell office:value-type="float" office:value="1.926534" calcext:value-type="float">
            <text:p>1.926534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2" calcext:value-type="float">
            <text:p>47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2078" calcext:value-type="float">
            <text:p>1.262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9488" calcext:value-type="float">
            <text:p>1.28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09213" calcext:value-type="float">
            <text:p>2.809213</text:p>
          </table:table-cell>
          <table:table-cell office:value-type="float" office:value="2.812226" calcext:value-type="float">
            <text:p>2.812226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382301" calcext:value-type="float">
            <text:p>0.382301</text:p>
          </table:table-cell>
          <table:table-cell office:value-type="float" office:value="1.032192" calcext:value-type="float">
            <text:p>1.032192</text:p>
          </table:table-cell>
          <table:table-cell office:value-type="float" office:value="94.781395" calcext:value-type="float">
            <text:p>94.781395</text:p>
          </table:table-cell>
          <table:table-cell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8476" calcext:value-type="float">
            <text:p>2538476</text:p>
          </table:table-cell>
          <table:table-cell office:value-type="float" office:value="78900" calcext:value-type="float">
            <text:p>78900</text:p>
          </table:table-cell>
          <table:table-cell office:value-type="float" office:value="2413" calcext:value-type="float">
            <text:p>2413</text:p>
          </table:table-cell>
          <table:table-cell office:value-type="float" office:value="75" calcext:value-type="float">
            <text:p>75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2.096434" calcext:value-type="float">
            <text:p>2.096434</text:p>
          </table:table-cell>
          <table:table-cell office:value-type="float" office:value="1.087072" calcext:value-type="float">
            <text:p>1.087072</text:p>
          </table:table-cell>
          <table:table-cell office:value-type="float" office:value="0.580642" calcext:value-type="float">
            <text:p>0.580642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6.827907" calcext:value-type="float">
            <text:p>96.82790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7424" calcext:value-type="float">
            <text:p>2537424</text:p>
          </table:table-cell>
          <table:table-cell office:value-type="float" office:value="43132" calcext:value-type="float">
            <text:p>43132</text:p>
          </table:table-cell>
          <table:table-cell office:value-type="float" office:value="2412" calcext:value-type="float">
            <text:p>2412</text:p>
          </table:table-cell>
          <table:table-cell office:value-type="float" office:value="41" calcext:value-type="float">
            <text:p>41</text:p>
          </table:table-cell>
          <table:table-cell office:value-type="float" office:value="1.086738" calcext:value-type="float">
            <text:p>1.086738</text:p>
          </table:table-cell>
          <table:table-cell office:value-type="float" office:value="2.090731" calcext:value-type="float">
            <text:p>2.090731</text:p>
          </table:table-cell>
          <table:table-cell office:value-type="float" office:value="1.003993" calcext:value-type="float">
            <text:p>1.003993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6.827907" calcext:value-type="float">
            <text:p>96.8279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92" calcext:value-type="float">
            <text:p>27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.030857" calcext:value-type="float">
            <text:p>1.030857</text:p>
          </table:table-cell>
          <table:table-cell office:value-type="float" office:value="2.097928" calcext:value-type="float">
            <text:p>2.097928</text:p>
          </table:table-cell>
          <table:table-cell office:value-type="float" office:value="1.067072" calcext:value-type="float">
            <text:p>1.067072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6.827907" calcext:value-type="float">
            <text:p>96.8279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45" calcext:value-type="float">
            <text:p>1.02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6.827907" calcext:value-type="float">
            <text:p>96.82790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421" calcext:value-type="float">
            <text:p>1.048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6.827907" calcext:value-type="float">
            <text:p>96.827907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58464" calcext:value-type="float">
            <text:p>2558464</text:p>
          </table:table-cell>
          <table:table-cell office:value-type="float" office:value="63120" calcext:value-type="float">
            <text:p>63120</text:p>
          </table:table-cell>
          <table:table-cell office:value-type="float" office:value="2432" calcext:value-type="float">
            <text:p>2432</text:p>
          </table:table-cell>
          <table:table-cell office:value-type="float" office:value="60" calcext:value-type="float">
            <text:p>60</text:p>
          </table:table-cell>
          <table:table-cell office:value-type="float" office:value="1.011481" calcext:value-type="float">
            <text:p>1.011481</text:p>
          </table:table-cell>
          <table:table-cell office:value-type="float" office:value="1.957034" calcext:value-type="float">
            <text:p>1.957034</text:p>
          </table:table-cell>
          <table:table-cell office:value-type="float" office:value="0.945553" calcext:value-type="float">
            <text:p>0.945553</text:p>
          </table:table-cell>
          <table:table-cell office:value-type="float" office:value="0.534037" calcext:value-type="float">
            <text:p>0.534037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97.023256" calcext:value-type="float">
            <text:p>97.0232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57412" calcext:value-type="float">
            <text:p>2557412</text:p>
          </table:table-cell>
          <table:table-cell office:value-type="float" office:value="34716" calcext:value-type="float">
            <text:p>34716</text:p>
          </table:table-cell>
          <table:table-cell office:value-type="float" office:value="2431" calcext:value-type="float">
            <text:p>2431</text:p>
          </table:table-cell>
          <table:table-cell office:value-type="float" office:value="33" calcext:value-type="float">
            <text:p>33</text:p>
          </table:table-cell>
          <table:table-cell office:value-type="float" office:value="1.093491" calcext:value-type="float">
            <text:p>1.093491</text:p>
          </table:table-cell>
          <table:table-cell office:value-type="float" office:value="1.979082" calcext:value-type="float">
            <text:p>1.979082</text:p>
          </table:table-cell>
          <table:table-cell office:value-type="float" office:value="0.885592" calcext:value-type="float">
            <text:p>0.885592</text:p>
          </table:table-cell>
          <table:table-cell office:value-type="float" office:value="0.313607" calcext:value-type="float">
            <text:p>0.313607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97.023256" calcext:value-type="float">
            <text:p>97.0232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8" calcext:value-type="float">
            <text:p>78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369" calcext:value-type="float">
            <text:p>1.03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97.023256" calcext:value-type="float">
            <text:p>97.02325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5783" calcext:value-type="float">
            <text:p>1.035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97.023256" calcext:value-type="float">
            <text:p>97.02325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0776" calcext:value-type="float">
            <text:p>1.06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97.023256" calcext:value-type="float">
            <text:p>97.02325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78452" calcext:value-type="float">
            <text:p>2578452</text:p>
          </table:table-cell>
          <table:table-cell office:value-type="float" office:value="176736" calcext:value-type="float">
            <text:p>176736</text:p>
          </table:table-cell>
          <table:table-cell office:value-type="float" office:value="2451" calcext:value-type="float">
            <text:p>2451</text:p>
          </table:table-cell>
          <table:table-cell office:value-type="float" office:value="168" calcext:value-type="float">
            <text:p>168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3.51341" calcext:value-type="float">
            <text:p>3.51341</text:p>
          </table:table-cell>
          <table:table-cell office:value-type="float" office:value="2.49614" calcext:value-type="float">
            <text:p>2.4961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77400" calcext:value-type="float">
            <text:p>2577400</text:p>
          </table:table-cell>
          <table:table-cell office:value-type="float" office:value="69432" calcext:value-type="float">
            <text:p>69432</text:p>
          </table:table-cell>
          <table:table-cell office:value-type="float" office:value="2450" calcext:value-type="float">
            <text:p>2450</text:p>
          </table:table-cell>
          <table:table-cell office:value-type="float" office:value="66" calcext:value-type="float">
            <text:p>66</text:p>
          </table:table-cell>
          <table:table-cell office:value-type="float" office:value="1.103062" calcext:value-type="float">
            <text:p>1.103062</text:p>
          </table:table-cell>
          <table:table-cell office:value-type="float" office:value="2.508383" calcext:value-type="float">
            <text:p>2.508383</text:p>
          </table:table-cell>
          <table:table-cell office:value-type="float" office:value="1.405321" calcext:value-type="float">
            <text:p>1.405321</text:p>
          </table:table-cell>
          <table:table-cell office:value-type="float" office:value="0.395252" calcext:value-type="float">
            <text:p>0.395252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574" calcext:value-type="float">
            <text:p>574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6" calcext:value-type="float">
            <text:p>696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04009" calcext:value-type="float">
            <text:p>1.04009</text:p>
          </table:table-cell>
          <table:table-cell office:value-type="float" office:value="3.031522" calcext:value-type="float">
            <text:p>3.031522</text:p>
          </table:table-cell>
          <table:table-cell office:value-type="float" office:value="1.991432" calcext:value-type="float">
            <text:p>1.99143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623" calcext:value-type="float">
            <text:p>1.038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9124" calcext:value-type="float">
            <text:p>1.05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17666" calcext:value-type="float">
            <text:p>3.017666</text:p>
          </table:table-cell>
          <table:table-cell office:value-type="float" office:value="3.038204" calcext:value-type="float">
            <text:p>3.038204</text:p>
          </table:table-cell>
          <table:table-cell office:value-type="float" office:value="0.020539" calcext:value-type="float">
            <text:p>0.020539</text:p>
          </table:table-cell>
          <table:table-cell office:value-type="float" office:value="0.056089" calcext:value-type="float">
            <text:p>0.056089</text:p>
          </table:table-cell>
          <table:table-cell office:value-type="float" office:value="1.056768" calcext:value-type="float">
            <text:p>1.056768</text:p>
          </table:table-cell>
          <table:table-cell office:value-type="float" office:value="95.893023" calcext:value-type="float">
            <text:p>95.893023</text:p>
          </table:table-cell>
          <table:table-cell office:value-type="float" office:value="971" calcext:value-type="float">
            <text:p>971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98440" calcext:value-type="float">
            <text:p>2598440</text:p>
          </table:table-cell>
          <table:table-cell office:value-type="float" office:value="63120" calcext:value-type="float">
            <text:p>63120</text:p>
          </table:table-cell>
          <table:table-cell office:value-type="float" office:value="2470" calcext:value-type="float">
            <text:p>2470</text:p>
          </table:table-cell>
          <table:table-cell office:value-type="float" office:value="60" calcext:value-type="float">
            <text:p>60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.963011" calcext:value-type="float">
            <text:p>1.963011</text:p>
          </table:table-cell>
          <table:table-cell office:value-type="float" office:value="0.953518" calcext:value-type="float">
            <text:p>0.953518</text:p>
          </table:table-cell>
          <table:table-cell office:value-type="float" office:value="0.529576" calcext:value-type="float">
            <text:p>0.529576</text:p>
          </table:table-cell>
          <table:table-cell office:value-type="float" office:value="1.06496" calcext:value-type="float">
            <text:p>1.06496</text:p>
          </table:table-cell>
          <table:table-cell office:value-type="float" office:value="96.516279" calcext:value-type="float">
            <text:p>96.5162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97388" calcext:value-type="float">
            <text:p>2597388</text:p>
          </table:table-cell>
          <table:table-cell office:value-type="float" office:value="35768" calcext:value-type="float">
            <text:p>35768</text:p>
          </table:table-cell>
          <table:table-cell office:value-type="float" office:value="2469" calcext:value-type="float">
            <text:p>2469</text:p>
          </table:table-cell>
          <table:table-cell office:value-type="float" office:value="34" calcext:value-type="float">
            <text:p>34</text:p>
          </table:table-cell>
          <table:table-cell office:value-type="float" office:value="1.088319" calcext:value-type="float">
            <text:p>1.088319</text:p>
          </table:table-cell>
          <table:table-cell office:value-type="float" office:value="1.951907" calcext:value-type="float">
            <text:p>1.951907</text:p>
          </table:table-cell>
          <table:table-cell office:value-type="float" office:value="0.863588" calcext:value-type="float">
            <text:p>0.863588</text:p>
          </table:table-cell>
          <table:table-cell office:value-type="float" office:value="0.331343" calcext:value-type="float">
            <text:p>0.331343</text:p>
          </table:table-cell>
          <table:table-cell office:value-type="float" office:value="1.06496" calcext:value-type="float">
            <text:p>1.06496</text:p>
          </table:table-cell>
          <table:table-cell office:value-type="float" office:value="96.516279" calcext:value-type="float">
            <text:p>96.516279</text:p>
          </table:table-cell>
          <table:table-cell office:value-type="float" office:value="372" calcext:value-type="float">
            <text:p>37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72" calcext:value-type="float">
            <text:p>2272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.039305" calcext:value-type="float">
            <text:p>1.039305</text:p>
          </table:table-cell>
          <table:table-cell office:value-type="float" office:value="1.970047" calcext:value-type="float">
            <text:p>1.970047</text:p>
          </table:table-cell>
          <table:table-cell office:value-type="float" office:value="0.930742" calcext:value-type="float">
            <text:p>0.930742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1.06496" calcext:value-type="float">
            <text:p>1.06496</text:p>
          </table:table-cell>
          <table:table-cell office:value-type="float" office:value="96.516279" calcext:value-type="float">
            <text:p>96.51627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327" calcext:value-type="float">
            <text:p>1.02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96" calcext:value-type="float">
            <text:p>1.06496</text:p>
          </table:table-cell>
          <table:table-cell office:value-type="float" office:value="96.516279" calcext:value-type="float">
            <text:p>96.5162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2457" calcext:value-type="float">
            <text:p>1.052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96" calcext:value-type="float">
            <text:p>1.06496</text:p>
          </table:table-cell>
          <table:table-cell office:value-type="float" office:value="96.516279" calcext:value-type="float">
            <text:p>96.51627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18428" calcext:value-type="float">
            <text:p>2618428</text:p>
          </table:table-cell>
          <table:table-cell office:value-type="float" office:value="183048" calcext:value-type="float">
            <text:p>183048</text:p>
          </table:table-cell>
          <table:table-cell office:value-type="float" office:value="2489" calcext:value-type="float">
            <text:p>2489</text:p>
          </table:table-cell>
          <table:table-cell office:value-type="float" office:value="174" calcext:value-type="float">
            <text:p>174</text:p>
          </table:table-cell>
          <table:table-cell office:value-type="float" office:value="1.011262" calcext:value-type="float">
            <text:p>1.011262</text:p>
          </table:table-cell>
          <table:table-cell office:value-type="float" office:value="3.90957" calcext:value-type="float">
            <text:p>3.90957</text:p>
          </table:table-cell>
          <table:table-cell office:value-type="float" office:value="2.898308" calcext:value-type="float">
            <text:p>2.898308</text:p>
          </table:table-cell>
          <table:table-cell office:value-type="float" office:value="0.505255" calcext:value-type="float">
            <text:p>0.505255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17376" calcext:value-type="float">
            <text:p>2617376</text:p>
          </table:table-cell>
          <table:table-cell office:value-type="float" office:value="54704" calcext:value-type="float">
            <text:p>54704</text:p>
          </table:table-cell>
          <table:table-cell office:value-type="float" office:value="2488" calcext:value-type="float">
            <text:p>2488</text:p>
          </table:table-cell>
          <table:table-cell office:value-type="float" office:value="52" calcext:value-type="float">
            <text:p>52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2.798817" calcext:value-type="float">
            <text:p>2.798817</text:p>
          </table:table-cell>
          <table:table-cell office:value-type="float" office:value="1.470823" calcext:value-type="float">
            <text:p>1.470823</text:p>
          </table:table-cell>
          <table:table-cell office:value-type="float" office:value="0.297542" calcext:value-type="float">
            <text:p>0.297542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76" calcext:value-type="float">
            <text:p>4376</text:p>
          </table:table-cell>
          <table:table-cell office:value-type="float" office:value="2264" calcext:value-type="float">
            <text:p>2264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1.276376" calcext:value-type="float">
            <text:p>1.276376</text:p>
          </table:table-cell>
          <table:table-cell office:value-type="float" office:value="3.913514" calcext:value-type="float">
            <text:p>3.913514</text:p>
          </table:table-cell>
          <table:table-cell office:value-type="float" office:value="2.637137" calcext:value-type="float">
            <text:p>2.637137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284" calcext:value-type="float">
            <text:p>28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2319" calcext:value-type="float">
            <text:p>1.26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9454" calcext:value-type="float">
            <text:p>1.29454</text:p>
          </table:table-cell>
          <table:table-cell office:value-type="float" office:value="4.005892" calcext:value-type="float">
            <text:p>4.005892</text:p>
          </table:table-cell>
          <table:table-cell office:value-type="float" office:value="2.711352" calcext:value-type="float">
            <text:p>2.711352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396885" calcext:value-type="float">
            <text:p>3.396885</text:p>
          </table:table-cell>
          <table:table-cell office:value-type="float" office:value="3.91198" calcext:value-type="float">
            <text:p>3.91198</text:p>
          </table:table-cell>
          <table:table-cell office:value-type="float" office:value="0.515094" calcext:value-type="float">
            <text:p>0.515094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1.073152" calcext:value-type="float">
            <text:p>1.073152</text:p>
          </table:table-cell>
          <table:table-cell office:value-type="float" office:value="95.530233" calcext:value-type="float">
            <text:p>95.530233</text:p>
          </table:table-cell>
          <table:table-cell office:value-type="float" office:value="666" calcext:value-type="float">
            <text:p>666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38416" calcext:value-type="float">
            <text:p>2638416</text:p>
          </table:table-cell>
          <table:table-cell office:value-type="float" office:value="266156" calcext:value-type="float">
            <text:p>266156</text:p>
          </table:table-cell>
          <table:table-cell office:value-type="float" office:value="2508" calcext:value-type="float">
            <text:p>2508</text:p>
          </table:table-cell>
          <table:table-cell office:value-type="float" office:value="253" calcext:value-type="float">
            <text:p>253</text:p>
          </table:table-cell>
          <table:table-cell office:value-type="float" office:value="1.011382" calcext:value-type="float">
            <text:p>1.011382</text:p>
          </table:table-cell>
          <table:table-cell office:value-type="float" office:value="3.52635" calcext:value-type="float">
            <text:p>3.52635</text:p>
          </table:table-cell>
          <table:table-cell office:value-type="float" office:value="2.514968" calcext:value-type="float">
            <text:p>2.514968</text:p>
          </table:table-cell>
          <table:table-cell office:value-type="float" office:value="0.84663" calcext:value-type="float">
            <text:p>0.84663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37364" calcext:value-type="float">
            <text:p>26373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07" calcext:value-type="float">
            <text:p>2507</text:p>
          </table:table-cell>
          <table:table-cell office:value-type="float" office:value="66" calcext:value-type="float">
            <text:p>66</text:p>
          </table:table-cell>
          <table:table-cell office:value-type="float" office:value="1.327685" calcext:value-type="float">
            <text:p>1.327685</text:p>
          </table:table-cell>
          <table:table-cell office:value-type="float" office:value="2.793631" calcext:value-type="float">
            <text:p>2.793631</text:p>
          </table:table-cell>
          <table:table-cell office:value-type="float" office:value="1.465946" calcext:value-type="float">
            <text:p>1.465946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28" calcext:value-type="float">
            <text:p>3328</text:p>
          </table:table-cell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.280212" calcext:value-type="float">
            <text:p>1.280212</text:p>
          </table:table-cell>
          <table:table-cell office:value-type="float" office:value="3.527805" calcext:value-type="float">
            <text:p>3.527805</text:p>
          </table:table-cell>
          <table:table-cell office:value-type="float" office:value="2.247593" calcext:value-type="float">
            <text:p>2.247593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5203" calcext:value-type="float">
            <text:p>1.26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2533" calcext:value-type="float">
            <text:p>1.29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983622" calcext:value-type="float">
            <text:p>2.983622</text:p>
          </table:table-cell>
          <table:table-cell office:value-type="float" office:value="3.513652" calcext:value-type="float">
            <text:p>3.513652</text:p>
          </table:table-cell>
          <table:table-cell office:value-type="float" office:value="0.53003" calcext:value-type="float">
            <text:p>0.53003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1.081344" calcext:value-type="float">
            <text:p>1.081344</text:p>
          </table:table-cell>
          <table:table-cell office:value-type="float" office:value="97.762791" calcext:value-type="float">
            <text:p>97.7627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58404" calcext:value-type="float">
            <text:p>2658404</text:p>
          </table:table-cell>
          <table:table-cell office:value-type="float" office:value="76796" calcext:value-type="float">
            <text:p>76796</text:p>
          </table:table-cell>
          <table:table-cell office:value-type="float" office:value="2527" calcext:value-type="float">
            <text:p>2527</text:p>
          </table:table-cell>
          <table:table-cell office:value-type="float" office:value="73" calcext:value-type="float">
            <text:p>73</text:p>
          </table:table-cell>
          <table:table-cell office:value-type="float" office:value="1.010413" calcext:value-type="float">
            <text:p>1.010413</text:p>
          </table:table-cell>
          <table:table-cell office:value-type="float" office:value="2.052134" calcext:value-type="float">
            <text:p>2.052134</text:p>
          </table:table-cell>
          <table:table-cell office:value-type="float" office:value="1.041721" calcext:value-type="float">
            <text:p>1.041721</text:p>
          </table:table-cell>
          <table:table-cell office:value-type="float" office:value="0.589763" calcext:value-type="float">
            <text:p>0.589763</text:p>
          </table:table-cell>
          <table:table-cell office:value-type="float" office:value="1.089536" calcext:value-type="float">
            <text:p>1.089536</text:p>
          </table:table-cell>
          <table:table-cell office:value-type="float" office:value="96.748837" calcext:value-type="float">
            <text:p>96.7488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57352" calcext:value-type="float">
            <text:p>2657352</text:p>
          </table:table-cell>
          <table:table-cell office:value-type="float" office:value="36820" calcext:value-type="float">
            <text:p>36820</text:p>
          </table:table-cell>
          <table:table-cell office:value-type="float" office:value="2526" calcext:value-type="float">
            <text:p>2526</text:p>
          </table:table-cell>
          <table:table-cell office:value-type="float" office:value="35" calcext:value-type="float">
            <text:p>35</text:p>
          </table:table-cell>
          <table:table-cell office:value-type="float" office:value="1.106345" calcext:value-type="float">
            <text:p>1.106345</text:p>
          </table:table-cell>
          <table:table-cell office:value-type="float" office:value="2.029314" calcext:value-type="float">
            <text:p>2.029314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319144" calcext:value-type="float">
            <text:p>0.319144</text:p>
          </table:table-cell>
          <table:table-cell office:value-type="float" office:value="1.089536" calcext:value-type="float">
            <text:p>1.089536</text:p>
          </table:table-cell>
          <table:table-cell office:value-type="float" office:value="96.748837" calcext:value-type="float">
            <text:p>96.748837</text:p>
          </table:table-cell>
          <table:table-cell office:value-type="float" office:value="365" calcext:value-type="float">
            <text:p>365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72" calcext:value-type="float">
            <text:p>267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.043153" calcext:value-type="float">
            <text:p>1.043153</text:p>
          </table:table-cell>
          <table:table-cell office:value-type="float" office:value="2.053508" calcext:value-type="float">
            <text:p>2.053508</text:p>
          </table:table-cell>
          <table:table-cell office:value-type="float" office:value="1.010355" calcext:value-type="float">
            <text:p>1.01035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1.089536" calcext:value-type="float">
            <text:p>1.089536</text:p>
          </table:table-cell>
          <table:table-cell office:value-type="float" office:value="96.748837" calcext:value-type="float">
            <text:p>96.74883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3647" calcext:value-type="float">
            <text:p>1.03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9536" calcext:value-type="float">
            <text:p>1.089536</text:p>
          </table:table-cell>
          <table:table-cell office:value-type="float" office:value="96.748837" calcext:value-type="float">
            <text:p>96.74883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233" calcext:value-type="float">
            <text:p>1.073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9536" calcext:value-type="float">
            <text:p>1.089536</text:p>
          </table:table-cell>
          <table:table-cell office:value-type="float" office:value="96.748837" calcext:value-type="float">
            <text:p>96.748837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78392" calcext:value-type="float">
            <text:p>2678392</text:p>
          </table:table-cell>
          <table:table-cell office:value-type="float" office:value="112564" calcext:value-type="float">
            <text:p>112564</text:p>
          </table:table-cell>
          <table:table-cell office:value-type="float" office:value="2546" calcext:value-type="float">
            <text:p>2546</text:p>
          </table:table-cell>
          <table:table-cell office:value-type="float" office:value="107" calcext:value-type="float">
            <text:p>107</text:p>
          </table:table-cell>
          <table:table-cell office:value-type="float" office:value="1.011264" calcext:value-type="float">
            <text:p>1.011264</text:p>
          </table:table-cell>
          <table:table-cell office:value-type="float" office:value="2.316688" calcext:value-type="float">
            <text:p>2.316688</text:p>
          </table:table-cell>
          <table:table-cell office:value-type="float" office:value="1.305424" calcext:value-type="float">
            <text:p>1.305424</text:p>
          </table:table-cell>
          <table:table-cell office:value-type="float" office:value="0.689824" calcext:value-type="float">
            <text:p>0.689824</text:p>
          </table:table-cell>
          <table:table-cell office:value-type="float" office:value="1.097728" calcext:value-type="float">
            <text:p>1.097728</text:p>
          </table:table-cell>
          <table:table-cell office:value-type="float" office:value="95.976744" calcext:value-type="float">
            <text:p>95.97674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77340" calcext:value-type="float">
            <text:p>2677340</text:p>
          </table:table-cell>
          <table:table-cell office:value-type="float" office:value="37872" calcext:value-type="float">
            <text:p>37872</text:p>
          </table:table-cell>
          <table:table-cell office:value-type="float" office:value="2545" calcext:value-type="float">
            <text:p>2545</text:p>
          </table:table-cell>
          <table:table-cell office:value-type="float" office:value="36" calcext:value-type="float">
            <text:p>36</text:p>
          </table:table-cell>
          <table:table-cell office:value-type="float" office:value="1.324661" calcext:value-type="float">
            <text:p>1.324661</text:p>
          </table:table-cell>
          <table:table-cell office:value-type="float" office:value="2.266156" calcext:value-type="float">
            <text:p>2.266156</text:p>
          </table:table-cell>
          <table:table-cell office:value-type="float" office:value="0.941495" calcext:value-type="float">
            <text:p>0.941495</text:p>
          </table:table-cell>
          <table:table-cell office:value-type="float" office:value="0.321803" calcext:value-type="float">
            <text:p>0.321803</text:p>
          </table:table-cell>
          <table:table-cell office:value-type="float" office:value="1.097728" calcext:value-type="float">
            <text:p>1.097728</text:p>
          </table:table-cell>
          <table:table-cell office:value-type="float" office:value="95.976744" calcext:value-type="float">
            <text:p>95.976744</text:p>
          </table:table-cell>
          <table:table-cell office:value-type="float" office:value="395" calcext:value-type="float">
            <text:p>395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952" calcext:value-type="float">
            <text:p>295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.269171" calcext:value-type="float">
            <text:p>1.269171</text:p>
          </table:table-cell>
          <table:table-cell office:value-type="float" office:value="2.326512" calcext:value-type="float">
            <text:p>2.326512</text:p>
          </table:table-cell>
          <table:table-cell office:value-type="float" office:value="1.05734" calcext:value-type="float">
            <text:p>1.05734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1.097728" calcext:value-type="float">
            <text:p>1.097728</text:p>
          </table:table-cell>
          <table:table-cell office:value-type="float" office:value="95.976744" calcext:value-type="float">
            <text:p>95.97674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4063" calcext:value-type="float">
            <text:p>1.254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7728" calcext:value-type="float">
            <text:p>1.097728</text:p>
          </table:table-cell>
          <table:table-cell office:value-type="float" office:value="95.976744" calcext:value-type="float">
            <text:p>95.9767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3538" calcext:value-type="float">
            <text:p>1.29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7728" calcext:value-type="float">
            <text:p>1.097728</text:p>
          </table:table-cell>
          <table:table-cell office:value-type="float" office:value="95.976744" calcext:value-type="float">
            <text:p>95.97674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99432" calcext:value-type="float">
            <text:p>2699432</text:p>
          </table:table-cell>
          <table:table-cell office:value-type="float" office:value="79952" calcext:value-type="float">
            <text:p>79952</text:p>
          </table:table-cell>
          <table:table-cell office:value-type="float" office:value="2566" calcext:value-type="float">
            <text:p>2566</text:p>
          </table:table-cell>
          <table:table-cell office:value-type="float" office:value="76" calcext:value-type="float">
            <text:p>76</text:p>
          </table:table-cell>
          <table:table-cell office:value-type="float" office:value="1.017241" calcext:value-type="float">
            <text:p>1.017241</text:p>
          </table:table-cell>
          <table:table-cell office:value-type="float" office:value="2.065281" calcext:value-type="float">
            <text:p>2.065281</text:p>
          </table:table-cell>
          <table:table-cell office:value-type="float" office:value="1.04804" calcext:value-type="float">
            <text:p>1.04804</text:p>
          </table:table-cell>
          <table:table-cell office:value-type="float" office:value="0.610297" calcext:value-type="float">
            <text:p>0.610297</text:p>
          </table:table-cell>
          <table:table-cell office:value-type="float" office:value="1.10592" calcext:value-type="float">
            <text:p>1.10592</text:p>
          </table:table-cell>
          <table:table-cell office:value-type="float" office:value="98.67907" calcext:value-type="float">
            <text:p>98.679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697328" calcext:value-type="float">
            <text:p>2697328</text:p>
          </table:table-cell>
          <table:table-cell office:value-type="float" office:value="38924" calcext:value-type="float">
            <text:p>38924</text:p>
          </table:table-cell>
          <table:table-cell office:value-type="float" office:value="2564" calcext:value-type="float">
            <text:p>2564</text:p>
          </table:table-cell>
          <table:table-cell office:value-type="float" office:value="37" calcext:value-type="float">
            <text:p>37</text:p>
          </table:table-cell>
          <table:table-cell office:value-type="float" office:value="1.124727" calcext:value-type="float">
            <text:p>1.124727</text:p>
          </table:table-cell>
          <table:table-cell office:value-type="float" office:value="2.054157" calcext:value-type="float">
            <text:p>2.054157</text:p>
          </table:table-cell>
          <table:table-cell office:value-type="float" office:value="0.92943" calcext:value-type="float">
            <text:p>0.92943</text:p>
          </table:table-cell>
          <table:table-cell office:value-type="float" office:value="0.335035" calcext:value-type="float">
            <text:p>0.335035</text:p>
          </table:table-cell>
          <table:table-cell office:value-type="float" office:value="1.10592" calcext:value-type="float">
            <text:p>1.10592</text:p>
          </table:table-cell>
          <table:table-cell office:value-type="float" office:value="98.67907" calcext:value-type="float">
            <text:p>98.67907</text:p>
          </table:table-cell>
          <table:table-cell office:value-type="float" office:value="418" calcext:value-type="float">
            <text:p>418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40" calcext:value-type="float">
            <text:p>13840</text:p>
          </table:table-cell>
          <table:table-cell office:value-type="float" office:value="48" calcext:value-type="float">
            <text:p>48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0401" calcext:value-type="float">
            <text:p>1.04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92" calcext:value-type="float">
            <text:p>1.10592</text:p>
          </table:table-cell>
          <table:table-cell office:value-type="float" office:value="98.67907" calcext:value-type="float">
            <text:p>98.679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894" calcext:value-type="float">
            <text:p>1.03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92" calcext:value-type="float">
            <text:p>1.10592</text:p>
          </table:table-cell>
          <table:table-cell office:value-type="float" office:value="98.67907" calcext:value-type="float">
            <text:p>98.6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2956" calcext:value-type="float">
            <text:p>1.10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92" calcext:value-type="float">
            <text:p>1.10592</text:p>
          </table:table-cell>
          <table:table-cell office:value-type="float" office:value="98.67907" calcext:value-type="float">
            <text:p>98.67907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19420" calcext:value-type="float">
            <text:p>2719420</text:p>
          </table:table-cell>
          <table:table-cell office:value-type="float" office:value="243012" calcext:value-type="float">
            <text:p>243012</text:p>
          </table:table-cell>
          <table:table-cell office:value-type="float" office:value="2585" calcext:value-type="float">
            <text:p>2585</text:p>
          </table:table-cell>
          <table:table-cell office:value-type="float" office:value="231" calcext:value-type="float">
            <text:p>231</text:p>
          </table:table-cell>
          <table:table-cell office:value-type="float" office:value="1.019135" calcext:value-type="float">
            <text:p>1.019135</text:p>
          </table:table-cell>
          <table:table-cell office:value-type="float" office:value="4.165235" calcext:value-type="float">
            <text:p>4.165235</text:p>
          </table:table-cell>
          <table:table-cell office:value-type="float" office:value="3.1461" calcext:value-type="float">
            <text:p>3.1461</text:p>
          </table:table-cell>
          <table:table-cell office:value-type="float" office:value="0.617938" calcext:value-type="float">
            <text:p>0.617938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17316" calcext:value-type="float">
            <text:p>2717316</text:p>
          </table:table-cell>
          <table:table-cell office:value-type="float" office:value="74692" calcext:value-type="float">
            <text:p>74692</text:p>
          </table:table-cell>
          <table:table-cell office:value-type="float" office:value="2583" calcext:value-type="float">
            <text:p>2583</text:p>
          </table:table-cell>
          <table:table-cell office:value-type="float" office:value="71" calcext:value-type="float">
            <text:p>71</text:p>
          </table:table-cell>
          <table:table-cell office:value-type="float" office:value="1.318613" calcext:value-type="float">
            <text:p>1.318613</text:p>
          </table:table-cell>
          <table:table-cell office:value-type="float" office:value="2.80949" calcext:value-type="float">
            <text:p>2.80949</text:p>
          </table:table-cell>
          <table:table-cell office:value-type="float" office:value="1.490877" calcext:value-type="float">
            <text:p>1.490877</text:p>
          </table:table-cell>
          <table:table-cell office:value-type="float" office:value="0.400795" calcext:value-type="float">
            <text:p>0.400795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641" calcext:value-type="float">
            <text:p>641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08" calcext:value-type="float">
            <text:p>3408</text:p>
          </table:table-cell>
          <table:table-cell office:value-type="float" office:value="264" calcext:value-type="float">
            <text:p>26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.272557" calcext:value-type="float">
            <text:p>1.272557</text:p>
          </table:table-cell>
          <table:table-cell office:value-type="float" office:value="4.177654" calcext:value-type="float">
            <text:p>4.177654</text:p>
          </table:table-cell>
          <table:table-cell office:value-type="float" office:value="2.905097" calcext:value-type="float">
            <text:p>2.905097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7788" calcext:value-type="float">
            <text:p>1.25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6543" calcext:value-type="float">
            <text:p>1.29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650741" calcext:value-type="float">
            <text:p>3.650741</text:p>
          </table:table-cell>
          <table:table-cell office:value-type="float" office:value="3.683997" calcext:value-type="float">
            <text:p>3.683997</text:p>
          </table:table-cell>
          <table:table-cell office:value-type="float" office:value="0.033255" calcext:value-type="float">
            <text:p>0.033255</text:p>
          </table:table-cell>
          <table:table-cell office:value-type="float" office:value="0.034641" calcext:value-type="float">
            <text:p>0.034641</text:p>
          </table:table-cell>
          <table:table-cell office:value-type="float" office:value="1.114112" calcext:value-type="float">
            <text:p>1.114112</text:p>
          </table:table-cell>
          <table:table-cell office:value-type="float" office:value="95.409302" calcext:value-type="float">
            <text:p>95.409302</text:p>
          </table:table-cell>
          <table:table-cell office:value-type="float" office:value="836" calcext:value-type="float">
            <text:p>836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39408" calcext:value-type="float">
            <text:p>2739408</text:p>
          </table:table-cell>
          <table:table-cell office:value-type="float" office:value="62068" calcext:value-type="float">
            <text:p>62068</text:p>
          </table:table-cell>
          <table:table-cell office:value-type="float" office:value="2604" calcext:value-type="float">
            <text:p>2604</text:p>
          </table:table-cell>
          <table:table-cell office:value-type="float" office:value="59" calcext:value-type="float">
            <text:p>59</text:p>
          </table:table-cell>
          <table:table-cell office:value-type="float" office:value="1.018213" calcext:value-type="float">
            <text:p>1.018213</text:p>
          </table:table-cell>
          <table:table-cell office:value-type="float" office:value="1.927039" calcext:value-type="float">
            <text:p>1.927039</text:p>
          </table:table-cell>
          <table:table-cell office:value-type="float" office:value="0.908826" calcext:value-type="float">
            <text:p>0.908826</text:p>
          </table:table-cell>
          <table:table-cell office:value-type="float" office:value="0.546358" calcext:value-type="float">
            <text:p>0.546358</text:p>
          </table:table-cell>
          <table:table-cell office:value-type="float" office:value="1.122304" calcext:value-type="float">
            <text:p>1.122304</text:p>
          </table:table-cell>
          <table:table-cell office:value-type="float" office:value="96.781395" calcext:value-type="float">
            <text:p>96.78139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37304" calcext:value-type="float">
            <text:p>2737304</text:p>
          </table:table-cell>
          <table:table-cell office:value-type="float" office:value="32612" calcext:value-type="float">
            <text:p>32612</text:p>
          </table:table-cell>
          <table:table-cell office:value-type="float" office:value="2602" calcext:value-type="float">
            <text:p>2602</text:p>
          </table:table-cell>
          <table:table-cell office:value-type="float" office:value="31" calcext:value-type="float">
            <text:p>31</text:p>
          </table:table-cell>
          <table:table-cell office:value-type="float" office:value="1.11945" calcext:value-type="float">
            <text:p>1.11945</text:p>
          </table:table-cell>
          <table:table-cell office:value-type="float" office:value="1.938003" calcext:value-type="float">
            <text:p>1.938003</text:p>
          </table:table-cell>
          <table:table-cell office:value-type="float" office:value="0.818553" calcext:value-type="float">
            <text:p>0.818553</text:p>
          </table:table-cell>
          <table:table-cell office:value-type="float" office:value="0.318728" calcext:value-type="float">
            <text:p>0.318728</text:p>
          </table:table-cell>
          <table:table-cell office:value-type="float" office:value="1.122304" calcext:value-type="float">
            <text:p>1.122304</text:p>
          </table:table-cell>
          <table:table-cell office:value-type="float" office:value="96.781395" calcext:value-type="float">
            <text:p>96.781395</text:p>
          </table:table-cell>
          <table:table-cell office:value-type="float" office:value="390" calcext:value-type="float">
            <text:p>390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0" calcext:value-type="float">
            <text:p>176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.040071" calcext:value-type="float">
            <text:p>1.040071</text:p>
          </table:table-cell>
          <table:table-cell office:value-type="float" office:value="1.95343" calcext:value-type="float">
            <text:p>1.95343</text:p>
          </table:table-cell>
          <table:table-cell office:value-type="float" office:value="0.913359" calcext:value-type="float">
            <text:p>0.913359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1.122304" calcext:value-type="float">
            <text:p>1.122304</text:p>
          </table:table-cell>
          <table:table-cell office:value-type="float" office:value="96.781395" calcext:value-type="float">
            <text:p>96.78139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574" calcext:value-type="float">
            <text:p>1.037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304" calcext:value-type="float">
            <text:p>1.122304</text:p>
          </table:table-cell>
          <table:table-cell office:value-type="float" office:value="96.781395" calcext:value-type="float">
            <text:p>96.78139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94" calcext:value-type="float">
            <text:p>1.0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304" calcext:value-type="float">
            <text:p>1.122304</text:p>
          </table:table-cell>
          <table:table-cell office:value-type="float" office:value="96.781395" calcext:value-type="float">
            <text:p>96.781395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58344" calcext:value-type="float">
            <text:p>2758344</text:p>
          </table:table-cell>
          <table:table-cell office:value-type="float" office:value="69432" calcext:value-type="float">
            <text:p>69432</text:p>
          </table:table-cell>
          <table:table-cell office:value-type="float" office:value="2622" calcext:value-type="float">
            <text:p>2622</text:p>
          </table:table-cell>
          <table:table-cell office:value-type="float" office:value="66" calcext:value-type="float">
            <text:p>66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1.97832" calcext:value-type="float">
            <text:p>1.97832</text:p>
          </table:table-cell>
          <table:table-cell office:value-type="float" office:value="0.967878" calcext:value-type="float">
            <text:p>0.967878</text:p>
          </table:table-cell>
          <table:table-cell office:value-type="float" office:value="0.57389" calcext:value-type="float">
            <text:p>0.57389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57292" calcext:value-type="float">
            <text:p>2757292</text:p>
          </table:table-cell>
          <table:table-cell office:value-type="float" office:value="33664" calcext:value-type="float">
            <text:p>33664</text:p>
          </table:table-cell>
          <table:table-cell office:value-type="float" office:value="2621" calcext:value-type="float">
            <text:p>2621</text:p>
          </table:table-cell>
          <table:table-cell office:value-type="float" office:value="32" calcext:value-type="float">
            <text:p>32</text:p>
          </table:table-cell>
          <table:table-cell office:value-type="float" office:value="1.126773" calcext:value-type="float">
            <text:p>1.126773</text:p>
          </table:table-cell>
          <table:table-cell office:value-type="float" office:value="1.95627" calcext:value-type="float">
            <text:p>1.95627</text:p>
          </table:table-cell>
          <table:table-cell office:value-type="float" office:value="0.829498" calcext:value-type="float">
            <text:p>0.829498</text:p>
          </table:table-cell>
          <table:table-cell office:value-type="float" office:value="0.324669" calcext:value-type="float">
            <text:p>0.324669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389" calcext:value-type="float">
            <text:p>389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248" calcext:value-type="float">
            <text:p>14248</text:p>
          </table:table-cell>
          <table:table-cell office:value-type="float" office:value="48" calcext:value-type="float">
            <text:p>4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944" calcext:value-type="float">
            <text:p>1.03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538" calcext:value-type="float">
            <text:p>1.02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988" calcext:value-type="float">
            <text:p>1.056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30496" calcext:value-type="float">
            <text:p>1.130496</text:p>
          </table:table-cell>
          <table:table-cell office:value-type="float" office:value="98.474419" calcext:value-type="float">
            <text:p>98.4744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78332" calcext:value-type="float">
            <text:p>2778332</text:p>
          </table:table-cell>
          <table:table-cell office:value-type="float" office:value="217764" calcext:value-type="float">
            <text:p>217764</text:p>
          </table:table-cell>
          <table:table-cell office:value-type="float" office:value="2641" calcext:value-type="float">
            <text:p>2641</text:p>
          </table:table-cell>
          <table:table-cell office:value-type="float" office:value="207" calcext:value-type="float">
            <text:p>207</text:p>
          </table:table-cell>
          <table:table-cell office:value-type="float" office:value="1.01543" calcext:value-type="float">
            <text:p>1.01543</text:p>
          </table:table-cell>
          <table:table-cell office:value-type="float" office:value="2.989011" calcext:value-type="float">
            <text:p>2.989011</text:p>
          </table:table-cell>
          <table:table-cell office:value-type="float" office:value="1.973581" calcext:value-type="float">
            <text:p>1.973581</text:p>
          </table:table-cell>
          <table:table-cell office:value-type="float" office:value="0.882716" calcext:value-type="float">
            <text:p>0.882716</text:p>
          </table:table-cell>
          <table:table-cell office:value-type="float" office:value="1.138688" calcext:value-type="float">
            <text:p>1.138688</text:p>
          </table:table-cell>
          <table:table-cell office:value-type="float" office:value="92.506977" calcext:value-type="float">
            <text:p>92.5069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77280" calcext:value-type="float">
            <text:p>2777280</text:p>
          </table:table-cell>
          <table:table-cell office:value-type="float" office:value="35768" calcext:value-type="float">
            <text:p>35768</text:p>
          </table:table-cell>
          <table:table-cell office:value-type="float" office:value="2640" calcext:value-type="float">
            <text:p>2640</text:p>
          </table:table-cell>
          <table:table-cell office:value-type="float" office:value="34" calcext:value-type="float">
            <text:p>34</text:p>
          </table:table-cell>
          <table:table-cell office:value-type="float" office:value="2.083" calcext:value-type="float">
            <text:p>2.083</text:p>
          </table:table-cell>
          <table:table-cell office:value-type="float" office:value="2.956098" calcext:value-type="float">
            <text:p>2.956098</text:p>
          </table:table-cell>
          <table:table-cell office:value-type="float" office:value="0.873098" calcext:value-type="float">
            <text:p>0.873098</text:p>
          </table:table-cell>
          <table:table-cell office:value-type="float" office:value="0.327734" calcext:value-type="float">
            <text:p>0.327734</text:p>
          </table:table-cell>
          <table:table-cell office:value-type="float" office:value="1.138688" calcext:value-type="float">
            <text:p>1.138688</text:p>
          </table:table-cell>
          <table:table-cell office:value-type="float" office:value="92.506977" calcext:value-type="float">
            <text:p>92.506977</text:p>
          </table:table-cell>
          <table:table-cell office:value-type="float" office:value="443" calcext:value-type="float">
            <text:p>443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2" calcext:value-type="float">
            <text:p>287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.03982" calcext:value-type="float">
            <text:p>1.03982</text:p>
          </table:table-cell>
          <table:table-cell office:value-type="float" office:value="2.996067" calcext:value-type="float">
            <text:p>2.996067</text:p>
          </table:table-cell>
          <table:table-cell office:value-type="float" office:value="1.956247" calcext:value-type="float">
            <text:p>1.956247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.138688" calcext:value-type="float">
            <text:p>1.138688</text:p>
          </table:table-cell>
          <table:table-cell office:value-type="float" office:value="92.506977" calcext:value-type="float">
            <text:p>92.50697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043" calcext:value-type="float">
            <text:p>1.037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8688" calcext:value-type="float">
            <text:p>1.138688</text:p>
          </table:table-cell>
          <table:table-cell office:value-type="float" office:value="92.506977" calcext:value-type="float">
            <text:p>92.50697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48956" calcext:value-type="float">
            <text:p>2.048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8688" calcext:value-type="float">
            <text:p>1.138688</text:p>
          </table:table-cell>
          <table:table-cell office:value-type="float" office:value="92.506977" calcext:value-type="float">
            <text:p>92.5069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99372" calcext:value-type="float">
            <text:p>2799372</text:p>
          </table:table-cell>
          <table:table-cell office:value-type="float" office:value="70484" calcext:value-type="float">
            <text:p>70484</text:p>
          </table:table-cell>
          <table:table-cell office:value-type="float" office:value="2661" calcext:value-type="float">
            <text:p>2661</text:p>
          </table:table-cell>
          <table:table-cell office:value-type="float" office:value="67" calcext:value-type="float">
            <text:p>67</text:p>
          </table:table-cell>
          <table:table-cell office:value-type="float" office:value="1.01533" calcext:value-type="float">
            <text:p>1.01533</text:p>
          </table:table-cell>
          <table:table-cell office:value-type="float" office:value="1.982254" calcext:value-type="float">
            <text:p>1.982254</text:p>
          </table:table-cell>
          <table:table-cell office:value-type="float" office:value="0.966924" calcext:value-type="float">
            <text:p>0.966924</text:p>
          </table:table-cell>
          <table:table-cell office:value-type="float" office:value="0.583161" calcext:value-type="float">
            <text:p>0.583161</text:p>
          </table:table-cell>
          <table:table-cell office:value-type="float" office:value="1.14688" calcext:value-type="float">
            <text:p>1.14688</text:p>
          </table:table-cell>
          <table:table-cell office:value-type="float" office:value="97.07907" calcext:value-type="float">
            <text:p>97.0790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797268" calcext:value-type="float">
            <text:p>2797268</text:p>
          </table:table-cell>
          <table:table-cell office:value-type="float" office:value="33664" calcext:value-type="float">
            <text:p>33664</text:p>
          </table:table-cell>
          <table:table-cell office:value-type="float" office:value="2659" calcext:value-type="float">
            <text:p>2659</text:p>
          </table:table-cell>
          <table:table-cell office:value-type="float" office:value="32" calcext:value-type="float">
            <text:p>32</text:p>
          </table:table-cell>
          <table:table-cell office:value-type="float" office:value="1.108451" calcext:value-type="float">
            <text:p>1.108451</text:p>
          </table:table-cell>
          <table:table-cell office:value-type="float" office:value="1.976831" calcext:value-type="float">
            <text:p>1.976831</text:p>
          </table:table-cell>
          <table:table-cell office:value-type="float" office:value="0.86838" calcext:value-type="float">
            <text:p>0.86838</text:p>
          </table:table-cell>
          <table:table-cell office:value-type="float" office:value="0.310131" calcext:value-type="float">
            <text:p>0.310131</text:p>
          </table:table-cell>
          <table:table-cell office:value-type="float" office:value="1.14688" calcext:value-type="float">
            <text:p>1.14688</text:p>
          </table:table-cell>
          <table:table-cell office:value-type="float" office:value="97.07907" calcext:value-type="float">
            <text:p>97.07907</text:p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60" calcext:value-type="float">
            <text:p>136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037123" calcext:value-type="float">
            <text:p>1.037123</text:p>
          </table:table-cell>
          <table:table-cell office:value-type="float" office:value="1.995276" calcext:value-type="float">
            <text:p>1.995276</text:p>
          </table:table-cell>
          <table:table-cell office:value-type="float" office:value="0.958153" calcext:value-type="float">
            <text:p>0.958153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1.14688" calcext:value-type="float">
            <text:p>1.14688</text:p>
          </table:table-cell>
          <table:table-cell office:value-type="float" office:value="97.07907" calcext:value-type="float">
            <text:p>97.0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71" calcext:value-type="float">
            <text:p>1.03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688" calcext:value-type="float">
            <text:p>1.14688</text:p>
          </table:table-cell>
          <table:table-cell office:value-type="float" office:value="97.07907" calcext:value-type="float">
            <text:p>97.079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287" calcext:value-type="float">
            <text:p>1.063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688" calcext:value-type="float">
            <text:p>1.14688</text:p>
          </table:table-cell>
          <table:table-cell office:value-type="float" office:value="97.07907" calcext:value-type="float">
            <text:p>97.0790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18308" calcext:value-type="float">
            <text:p>2818308</text:p>
          </table:table-cell>
          <table:table-cell office:value-type="float" office:value="70484" calcext:value-type="float">
            <text:p>70484</text:p>
          </table:table-cell>
          <table:table-cell office:value-type="float" office:value="2679" calcext:value-type="float">
            <text:p>2679</text:p>
          </table:table-cell>
          <table:table-cell office:value-type="float" office:value="67" calcext:value-type="float">
            <text:p>67</text:p>
          </table:table-cell>
          <table:table-cell office:value-type="float" office:value="1.011382" calcext:value-type="float">
            <text:p>1.011382</text:p>
          </table:table-cell>
          <table:table-cell office:value-type="float" office:value="1.970703" calcext:value-type="float">
            <text:p>1.970703</text:p>
          </table:table-cell>
          <table:table-cell office:value-type="float" office:value="0.959321" calcext:value-type="float">
            <text:p>0.959321</text:p>
          </table:table-cell>
          <table:table-cell office:value-type="float" office:value="0.587783" calcext:value-type="float">
            <text:p>0.587783</text:p>
          </table:table-cell>
          <table:table-cell office:value-type="float" office:value="1.155072" calcext:value-type="float">
            <text:p>1.155072</text:p>
          </table:table-cell>
          <table:table-cell office:value-type="float" office:value="98.813953" calcext:value-type="float">
            <text:p>98.81395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7256" calcext:value-type="float">
            <text:p>2817256</text:p>
          </table:table-cell>
          <table:table-cell office:value-type="float" office:value="33664" calcext:value-type="float">
            <text:p>33664</text:p>
          </table:table-cell>
          <table:table-cell office:value-type="float" office:value="2678" calcext:value-type="float">
            <text:p>2678</text:p>
          </table:table-cell>
          <table:table-cell office:value-type="float" office:value="32" calcext:value-type="float">
            <text:p>32</text:p>
          </table:table-cell>
          <table:table-cell office:value-type="float" office:value="1.134964" calcext:value-type="float">
            <text:p>1.134964</text:p>
          </table:table-cell>
          <table:table-cell office:value-type="float" office:value="1.948774" calcext:value-type="float">
            <text:p>1.948774</text:p>
          </table:table-cell>
          <table:table-cell office:value-type="float" office:value="0.813809" calcext:value-type="float">
            <text:p>0.813809</text:p>
          </table:table-cell>
          <table:table-cell office:value-type="float" office:value="0.330928" calcext:value-type="float">
            <text:p>0.330928</text:p>
          </table:table-cell>
          <table:table-cell office:value-type="float" office:value="1.155072" calcext:value-type="float">
            <text:p>1.155072</text:p>
          </table:table-cell>
          <table:table-cell office:value-type="float" office:value="98.813953" calcext:value-type="float">
            <text:p>98.813953</text:p>
          </table:table-cell>
          <table:table-cell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08" calcext:value-type="float">
            <text:p>8408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679" calcext:value-type="float">
            <text:p>1.03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072" calcext:value-type="float">
            <text:p>1.155072</text:p>
          </table:table-cell>
          <table:table-cell office:value-type="float" office:value="98.813953" calcext:value-type="float">
            <text:p>98.81395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252" calcext:value-type="float">
            <text:p>1.03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072" calcext:value-type="float">
            <text:p>1.155072</text:p>
          </table:table-cell>
          <table:table-cell office:value-type="float" office:value="98.813953" calcext:value-type="float">
            <text:p>98.81395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1808" calcext:value-type="float">
            <text:p>1.06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072" calcext:value-type="float">
            <text:p>1.155072</text:p>
          </table:table-cell>
          <table:table-cell office:value-type="float" office:value="98.813953" calcext:value-type="float">
            <text:p>98.813953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38296" calcext:value-type="float">
            <text:p>2838296</text:p>
          </table:table-cell>
          <table:table-cell office:value-type="float" office:value="178840" calcext:value-type="float">
            <text:p>178840</text:p>
          </table:table-cell>
          <table:table-cell office:value-type="float" office:value="2698" calcext:value-type="float">
            <text:p>2698</text:p>
          </table:table-cell>
          <table:table-cell office:value-type="float" office:value="170" calcext:value-type="float">
            <text:p>170</text:p>
          </table:table-cell>
          <table:table-cell office:value-type="float" office:value="1.011222" calcext:value-type="float">
            <text:p>1.011222</text:p>
          </table:table-cell>
          <table:table-cell office:value-type="float" office:value="3.010656" calcext:value-type="float">
            <text:p>3.010656</text:p>
          </table:table-cell>
          <table:table-cell office:value-type="float" office:value="1.999434" calcext:value-type="float">
            <text:p>1.999434</text:p>
          </table:table-cell>
          <table:table-cell office:value-type="float" office:value="0.715563" calcext:value-type="float">
            <text:p>0.715563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37244" calcext:value-type="float">
            <text:p>2837244</text:p>
          </table:table-cell>
          <table:table-cell office:value-type="float" office:value="72588" calcext:value-type="float">
            <text:p>72588</text:p>
          </table:table-cell>
          <table:table-cell office:value-type="float" office:value="2697" calcext:value-type="float">
            <text:p>2697</text:p>
          </table:table-cell>
          <table:table-cell office:value-type="float" office:value="69" calcext:value-type="float">
            <text:p>69</text:p>
          </table:table-cell>
          <table:table-cell office:value-type="float" office:value="1.105545" calcext:value-type="float">
            <text:p>1.105545</text:p>
          </table:table-cell>
          <table:table-cell office:value-type="float" office:value="2.486168" calcext:value-type="float">
            <text:p>2.486168</text:p>
          </table:table-cell>
          <table:table-cell office:value-type="float" office:value="1.380623" calcext:value-type="float">
            <text:p>1.380623</text:p>
          </table:table-cell>
          <table:table-cell office:value-type="float" office:value="0.42061" calcext:value-type="float">
            <text:p>0.42061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626" calcext:value-type="float">
            <text:p>626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.0384" calcext:value-type="float">
            <text:p>1.0384</text:p>
          </table:table-cell>
          <table:table-cell office:value-type="float" office:value="3.02709" calcext:value-type="float">
            <text:p>3.02709</text:p>
          </table:table-cell>
          <table:table-cell office:value-type="float" office:value="1.98869" calcext:value-type="float">
            <text:p>1.98869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36933" calcext:value-type="float">
            <text:p>1.036933</text:p>
          </table:table-cell>
          <table:table-cell office:value-type="float" office:value="3.017604" calcext:value-type="float">
            <text:p>3.017604</text:p>
          </table:table-cell>
          <table:table-cell office:value-type="float" office:value="1.98067" calcext:value-type="float">
            <text:p>1.9806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7029" calcext:value-type="float">
            <text:p>1.067029</text:p>
          </table:table-cell>
          <table:table-cell office:value-type="float" office:value="2.53816" calcext:value-type="float">
            <text:p>2.53816</text:p>
          </table:table-cell>
          <table:table-cell office:value-type="float" office:value="1.471131" calcext:value-type="float">
            <text:p>1.471131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97551" calcext:value-type="float">
            <text:p>2.497551</text:p>
          </table:table-cell>
          <table:table-cell office:value-type="float" office:value="3.020093" calcext:value-type="float">
            <text:p>3.020093</text:p>
          </table:table-cell>
          <table:table-cell office:value-type="float" office:value="0.522542" calcext:value-type="float">
            <text:p>0.522542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1.163264" calcext:value-type="float">
            <text:p>1.163264</text:p>
          </table:table-cell>
          <table:table-cell office:value-type="float" office:value="99.813953" calcext:value-type="float">
            <text:p>99.813953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58284" calcext:value-type="float">
            <text:p>2858284</text:p>
          </table:table-cell>
          <table:table-cell office:value-type="float" office:value="100992" calcext:value-type="float">
            <text:p>100992</text:p>
          </table:table-cell>
          <table:table-cell office:value-type="float" office:value="2717" calcext:value-type="float">
            <text:p>2717</text:p>
          </table:table-cell>
          <table:table-cell office:value-type="float" office:value="96" calcext:value-type="float">
            <text:p>96</text:p>
          </table:table-cell>
          <table:table-cell office:value-type="float" office:value="1.016329" calcext:value-type="float">
            <text:p>1.016329</text:p>
          </table:table-cell>
          <table:table-cell office:value-type="float" office:value="2.073194" calcext:value-type="float">
            <text:p>2.073194</text:p>
          </table:table-cell>
          <table:table-cell office:value-type="float" office:value="1.056865" calcext:value-type="float">
            <text:p>1.056865</text:p>
          </table:table-cell>
          <table:table-cell office:value-type="float" office:value="0.764465" calcext:value-type="float">
            <text:p>0.764465</text:p>
          </table:table-cell>
          <table:table-cell office:value-type="float" office:value="1.171456" calcext:value-type="float">
            <text:p>1.171456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57232" calcext:value-type="float">
            <text:p>2857232</text:p>
          </table:table-cell>
          <table:table-cell office:value-type="float" office:value="28404" calcext:value-type="float">
            <text:p>28404</text:p>
          </table:table-cell>
          <table:table-cell office:value-type="float" office:value="2716" calcext:value-type="float">
            <text:p>2716</text:p>
          </table:table-cell>
          <table:table-cell office:value-type="float" office:value="27" calcext:value-type="float">
            <text:p>27</text:p>
          </table:table-cell>
          <table:table-cell office:value-type="float" office:value="1.330484" calcext:value-type="float">
            <text:p>1.330484</text:p>
          </table:table-cell>
          <table:table-cell office:value-type="float" office:value="2.084298" calcext:value-type="float">
            <text:p>2.084298</text:p>
          </table:table-cell>
          <table:table-cell office:value-type="float" office:value="0.753814" calcext:value-type="float">
            <text:p>0.753814</text:p>
          </table:table-cell>
          <table:table-cell office:value-type="float" office:value="0.301443" calcext:value-type="float">
            <text:p>0.301443</text:p>
          </table:table-cell>
          <table:table-cell office:value-type="float" office:value="1.171456" calcext:value-type="float">
            <text:p>1.171456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3943" calcext:value-type="float">
            <text:p>1.27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1456" calcext:value-type="float">
            <text:p>1.171456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8876" calcext:value-type="float">
            <text:p>1.258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1456" calcext:value-type="float">
            <text:p>1.171456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779" calcext:value-type="float">
            <text:p>1.29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1456" calcext:value-type="float">
            <text:p>1.171456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79324" calcext:value-type="float">
            <text:p>2879324</text:p>
          </table:table-cell>
          <table:table-cell office:value-type="float" office:value="225128" calcext:value-type="float">
            <text:p>225128</text:p>
          </table:table-cell>
          <table:table-cell office:value-type="float" office:value="2737" calcext:value-type="float">
            <text:p>2737</text:p>
          </table:table-cell>
          <table:table-cell office:value-type="float" office:value="214" calcext:value-type="float">
            <text:p>214</text:p>
          </table:table-cell>
          <table:table-cell office:value-type="float" office:value="1.017987" calcext:value-type="float">
            <text:p>1.017987</text:p>
          </table:table-cell>
          <table:table-cell office:value-type="float" office:value="4.041036" calcext:value-type="float">
            <text:p>4.041036</text:p>
          </table:table-cell>
          <table:table-cell office:value-type="float" office:value="3.023049" calcext:value-type="float">
            <text:p>3.023049</text:p>
          </table:table-cell>
          <table:table-cell office:value-type="float" office:value="0.595764" calcext:value-type="float">
            <text:p>0.595764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77220" calcext:value-type="float">
            <text:p>2877220</text:p>
          </table:table-cell>
          <table:table-cell office:value-type="float" office:value="61016" calcext:value-type="float">
            <text:p>61016</text:p>
          </table:table-cell>
          <table:table-cell office:value-type="float" office:value="2735" calcext:value-type="float">
            <text:p>2735</text:p>
          </table:table-cell>
          <table:table-cell office:value-type="float" office:value="58" calcext:value-type="float">
            <text:p>58</text:p>
          </table:table-cell>
          <table:table-cell office:value-type="float" office:value="1.340178" calcext:value-type="float">
            <text:p>1.340178</text:p>
          </table:table-cell>
          <table:table-cell office:value-type="float" office:value="2.55409" calcext:value-type="float">
            <text:p>2.55409</text:p>
          </table:table-cell>
          <table:table-cell office:value-type="float" office:value="1.213912" calcext:value-type="float">
            <text:p>1.213912</text:p>
          </table:table-cell>
          <table:table-cell office:value-type="float" office:value="0.402111" calcext:value-type="float">
            <text:p>0.402111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557" calcext:value-type="float">
            <text:p>557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80" calcext:value-type="float">
            <text:p>4280</text:p>
          </table:table-cell>
          <table:table-cell office:value-type="float" office:value="776" calcext:value-type="float">
            <text:p>776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1.272373" calcext:value-type="float">
            <text:p>1.272373</text:p>
          </table:table-cell>
          <table:table-cell office:value-type="float" office:value="3.556336" calcext:value-type="float">
            <text:p>3.556336</text:p>
          </table:table-cell>
          <table:table-cell office:value-type="float" office:value="2.283962" calcext:value-type="float">
            <text:p>2.283962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7625" calcext:value-type="float">
            <text:p>1.25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01663" calcext:value-type="float">
            <text:p>1.301663</text:p>
          </table:table-cell>
          <table:table-cell office:value-type="float" office:value="3.549267" calcext:value-type="float">
            <text:p>3.549267</text:p>
          </table:table-cell>
          <table:table-cell office:value-type="float" office:value="2.247604" calcext:value-type="float">
            <text:p>2.24760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36" calcext:value-type="float">
            <text:p>33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.526615" calcext:value-type="float">
            <text:p>3.526615</text:p>
          </table:table-cell>
          <table:table-cell office:value-type="float" office:value="3.541116" calcext:value-type="float">
            <text:p>3.541116</text:p>
          </table:table-cell>
          <table:table-cell office:value-type="float" office:value="0.014501" calcext:value-type="float">
            <text:p>0.014501</text:p>
          </table:table-cell>
          <table:table-cell office:value-type="float" office:value="0.079441" calcext:value-type="float">
            <text:p>0.079441</text:p>
          </table:table-cell>
          <table:table-cell office:value-type="float" office:value="1.179648" calcext:value-type="float">
            <text:p>1.179648</text:p>
          </table:table-cell>
          <table:table-cell office:value-type="float" office:value="95.306977" calcext:value-type="float">
            <text:p>95.3069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98260" calcext:value-type="float">
            <text:p>2898260</text:p>
          </table:table-cell>
          <table:table-cell office:value-type="float" office:value="82056" calcext:value-type="float">
            <text:p>82056</text:p>
          </table:table-cell>
          <table:table-cell office:value-type="float" office:value="2755" calcext:value-type="float">
            <text:p>2755</text:p>
          </table:table-cell>
          <table:table-cell office:value-type="float" office:value="78" calcext:value-type="float">
            <text:p>78</text:p>
          </table:table-cell>
          <table:table-cell office:value-type="float" office:value="1.01659" calcext:value-type="float">
            <text:p>1.01659</text:p>
          </table:table-cell>
          <table:table-cell office:value-type="float" office:value="2.033285" calcext:value-type="float">
            <text:p>2.033285</text:p>
          </table:table-cell>
          <table:table-cell office:value-type="float" office:value="1.016695" calcext:value-type="float">
            <text:p>1.016695</text:p>
          </table:table-cell>
          <table:table-cell office:value-type="float" office:value="0.645669" calcext:value-type="float">
            <text:p>0.645669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97208" calcext:value-type="float">
            <text:p>2897208</text:p>
          </table:table-cell>
          <table:table-cell office:value-type="float" office:value="33664" calcext:value-type="float">
            <text:p>33664</text:p>
          </table:table-cell>
          <table:table-cell office:value-type="float" office:value="2754" calcext:value-type="float">
            <text:p>2754</text:p>
          </table:table-cell>
          <table:table-cell office:value-type="float" office:value="32" calcext:value-type="float">
            <text:p>32</text:p>
          </table:table-cell>
          <table:table-cell office:value-type="float" office:value="1.158235" calcext:value-type="float">
            <text:p>1.158235</text:p>
          </table:table-cell>
          <table:table-cell office:value-type="float" office:value="2.058483" calcext:value-type="float">
            <text:p>2.058483</text:p>
          </table:table-cell>
          <table:table-cell office:value-type="float" office:value="0.900248" calcext:value-type="float">
            <text:p>0.900248</text:p>
          </table:table-cell>
          <table:table-cell office:value-type="float" office:value="0.299153" calcext:value-type="float">
            <text:p>0.299153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420" calcext:value-type="float">
            <text:p>42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12" calcext:value-type="float">
            <text:p>3312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.057957" calcext:value-type="float">
            <text:p>1.057957</text:p>
          </table:table-cell>
          <table:table-cell office:value-type="float" office:value="2.070822" calcext:value-type="float">
            <text:p>2.070822</text:p>
          </table:table-cell>
          <table:table-cell office:value-type="float" office:value="1.012865" calcext:value-type="float">
            <text:p>1.012865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625" calcext:value-type="float">
            <text:p>1.0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797" calcext:value-type="float">
            <text:p>1.0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97.488372" calcext:value-type="float">
            <text:p>97.4883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19300" calcext:value-type="float">
            <text:p>2919300</text:p>
          </table:table-cell>
          <table:table-cell office:value-type="float" office:value="82056" calcext:value-type="float">
            <text:p>82056</text:p>
          </table:table-cell>
          <table:table-cell office:value-type="float" office:value="2775" calcext:value-type="float">
            <text:p>2775</text:p>
          </table:table-cell>
          <table:table-cell office:value-type="float" office:value="78" calcext:value-type="float">
            <text:p>78</text:p>
          </table:table-cell>
          <table:table-cell office:value-type="float" office:value="1.017301" calcext:value-type="float">
            <text:p>1.017301</text:p>
          </table:table-cell>
          <table:table-cell office:value-type="float" office:value="2.032058" calcext:value-type="float">
            <text:p>2.032058</text:p>
          </table:table-cell>
          <table:table-cell office:value-type="float" office:value="1.014757" calcext:value-type="float">
            <text:p>1.014757</text:p>
          </table:table-cell>
          <table:table-cell office:value-type="float" office:value="0.646902" calcext:value-type="float">
            <text:p>0.646902</text:p>
          </table:table-cell>
          <table:table-cell office:value-type="float" office:value="1.196032" calcext:value-type="float">
            <text:p>1.196032</text:p>
          </table:table-cell>
          <table:table-cell office:value-type="float" office:value="100.981395" calcext:value-type="float">
            <text:p>100.98139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17196" calcext:value-type="float">
            <text:p>2917196</text:p>
          </table:table-cell>
          <table:table-cell office:value-type="float" office:value="36820" calcext:value-type="float">
            <text:p>36820</text:p>
          </table:table-cell>
          <table:table-cell office:value-type="float" office:value="2773" calcext:value-type="float">
            <text:p>2773</text:p>
          </table:table-cell>
          <table:table-cell office:value-type="float" office:value="35" calcext:value-type="float">
            <text:p>35</text:p>
          </table:table-cell>
          <table:table-cell office:value-type="float" office:value="1.195948" calcext:value-type="float">
            <text:p>1.195948</text:p>
          </table:table-cell>
          <table:table-cell office:value-type="float" office:value="2.021012" calcext:value-type="float">
            <text:p>2.021012</text:p>
          </table:table-cell>
          <table:table-cell office:value-type="float" office:value="0.825064" calcext:value-type="float">
            <text:p>0.825064</text:p>
          </table:table-cell>
          <table:table-cell office:value-type="float" office:value="0.357015" calcext:value-type="float">
            <text:p>0.357015</text:p>
          </table:table-cell>
          <table:table-cell office:value-type="float" office:value="1.196032" calcext:value-type="float">
            <text:p>1.196032</text:p>
          </table:table-cell>
          <table:table-cell office:value-type="float" office:value="100.981395" calcext:value-type="float">
            <text:p>100.981395</text:p>
          </table:table-cell>
          <table:table-cell office:value-type="float" office:value="445" calcext:value-type="float">
            <text:p>445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960" calcext:value-type="float">
            <text:p>20960</text:p>
          </table:table-cell>
          <table:table-cell office:value-type="float" office:value="48" calcext:value-type="float">
            <text:p>48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0521" calcext:value-type="float">
            <text:p>1.06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6032" calcext:value-type="float">
            <text:p>1.196032</text:p>
          </table:table-cell>
          <table:table-cell office:value-type="float" office:value="100.981395" calcext:value-type="float">
            <text:p>100.981395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3827" calcext:value-type="float">
            <text:p>1.06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6032" calcext:value-type="float">
            <text:p>1.196032</text:p>
          </table:table-cell>
          <table:table-cell office:value-type="float" office:value="100.981395" calcext:value-type="float">
            <text:p>100.981395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9616" calcext:value-type="float">
            <text:p>1.06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6032" calcext:value-type="float">
            <text:p>1.196032</text:p>
          </table:table-cell>
          <table:table-cell office:value-type="float" office:value="100.981395" calcext:value-type="float">
            <text:p>100.9813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39288" calcext:value-type="float">
            <text:p>2939288</text:p>
          </table:table-cell>
          <table:table-cell office:value-type="float" office:value="65224" calcext:value-type="float">
            <text:p>65224</text:p>
          </table:table-cell>
          <table:table-cell office:value-type="float" office:value="2794" calcext:value-type="float">
            <text:p>2794</text:p>
          </table:table-cell>
          <table:table-cell office:value-type="float" office:value="62" calcext:value-type="float">
            <text:p>62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.926177" calcext:value-type="float">
            <text:p>1.926177</text:p>
          </table:table-cell>
          <table:table-cell office:value-type="float" office:value="0.909887" calcext:value-type="float">
            <text:p>0.909887</text:p>
          </table:table-cell>
          <table:table-cell office:value-type="float" office:value="0.573469" calcext:value-type="float">
            <text:p>0.573469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37184" calcext:value-type="float">
            <text:p>2937184</text:p>
          </table:table-cell>
          <table:table-cell office:value-type="float" office:value="30508" calcext:value-type="float">
            <text:p>30508</text:p>
          </table:table-cell>
          <table:table-cell office:value-type="float" office:value="2792" calcext:value-type="float">
            <text:p>2792</text:p>
          </table:table-cell>
          <table:table-cell office:value-type="float" office:value="29" calcext:value-type="float">
            <text:p>29</text:p>
          </table:table-cell>
          <table:table-cell office:value-type="float" office:value="1.141378" calcext:value-type="float">
            <text:p>1.141378</text:p>
          </table:table-cell>
          <table:table-cell office:value-type="float" office:value="1.942683" calcext:value-type="float">
            <text:p>1.942683</text:p>
          </table:table-cell>
          <table:table-cell office:value-type="float" office:value="0.801305" calcext:value-type="float">
            <text:p>0.801305</text:p>
          </table:table-cell>
          <table:table-cell office:value-type="float" office:value="0.304583" calcext:value-type="float">
            <text:p>0.304583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392" calcext:value-type="float">
            <text:p>39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2" calcext:value-type="float">
            <text:p>287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.050144" calcext:value-type="float">
            <text:p>1.050144</text:p>
          </table:table-cell>
          <table:table-cell office:value-type="float" office:value="1.949032" calcext:value-type="float">
            <text:p>1.949032</text:p>
          </table:table-cell>
          <table:table-cell office:value-type="float" office:value="0.898888" calcext:value-type="float">
            <text:p>0.898888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8697" calcext:value-type="float">
            <text:p>1.048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0128" calcext:value-type="float">
            <text:p>1.07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04224" calcext:value-type="float">
            <text:p>1.204224</text:p>
          </table:table-cell>
          <table:table-cell office:value-type="float" office:value="97.251163" calcext:value-type="float">
            <text:p>97.2511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58224" calcext:value-type="float">
            <text:p>2958224</text:p>
          </table:table-cell>
          <table:table-cell office:value-type="float" office:value="128344" calcext:value-type="float">
            <text:p>128344</text:p>
          </table:table-cell>
          <table:table-cell office:value-type="float" office:value="2812" calcext:value-type="float">
            <text:p>2812</text:p>
          </table:table-cell>
          <table:table-cell office:value-type="float" office:value="122" calcext:value-type="float">
            <text:p>122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2.322272" calcext:value-type="float">
            <text:p>2.322272</text:p>
          </table:table-cell>
          <table:table-cell office:value-type="float" office:value="1.306972" calcext:value-type="float">
            <text:p>1.306972</text:p>
          </table:table-cell>
          <table:table-cell office:value-type="float" office:value="0.785596" calcext:value-type="float">
            <text:p>0.785596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97.637209" calcext:value-type="float">
            <text:p>97.6372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57172" calcext:value-type="float">
            <text:p>2957172</text:p>
          </table:table-cell>
          <table:table-cell office:value-type="float" office:value="41028" calcext:value-type="float">
            <text:p>41028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1.324425" calcext:value-type="float">
            <text:p>1.324425</text:p>
          </table:table-cell>
          <table:table-cell office:value-type="float" office:value="2.311107" calcext:value-type="float">
            <text:p>2.311107</text:p>
          </table:table-cell>
          <table:table-cell office:value-type="float" office:value="0.986682" calcext:value-type="float">
            <text:p>0.986682</text:p>
          </table:table-cell>
          <table:table-cell office:value-type="float" office:value="0.332654" calcext:value-type="float">
            <text:p>0.332654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97.637209" calcext:value-type="float">
            <text:p>97.6372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2" calcext:value-type="float">
            <text:p>5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9471" calcext:value-type="float">
            <text:p>1.27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97.637209" calcext:value-type="float">
            <text:p>97.63720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4503" calcext:value-type="float">
            <text:p>1.26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97.637209" calcext:value-type="float">
            <text:p>97.6372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1473" calcext:value-type="float">
            <text:p>1.29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97.637209" calcext:value-type="float">
            <text:p>97.63720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79264" calcext:value-type="float">
            <text:p>2979264</text:p>
          </table:table-cell>
          <table:table-cell office:value-type="float" office:value="419748" calcext:value-type="float">
            <text:p>419748</text:p>
          </table:table-cell>
          <table:table-cell office:value-type="float" office:value="2832" calcext:value-type="float">
            <text:p>2832</text:p>
          </table:table-cell>
          <table:table-cell office:value-type="float" office:value="399" calcext:value-type="float">
            <text:p>399</text:p>
          </table:table-cell>
          <table:table-cell office:value-type="float" office:value="1.007381" calcext:value-type="float">
            <text:p>1.007381</text:p>
          </table:table-cell>
          <table:table-cell office:value-type="float" office:value="4.176455" calcext:value-type="float">
            <text:p>4.176455</text:p>
          </table:table-cell>
          <table:table-cell office:value-type="float" office:value="3.169074" calcext:value-type="float">
            <text:p>3.169074</text:p>
          </table:table-cell>
          <table:table-cell office:value-type="float" office:value="1.05961" calcext:value-type="float">
            <text:p>1.05961</text:p>
          </table:table-cell>
          <table:table-cell office:value-type="float" office:value="1.220608" calcext:value-type="float">
            <text:p>1.220608</text:p>
          </table:table-cell>
          <table:table-cell office:value-type="float" office:value="89.325581" calcext:value-type="float">
            <text:p>89.3255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77160" calcext:value-type="float">
            <text:p>2977160</text:p>
          </table:table-cell>
          <table:table-cell office:value-type="float" office:value="43132" calcext:value-type="float">
            <text:p>43132</text:p>
          </table:table-cell>
          <table:table-cell office:value-type="float" office:value="2830" calcext:value-type="float">
            <text:p>2830</text:p>
          </table:table-cell>
          <table:table-cell office:value-type="float" office:value="41" calcext:value-type="float">
            <text:p>41</text:p>
          </table:table-cell>
          <table:table-cell office:value-type="float" office:value="3.093641" calcext:value-type="float">
            <text:p>3.093641</text:p>
          </table:table-cell>
          <table:table-cell office:value-type="float" office:value="4.170773" calcext:value-type="float">
            <text:p>4.170773</text:p>
          </table:table-cell>
          <table:table-cell office:value-type="float" office:value="1.077132" calcext:value-type="float">
            <text:p>1.077132</text:p>
          </table:table-cell>
          <table:table-cell office:value-type="float" office:value="0.320347" calcext:value-type="float">
            <text:p>0.320347</text:p>
          </table:table-cell>
          <table:table-cell office:value-type="float" office:value="1.220608" calcext:value-type="float">
            <text:p>1.220608</text:p>
          </table:table-cell>
          <table:table-cell office:value-type="float" office:value="89.325581" calcext:value-type="float">
            <text:p>89.325581</text:p>
          </table:table-cell>
          <table:table-cell office:value-type="float" office:value="610" calcext:value-type="float">
            <text:p>61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2" calcext:value-type="float">
            <text:p>5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244" calcext:value-type="float">
            <text:p>1.036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0608" calcext:value-type="float">
            <text:p>1.220608</text:p>
          </table:table-cell>
          <table:table-cell office:value-type="float" office:value="89.325581" calcext:value-type="float">
            <text:p>89.32558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075" calcext:value-type="float">
            <text:p>1.02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0608" calcext:value-type="float">
            <text:p>1.220608</text:p>
          </table:table-cell>
          <table:table-cell office:value-type="float" office:value="89.325581" calcext:value-type="float">
            <text:p>89.3255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063242" calcext:value-type="float">
            <text:p>3.06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0608" calcext:value-type="float">
            <text:p>1.220608</text:p>
          </table:table-cell>
          <table:table-cell office:value-type="float" office:value="89.325581" calcext:value-type="float">
            <text:p>89.32558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98200" calcext:value-type="float">
            <text:p>2998200</text:p>
          </table:table-cell>
          <table:table-cell office:value-type="float" office:value="81004" calcext:value-type="float">
            <text:p>81004</text:p>
          </table:table-cell>
          <table:table-cell office:value-type="float" office:value="2850" calcext:value-type="float">
            <text:p>2850</text:p>
          </table:table-cell>
          <table:table-cell office:value-type="float" office:value="77" calcext:value-type="float">
            <text:p>77</text:p>
          </table:table-cell>
          <table:table-cell office:value-type="float" office:value="1.007473" calcext:value-type="float">
            <text:p>1.007473</text:p>
          </table:table-cell>
          <table:table-cell office:value-type="float" office:value="2.010044" calcext:value-type="float">
            <text:p>2.010044</text:p>
          </table:table-cell>
          <table:table-cell office:value-type="float" office:value="1.002571" calcext:value-type="float">
            <text:p>1.002571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1.2288" calcext:value-type="float">
            <text:p>1.2288</text:p>
          </table:table-cell>
          <table:table-cell office:value-type="float" office:value="101.432558" calcext:value-type="float">
            <text:p>101.43255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997148" calcext:value-type="float">
            <text:p>2997148</text:p>
          </table:table-cell>
          <table:table-cell office:value-type="float" office:value="33664" calcext:value-type="float">
            <text:p>33664</text:p>
          </table:table-cell>
          <table:table-cell office:value-type="float" office:value="2849" calcext:value-type="float">
            <text:p>2849</text:p>
          </table:table-cell>
          <table:table-cell office:value-type="float" office:value="32" calcext:value-type="float">
            <text:p>32</text:p>
          </table:table-cell>
          <table:table-cell office:value-type="float" office:value="1.125758" calcext:value-type="float">
            <text:p>1.125758</text:p>
          </table:table-cell>
          <table:table-cell office:value-type="float" office:value="1.998878" calcext:value-type="float">
            <text:p>1.998878</text:p>
          </table:table-cell>
          <table:table-cell office:value-type="float" office:value="0.87312" calcext:value-type="float">
            <text:p>0.87312</text:p>
          </table:table-cell>
          <table:table-cell office:value-type="float" office:value="0.308448" calcext:value-type="float">
            <text:p>0.308448</text:p>
          </table:table-cell>
          <table:table-cell office:value-type="float" office:value="1.2288" calcext:value-type="float">
            <text:p>1.2288</text:p>
          </table:table-cell>
          <table:table-cell office:value-type="float" office:value="101.432558" calcext:value-type="float">
            <text:p>101.432558</text:p>
          </table:table-cell>
          <table:table-cell office:value-type="float" office:value="402" calcext:value-type="float">
            <text:p>402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752" calcext:value-type="float">
            <text:p>15752</text:p>
          </table:table-cell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6541" calcext:value-type="float">
            <text:p>1.04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88" calcext:value-type="float">
            <text:p>1.2288</text:p>
          </table:table-cell>
          <table:table-cell office:value-type="float" office:value="101.432558" calcext:value-type="float">
            <text:p>101.432558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119" calcext:value-type="float">
            <text:p>1.032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88" calcext:value-type="float">
            <text:p>1.2288</text:p>
          </table:table-cell>
          <table:table-cell office:value-type="float" office:value="101.432558" calcext:value-type="float">
            <text:p>101.43255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265" calcext:value-type="float">
            <text:p>1.06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88" calcext:value-type="float">
            <text:p>1.2288</text:p>
          </table:table-cell>
          <table:table-cell office:value-type="float" office:value="101.432558" calcext:value-type="float">
            <text:p>101.43255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18188" calcext:value-type="float">
            <text:p>3018188</text:p>
          </table:table-cell>
          <table:table-cell table:number-columns-repeated="2" office:value-type="float" office:value="2869" calcext:value-type="float">
            <text:p>2869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9.998473" calcext:value-type="float">
            <text:p>19.998473</text:p>
          </table:table-cell>
          <table:table-cell office:value-type="float" office:value="18.990092" calcext:value-type="float">
            <text:p>18.990092</text:p>
          </table:table-cell>
          <table:table-cell office:value-type="float" office:value="1.271479" calcext:value-type="float">
            <text:p>1.271479</text:p>
          </table:table-cell>
          <table:table-cell office:value-type="float" office:value="1.236992" calcext:value-type="float">
            <text:p>1.236992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17136" calcext:value-type="float">
            <text:p>3017136</text:p>
          </table:table-cell>
          <table:table-cell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36992" calcext:value-type="float">
            <text:p>1.236992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827" calcext:value-type="float">
            <text:p>1.028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992" calcext:value-type="float">
            <text:p>1.236992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8" calcext:value-type="float">
            <text:p>1.02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992" calcext:value-type="float">
            <text:p>1.236992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36992" calcext:value-type="float">
            <text:p>1.236992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39228" calcext:value-type="float">
            <text:p>3039228</text:p>
          </table:table-cell>
          <table:table-cell office:value-type="float" office:value="72588" calcext:value-type="float">
            <text:p>72588</text:p>
          </table:table-cell>
          <table:table-cell office:value-type="float" office:value="2889" calcext:value-type="float">
            <text:p>2889</text:p>
          </table:table-cell>
          <table:table-cell office:value-type="float" office:value="69" calcext:value-type="float">
            <text:p>69</text:p>
          </table:table-cell>
          <table:table-cell office:value-type="float" office:value="1.01621" calcext:value-type="float">
            <text:p>1.01621</text:p>
          </table:table-cell>
          <table:table-cell office:value-type="float" office:value="1.96899" calcext:value-type="float">
            <text:p>1.96899</text:p>
          </table:table-cell>
          <table:table-cell office:value-type="float" office:value="0.95278" calcext:value-type="float">
            <text:p>0.95278</text:p>
          </table:table-cell>
          <table:table-cell office:value-type="float" office:value="0.609484" calcext:value-type="float">
            <text:p>0.609484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37124" calcext:value-type="float">
            <text:p>3037124</text:p>
          </table:table-cell>
          <table:table-cell office:value-type="float" office:value="27352" calcext:value-type="float">
            <text:p>27352</text:p>
          </table:table-cell>
          <table:table-cell office:value-type="float" office:value="2887" calcext:value-type="float">
            <text:p>2887</text:p>
          </table:table-cell>
          <table:table-cell office:value-type="float" office:value="26" calcext:value-type="float">
            <text:p>26</text:p>
          </table:table-cell>
          <table:table-cell office:value-type="float" office:value="1.145252" calcext:value-type="float">
            <text:p>1.145252</text:p>
          </table:table-cell>
          <table:table-cell office:value-type="float" office:value="1.992351" calcext:value-type="float">
            <text:p>1.992351</text:p>
          </table:table-cell>
          <table:table-cell office:value-type="float" office:value="0.847099" calcext:value-type="float">
            <text:p>0.847099</text:p>
          </table:table-cell>
          <table:table-cell office:value-type="float" office:value="0.258312" calcext:value-type="float">
            <text:p>0.258312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2" calcext:value-type="float">
            <text:p>63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038855" calcext:value-type="float">
            <text:p>1.038855</text:p>
          </table:table-cell>
          <table:table-cell office:value-type="float" office:value="1.993926" calcext:value-type="float">
            <text:p>1.993926</text:p>
          </table:table-cell>
          <table:table-cell office:value-type="float" office:value="0.955071" calcext:value-type="float">
            <text:p>0.955071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6867" calcext:value-type="float">
            <text:p>1.066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2536" calcext:value-type="float">
            <text:p>1.07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45184" calcext:value-type="float">
            <text:p>1.245184</text:p>
          </table:table-cell>
          <table:table-cell office:value-type="float" office:value="98.604651" calcext:value-type="float">
            <text:p>98.604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8164" calcext:value-type="float">
            <text:p>3058164</text:p>
          </table:table-cell>
          <table:table-cell office:value-type="float" office:value="86264" calcext:value-type="float">
            <text:p>86264</text:p>
          </table:table-cell>
          <table:table-cell office:value-type="float" office:value="2907" calcext:value-type="float">
            <text:p>2907</text:p>
          </table:table-cell>
          <table:table-cell office:value-type="float" office:value="82" calcext:value-type="float">
            <text:p>82</text:p>
          </table:table-cell>
          <table:table-cell office:value-type="float" office:value="1.007453" calcext:value-type="float">
            <text:p>1.007453</text:p>
          </table:table-cell>
          <table:table-cell office:value-type="float" office:value="2.021464" calcext:value-type="float">
            <text:p>2.021464</text:p>
          </table:table-cell>
          <table:table-cell office:value-type="float" office:value="1.014012" calcext:value-type="float">
            <text:p>1.014012</text:p>
          </table:table-cell>
          <table:table-cell office:value-type="float" office:value="0.680576" calcext:value-type="float">
            <text:p>0.680576</text:p>
          </table:table-cell>
          <table:table-cell office:value-type="float" office:value="1.253376" calcext:value-type="float">
            <text:p>1.253376</text:p>
          </table:table-cell>
          <table:table-cell office:value-type="float" office:value="102.065116" calcext:value-type="float">
            <text:p>102.0651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57112" calcext:value-type="float">
            <text:p>3057112</text:p>
          </table:table-cell>
          <table:table-cell office:value-type="float" office:value="30508" calcext:value-type="float">
            <text:p>30508</text:p>
          </table:table-cell>
          <table:table-cell office:value-type="float" office:value="2906" calcext:value-type="float">
            <text:p>2906</text:p>
          </table:table-cell>
          <table:table-cell office:value-type="float" office:value="29" calcext:value-type="float">
            <text:p>29</text:p>
          </table:table-cell>
          <table:table-cell office:value-type="float" office:value="1.119775" calcext:value-type="float">
            <text:p>1.119775</text:p>
          </table:table-cell>
          <table:table-cell office:value-type="float" office:value="1.999555" calcext:value-type="float">
            <text:p>1.999555</text:p>
          </table:table-cell>
          <table:table-cell office:value-type="float" office:value="0.87978" calcext:value-type="float">
            <text:p>0.87978</text:p>
          </table:table-cell>
          <table:table-cell office:value-type="float" office:value="0.277415" calcext:value-type="float">
            <text:p>0.277415</text:p>
          </table:table-cell>
          <table:table-cell office:value-type="float" office:value="1.253376" calcext:value-type="float">
            <text:p>1.253376</text:p>
          </table:table-cell>
          <table:table-cell office:value-type="float" office:value="102.065116" calcext:value-type="float">
            <text:p>102.0651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1989" calcext:value-type="float">
            <text:p>1.05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3376" calcext:value-type="float">
            <text:p>1.253376</text:p>
          </table:table-cell>
          <table:table-cell office:value-type="float" office:value="102.065116" calcext:value-type="float">
            <text:p>102.065116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21" calcext:value-type="float">
            <text:p>1.0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3376" calcext:value-type="float">
            <text:p>1.253376</text:p>
          </table:table-cell>
          <table:table-cell office:value-type="float" office:value="102.065116" calcext:value-type="float">
            <text:p>102.0651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1963" calcext:value-type="float">
            <text:p>1.09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3376" calcext:value-type="float">
            <text:p>1.253376</text:p>
          </table:table-cell>
          <table:table-cell office:value-type="float" office:value="102.065116" calcext:value-type="float">
            <text:p>102.065116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79204" calcext:value-type="float">
            <text:p>3079204</text:p>
          </table:table-cell>
          <table:table-cell office:value-type="float" office:value="92576" calcext:value-type="float">
            <text:p>92576</text:p>
          </table:table-cell>
          <table:table-cell office:value-type="float" office:value="2927" calcext:value-type="float">
            <text:p>2927</text:p>
          </table:table-cell>
          <table:table-cell office:value-type="float" office:value="88" calcext:value-type="float">
            <text:p>88</text:p>
          </table:table-cell>
          <table:table-cell office:value-type="float" office:value="1.018249" calcext:value-type="float">
            <text:p>1.018249</text:p>
          </table:table-cell>
          <table:table-cell office:value-type="float" office:value="2.073172" calcext:value-type="float">
            <text:p>2.073172</text:p>
          </table:table-cell>
          <table:table-cell office:value-type="float" office:value="1.054923" calcext:value-type="float">
            <text:p>1.054923</text:p>
          </table:table-cell>
          <table:table-cell office:value-type="float" office:value="0.702049" calcext:value-type="float">
            <text:p>0.702049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77100" calcext:value-type="float">
            <text:p>3077100</text:p>
          </table:table-cell>
          <table:table-cell office:value-type="float" office:value="35768" calcext:value-type="float">
            <text:p>35768</text:p>
          </table:table-cell>
          <table:table-cell office:value-type="float" office:value="2925" calcext:value-type="float">
            <text:p>2925</text:p>
          </table:table-cell>
          <table:table-cell office:value-type="float" office:value="34" calcext:value-type="float">
            <text:p>34</text:p>
          </table:table-cell>
          <table:table-cell office:value-type="float" office:value="1.126843" calcext:value-type="float">
            <text:p>1.126843</text:p>
          </table:table-cell>
          <table:table-cell office:value-type="float" office:value="2.05343" calcext:value-type="float">
            <text:p>2.05343</text:p>
          </table:table-cell>
          <table:table-cell office:value-type="float" office:value="0.926586" calcext:value-type="float">
            <text:p>0.926586</text:p>
          </table:table-cell>
          <table:table-cell office:value-type="float" office:value="0.308815" calcext:value-type="float">
            <text:p>0.308815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435" calcext:value-type="float">
            <text:p>435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2" calcext:value-type="float">
            <text:p>51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47723" calcext:value-type="float">
            <text:p>1.047723</text:p>
          </table:table-cell>
          <table:table-cell office:value-type="float" office:value="2.054964" calcext:value-type="float">
            <text:p>2.054964</text:p>
          </table:table-cell>
          <table:table-cell office:value-type="float" office:value="1.007241" calcext:value-type="float">
            <text:p>1.007241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6237" calcext:value-type="float">
            <text:p>1.04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105" calcext:value-type="float">
            <text:p>1.0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1568" calcext:value-type="float">
            <text:p>1.261568</text:p>
          </table:table-cell>
          <table:table-cell office:value-type="float" office:value="98.748837" calcext:value-type="float">
            <text:p>98.7488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8140" calcext:value-type="float">
            <text:p>3098140</text:p>
          </table:table-cell>
          <table:table-cell office:value-type="float" office:value="71536" calcext:value-type="float">
            <text:p>71536</text:p>
          </table:table-cell>
          <table:table-cell office:value-type="float" office:value="2945" calcext:value-type="float">
            <text:p>2945</text:p>
          </table:table-cell>
          <table:table-cell office:value-type="float" office:value="68" calcext:value-type="float">
            <text:p>68</text:p>
          </table:table-cell>
          <table:table-cell office:value-type="float" office:value="1.015581" calcext:value-type="float">
            <text:p>1.015581</text:p>
          </table:table-cell>
          <table:table-cell office:value-type="float" office:value="1.942842" calcext:value-type="float">
            <text:p>1.942842</text:p>
          </table:table-cell>
          <table:table-cell office:value-type="float" office:value="0.927261" calcext:value-type="float">
            <text:p>0.927261</text:p>
          </table:table-cell>
          <table:table-cell office:value-type="float" office:value="0.617181" calcext:value-type="float">
            <text:p>0.617181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97088" calcext:value-type="float">
            <text:p>3097088</text:p>
          </table:table-cell>
          <table:table-cell office:value-type="float" office:value="31560" calcext:value-type="float">
            <text:p>31560</text:p>
          </table:table-cell>
          <table:table-cell office:value-type="float" office:value="2944" calcext:value-type="float">
            <text:p>2944</text:p>
          </table:table-cell>
          <table:table-cell office:value-type="float" office:value="30" calcext:value-type="float">
            <text:p>30</text:p>
          </table:table-cell>
          <table:table-cell office:value-type="float" office:value="1.118269" calcext:value-type="float">
            <text:p>1.118269</text:p>
          </table:table-cell>
          <table:table-cell office:value-type="float" office:value="1.915431" calcext:value-type="float">
            <text:p>1.915431</text:p>
          </table:table-cell>
          <table:table-cell office:value-type="float" office:value="0.797161" calcext:value-type="float">
            <text:p>0.797161</text:p>
          </table:table-cell>
          <table:table-cell office:value-type="float" office:value="0.316724" calcext:value-type="float">
            <text:p>0.316724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383" calcext:value-type="float">
            <text:p>383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32" calcext:value-type="float">
            <text:p>343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.043703" calcext:value-type="float">
            <text:p>1.043703</text:p>
          </table:table-cell>
          <table:table-cell office:value-type="float" office:value="1.959214" calcext:value-type="float">
            <text:p>1.959214</text:p>
          </table:table-cell>
          <table:table-cell office:value-type="float" office:value="0.91551" calcext:value-type="float">
            <text:p>0.91551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2277" calcext:value-type="float">
            <text:p>1.042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2137" calcext:value-type="float">
            <text:p>1.06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976" calcext:value-type="float">
            <text:p>1.26976</text:p>
          </table:table-cell>
          <table:table-cell office:value-type="float" office:value="97.734884" calcext:value-type="float">
            <text:p>97.7348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19180" calcext:value-type="float">
            <text:p>3119180</text:p>
          </table:table-cell>
          <table:table-cell office:value-type="float" office:value="264052" calcext:value-type="float">
            <text:p>264052</text:p>
          </table:table-cell>
          <table:table-cell office:value-type="float" office:value="2965" calcext:value-type="float">
            <text:p>2965</text:p>
          </table:table-cell>
          <table:table-cell office:value-type="float" office:value="251" calcext:value-type="float">
            <text:p>251</text:p>
          </table:table-cell>
          <table:table-cell office:value-type="float" office:value="1.009353" calcext:value-type="float">
            <text:p>1.009353</text:p>
          </table:table-cell>
          <table:table-cell office:value-type="float" office:value="3.471082" calcext:value-type="float">
            <text:p>3.471082</text:p>
          </table:table-cell>
          <table:table-cell office:value-type="float" office:value="2.461729" calcext:value-type="float">
            <text:p>2.461729</text:p>
          </table:table-cell>
          <table:table-cell office:value-type="float" office:value="0.858103" calcext:value-type="float">
            <text:p>0.858103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17076" calcext:value-type="float">
            <text:p>3117076</text:p>
          </table:table-cell>
          <table:table-cell office:value-type="float" office:value="54704" calcext:value-type="float">
            <text:p>54704</text:p>
          </table:table-cell>
          <table:table-cell office:value-type="float" office:value="2963" calcext:value-type="float">
            <text:p>2963</text:p>
          </table:table-cell>
          <table:table-cell office:value-type="float" office:value="52" calcext:value-type="float">
            <text:p>52</text:p>
          </table:table-cell>
          <table:table-cell office:value-type="float" office:value="1.371182" calcext:value-type="float">
            <text:p>1.371182</text:p>
          </table:table-cell>
          <table:table-cell office:value-type="float" office:value="2.625642" calcext:value-type="float">
            <text:p>2.625642</text:p>
          </table:table-cell>
          <table:table-cell office:value-type="float" office:value="1.25446" calcext:value-type="float">
            <text:p>1.25446</text:p>
          </table:table-cell>
          <table:table-cell office:value-type="float" office:value="0.348861" calcext:value-type="float">
            <text:p>0.348861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591" calcext:value-type="float">
            <text:p>591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8" calcext:value-type="float">
            <text:p>688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281947" calcext:value-type="float">
            <text:p>1.281947</text:p>
          </table:table-cell>
          <table:table-cell office:value-type="float" office:value="3.475404" calcext:value-type="float">
            <text:p>3.475404</text:p>
          </table:table-cell>
          <table:table-cell office:value-type="float" office:value="2.193457" calcext:value-type="float">
            <text:p>2.193457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6958" calcext:value-type="float">
            <text:p>1.26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1921" calcext:value-type="float">
            <text:p>1.32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956094" calcext:value-type="float">
            <text:p>2.956094</text:p>
          </table:table-cell>
          <table:table-cell office:value-type="float" office:value="3.087452" calcext:value-type="float">
            <text:p>3.087452</text:p>
          </table:table-cell>
          <table:table-cell office:value-type="float" office:value="0.131357" calcext:value-type="float">
            <text:p>0.131357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1.277952" calcext:value-type="float">
            <text:p>1.277952</text:p>
          </table:table-cell>
          <table:table-cell office:value-type="float" office:value="100.088372" calcext:value-type="float">
            <text:p>100.088372</text:p>
          </table:table-cell>
          <table:table-cell office:value-type="float" office:value="339" calcext:value-type="float">
            <text:p>339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38116" calcext:value-type="float">
            <text:p>3138116</text:p>
          </table:table-cell>
          <table:table-cell office:value-type="float" office:value="231440" calcext:value-type="float">
            <text:p>231440</text:p>
          </table:table-cell>
          <table:table-cell office:value-type="float" office:value="2983" calcext:value-type="float">
            <text:p>2983</text:p>
          </table:table-cell>
          <table:table-cell office:value-type="float" office:value="220" calcext:value-type="float">
            <text:p>220</text:p>
          </table:table-cell>
          <table:table-cell office:value-type="float" office:value="1.010233" calcext:value-type="float">
            <text:p>1.010233</text:p>
          </table:table-cell>
          <table:table-cell office:value-type="float" office:value="2.902488" calcext:value-type="float">
            <text:p>2.902488</text:p>
          </table:table-cell>
          <table:table-cell office:value-type="float" office:value="1.892256" calcext:value-type="float">
            <text:p>1.892256</text:p>
          </table:table-cell>
          <table:table-cell office:value-type="float" office:value="0.978472" calcext:value-type="float">
            <text:p>0.978472</text:p>
          </table:table-cell>
          <table:table-cell office:value-type="float" office:value="1.286144" calcext:value-type="float">
            <text:p>1.286144</text:p>
          </table:table-cell>
          <table:table-cell office:value-type="float" office:value="96.4" calcext:value-type="float">
            <text:p>96.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37064" calcext:value-type="float">
            <text:p>3137064</text:p>
          </table:table-cell>
          <table:table-cell office:value-type="float" office:value="29456" calcext:value-type="float">
            <text:p>29456</text:p>
          </table:table-cell>
          <table:table-cell office:value-type="float" office:value="2982" calcext:value-type="float">
            <text:p>2982</text:p>
          </table:table-cell>
          <table:table-cell office:value-type="float" office:value="28" calcext:value-type="float">
            <text:p>28</text:p>
          </table:table-cell>
          <table:table-cell office:value-type="float" office:value="2.08936" calcext:value-type="float">
            <text:p>2.08936</text:p>
          </table:table-cell>
          <table:table-cell office:value-type="float" office:value="2.875098" calcext:value-type="float">
            <text:p>2.875098</text:p>
          </table:table-cell>
          <table:table-cell office:value-type="float" office:value="0.785737" calcext:value-type="float">
            <text:p>0.785737</text:p>
          </table:table-cell>
          <table:table-cell office:value-type="float" office:value="0.299907" calcext:value-type="float">
            <text:p>0.299907</text:p>
          </table:table-cell>
          <table:table-cell office:value-type="float" office:value="1.286144" calcext:value-type="float">
            <text:p>1.286144</text:p>
          </table:table-cell>
          <table:table-cell office:value-type="float" office:value="96.4" calcext:value-type="float">
            <text:p>96.4</text:p>
          </table:table-cell>
          <table:table-cell office:value-type="float" office:value="418" calcext:value-type="float">
            <text:p>41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08" calcext:value-type="float">
            <text:p>140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9843" calcext:value-type="float">
            <text:p>1.04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144" calcext:value-type="float">
            <text:p>1.286144</text:p>
          </table:table-cell>
          <table:table-cell office:value-type="float" office:value="96.4" calcext:value-type="float">
            <text:p>96.4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893" calcext:value-type="float">
            <text:p>1.028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144" calcext:value-type="float">
            <text:p>1.286144</text:p>
          </table:table-cell>
          <table:table-cell office:value-type="float" office:value="96.4" calcext:value-type="float">
            <text:p>96.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61969" calcext:value-type="float">
            <text:p>2.06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144" calcext:value-type="float">
            <text:p>1.286144</text:p>
          </table:table-cell>
          <table:table-cell office:value-type="float" office:value="96.4" calcext:value-type="float">
            <text:p>96.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58104" calcext:value-type="float">
            <text:p>3158104</text:p>
          </table:table-cell>
          <table:table-cell office:value-type="float" office:value="86264" calcext:value-type="float">
            <text:p>86264</text:p>
          </table:table-cell>
          <table:table-cell office:value-type="float" office:value="3002" calcext:value-type="float">
            <text:p>3002</text:p>
          </table:table-cell>
          <table:table-cell office:value-type="float" office:value="82" calcext:value-type="float">
            <text:p>82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2.018792" calcext:value-type="float">
            <text:p>2.018792</text:p>
          </table:table-cell>
          <table:table-cell office:value-type="float" office:value="1.00852" calcext:value-type="float">
            <text:p>1.00852</text:p>
          </table:table-cell>
          <table:table-cell office:value-type="float" office:value="0.684282" calcext:value-type="float">
            <text:p>0.684282</text:p>
          </table:table-cell>
          <table:table-cell office:value-type="float" office:value="1.294336" calcext:value-type="float">
            <text:p>1.294336</text:p>
          </table:table-cell>
          <table:table-cell office:value-type="float" office:value="98.139535" calcext:value-type="float">
            <text:p>98.1395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57052" calcext:value-type="float">
            <text:p>3157052</text:p>
          </table:table-cell>
          <table:table-cell office:value-type="float" office:value="32612" calcext:value-type="float">
            <text:p>32612</text:p>
          </table:table-cell>
          <table:table-cell office:value-type="float" office:value="3001" calcext:value-type="float">
            <text:p>3001</text:p>
          </table:table-cell>
          <table:table-cell office:value-type="float" office:value="31" calcext:value-type="float">
            <text:p>31</text:p>
          </table:table-cell>
          <table:table-cell office:value-type="float" office:value="1.138231" calcext:value-type="float">
            <text:p>1.138231</text:p>
          </table:table-cell>
          <table:table-cell office:value-type="float" office:value="2.002226" calcext:value-type="float">
            <text:p>2.002226</text:p>
          </table:table-cell>
          <table:table-cell office:value-type="float" office:value="0.863995" calcext:value-type="float">
            <text:p>0.863995</text:p>
          </table:table-cell>
          <table:table-cell office:value-type="float" office:value="0.301965" calcext:value-type="float">
            <text:p>0.301965</text:p>
          </table:table-cell>
          <table:table-cell office:value-type="float" office:value="1.294336" calcext:value-type="float">
            <text:p>1.294336</text:p>
          </table:table-cell>
          <table:table-cell office:value-type="float" office:value="98.139535" calcext:value-type="float">
            <text:p>98.139535</text:p>
          </table:table-cell>
          <table:table-cell office:value-type="float" office:value="463" calcext:value-type="float">
            <text:p>463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80" calcext:value-type="float">
            <text:p>1080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042323" calcext:value-type="float">
            <text:p>1.042323</text:p>
          </table:table-cell>
          <table:table-cell office:value-type="float" office:value="2.03517" calcext:value-type="float">
            <text:p>2.03517</text:p>
          </table:table-cell>
          <table:table-cell office:value-type="float" office:value="0.992847" calcext:value-type="float">
            <text:p>0.99284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1.294336" calcext:value-type="float">
            <text:p>1.294336</text:p>
          </table:table-cell>
          <table:table-cell office:value-type="float" office:value="98.139535" calcext:value-type="float">
            <text:p>98.1395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797" calcext:value-type="float">
            <text:p>1.03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4336" calcext:value-type="float">
            <text:p>1.294336</text:p>
          </table:table-cell>
          <table:table-cell office:value-type="float" office:value="98.139535" calcext:value-type="float">
            <text:p>98.1395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2343" calcext:value-type="float">
            <text:p>1.07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4336" calcext:value-type="float">
            <text:p>1.294336</text:p>
          </table:table-cell>
          <table:table-cell office:value-type="float" office:value="98.139535" calcext:value-type="float">
            <text:p>98.13953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79144" calcext:value-type="float">
            <text:p>3179144</text:p>
          </table:table-cell>
          <table:table-cell office:value-type="float" office:value="61016" calcext:value-type="float">
            <text:p>61016</text:p>
          </table:table-cell>
          <table:table-cell office:value-type="float" office:value="3022" calcext:value-type="float">
            <text:p>3022</text:p>
          </table:table-cell>
          <table:table-cell office:value-type="float" office:value="58" calcext:value-type="float">
            <text:p>58</text:p>
          </table:table-cell>
          <table:table-cell office:value-type="float" office:value="1.011233" calcext:value-type="float">
            <text:p>1.011233</text:p>
          </table:table-cell>
          <table:table-cell office:value-type="float" office:value="1.870006" calcext:value-type="float">
            <text:p>1.870006</text:p>
          </table:table-cell>
          <table:table-cell office:value-type="float" office:value="0.858774" calcext:value-type="float">
            <text:p>0.858774</text:p>
          </table:table-cell>
          <table:table-cell office:value-type="float" office:value="0.568401" calcext:value-type="float">
            <text:p>0.568401</text:p>
          </table:table-cell>
          <table:table-cell office:value-type="float" office:value="1.302528" calcext:value-type="float">
            <text:p>1.302528</text:p>
          </table:table-cell>
          <table:table-cell office:value-type="float" office:value="101.725581" calcext:value-type="float">
            <text:p>101.7255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77040" calcext:value-type="float">
            <text:p>3177040</text:p>
          </table:table-cell>
          <table:table-cell office:value-type="float" office:value="30508" calcext:value-type="float">
            <text:p>30508</text:p>
          </table:table-cell>
          <table:table-cell office:value-type="float" office:value="3020" calcext:value-type="float">
            <text:p>3020</text:p>
          </table:table-cell>
          <table:table-cell office:value-type="float" office:value="29" calcext:value-type="float">
            <text:p>29</text:p>
          </table:table-cell>
          <table:table-cell office:value-type="float" office:value="1.155035" calcext:value-type="float">
            <text:p>1.155035</text:p>
          </table:table-cell>
          <table:table-cell office:value-type="float" office:value="1.847857" calcext:value-type="float">
            <text:p>1.847857</text:p>
          </table:table-cell>
          <table:table-cell office:value-type="float" office:value="0.692821" calcext:value-type="float">
            <text:p>0.692821</text:p>
          </table:table-cell>
          <table:table-cell office:value-type="float" office:value="0.352275" calcext:value-type="float">
            <text:p>0.352275</text:p>
          </table:table-cell>
          <table:table-cell office:value-type="float" office:value="1.302528" calcext:value-type="float">
            <text:p>1.302528</text:p>
          </table:table-cell>
          <table:table-cell office:value-type="float" office:value="101.725581" calcext:value-type="float">
            <text:p>101.725581</text:p>
          </table:table-cell>
          <table:table-cell office:value-type="float" office:value="393" calcext:value-type="float">
            <text:p>393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318" calcext:value-type="float">
            <text:p>1.03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2528" calcext:value-type="float">
            <text:p>1.302528</text:p>
          </table:table-cell>
          <table:table-cell office:value-type="float" office:value="101.725581" calcext:value-type="float">
            <text:p>101.72558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711" calcext:value-type="float">
            <text:p>1.02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2528" calcext:value-type="float">
            <text:p>1.302528</text:p>
          </table:table-cell>
          <table:table-cell office:value-type="float" office:value="101.725581" calcext:value-type="float">
            <text:p>101.72558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003" calcext:value-type="float">
            <text:p>1.07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2528" calcext:value-type="float">
            <text:p>1.302528</text:p>
          </table:table-cell>
          <table:table-cell office:value-type="float" office:value="101.725581" calcext:value-type="float">
            <text:p>101.725581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98080" calcext:value-type="float">
            <text:p>3198080</text:p>
          </table:table-cell>
          <table:table-cell office:value-type="float" office:value="246168" calcext:value-type="float">
            <text:p>246168</text:p>
          </table:table-cell>
          <table:table-cell office:value-type="float" office:value="3040" calcext:value-type="float">
            <text:p>3040</text:p>
          </table:table-cell>
          <table:table-cell office:value-type="float" office:value="234" calcext:value-type="float">
            <text:p>234</text:p>
          </table:table-cell>
          <table:table-cell office:value-type="float" office:value="1.014197" calcext:value-type="float">
            <text:p>1.014197</text:p>
          </table:table-cell>
          <table:table-cell office:value-type="float" office:value="2.958407" calcext:value-type="float">
            <text:p>2.958407</text:p>
          </table:table-cell>
          <table:table-cell office:value-type="float" office:value="1.94421" calcext:value-type="float">
            <text:p>1.94421</text:p>
          </table:table-cell>
          <table:table-cell office:value-type="float" office:value="1.012928" calcext:value-type="float">
            <text:p>1.012928</text:p>
          </table:table-cell>
          <table:table-cell office:value-type="float" office:value="1.31072" calcext:value-type="float">
            <text:p>1.31072</text:p>
          </table:table-cell>
          <table:table-cell office:value-type="float" office:value="98.688372" calcext:value-type="float">
            <text:p>98.6883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97028" calcext:value-type="float">
            <text:p>3197028</text:p>
          </table:table-cell>
          <table:table-cell office:value-type="float" office:value="29456" calcext:value-type="float">
            <text:p>29456</text:p>
          </table:table-cell>
          <table:table-cell office:value-type="float" office:value="3039" calcext:value-type="float">
            <text:p>3039</text:p>
          </table:table-cell>
          <table:table-cell office:value-type="float" office:value="28" calcext:value-type="float">
            <text:p>28</text:p>
          </table:table-cell>
          <table:table-cell office:value-type="float" office:value="2.077038" calcext:value-type="float">
            <text:p>2.077038</text:p>
          </table:table-cell>
          <table:table-cell office:value-type="float" office:value="2.897963" calcext:value-type="float">
            <text:p>2.897963</text:p>
          </table:table-cell>
          <table:table-cell office:value-type="float" office:value="0.820925" calcext:value-type="float">
            <text:p>0.820925</text:p>
          </table:table-cell>
          <table:table-cell office:value-type="float" office:value="0.287052" calcext:value-type="float">
            <text:p>0.287052</text:p>
          </table:table-cell>
          <table:table-cell office:value-type="float" office:value="1.31072" calcext:value-type="float">
            <text:p>1.31072</text:p>
          </table:table-cell>
          <table:table-cell office:value-type="float" office:value="98.688372" calcext:value-type="float">
            <text:p>98.688372</text:p>
          </table:table-cell>
          <table:table-cell office:value-type="float" office:value="456" calcext:value-type="float">
            <text:p>4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08" calcext:value-type="float">
            <text:p>160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929" calcext:value-type="float">
            <text:p>1.032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072" calcext:value-type="float">
            <text:p>1.31072</text:p>
          </table:table-cell>
          <table:table-cell office:value-type="float" office:value="98.688372" calcext:value-type="float">
            <text:p>98.68837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343" calcext:value-type="float">
            <text:p>1.03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072" calcext:value-type="float">
            <text:p>1.31072</text:p>
          </table:table-cell>
          <table:table-cell office:value-type="float" office:value="98.688372" calcext:value-type="float">
            <text:p>98.68837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44064" calcext:value-type="float">
            <text:p>2.04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072" calcext:value-type="float">
            <text:p>1.31072</text:p>
          </table:table-cell>
          <table:table-cell office:value-type="float" office:value="98.688372" calcext:value-type="float">
            <text:p>98.68837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19120" calcext:value-type="float">
            <text:p>3219120</text:p>
          </table:table-cell>
          <table:table-cell office:value-type="float" office:value="57860" calcext:value-type="float">
            <text:p>57860</text:p>
          </table:table-cell>
          <table:table-cell office:value-type="float" office:value="3060" calcext:value-type="float">
            <text:p>3060</text:p>
          </table:table-cell>
          <table:table-cell office:value-type="float" office:value="55" calcext:value-type="float">
            <text:p>55</text:p>
          </table:table-cell>
          <table:table-cell office:value-type="float" office:value="1.042361" calcext:value-type="float">
            <text:p>1.042361</text:p>
          </table:table-cell>
          <table:table-cell office:value-type="float" office:value="1.848147" calcext:value-type="float">
            <text:p>1.848147</text:p>
          </table:table-cell>
          <table:table-cell office:value-type="float" office:value="0.805786" calcext:value-type="float">
            <text:p>0.805786</text:p>
          </table:table-cell>
          <table:table-cell office:value-type="float" office:value="0.574446" calcext:value-type="float">
            <text:p>0.574446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49" calcext:value-type="float">
            <text:p>1.00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17016" calcext:value-type="float">
            <text:p>3217016</text:p>
          </table:table-cell>
          <table:table-cell office:value-type="float" office:value="24196" calcext:value-type="float">
            <text:p>24196</text:p>
          </table:table-cell>
          <table:table-cell office:value-type="float" office:value="3058" calcext:value-type="float">
            <text:p>3058</text:p>
          </table:table-cell>
          <table:table-cell office:value-type="float" office:value="23" calcext:value-type="float">
            <text:p>23</text:p>
          </table:table-cell>
          <table:table-cell office:value-type="float" office:value="1.183437" calcext:value-type="float">
            <text:p>1.183437</text:p>
          </table:table-cell>
          <table:table-cell office:value-type="float" office:value="1.820776" calcext:value-type="float">
            <text:p>1.820776</text:p>
          </table:table-cell>
          <table:table-cell office:value-type="float" office:value="0.637339" calcext:value-type="float">
            <text:p>0.637339</text:p>
          </table:table-cell>
          <table:table-cell office:value-type="float" office:value="0.303713" calcext:value-type="float">
            <text:p>0.303713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365" calcext:value-type="float">
            <text:p>365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368" calcext:value-type="float">
            <text:p>23368</text:p>
          </table:table-cell>
          <table:table-cell office:value-type="float" office:value="48" calcext:value-type="float">
            <text:p>48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4008" calcext:value-type="float">
            <text:p>1.04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6979" calcext:value-type="float">
            <text:p>1.05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31" calcext:value-type="float">
            <text:p>1.0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8912" calcext:value-type="float">
            <text:p>1.318912</text:p>
          </table:table-cell>
          <table:table-cell office:value-type="float" office:value="102.502326" calcext:value-type="float">
            <text:p>102.50232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38056" calcext:value-type="float">
            <text:p>3238056</text:p>
          </table:table-cell>
          <table:table-cell office:value-type="float" office:value="75744" calcext:value-type="float">
            <text:p>75744</text:p>
          </table:table-cell>
          <table:table-cell office:value-type="float" office:value="3078" calcext:value-type="float">
            <text:p>3078</text:p>
          </table:table-cell>
          <table:table-cell office:value-type="float" office:value="72" calcext:value-type="float">
            <text:p>72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.94724" calcext:value-type="float">
            <text:p>1.94724</text:p>
          </table:table-cell>
          <table:table-cell office:value-type="float" office:value="0.937027" calcext:value-type="float">
            <text:p>0.937027</text:p>
          </table:table-cell>
          <table:table-cell office:value-type="float" office:value="0.646675" calcext:value-type="float">
            <text:p>0.646675</text:p>
          </table:table-cell>
          <table:table-cell office:value-type="float" office:value="1.327104" calcext:value-type="float">
            <text:p>1.327104</text:p>
          </table:table-cell>
          <table:table-cell office:value-type="float" office:value="97.953488" calcext:value-type="float">
            <text:p>97.95348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37004" calcext:value-type="float">
            <text:p>3237004</text:p>
          </table:table-cell>
          <table:table-cell office:value-type="float" office:value="38924" calcext:value-type="float">
            <text:p>38924</text:p>
          </table:table-cell>
          <table:table-cell office:value-type="float" office:value="3077" calcext:value-type="float">
            <text:p>3077</text:p>
          </table:table-cell>
          <table:table-cell office:value-type="float" office:value="37" calcext:value-type="float">
            <text:p>37</text:p>
          </table:table-cell>
          <table:table-cell office:value-type="float" office:value="1.135248" calcext:value-type="float">
            <text:p>1.135248</text:p>
          </table:table-cell>
          <table:table-cell office:value-type="float" office:value="1.958284" calcext:value-type="float">
            <text:p>1.958284</text:p>
          </table:table-cell>
          <table:table-cell office:value-type="float" office:value="0.823036" calcext:value-type="float">
            <text:p>0.823036</text:p>
          </table:table-cell>
          <table:table-cell office:value-type="float" office:value="0.378346" calcext:value-type="float">
            <text:p>0.378346</text:p>
          </table:table-cell>
          <table:table-cell office:value-type="float" office:value="1.327104" calcext:value-type="float">
            <text:p>1.327104</text:p>
          </table:table-cell>
          <table:table-cell office:value-type="float" office:value="97.953488" calcext:value-type="float">
            <text:p>97.953488</text:p>
          </table:table-cell>
          <table:table-cell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0" calcext:value-type="float">
            <text:p>116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039662" calcext:value-type="float">
            <text:p>1.039662</text:p>
          </table:table-cell>
          <table:table-cell office:value-type="float" office:value="1.974475" calcext:value-type="float">
            <text:p>1.974475</text:p>
          </table:table-cell>
          <table:table-cell office:value-type="float" office:value="0.934813" calcext:value-type="float">
            <text:p>0.934813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1.327104" calcext:value-type="float">
            <text:p>1.327104</text:p>
          </table:table-cell>
          <table:table-cell office:value-type="float" office:value="97.953488" calcext:value-type="float">
            <text:p>97.95348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115" calcext:value-type="float">
            <text:p>1.038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7104" calcext:value-type="float">
            <text:p>1.327104</text:p>
          </table:table-cell>
          <table:table-cell office:value-type="float" office:value="97.953488" calcext:value-type="float">
            <text:p>97.95348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7526" calcext:value-type="float">
            <text:p>1.05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7104" calcext:value-type="float">
            <text:p>1.327104</text:p>
          </table:table-cell>
          <table:table-cell office:value-type="float" office:value="97.953488" calcext:value-type="float">
            <text:p>97.95348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59096" calcext:value-type="float">
            <text:p>3259096</text:p>
          </table:table-cell>
          <table:table-cell office:value-type="float" office:value="56808" calcext:value-type="float">
            <text:p>56808</text:p>
          </table:table-cell>
          <table:table-cell office:value-type="float" office:value="3098" calcext:value-type="float">
            <text:p>3098</text:p>
          </table:table-cell>
          <table:table-cell office:value-type="float" office:value="54" calcext:value-type="float">
            <text:p>54</text:p>
          </table:table-cell>
          <table:table-cell office:value-type="float" office:value="1.015349" calcext:value-type="float">
            <text:p>1.015349</text:p>
          </table:table-cell>
          <table:table-cell office:value-type="float" office:value="1.834811" calcext:value-type="float">
            <text:p>1.834811</text:p>
          </table:table-cell>
          <table:table-cell office:value-type="float" office:value="0.819462" calcext:value-type="float">
            <text:p>0.819462</text:p>
          </table:table-cell>
          <table:table-cell office:value-type="float" office:value="0.554588" calcext:value-type="float">
            <text:p>0.554588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56992" calcext:value-type="float">
            <text:p>3256992</text:p>
          </table:table-cell>
          <table:table-cell office:value-type="float" office:value="21040" calcext:value-type="float">
            <text:p>21040</text:p>
          </table:table-cell>
          <table:table-cell office:value-type="float" office:value="3096" calcext:value-type="float">
            <text:p>3096</text:p>
          </table:table-cell>
          <table:table-cell office:value-type="float" office:value="20" calcext:value-type="float">
            <text:p>20</text:p>
          </table:table-cell>
          <table:table-cell office:value-type="float" office:value="1.251998" calcext:value-type="float">
            <text:p>1.251998</text:p>
          </table:table-cell>
          <table:table-cell office:value-type="float" office:value="1.801619" calcext:value-type="float">
            <text:p>1.801619</text:p>
          </table:table-cell>
          <table:table-cell office:value-type="float" office:value="0.549621" calcext:value-type="float">
            <text:p>0.549621</text:p>
          </table:table-cell>
          <table:table-cell office:value-type="float" office:value="0.306247" calcext:value-type="float">
            <text:p>0.306247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24" calcext:value-type="float">
            <text:p>282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.036923" calcext:value-type="float">
            <text:p>1.036923</text:p>
          </table:table-cell>
          <table:table-cell office:value-type="float" office:value="1.850966" calcext:value-type="float">
            <text:p>1.850966</text:p>
          </table:table-cell>
          <table:table-cell office:value-type="float" office:value="0.814043" calcext:value-type="float">
            <text:p>0.814043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329" calcext:value-type="float">
            <text:p>1.038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2947" calcext:value-type="float">
            <text:p>1.10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5296" calcext:value-type="float">
            <text:p>1.335296</text:p>
          </table:table-cell>
          <table:table-cell office:value-type="float" office:value="97.348837" calcext:value-type="float">
            <text:p>97.3488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78032" calcext:value-type="float">
            <text:p>3278032</text:p>
          </table:table-cell>
          <table:table-cell office:value-type="float" office:value="104148" calcext:value-type="float">
            <text:p>104148</text:p>
          </table:table-cell>
          <table:table-cell office:value-type="float" office:value="3116" calcext:value-type="float">
            <text:p>3116</text:p>
          </table:table-cell>
          <table:table-cell office:value-type="float" office:value="99" calcext:value-type="float">
            <text:p>99</text:p>
          </table:table-cell>
          <table:table-cell office:value-type="float" office:value="1.021934" calcext:value-type="float">
            <text:p>1.021934</text:p>
          </table:table-cell>
          <table:table-cell office:value-type="float" office:value="2.099547" calcext:value-type="float">
            <text:p>2.099547</text:p>
          </table:table-cell>
          <table:table-cell office:value-type="float" office:value="1.077613" calcext:value-type="float">
            <text:p>1.077613</text:p>
          </table:table-cell>
          <table:table-cell office:value-type="float" office:value="0.773176" calcext:value-type="float">
            <text:p>0.773176</text:p>
          </table:table-cell>
          <table:table-cell office:value-type="float" office:value="1.343488" calcext:value-type="float">
            <text:p>1.343488</text:p>
          </table:table-cell>
          <table:table-cell office:value-type="float" office:value="96.716279" calcext:value-type="float">
            <text:p>96.7162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76980" calcext:value-type="float">
            <text:p>3276980</text:p>
          </table:table-cell>
          <table:table-cell office:value-type="float" office:value="28404" calcext:value-type="float">
            <text:p>28404</text:p>
          </table:table-cell>
          <table:table-cell office:value-type="float" office:value="3115" calcext:value-type="float">
            <text:p>3115</text:p>
          </table:table-cell>
          <table:table-cell office:value-type="float" office:value="27" calcext:value-type="float">
            <text:p>27</text:p>
          </table:table-cell>
          <table:table-cell office:value-type="float" office:value="1.334263" calcext:value-type="float">
            <text:p>1.334263</text:p>
          </table:table-cell>
          <table:table-cell office:value-type="float" office:value="2.115994" calcext:value-type="float">
            <text:p>2.115994</text:p>
          </table:table-cell>
          <table:table-cell office:value-type="float" office:value="0.781731" calcext:value-type="float">
            <text:p>0.781731</text:p>
          </table:table-cell>
          <table:table-cell office:value-type="float" office:value="0.290678" calcext:value-type="float">
            <text:p>0.290678</text:p>
          </table:table-cell>
          <table:table-cell office:value-type="float" office:value="1.343488" calcext:value-type="float">
            <text:p>1.343488</text:p>
          </table:table-cell>
          <table:table-cell office:value-type="float" office:value="96.716279" calcext:value-type="float">
            <text:p>96.716279</text:p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32" calcext:value-type="float">
            <text:p>343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.267318" calcext:value-type="float">
            <text:p>1.267318</text:p>
          </table:table-cell>
          <table:table-cell office:value-type="float" office:value="2.132464" calcext:value-type="float">
            <text:p>2.132464</text:p>
          </table:table-cell>
          <table:table-cell office:value-type="float" office:value="0.865146" calcext:value-type="float">
            <text:p>0.865146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1.343488" calcext:value-type="float">
            <text:p>1.343488</text:p>
          </table:table-cell>
          <table:table-cell office:value-type="float" office:value="96.716279" calcext:value-type="float">
            <text:p>96.716279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5611" calcext:value-type="float">
            <text:p>1.265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488" calcext:value-type="float">
            <text:p>1.343488</text:p>
          </table:table-cell>
          <table:table-cell office:value-type="float" office:value="96.716279" calcext:value-type="float">
            <text:p>96.7162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0505" calcext:value-type="float">
            <text:p>1.290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488" calcext:value-type="float">
            <text:p>1.343488</text:p>
          </table:table-cell>
          <table:table-cell office:value-type="float" office:value="96.716279" calcext:value-type="float">
            <text:p>96.71627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99072" calcext:value-type="float">
            <text:p>3299072</text:p>
          </table:table-cell>
          <table:table-cell office:value-type="float" office:value="57860" calcext:value-type="float">
            <text:p>57860</text:p>
          </table:table-cell>
          <table:table-cell office:value-type="float" office:value="3136" calcext:value-type="float">
            <text:p>3136</text:p>
          </table:table-cell>
          <table:table-cell office:value-type="float" office:value="55" calcext:value-type="float">
            <text:p>55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.855206" calcext:value-type="float">
            <text:p>1.855206</text:p>
          </table:table-cell>
          <table:table-cell office:value-type="float" office:value="0.846913" calcext:value-type="float">
            <text:p>0.846913</text:p>
          </table:table-cell>
          <table:table-cell office:value-type="float" office:value="0.54655" calcext:value-type="float">
            <text:p>0.54655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96968" calcext:value-type="float">
            <text:p>3296968</text:p>
          </table:table-cell>
          <table:table-cell office:value-type="float" office:value="28404" calcext:value-type="float">
            <text:p>28404</text:p>
          </table:table-cell>
          <table:table-cell office:value-type="float" office:value="3134" calcext:value-type="float">
            <text:p>3134</text:p>
          </table:table-cell>
          <table:table-cell office:value-type="float" office:value="27" calcext:value-type="float">
            <text:p>27</text:p>
          </table:table-cell>
          <table:table-cell office:value-type="float" office:value="1.139896" calcext:value-type="float">
            <text:p>1.139896</text:p>
          </table:table-cell>
          <table:table-cell office:value-type="float" office:value="1.833376" calcext:value-type="float">
            <text:p>1.833376</text:p>
          </table:table-cell>
          <table:table-cell office:value-type="float" office:value="0.69348" calcext:value-type="float">
            <text:p>0.69348</text:p>
          </table:table-cell>
          <table:table-cell office:value-type="float" office:value="0.327669" calcext:value-type="float">
            <text:p>0.327669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0" calcext:value-type="float">
            <text:p>220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.051087" calcext:value-type="float">
            <text:p>1.051087</text:p>
          </table:table-cell>
          <table:table-cell office:value-type="float" office:value="1.870592" calcext:value-type="float">
            <text:p>1.870592</text:p>
          </table:table-cell>
          <table:table-cell office:value-type="float" office:value="0.819505" calcext:value-type="float">
            <text:p>0.81950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97" calcext:value-type="float">
            <text:p>1.03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2459" calcext:value-type="float">
            <text:p>1.07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5168" calcext:value-type="float">
            <text:p>1.35168</text:p>
          </table:table-cell>
          <table:table-cell office:value-type="float" office:value="97.632558" calcext:value-type="float">
            <text:p>97.6325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19060" calcext:value-type="float">
            <text:p>3319060</text:p>
          </table:table-cell>
          <table:table-cell office:value-type="float" office:value="63120" calcext:value-type="float">
            <text:p>63120</text:p>
          </table:table-cell>
          <table:table-cell office:value-type="float" office:value="3155" calcext:value-type="float">
            <text:p>3155</text:p>
          </table:table-cell>
          <table:table-cell office:value-type="float" office:value="60" calcext:value-type="float">
            <text:p>60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1.865898" calcext:value-type="float">
            <text:p>1.865898</text:p>
          </table:table-cell>
          <table:table-cell office:value-type="float" office:value="0.857477" calcext:value-type="float">
            <text:p>0.857477</text:p>
          </table:table-cell>
          <table:table-cell office:value-type="float" office:value="0.588891" calcext:value-type="float">
            <text:p>0.588891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16956" calcext:value-type="float">
            <text:p>3316956</text:p>
          </table:table-cell>
          <table:table-cell office:value-type="float" office:value="28404" calcext:value-type="float">
            <text:p>28404</text:p>
          </table:table-cell>
          <table:table-cell office:value-type="float" office:value="3153" calcext:value-type="float">
            <text:p>3153</text:p>
          </table:table-cell>
          <table:table-cell office:value-type="float" office:value="27" calcext:value-type="float">
            <text:p>27</text:p>
          </table:table-cell>
          <table:table-cell office:value-type="float" office:value="1.11329" calcext:value-type="float">
            <text:p>1.11329</text:p>
          </table:table-cell>
          <table:table-cell office:value-type="float" office:value="1.849372" calcext:value-type="float">
            <text:p>1.849372</text:p>
          </table:table-cell>
          <table:table-cell office:value-type="float" office:value="0.736081" calcext:value-type="float">
            <text:p>0.736081</text:p>
          </table:table-cell>
          <table:table-cell office:value-type="float" office:value="0.308705" calcext:value-type="float">
            <text:p>0.308705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9972" calcext:value-type="float">
            <text:p>1.03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445" calcext:value-type="float">
            <text:p>1.038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2053" calcext:value-type="float">
            <text:p>1.05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59872" calcext:value-type="float">
            <text:p>1.359872</text:p>
          </table:table-cell>
          <table:table-cell office:value-type="float" office:value="103.734884" calcext:value-type="float">
            <text:p>103.7348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37996" calcext:value-type="float">
            <text:p>3337996</text:p>
          </table:table-cell>
          <table:table-cell office:value-type="float" office:value="236700" calcext:value-type="float">
            <text:p>236700</text:p>
          </table:table-cell>
          <table:table-cell office:value-type="float" office:value="3173" calcext:value-type="float">
            <text:p>3173</text:p>
          </table:table-cell>
          <table:table-cell office:value-type="float" office:value="225" calcext:value-type="float">
            <text:p>225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2.847166" calcext:value-type="float">
            <text:p>2.847166</text:p>
          </table:table-cell>
          <table:table-cell office:value-type="float" office:value="1.836725" calcext:value-type="float">
            <text:p>1.836725</text:p>
          </table:table-cell>
          <table:table-cell office:value-type="float" office:value="1.030966" calcext:value-type="float">
            <text:p>1.030966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36944" calcext:value-type="float">
            <text:p>3336944</text:p>
          </table:table-cell>
          <table:table-cell office:value-type="float" office:value="27352" calcext:value-type="float">
            <text:p>27352</text:p>
          </table:table-cell>
          <table:table-cell office:value-type="float" office:value="3172" calcext:value-type="float">
            <text:p>3172</text:p>
          </table:table-cell>
          <table:table-cell office:value-type="float" office:value="26" calcext:value-type="float">
            <text:p>26</text:p>
          </table:table-cell>
          <table:table-cell office:value-type="float" office:value="2.12743" calcext:value-type="float">
            <text:p>2.12743</text:p>
          </table:table-cell>
          <table:table-cell office:value-type="float" office:value="2.797746" calcext:value-type="float">
            <text:p>2.797746</text:p>
          </table:table-cell>
          <table:table-cell office:value-type="float" office:value="0.670316" calcext:value-type="float">
            <text:p>0.670316</text:p>
          </table:table-cell>
          <table:table-cell office:value-type="float" office:value="0.326437" calcext:value-type="float">
            <text:p>0.326437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424" calcext:value-type="float">
            <text:p>42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144" calcext:value-type="float">
            <text:p>3144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.054505" calcext:value-type="float">
            <text:p>1.054505</text:p>
          </table:table-cell>
          <table:table-cell office:value-type="float" office:value="2.857972" calcext:value-type="float">
            <text:p>2.857972</text:p>
          </table:table-cell>
          <table:table-cell office:value-type="float" office:value="1.803467" calcext:value-type="float">
            <text:p>1.80346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925" calcext:value-type="float">
            <text:p>1.02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65912" calcext:value-type="float">
            <text:p>2.06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93.106977" calcext:value-type="float">
            <text:p>93.106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57984" calcext:value-type="float">
            <text:p>3357984</text:p>
          </table:table-cell>
          <table:table-cell office:value-type="float" office:value="99940" calcext:value-type="float">
            <text:p>99940</text:p>
          </table:table-cell>
          <table:table-cell office:value-type="float" office:value="3192" calcext:value-type="float">
            <text:p>3192</text:p>
          </table:table-cell>
          <table:table-cell office:value-type="float" office:value="95" calcext:value-type="float">
            <text:p>95</text:p>
          </table:table-cell>
          <table:table-cell office:value-type="float" office:value="1.01559" calcext:value-type="float">
            <text:p>1.01559</text:p>
          </table:table-cell>
          <table:table-cell office:value-type="float" office:value="2.01697" calcext:value-type="float">
            <text:p>2.01697</text:p>
          </table:table-cell>
          <table:table-cell office:value-type="float" office:value="1.00138" calcext:value-type="float">
            <text:p>1.00138</text:p>
          </table:table-cell>
          <table:table-cell office:value-type="float" office:value="0.798419" calcext:value-type="float">
            <text:p>0.798419</text:p>
          </table:table-cell>
          <table:table-cell office:value-type="float" office:value="1.376256" calcext:value-type="float">
            <text:p>1.376256</text:p>
          </table:table-cell>
          <table:table-cell office:value-type="float" office:value="102.572093" calcext:value-type="float">
            <text:p>102.5720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56932" calcext:value-type="float">
            <text:p>3356932</text:p>
          </table:table-cell>
          <table:table-cell office:value-type="float" office:value="24196" calcext:value-type="float">
            <text:p>24196</text:p>
          </table:table-cell>
          <table:table-cell office:value-type="float" office:value="3191" calcext:value-type="float">
            <text:p>3191</text:p>
          </table:table-cell>
          <table:table-cell office:value-type="float" office:value="23" calcext:value-type="float">
            <text:p>23</text:p>
          </table:table-cell>
          <table:table-cell office:value-type="float" office:value="1.356483" calcext:value-type="float">
            <text:p>1.356483</text:p>
          </table:table-cell>
          <table:table-cell office:value-type="float" office:value="2.033436" calcext:value-type="float">
            <text:p>2.03343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28594" calcext:value-type="float">
            <text:p>0.28594</text:p>
          </table:table-cell>
          <table:table-cell office:value-type="float" office:value="1.376256" calcext:value-type="float">
            <text:p>1.376256</text:p>
          </table:table-cell>
          <table:table-cell office:value-type="float" office:value="102.572093" calcext:value-type="float">
            <text:p>102.5720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2851" calcext:value-type="float">
            <text:p>1.27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6256" calcext:value-type="float">
            <text:p>1.376256</text:p>
          </table:table-cell>
          <table:table-cell office:value-type="float" office:value="102.572093" calcext:value-type="float">
            <text:p>102.57209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3545" calcext:value-type="float">
            <text:p>1.26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6256" calcext:value-type="float">
            <text:p>1.376256</text:p>
          </table:table-cell>
          <table:table-cell office:value-type="float" office:value="102.572093" calcext:value-type="float">
            <text:p>102.57209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5918" calcext:value-type="float">
            <text:p>1.29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6256" calcext:value-type="float">
            <text:p>1.376256</text:p>
          </table:table-cell>
          <table:table-cell office:value-type="float" office:value="102.572093" calcext:value-type="float">
            <text:p>102.572093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77972" calcext:value-type="float">
            <text:p>3377972</text:p>
          </table:table-cell>
          <table:table-cell office:value-type="float" office:value="77848" calcext:value-type="float">
            <text:p>77848</text:p>
          </table:table-cell>
          <table:table-cell office:value-type="float" office:value="3211" calcext:value-type="float">
            <text:p>3211</text:p>
          </table:table-cell>
          <table:table-cell office:value-type="float" office:value="74" calcext:value-type="float">
            <text:p>74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1.941779" calcext:value-type="float">
            <text:p>1.941779</text:p>
          </table:table-cell>
          <table:table-cell office:value-type="float" office:value="0.931486" calcext:value-type="float">
            <text:p>0.931486</text:p>
          </table:table-cell>
          <table:table-cell office:value-type="float" office:value="0.668592" calcext:value-type="float">
            <text:p>0.668592</text:p>
          </table:table-cell>
          <table:table-cell office:value-type="float" office:value="1.384448" calcext:value-type="float">
            <text:p>1.384448</text:p>
          </table:table-cell>
          <table:table-cell office:value-type="float" office:value="98.24186" calcext:value-type="float">
            <text:p>98.2418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76920" calcext:value-type="float">
            <text:p>3376920</text:p>
          </table:table-cell>
          <table:table-cell office:value-type="float" office:value="25248" calcext:value-type="float">
            <text:p>25248</text:p>
          </table:table-cell>
          <table:table-cell office:value-type="float" office:value="3210" calcext:value-type="float">
            <text:p>3210</text:p>
          </table:table-cell>
          <table:table-cell office:value-type="float" office:value="24" calcext:value-type="float">
            <text:p>24</text:p>
          </table:table-cell>
          <table:table-cell office:value-type="float" office:value="1.22134" calcext:value-type="float">
            <text:p>1.22134</text:p>
          </table:table-cell>
          <table:table-cell office:value-type="float" office:value="1.892379" calcext:value-type="float">
            <text:p>1.892379</text:p>
          </table:table-cell>
          <table:table-cell office:value-type="float" office:value="0.671039" calcext:value-type="float">
            <text:p>0.671039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1.384448" calcext:value-type="float">
            <text:p>1.384448</text:p>
          </table:table-cell>
          <table:table-cell office:value-type="float" office:value="98.24186" calcext:value-type="float">
            <text:p>98.24186</text:p>
          </table:table-cell>
          <table:table-cell office:value-type="float" office:value="421" calcext:value-type="float">
            <text:p>421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0" calcext:value-type="float">
            <text:p>116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044065" calcext:value-type="float">
            <text:p>1.044065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0.913081" calcext:value-type="float">
            <text:p>0.913081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1.384448" calcext:value-type="float">
            <text:p>1.384448</text:p>
          </table:table-cell>
          <table:table-cell office:value-type="float" office:value="98.24186" calcext:value-type="float">
            <text:p>98.2418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2498" calcext:value-type="float">
            <text:p>1.04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448" calcext:value-type="float">
            <text:p>1.384448</text:p>
          </table:table-cell>
          <table:table-cell office:value-type="float" office:value="98.24186" calcext:value-type="float">
            <text:p>98.2418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11615" calcext:value-type="float">
            <text:p>1.11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448" calcext:value-type="float">
            <text:p>1.384448</text:p>
          </table:table-cell>
          <table:table-cell office:value-type="float" office:value="98.24186" calcext:value-type="float">
            <text:p>98.24186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97960" calcext:value-type="float">
            <text:p>3397960</text:p>
          </table:table-cell>
          <table:table-cell office:value-type="float" office:value="73640" calcext:value-type="float">
            <text:p>73640</text:p>
          </table:table-cell>
          <table:table-cell office:value-type="float" office:value="3230" calcext:value-type="float">
            <text:p>3230</text:p>
          </table:table-cell>
          <table:table-cell office:value-type="float" office:value="70" calcext:value-type="float">
            <text:p>70</text:p>
          </table:table-cell>
          <table:table-cell office:value-type="float" office:value="1.017281" calcext:value-type="float">
            <text:p>1.017281</text:p>
          </table:table-cell>
          <table:table-cell office:value-type="float" office:value="1.957996" calcext:value-type="float">
            <text:p>1.957996</text:p>
          </table:table-cell>
          <table:table-cell office:value-type="float" office:value="0.940715" calcext:value-type="float">
            <text:p>0.940715</text:p>
          </table:table-cell>
          <table:table-cell office:value-type="float" office:value="0.626247" calcext:value-type="float">
            <text:p>0.626247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96908" calcext:value-type="float">
            <text:p>3396908</text:p>
          </table:table-cell>
          <table:table-cell office:value-type="float" office:value="26300" calcext:value-type="float">
            <text:p>26300</text:p>
          </table:table-cell>
          <table:table-cell office:value-type="float" office:value="3229" calcext:value-type="float">
            <text:p>3229</text:p>
          </table:table-cell>
          <table:table-cell office:value-type="float" office:value="25" calcext:value-type="float">
            <text:p>25</text:p>
          </table:table-cell>
          <table:table-cell office:value-type="float" office:value="1.154303" calcext:value-type="float">
            <text:p>1.154303</text:p>
          </table:table-cell>
          <table:table-cell office:value-type="float" office:value="1.869762" calcext:value-type="float">
            <text:p>1.869762</text:p>
          </table:table-cell>
          <table:table-cell office:value-type="float" office:value="0.715459" calcext:value-type="float">
            <text:p>0.715459</text:p>
          </table:table-cell>
          <table:table-cell office:value-type="float" office:value="0.294077" calcext:value-type="float">
            <text:p>0.294077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84" calcext:value-type="float">
            <text:p>3584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.040814" calcext:value-type="float">
            <text:p>1.040814</text:p>
          </table:table-cell>
          <table:table-cell office:value-type="float" office:value="1.964852" calcext:value-type="float">
            <text:p>1.964852</text:p>
          </table:table-cell>
          <table:table-cell office:value-type="float" office:value="0.924038" calcext:value-type="float">
            <text:p>0.924038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7903" calcext:value-type="float">
            <text:p>1.04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6447" calcext:value-type="float">
            <text:p>1.066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98.162791" calcext:value-type="float">
            <text:p>98.1627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19000" calcext:value-type="float">
            <text:p>3419000</text:p>
          </table:table-cell>
          <table:table-cell office:value-type="float" office:value="85212" calcext:value-type="float">
            <text:p>85212</text:p>
          </table:table-cell>
          <table:table-cell office:value-type="float" office:value="3250" calcext:value-type="float">
            <text:p>3250</text:p>
          </table:table-cell>
          <table:table-cell office:value-type="float" office:value="81" calcext:value-type="float">
            <text:p>81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.983564" calcext:value-type="float">
            <text:p>1.983564</text:p>
          </table:table-cell>
          <table:table-cell office:value-type="float" office:value="0.975182" calcext:value-type="float">
            <text:p>0.975182</text:p>
          </table:table-cell>
          <table:table-cell office:value-type="float" office:value="0.699045" calcext:value-type="float">
            <text:p>0.699045</text:p>
          </table:table-cell>
          <table:table-cell office:value-type="float" office:value="1.400832" calcext:value-type="float">
            <text:p>1.400832</text:p>
          </table:table-cell>
          <table:table-cell office:value-type="float" office:value="108.404651" calcext:value-type="float">
            <text:p>108.4046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16896" calcext:value-type="float">
            <text:p>3416896</text:p>
          </table:table-cell>
          <table:table-cell office:value-type="float" office:value="28404" calcext:value-type="float">
            <text:p>28404</text:p>
          </table:table-cell>
          <table:table-cell office:value-type="float" office:value="3248" calcext:value-type="float">
            <text:p>3248</text:p>
          </table:table-cell>
          <table:table-cell office:value-type="float" office:value="27" calcext:value-type="float">
            <text:p>27</text:p>
          </table:table-cell>
          <table:table-cell office:value-type="float" office:value="1.142969" calcext:value-type="float">
            <text:p>1.142969</text:p>
          </table:table-cell>
          <table:table-cell office:value-type="float" office:value="1.961474" calcext:value-type="float">
            <text:p>1.961474</text:p>
          </table:table-cell>
          <table:table-cell office:value-type="float" office:value="0.818506" calcext:value-type="float">
            <text:p>0.818506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1.400832" calcext:value-type="float">
            <text:p>1.400832</text:p>
          </table:table-cell>
          <table:table-cell office:value-type="float" office:value="108.404651" calcext:value-type="float">
            <text:p>108.4046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8" calcext:value-type="float">
            <text:p>88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2625" calcext:value-type="float">
            <text:p>1.05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832" calcext:value-type="float">
            <text:p>1.400832</text:p>
          </table:table-cell>
          <table:table-cell office:value-type="float" office:value="108.404651" calcext:value-type="float">
            <text:p>108.40465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507" calcext:value-type="float">
            <text:p>1.038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832" calcext:value-type="float">
            <text:p>1.400832</text:p>
          </table:table-cell>
          <table:table-cell office:value-type="float" office:value="108.404651" calcext:value-type="float">
            <text:p>108.40465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1339" calcext:value-type="float">
            <text:p>1.071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832" calcext:value-type="float">
            <text:p>1.400832</text:p>
          </table:table-cell>
          <table:table-cell office:value-type="float" office:value="108.404651" calcext:value-type="float">
            <text:p>108.40465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38988" calcext:value-type="float">
            <text:p>3438988</text:p>
          </table:table-cell>
          <table:table-cell office:value-type="float" office:value="117824" calcext:value-type="float">
            <text:p>117824</text:p>
          </table:table-cell>
          <table:table-cell office:value-type="float" office:value="3269" calcext:value-type="float">
            <text:p>3269</text:p>
          </table:table-cell>
          <table:table-cell office:value-type="float" office:value="112" calcext:value-type="float">
            <text:p>112</text:p>
          </table:table-cell>
          <table:table-cell office:value-type="float" office:value="1.02029" calcext:value-type="float">
            <text:p>1.02029</text:p>
          </table:table-cell>
          <table:table-cell office:value-type="float" office:value="2.170182" calcext:value-type="float">
            <text:p>2.170182</text:p>
          </table:table-cell>
          <table:table-cell office:value-type="float" office:value="1.149892" calcext:value-type="float">
            <text:p>1.149892</text:p>
          </table:table-cell>
          <table:table-cell office:value-type="float" office:value="0.819722" calcext:value-type="float">
            <text:p>0.819722</text:p>
          </table:table-cell>
          <table:table-cell office:value-type="float" office:value="1.409024" calcext:value-type="float">
            <text:p>1.409024</text:p>
          </table:table-cell>
          <table:table-cell office:value-type="float" office:value="97.362791" calcext:value-type="float">
            <text:p>97.36279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30508" calcext:value-type="float">
            <text:p>30508</text:p>
          </table:table-cell>
          <table:table-cell office:value-type="float" office:value="3267" calcext:value-type="float">
            <text:p>3267</text:p>
          </table:table-cell>
          <table:table-cell office:value-type="float" office:value="29" calcext:value-type="float">
            <text:p>29</text:p>
          </table:table-cell>
          <table:table-cell office:value-type="float" office:value="1.358153" calcext:value-type="float">
            <text:p>1.358153</text:p>
          </table:table-cell>
          <table:table-cell office:value-type="float" office:value="2.158254" calcext:value-type="float">
            <text:p>2.158254</text:p>
          </table:table-cell>
          <table:table-cell office:value-type="float" office:value="0.800101" calcext:value-type="float">
            <text:p>0.800101</text:p>
          </table:table-cell>
          <table:table-cell office:value-type="float" office:value="0.305041" calcext:value-type="float">
            <text:p>0.305041</text:p>
          </table:table-cell>
          <table:table-cell office:value-type="float" office:value="1.409024" calcext:value-type="float">
            <text:p>1.409024</text:p>
          </table:table-cell>
          <table:table-cell office:value-type="float" office:value="97.362791" calcext:value-type="float">
            <text:p>97.362791</text:p>
          </table:table-cell>
          <table:table-cell office:value-type="float" office:value="444" calcext:value-type="float">
            <text:p>44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32" calcext:value-type="float">
            <text:p>383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.274103" calcext:value-type="float">
            <text:p>1.274103</text:p>
          </table:table-cell>
          <table:table-cell office:value-type="float" office:value="2.185488" calcext:value-type="float">
            <text:p>2.185488</text:p>
          </table:table-cell>
          <table:table-cell office:value-type="float" office:value="0.911386" calcext:value-type="float">
            <text:p>0.911386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1.409024" calcext:value-type="float">
            <text:p>1.409024</text:p>
          </table:table-cell>
          <table:table-cell office:value-type="float" office:value="97.362791" calcext:value-type="float">
            <text:p>97.36279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2476" calcext:value-type="float">
            <text:p>1.27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9024" calcext:value-type="float">
            <text:p>1.409024</text:p>
          </table:table-cell>
          <table:table-cell office:value-type="float" office:value="97.362791" calcext:value-type="float">
            <text:p>97.36279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7369" calcext:value-type="float">
            <text:p>1.29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9024" calcext:value-type="float">
            <text:p>1.409024</text:p>
          </table:table-cell>
          <table:table-cell office:value-type="float" office:value="97.362791" calcext:value-type="float">
            <text:p>97.36279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7924" calcext:value-type="float">
            <text:p>3457924</text:p>
          </table:table-cell>
          <table:table-cell office:value-type="float" office:value="78900" calcext:value-type="float">
            <text:p>78900</text:p>
          </table:table-cell>
          <table:table-cell office:value-type="float" office:value="3287" calcext:value-type="float">
            <text:p>3287</text:p>
          </table:table-cell>
          <table:table-cell office:value-type="float" office:value="75" calcext:value-type="float">
            <text:p>75</text:p>
          </table:table-cell>
          <table:table-cell office:value-type="float" office:value="1.01603" calcext:value-type="float">
            <text:p>1.01603</text:p>
          </table:table-cell>
          <table:table-cell office:value-type="float" office:value="1.947712" calcext:value-type="float">
            <text:p>1.947712</text:p>
          </table:table-cell>
          <table:table-cell office:value-type="float" office:value="0.931682" calcext:value-type="float">
            <text:p>0.931682</text:p>
          </table:table-cell>
          <table:table-cell office:value-type="float" office:value="0.677484" calcext:value-type="float">
            <text:p>0.677484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56872" calcext:value-type="float">
            <text:p>3456872</text:p>
          </table:table-cell>
          <table:table-cell office:value-type="float" office:value="23144" calcext:value-type="float">
            <text:p>23144</text:p>
          </table:table-cell>
          <table:table-cell office:value-type="float" office:value="3286" calcext:value-type="float">
            <text:p>3286</text:p>
          </table:table-cell>
          <table:table-cell office:value-type="float" office:value="22" calcext:value-type="float">
            <text:p>22</text:p>
          </table:table-cell>
          <table:table-cell office:value-type="float" office:value="1.222696" calcext:value-type="float">
            <text:p>1.222696</text:p>
          </table:table-cell>
          <table:table-cell office:value-type="float" office:value="1.920241" calcext:value-type="float">
            <text:p>1.920241</text:p>
          </table:table-cell>
          <table:table-cell office:value-type="float" office:value="0.697545" calcext:value-type="float">
            <text:p>0.697545</text:p>
          </table:table-cell>
          <table:table-cell office:value-type="float" office:value="0.265434" calcext:value-type="float">
            <text:p>0.265434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437" calcext:value-type="float">
            <text:p>437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32" calcext:value-type="float">
            <text:p>403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.058784" calcext:value-type="float">
            <text:p>1.058784</text:p>
          </table:table-cell>
          <table:table-cell office:value-type="float" office:value="1.964865" calcext:value-type="float">
            <text:p>1.964865</text:p>
          </table:table-cell>
          <table:table-cell office:value-type="float" office:value="0.906081" calcext:value-type="float">
            <text:p>0.906081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12" calcext:value-type="float">
            <text:p>1.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17972" calcext:value-type="float">
            <text:p>1.1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17216" calcext:value-type="float">
            <text:p>1.417216</text:p>
          </table:table-cell>
          <table:table-cell office:value-type="float" office:value="98.525581" calcext:value-type="float">
            <text:p>98.5255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78964" calcext:value-type="float">
            <text:p>3478964</text:p>
          </table:table-cell>
          <table:table-cell office:value-type="float" office:value="110460" calcext:value-type="float">
            <text:p>110460</text:p>
          </table:table-cell>
          <table:table-cell office:value-type="float" office:value="3307" calcext:value-type="float">
            <text:p>3307</text:p>
          </table:table-cell>
          <table:table-cell office:value-type="float" office:value="105" calcext:value-type="float">
            <text:p>105</text:p>
          </table:table-cell>
          <table:table-cell office:value-type="float" office:value="1.01999" calcext:value-type="float">
            <text:p>1.01999</text:p>
          </table:table-cell>
          <table:table-cell office:value-type="float" office:value="2.167824" calcext:value-type="float">
            <text:p>2.167824</text:p>
          </table:table-cell>
          <table:table-cell office:value-type="float" office:value="1.147834" calcext:value-type="float">
            <text:p>1.147834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76860" calcext:value-type="float">
            <text:p>3476860</text:p>
          </table:table-cell>
          <table:table-cell office:value-type="float" office:value="26300" calcext:value-type="float">
            <text:p>26300</text:p>
          </table:table-cell>
          <table:table-cell office:value-type="float" office:value="3305" calcext:value-type="float">
            <text:p>3305</text:p>
          </table:table-cell>
          <table:table-cell office:value-type="float" office:value="25" calcext:value-type="float">
            <text:p>25</text:p>
          </table:table-cell>
          <table:table-cell office:value-type="float" office:value="1.381181" calcext:value-type="float">
            <text:p>1.381181</text:p>
          </table:table-cell>
          <table:table-cell office:value-type="float" office:value="2.1433" calcext:value-type="float">
            <text:p>2.1433</text:p>
          </table:table-cell>
          <table:table-cell office:value-type="float" office:value="0.762119" calcext:value-type="float">
            <text:p>0.762119</text:p>
          </table:table-cell>
          <table:table-cell office:value-type="float" office:value="0.276072" calcext:value-type="float">
            <text:p>0.276072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12" calcext:value-type="float">
            <text:p>3512</text:p>
          </table:table-cell>
          <table:table-cell office:value-type="float" office:value="168" calcext:value-type="float">
            <text:p>16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.284715" calcext:value-type="float">
            <text:p>1.284715</text:p>
          </table:table-cell>
          <table:table-cell office:value-type="float" office:value="2.15688" calcext:value-type="float">
            <text:p>2.1568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6402" calcext:value-type="float">
            <text:p>1.28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36962" calcext:value-type="float">
            <text:p>1.336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25408" calcext:value-type="float">
            <text:p>1.425408</text:p>
          </table:table-cell>
          <table:table-cell office:value-type="float" office:value="97.051163" calcext:value-type="float">
            <text:p>97.0511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97900" calcext:value-type="float">
            <text:p>3497900</text:p>
          </table:table-cell>
          <table:table-cell office:value-type="float" office:value="89420" calcext:value-type="float">
            <text:p>89420</text:p>
          </table:table-cell>
          <table:table-cell office:value-type="float" office:value="3325" calcext:value-type="float">
            <text:p>3325</text:p>
          </table:table-cell>
          <table:table-cell office:value-type="float" office:value="85" calcext:value-type="float">
            <text:p>85</text:p>
          </table:table-cell>
          <table:table-cell office:value-type="float" office:value="1.01723" calcext:value-type="float">
            <text:p>1.01723</text:p>
          </table:table-cell>
          <table:table-cell office:value-type="float" office:value="1.98642" calcext:value-type="float">
            <text:p>1.98642</text:p>
          </table:table-cell>
          <table:table-cell office:value-type="float" office:value="0.96919" calcext:value-type="float">
            <text:p>0.96919</text:p>
          </table:table-cell>
          <table:table-cell office:value-type="float" office:value="0.738101" calcext:value-type="float">
            <text:p>0.738101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96848" calcext:value-type="float">
            <text:p>3496848</text:p>
          </table:table-cell>
          <table:table-cell office:value-type="float" office:value="26300" calcext:value-type="float">
            <text:p>26300</text:p>
          </table:table-cell>
          <table:table-cell office:value-type="float" office:value="3324" calcext:value-type="float">
            <text:p>3324</text:p>
          </table:table-cell>
          <table:table-cell office:value-type="float" office:value="25" calcext:value-type="float">
            <text:p>25</text:p>
          </table:table-cell>
          <table:table-cell office:value-type="float" office:value="1.166919" calcext:value-type="float">
            <text:p>1.166919</text:p>
          </table:table-cell>
          <table:table-cell office:value-type="float" office:value="1.964311" calcext:value-type="float">
            <text:p>1.964311</text:p>
          </table:table-cell>
          <table:table-cell office:value-type="float" office:value="0.797392" calcext:value-type="float">
            <text:p>0.797392</text:p>
          </table:table-cell>
          <table:table-cell office:value-type="float" office:value="0.26386" calcext:value-type="float">
            <text:p>0.26386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92" calcext:value-type="float">
            <text:p>399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046601" calcext:value-type="float">
            <text:p>1.046601</text:p>
          </table:table-cell>
          <table:table-cell office:value-type="float" office:value="1.9946" calcext:value-type="float">
            <text:p>1.9946</text:p>
          </table:table-cell>
          <table:table-cell office:value-type="float" office:value="0.947999" calcext:value-type="float">
            <text:p>0.947999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482" calcext:value-type="float">
            <text:p>1.05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999" calcext:value-type="float">
            <text:p>1.0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336" calcext:value-type="float">
            <text:p>1.4336</text:p>
          </table:table-cell>
          <table:table-cell office:value-type="float" office:value="98.837209" calcext:value-type="float">
            <text:p>98.8372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18940" calcext:value-type="float">
            <text:p>3518940</text:p>
          </table:table-cell>
          <table:table-cell office:value-type="float" office:value="112564" calcext:value-type="float">
            <text:p>112564</text:p>
          </table:table-cell>
          <table:table-cell office:value-type="float" office:value="3345" calcext:value-type="float">
            <text:p>3345</text:p>
          </table:table-cell>
          <table:table-cell office:value-type="float" office:value="107" calcext:value-type="float">
            <text:p>107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2.102809" calcext:value-type="float">
            <text:p>2.102809</text:p>
          </table:table-cell>
          <table:table-cell office:value-type="float" office:value="1.095457" calcext:value-type="float">
            <text:p>1.095457</text:p>
          </table:table-cell>
          <table:table-cell office:value-type="float" office:value="0.822043" calcext:value-type="float">
            <text:p>0.822043</text:p>
          </table:table-cell>
          <table:table-cell office:value-type="float" office:value="1.441792" calcext:value-type="float">
            <text:p>1.441792</text:p>
          </table:table-cell>
          <table:table-cell office:value-type="float" office:value="106.897674" calcext:value-type="float">
            <text:p>106.8976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16836" calcext:value-type="float">
            <text:p>3516836</text:p>
          </table:table-cell>
          <table:table-cell office:value-type="float" office:value="26300" calcext:value-type="float">
            <text:p>26300</text:p>
          </table:table-cell>
          <table:table-cell office:value-type="float" office:value="3343" calcext:value-type="float">
            <text:p>3343</text:p>
          </table:table-cell>
          <table:table-cell office:value-type="float" office:value="25" calcext:value-type="float">
            <text:p>25</text:p>
          </table:table-cell>
          <table:table-cell office:value-type="float" office:value="1.372185" calcext:value-type="float">
            <text:p>1.372185</text:p>
          </table:table-cell>
          <table:table-cell office:value-type="float" office:value="2.074315" calcext:value-type="float">
            <text:p>2.074315</text:p>
          </table:table-cell>
          <table:table-cell office:value-type="float" office:value="0.702129" calcext:value-type="float">
            <text:p>0.70212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1.441792" calcext:value-type="float">
            <text:p>1.441792</text:p>
          </table:table-cell>
          <table:table-cell office:value-type="float" office:value="106.897674" calcext:value-type="float">
            <text:p>106.8976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8" calcext:value-type="float">
            <text:p>7488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1259" calcext:value-type="float">
            <text:p>1.28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1792" calcext:value-type="float">
            <text:p>1.441792</text:p>
          </table:table-cell>
          <table:table-cell office:value-type="float" office:value="106.897674" calcext:value-type="float">
            <text:p>106.89767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2624" calcext:value-type="float">
            <text:p>1.27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1792" calcext:value-type="float">
            <text:p>1.441792</text:p>
          </table:table-cell>
          <table:table-cell office:value-type="float" office:value="106.897674" calcext:value-type="float">
            <text:p>106.89767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7582" calcext:value-type="float">
            <text:p>1.31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1792" calcext:value-type="float">
            <text:p>1.441792</text:p>
          </table:table-cell>
          <table:table-cell office:value-type="float" office:value="106.897674" calcext:value-type="float">
            <text:p>106.897674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7876" calcext:value-type="float">
            <text:p>3537876</text:p>
          </table:table-cell>
          <table:table-cell office:value-type="float" office:value="110460" calcext:value-type="float">
            <text:p>110460</text:p>
          </table:table-cell>
          <table:table-cell office:value-type="float" office:value="3363" calcext:value-type="float">
            <text:p>3363</text:p>
          </table:table-cell>
          <table:table-cell office:value-type="float" office:value="105" calcext:value-type="float">
            <text:p>105</text:p>
          </table:table-cell>
          <table:table-cell office:value-type="float" office:value="1.01951" calcext:value-type="float">
            <text:p>1.01951</text:p>
          </table:table-cell>
          <table:table-cell office:value-type="float" office:value="2.089197" calcext:value-type="float">
            <text:p>2.089197</text:p>
          </table:table-cell>
          <table:table-cell office:value-type="float" office:value="1.069687" calcext:value-type="float">
            <text:p>1.069687</text:p>
          </table:table-cell>
          <table:table-cell office:value-type="float" office:value="0.826111" calcext:value-type="float">
            <text:p>0.826111</text:p>
          </table:table-cell>
          <table:table-cell office:value-type="float" office:value="1.449984" calcext:value-type="float">
            <text:p>1.449984</text:p>
          </table:table-cell>
          <table:table-cell office:value-type="float" office:value="97.213953" calcext:value-type="float">
            <text:p>97.2139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36824" calcext:value-type="float">
            <text:p>3536824</text:p>
          </table:table-cell>
          <table:table-cell office:value-type="float" office:value="21040" calcext:value-type="float">
            <text:p>21040</text:p>
          </table:table-cell>
          <table:table-cell office:value-type="float" office:value="3362" calcext:value-type="float">
            <text:p>3362</text:p>
          </table:table-cell>
          <table:table-cell office:value-type="float" office:value="20" calcext:value-type="float">
            <text:p>20</text:p>
          </table:table-cell>
          <table:table-cell office:value-type="float" office:value="1.576186" calcext:value-type="float">
            <text:p>1.576186</text:p>
          </table:table-cell>
          <table:table-cell office:value-type="float" office:value="2.105744" calcext:value-type="float">
            <text:p>2.105744</text:p>
          </table:table-cell>
          <table:table-cell office:value-type="float" office:value="0.529557" calcext:value-type="float">
            <text:p>0.529557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1.449984" calcext:value-type="float">
            <text:p>1.449984</text:p>
          </table:table-cell>
          <table:table-cell office:value-type="float" office:value="97.213953" calcext:value-type="float">
            <text:p>97.213953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92" calcext:value-type="float">
            <text:p>379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.283537" calcext:value-type="float">
            <text:p>1.283537</text:p>
          </table:table-cell>
          <table:table-cell office:value-type="float" office:value="2.121071" calcext:value-type="float">
            <text:p>2.121071</text:p>
          </table:table-cell>
          <table:table-cell office:value-type="float" office:value="0.837534" calcext:value-type="float">
            <text:p>0.837534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1.449984" calcext:value-type="float">
            <text:p>1.449984</text:p>
          </table:table-cell>
          <table:table-cell office:value-type="float" office:value="97.213953" calcext:value-type="float">
            <text:p>97.213953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0061" calcext:value-type="float">
            <text:p>1.34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9984" calcext:value-type="float">
            <text:p>1.449984</text:p>
          </table:table-cell>
          <table:table-cell office:value-type="float" office:value="97.213953" calcext:value-type="float">
            <text:p>97.213953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51172" calcext:value-type="float">
            <text:p>1.35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9984" calcext:value-type="float">
            <text:p>1.449984</text:p>
          </table:table-cell>
          <table:table-cell office:value-type="float" office:value="97.213953" calcext:value-type="float">
            <text:p>97.213953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7864" calcext:value-type="float">
            <text:p>3557864</text:p>
          </table:table-cell>
          <table:table-cell office:value-type="float" office:value="72588" calcext:value-type="float">
            <text:p>72588</text:p>
          </table:table-cell>
          <table:table-cell office:value-type="float" office:value="3382" calcext:value-type="float">
            <text:p>3382</text:p>
          </table:table-cell>
          <table:table-cell office:value-type="float" office:value="69" calcext:value-type="float">
            <text:p>69</text:p>
          </table:table-cell>
          <table:table-cell office:value-type="float" office:value="1.017381" calcext:value-type="float">
            <text:p>1.017381</text:p>
          </table:table-cell>
          <table:table-cell office:value-type="float" office:value="1.897104" calcext:value-type="float">
            <text:p>1.897104</text:p>
          </table:table-cell>
          <table:table-cell office:value-type="float" office:value="0.879723" calcext:value-type="float">
            <text:p>0.879723</text:p>
          </table:table-cell>
          <table:table-cell office:value-type="float" office:value="0.660098" calcext:value-type="float">
            <text:p>0.660098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56812" calcext:value-type="float">
            <text:p>3556812</text:p>
          </table:table-cell>
          <table:table-cell office:value-type="float" office:value="21040" calcext:value-type="float">
            <text:p>21040</text:p>
          </table:table-cell>
          <table:table-cell office:value-type="float" office:value="3381" calcext:value-type="float">
            <text:p>3381</text:p>
          </table:table-cell>
          <table:table-cell office:value-type="float" office:value="20" calcext:value-type="float">
            <text:p>20</text:p>
          </table:table-cell>
          <table:table-cell office:value-type="float" office:value="1.22137" calcext:value-type="float">
            <text:p>1.22137</text:p>
          </table:table-cell>
          <table:table-cell office:value-type="float" office:value="1.875156" calcext:value-type="float">
            <text:p>1.875156</text:p>
          </table:table-cell>
          <table:table-cell office:value-type="float" office:value="0.653785" calcext:value-type="float">
            <text:p>0.653785</text:p>
          </table:table-cell>
          <table:table-cell office:value-type="float" office:value="0.257454" calcext:value-type="float">
            <text:p>0.257454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409" calcext:value-type="float">
            <text:p>409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68" calcext:value-type="float">
            <text:p>136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8558" calcext:value-type="float">
            <text:p>1.06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6858" calcext:value-type="float">
            <text:p>1.07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4602" calcext:value-type="float">
            <text:p>1.09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58176" calcext:value-type="float">
            <text:p>1.458176</text:p>
          </table:table-cell>
          <table:table-cell office:value-type="float" office:value="110.572093" calcext:value-type="float">
            <text:p>110.5720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8904" calcext:value-type="float">
            <text:p>3578904</text:p>
          </table:table-cell>
          <table:table-cell office:value-type="float" office:value="72588" calcext:value-type="float">
            <text:p>72588</text:p>
          </table:table-cell>
          <table:table-cell office:value-type="float" office:value="3402" calcext:value-type="float">
            <text:p>3402</text:p>
          </table:table-cell>
          <table:table-cell office:value-type="float" office:value="69" calcext:value-type="float">
            <text:p>69</text:p>
          </table:table-cell>
          <table:table-cell office:value-type="float" office:value="1.018181" calcext:value-type="float">
            <text:p>1.018181</text:p>
          </table:table-cell>
          <table:table-cell office:value-type="float" office:value="1.890339" calcext:value-type="float">
            <text:p>1.890339</text:p>
          </table:table-cell>
          <table:table-cell office:value-type="float" office:value="0.872159" calcext:value-type="float">
            <text:p>0.872159</text:p>
          </table:table-cell>
          <table:table-cell office:value-type="float" office:value="0.665824" calcext:value-type="float">
            <text:p>0.665824</text:p>
          </table:table-cell>
          <table:table-cell office:value-type="float" office:value="1.466368" calcext:value-type="float">
            <text:p>1.466368</text:p>
          </table:table-cell>
          <table:table-cell office:value-type="float" office:value="98.586047" calcext:value-type="float">
            <text:p>98.5860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76800" calcext:value-type="float">
            <text:p>3576800</text:p>
          </table:table-cell>
          <table:table-cell office:value-type="float" office:value="22092" calcext:value-type="float">
            <text:p>22092</text:p>
          </table:table-cell>
          <table:table-cell office:value-type="float" office:value="3400" calcext:value-type="float">
            <text:p>3400</text:p>
          </table:table-cell>
          <table:table-cell office:value-type="float" office:value="21" calcext:value-type="float">
            <text:p>21</text:p>
          </table:table-cell>
          <table:table-cell office:value-type="float" office:value="1.174966" calcext:value-type="float">
            <text:p>1.174966</text:p>
          </table:table-cell>
          <table:table-cell office:value-type="float" office:value="1.851963" calcext:value-type="float">
            <text:p>1.851963</text:p>
          </table:table-cell>
          <table:table-cell office:value-type="float" office:value="0.676997" calcext:value-type="float">
            <text:p>0.676997</text:p>
          </table:table-cell>
          <table:table-cell office:value-type="float" office:value="0.261059" calcext:value-type="float">
            <text:p>0.261059</text:p>
          </table:table-cell>
          <table:table-cell office:value-type="float" office:value="1.466368" calcext:value-type="float">
            <text:p>1.466368</text:p>
          </table:table-cell>
          <table:table-cell office:value-type="float" office:value="98.586047" calcext:value-type="float">
            <text:p>98.586047</text:p>
          </table:table-cell>
          <table:table-cell office:value-type="float" office:value="414" calcext:value-type="float">
            <text:p>414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.05694" calcext:value-type="float">
            <text:p>1.05694</text:p>
          </table:table-cell>
          <table:table-cell office:value-type="float" office:value="1.905726" calcext:value-type="float">
            <text:p>1.905726</text:p>
          </table:table-cell>
          <table:table-cell office:value-type="float" office:value="0.848786" calcext:value-type="float">
            <text:p>0.848786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1.466368" calcext:value-type="float">
            <text:p>1.466368</text:p>
          </table:table-cell>
          <table:table-cell office:value-type="float" office:value="98.586047" calcext:value-type="float">
            <text:p>98.586047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3704" calcext:value-type="float">
            <text:p>1.07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368" calcext:value-type="float">
            <text:p>1.466368</text:p>
          </table:table-cell>
          <table:table-cell office:value-type="float" office:value="98.586047" calcext:value-type="float">
            <text:p>98.586047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9632" calcext:value-type="float">
            <text:p>1.07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368" calcext:value-type="float">
            <text:p>1.466368</text:p>
          </table:table-cell>
          <table:table-cell office:value-type="float" office:value="98.586047" calcext:value-type="float">
            <text:p>98.58604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97840" calcext:value-type="float">
            <text:p>3597840</text:p>
          </table:table-cell>
          <table:table-cell office:value-type="float" office:value="73640" calcext:value-type="float">
            <text:p>73640</text:p>
          </table:table-cell>
          <table:table-cell office:value-type="float" office:value="3420" calcext:value-type="float">
            <text:p>3420</text:p>
          </table:table-cell>
          <table:table-cell office:value-type="float" office:value="70" calcext:value-type="float">
            <text:p>70</text:p>
          </table:table-cell>
          <table:table-cell office:value-type="float" office:value="1.018421" calcext:value-type="float">
            <text:p>1.018421</text:p>
          </table:table-cell>
          <table:table-cell office:value-type="float" office:value="1.895552" calcext:value-type="float">
            <text:p>1.895552</text:p>
          </table:table-cell>
          <table:table-cell office:value-type="float" office:value="0.877132" calcext:value-type="float">
            <text:p>0.877132</text:p>
          </table:table-cell>
          <table:table-cell office:value-type="float" office:value="0.671644" calcext:value-type="float">
            <text:p>0.671644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98.706977" calcext:value-type="float">
            <text:p>98.7069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596788" calcext:value-type="float">
            <text:p>3596788</text:p>
          </table:table-cell>
          <table:table-cell office:value-type="float" office:value="24196" calcext:value-type="float">
            <text:p>24196</text:p>
          </table:table-cell>
          <table:table-cell office:value-type="float" office:value="3419" calcext:value-type="float">
            <text:p>3419</text:p>
          </table:table-cell>
          <table:table-cell office:value-type="float" office:value="23" calcext:value-type="float">
            <text:p>23</text:p>
          </table:table-cell>
          <table:table-cell office:value-type="float" office:value="1.242517" calcext:value-type="float">
            <text:p>1.242517</text:p>
          </table:table-cell>
          <table:table-cell office:value-type="float" office:value="1.884628" calcext:value-type="float">
            <text:p>1.884628</text:p>
          </table:table-cell>
          <table:table-cell office:value-type="float" office:value="0.642111" calcext:value-type="float">
            <text:p>0.642111</text:p>
          </table:table-cell>
          <table:table-cell office:value-type="float" office:value="0.301456" calcext:value-type="float">
            <text:p>0.301456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98.706977" calcext:value-type="float">
            <text:p>98.706977</text:p>
          </table:table-cell>
          <table:table-cell office:value-type="float" office:value="474" calcext:value-type="float">
            <text:p>474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24" calcext:value-type="float">
            <text:p>402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.040034" calcext:value-type="float">
            <text:p>1.040034</text:p>
          </table:table-cell>
          <table:table-cell office:value-type="float" office:value="1.905438" calcext:value-type="float">
            <text:p>1.905438</text:p>
          </table:table-cell>
          <table:table-cell office:value-type="float" office:value="0.865404" calcext:value-type="float">
            <text:p>0.865404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98.706977" calcext:value-type="float">
            <text:p>98.70697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7223" calcext:value-type="float">
            <text:p>1.04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98.706977" calcext:value-type="float">
            <text:p>98.70697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16245" calcext:value-type="float">
            <text:p>1.11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98.706977" calcext:value-type="float">
            <text:p>98.706977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7828" calcext:value-type="float">
            <text:p>3617828</text:p>
          </table:table-cell>
          <table:table-cell office:value-type="float" office:value="116772" calcext:value-type="float">
            <text:p>116772</text:p>
          </table:table-cell>
          <table:table-cell office:value-type="float" office:value="3439" calcext:value-type="float">
            <text:p>3439</text:p>
          </table:table-cell>
          <table:table-cell office:value-type="float" office:value="111" calcext:value-type="float">
            <text:p>111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2.141563" calcext:value-type="float">
            <text:p>2.141563</text:p>
          </table:table-cell>
          <table:table-cell office:value-type="float" office:value="1.134331" calcext:value-type="float">
            <text:p>1.134331</text:p>
          </table:table-cell>
          <table:table-cell office:value-type="float" office:value="0.823548" calcext:value-type="float">
            <text:p>0.823548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16776" calcext:value-type="float">
            <text:p>3616776</text:p>
          </table:table-cell>
          <table:table-cell office:value-type="float" office:value="19988" calcext:value-type="float">
            <text:p>19988</text:p>
          </table:table-cell>
          <table:table-cell office:value-type="float" office:value="3438" calcext:value-type="float">
            <text:p>3438</text:p>
          </table:table-cell>
          <table:table-cell office:value-type="float" office:value="19" calcext:value-type="float">
            <text:p>19</text:p>
          </table:table-cell>
          <table:table-cell office:value-type="float" office:value="1.47969" calcext:value-type="float">
            <text:p>1.47969</text:p>
          </table:table-cell>
          <table:table-cell office:value-type="float" office:value="2.079425" calcext:value-type="float">
            <text:p>2.079425</text:p>
          </table:table-cell>
          <table:table-cell office:value-type="float" office:value="0.599735" calcext:value-type="float">
            <text:p>0.599735</text:p>
          </table:table-cell>
          <table:table-cell office:value-type="float" office:value="0.266625" calcext:value-type="float">
            <text:p>0.266625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435" calcext:value-type="float">
            <text:p>435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72" calcext:value-type="float">
            <text:p>3872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.323027" calcext:value-type="float">
            <text:p>1.323027</text:p>
          </table:table-cell>
          <table:table-cell office:value-type="float" office:value="2.153459" calcext:value-type="float">
            <text:p>2.153459</text:p>
          </table:table-cell>
          <table:table-cell office:value-type="float" office:value="0.830432" calcext:value-type="float">
            <text:p>0.830432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152" calcext:value-type="float">
            <text:p>1.3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42134" calcext:value-type="float">
            <text:p>1.34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82752" calcext:value-type="float">
            <text:p>1.482752</text:p>
          </table:table-cell>
          <table:table-cell office:value-type="float" office:value="97.288372" calcext:value-type="float">
            <text:p>97.2883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8868" calcext:value-type="float">
            <text:p>3638868</text:p>
          </table:table-cell>
          <table:table-cell office:value-type="float" office:value="89420" calcext:value-type="float">
            <text:p>89420</text:p>
          </table:table-cell>
          <table:table-cell office:value-type="float" office:value="3459" calcext:value-type="float">
            <text:p>3459</text:p>
          </table:table-cell>
          <table:table-cell office:value-type="float" office:value="85" calcext:value-type="float">
            <text:p>85</text:p>
          </table:table-cell>
          <table:table-cell office:value-type="float" office:value="1.01818" calcext:value-type="float">
            <text:p>1.01818</text:p>
          </table:table-cell>
          <table:table-cell office:value-type="float" office:value="1.971803" calcext:value-type="float">
            <text:p>1.971803</text:p>
          </table:table-cell>
          <table:table-cell office:value-type="float" office:value="0.953623" calcext:value-type="float">
            <text:p>0.953623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36764" calcext:value-type="float">
            <text:p>3636764</text:p>
          </table:table-cell>
          <table:table-cell office:value-type="float" office:value="24196" calcext:value-type="float">
            <text:p>24196</text:p>
          </table:table-cell>
          <table:table-cell office:value-type="float" office:value="3457" calcext:value-type="float">
            <text:p>3457</text:p>
          </table:table-cell>
          <table:table-cell office:value-type="float" office:value="23" calcext:value-type="float">
            <text:p>23</text:p>
          </table:table-cell>
          <table:table-cell office:value-type="float" office:value="1.219169" calcext:value-type="float">
            <text:p>1.219169</text:p>
          </table:table-cell>
          <table:table-cell office:value-type="float" office:value="1.949594" calcext:value-type="float">
            <text:p>1.949594</text:p>
          </table:table-cell>
          <table:table-cell office:value-type="float" office:value="0.730424" calcext:value-type="float">
            <text:p>0.730424</text:p>
          </table:table-cell>
          <table:table-cell office:value-type="float" office:value="0.265008" calcext:value-type="float">
            <text:p>0.265008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427" calcext:value-type="float">
            <text:p>427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92" calcext:value-type="float">
            <text:p>399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073645" calcext:value-type="float">
            <text:p>1.073645</text:p>
          </table:table-cell>
          <table:table-cell office:value-type="float" office:value="1.982187" calcext:value-type="float">
            <text:p>1.982187</text:p>
          </table:table-cell>
          <table:table-cell office:value-type="float" office:value="0.908542" calcext:value-type="float">
            <text:p>0.908542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5211" calcext:value-type="float">
            <text:p>1.075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8438" calcext:value-type="float">
            <text:p>1.098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90944" calcext:value-type="float">
            <text:p>1.490944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7804" calcext:value-type="float">
            <text:p>3657804</text:p>
          </table:table-cell>
          <table:table-cell office:value-type="float" office:value="72588" calcext:value-type="float">
            <text:p>72588</text:p>
          </table:table-cell>
          <table:table-cell office:value-type="float" office:value="3477" calcext:value-type="float">
            <text:p>3477</text:p>
          </table:table-cell>
          <table:table-cell office:value-type="float" office:value="69" calcext:value-type="float">
            <text:p>69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.890614" calcext:value-type="float">
            <text:p>1.890614</text:p>
          </table:table-cell>
          <table:table-cell office:value-type="float" office:value="0.881253" calcext:value-type="float">
            <text:p>0.881253</text:p>
          </table:table-cell>
          <table:table-cell office:value-type="float" office:value="0.658953" calcext:value-type="float">
            <text:p>0.658953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56752" calcext:value-type="float">
            <text:p>3656752</text:p>
          </table:table-cell>
          <table:table-cell office:value-type="float" office:value="27352" calcext:value-type="float">
            <text:p>27352</text:p>
          </table:table-cell>
          <table:table-cell office:value-type="float" office:value="3476" calcext:value-type="float">
            <text:p>3476</text:p>
          </table:table-cell>
          <table:table-cell office:value-type="float" office:value="26" calcext:value-type="float">
            <text:p>26</text:p>
          </table:table-cell>
          <table:table-cell office:value-type="float" office:value="1.121059" calcext:value-type="float">
            <text:p>1.121059</text:p>
          </table:table-cell>
          <table:table-cell office:value-type="float" office:value="1.911884" calcext:value-type="float">
            <text:p>1.911884</text:p>
          </table:table-cell>
          <table:table-cell office:value-type="float" office:value="0.790824" calcext:value-type="float">
            <text:p>0.790824</text:p>
          </table:table-cell>
          <table:table-cell office:value-type="float" office:value="0.276694" calcext:value-type="float">
            <text:p>0.276694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417" calcext:value-type="float">
            <text:p>417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041579" calcext:value-type="float">
            <text:p>1.041579</text:p>
          </table:table-cell>
          <table:table-cell office:value-type="float" office:value="1.91454" calcext:value-type="float">
            <text:p>1.91454</text:p>
          </table:table-cell>
          <table:table-cell office:value-type="float" office:value="0.872961" calcext:value-type="float">
            <text:p>0.872961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3025" calcext:value-type="float">
            <text:p>1.03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032" calcext:value-type="float">
            <text:p>1.055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99136" calcext:value-type="float">
            <text:p>1.499136</text:p>
          </table:table-cell>
          <table:table-cell office:value-type="float" office:value="99.716279" calcext:value-type="float">
            <text:p>99.7162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77792" calcext:value-type="float">
            <text:p>3677792</text:p>
          </table:table-cell>
          <table:table-cell office:value-type="float" office:value="79952" calcext:value-type="float">
            <text:p>79952</text:p>
          </table:table-cell>
          <table:table-cell office:value-type="float" office:value="3496" calcext:value-type="float">
            <text:p>3496</text:p>
          </table:table-cell>
          <table:table-cell office:value-type="float" office:value="76" calcext:value-type="float">
            <text:p>76</text:p>
          </table:table-cell>
          <table:table-cell office:value-type="float" office:value="1.008501" calcext:value-type="float">
            <text:p>1.008501</text:p>
          </table:table-cell>
          <table:table-cell office:value-type="float" office:value="1.910964" calcext:value-type="float">
            <text:p>1.910964</text:p>
          </table:table-cell>
          <table:table-cell office:value-type="float" office:value="0.902462" calcext:value-type="float">
            <text:p>0.902462</text:p>
          </table:table-cell>
          <table:table-cell office:value-type="float" office:value="0.708745" calcext:value-type="float">
            <text:p>0.708745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98.64186" calcext:value-type="float">
            <text:p>98.6418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76740" calcext:value-type="float">
            <text:p>3676740</text:p>
          </table:table-cell>
          <table:table-cell office:value-type="float" office:value="24196" calcext:value-type="float">
            <text:p>24196</text:p>
          </table:table-cell>
          <table:table-cell office:value-type="float" office:value="3495" calcext:value-type="float">
            <text:p>3495</text:p>
          </table:table-cell>
          <table:table-cell office:value-type="float" office:value="23" calcext:value-type="float">
            <text:p>23</text:p>
          </table:table-cell>
          <table:table-cell office:value-type="float" office:value="1.124973" calcext:value-type="float">
            <text:p>1.124973</text:p>
          </table:table-cell>
          <table:table-cell office:value-type="float" office:value="1.904479" calcext:value-type="float">
            <text:p>1.904479</text:p>
          </table:table-cell>
          <table:table-cell office:value-type="float" office:value="0.779505" calcext:value-type="float">
            <text:p>0.779505</text:p>
          </table:table-cell>
          <table:table-cell office:value-type="float" office:value="0.248322" calcext:value-type="float">
            <text:p>0.248322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98.64186" calcext:value-type="float">
            <text:p>98.64186</text:p>
          </table:table-cell>
          <table:table-cell office:value-type="float" office:value="414" calcext:value-type="float">
            <text:p>414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72" calcext:value-type="float">
            <text:p>387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5953" calcext:value-type="float">
            <text:p>1.04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98.64186" calcext:value-type="float">
            <text:p>98.6418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796" calcext:value-type="float">
            <text:p>1.03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98.64186" calcext:value-type="float">
            <text:p>98.6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657" calcext:value-type="float">
            <text:p>1.063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98.64186" calcext:value-type="float">
            <text:p>98.6418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98832" calcext:value-type="float">
            <text:p>3698832</text:p>
          </table:table-cell>
          <table:table-cell office:value-type="float" office:value="107304" calcext:value-type="float">
            <text:p>107304</text:p>
          </table:table-cell>
          <table:table-cell office:value-type="float" office:value="3516" calcext:value-type="float">
            <text:p>3516</text:p>
          </table:table-cell>
          <table:table-cell office:value-type="float" office:value="102" calcext:value-type="float">
            <text:p>102</text:p>
          </table:table-cell>
          <table:table-cell office:value-type="float" office:value="1.016161" calcext:value-type="float">
            <text:p>1.016161</text:p>
          </table:table-cell>
          <table:table-cell office:value-type="float" office:value="2.060663" calcext:value-type="float">
            <text:p>2.060663</text:p>
          </table:table-cell>
          <table:table-cell office:value-type="float" office:value="1.044502" calcext:value-type="float">
            <text:p>1.044502</text:p>
          </table:table-cell>
          <table:table-cell office:value-type="float" office:value="0.821858" calcext:value-type="float">
            <text:p>0.821858</text:p>
          </table:table-cell>
          <table:table-cell office:value-type="float" office:value="1.51552" calcext:value-type="float">
            <text:p>1.51552</text:p>
          </table:table-cell>
          <table:table-cell office:value-type="float" office:value="97.339535" calcext:value-type="float">
            <text:p>97.33953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96728" calcext:value-type="float">
            <text:p>3696728</text:p>
          </table:table-cell>
          <table:table-cell office:value-type="float" office:value="23144" calcext:value-type="float">
            <text:p>23144</text:p>
          </table:table-cell>
          <table:table-cell office:value-type="float" office:value="3514" calcext:value-type="float">
            <text:p>3514</text:p>
          </table:table-cell>
          <table:table-cell office:value-type="float" office:value="22" calcext:value-type="float">
            <text:p>22</text:p>
          </table:table-cell>
          <table:table-cell office:value-type="float" office:value="1.39509" calcext:value-type="float">
            <text:p>1.39509</text:p>
          </table:table-cell>
          <table:table-cell office:value-type="float" office:value="2.027689" calcext:value-type="float">
            <text:p>2.027689</text:p>
          </table:table-cell>
          <table:table-cell office:value-type="float" office:value="0.632599" calcext:value-type="float">
            <text:p>0.632599</text:p>
          </table:table-cell>
          <table:table-cell office:value-type="float" office:value="0.292685" calcext:value-type="float">
            <text:p>0.292685</text:p>
          </table:table-cell>
          <table:table-cell office:value-type="float" office:value="1.51552" calcext:value-type="float">
            <text:p>1.51552</text:p>
          </table:table-cell>
          <table:table-cell office:value-type="float" office:value="97.339535" calcext:value-type="float">
            <text:p>97.339535</text:p>
          </table:table-cell>
          <table:table-cell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92" calcext:value-type="float">
            <text:p>379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.287862" calcext:value-type="float">
            <text:p>1.287862</text:p>
          </table:table-cell>
          <table:table-cell office:value-type="float" office:value="2.070548" calcext:value-type="float">
            <text:p>2.070548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1.51552" calcext:value-type="float">
            <text:p>1.51552</text:p>
          </table:table-cell>
          <table:table-cell office:value-type="float" office:value="97.339535" calcext:value-type="float">
            <text:p>97.33953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95761" calcext:value-type="float">
            <text:p>1.29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52" calcext:value-type="float">
            <text:p>1.51552</text:p>
          </table:table-cell>
          <table:table-cell office:value-type="float" office:value="97.339535" calcext:value-type="float">
            <text:p>97.33953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07172" calcext:value-type="float">
            <text:p>1.307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52" calcext:value-type="float">
            <text:p>1.51552</text:p>
          </table:table-cell>
          <table:table-cell office:value-type="float" office:value="97.339535" calcext:value-type="float">
            <text:p>97.33953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8820" calcext:value-type="float">
            <text:p>3718820</text:p>
          </table:table-cell>
          <table:table-cell office:value-type="float" office:value="116772" calcext:value-type="float">
            <text:p>116772</text:p>
          </table:table-cell>
          <table:table-cell office:value-type="float" office:value="3535" calcext:value-type="float">
            <text:p>3535</text:p>
          </table:table-cell>
          <table:table-cell office:value-type="float" office:value="111" calcext:value-type="float">
            <text:p>111</text:p>
          </table:table-cell>
          <table:table-cell office:value-type="float" office:value="1.017261" calcext:value-type="float">
            <text:p>1.017261</text:p>
          </table:table-cell>
          <table:table-cell office:value-type="float" office:value="2.107547" calcext:value-type="float">
            <text:p>2.107547</text:p>
          </table:table-cell>
          <table:table-cell office:value-type="float" office:value="1.090286" calcext:value-type="float">
            <text:p>1.090286</text:p>
          </table:table-cell>
          <table:table-cell office:value-type="float" office:value="0.856818" calcext:value-type="float">
            <text:p>0.856818</text:p>
          </table:table-cell>
          <table:table-cell office:value-type="float" office:value="1.523712" calcext:value-type="float">
            <text:p>1.523712</text:p>
          </table:table-cell>
          <table:table-cell office:value-type="float" office:value="98.334884" calcext:value-type="float">
            <text:p>98.3348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16716" calcext:value-type="float">
            <text:p>3716716</text:p>
          </table:table-cell>
          <table:table-cell office:value-type="float" office:value="23144" calcext:value-type="float">
            <text:p>23144</text:p>
          </table:table-cell>
          <table:table-cell office:value-type="float" office:value="3533" calcext:value-type="float">
            <text:p>3533</text:p>
          </table:table-cell>
          <table:table-cell office:value-type="float" office:value="22" calcext:value-type="float">
            <text:p>22</text:p>
          </table:table-cell>
          <table:table-cell office:value-type="float" office:value="1.385877" calcext:value-type="float">
            <text:p>1.385877</text:p>
          </table:table-cell>
          <table:table-cell office:value-type="float" office:value="2.080055" calcext:value-type="float">
            <text:p>2.080055</text:p>
          </table:table-cell>
          <table:table-cell office:value-type="float" office:value="0.694177" calcext:value-type="float">
            <text:p>0.694177</text:p>
          </table:table-cell>
          <table:table-cell office:value-type="float" office:value="0.266721" calcext:value-type="float">
            <text:p>0.266721</text:p>
          </table:table-cell>
          <table:table-cell office:value-type="float" office:value="1.523712" calcext:value-type="float">
            <text:p>1.523712</text:p>
          </table:table-cell>
          <table:table-cell office:value-type="float" office:value="98.334884" calcext:value-type="float">
            <text:p>98.3348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32" calcext:value-type="float">
            <text:p>5032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2909" calcext:value-type="float">
            <text:p>1.27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3712" calcext:value-type="float">
            <text:p>1.523712</text:p>
          </table:table-cell>
          <table:table-cell office:value-type="float" office:value="98.334884" calcext:value-type="float">
            <text:p>98.33488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90725" calcext:value-type="float">
            <text:p>1.29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3712" calcext:value-type="float">
            <text:p>1.523712</text:p>
          </table:table-cell>
          <table:table-cell office:value-type="float" office:value="98.334884" calcext:value-type="float">
            <text:p>98.33488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7662" calcext:value-type="float">
            <text:p>1.2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3712" calcext:value-type="float">
            <text:p>1.523712</text:p>
          </table:table-cell>
          <table:table-cell office:value-type="float" office:value="98.334884" calcext:value-type="float">
            <text:p>98.33488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7756" calcext:value-type="float">
            <text:p>3737756</text:p>
          </table:table-cell>
          <table:table-cell office:value-type="float" office:value="718516" calcext:value-type="float">
            <text:p>718516</text:p>
          </table:table-cell>
          <table:table-cell office:value-type="float" office:value="3553" calcext:value-type="float">
            <text:p>3553</text:p>
          </table:table-cell>
          <table:table-cell office:value-type="float" office:value="683" calcext:value-type="float">
            <text:p>683</text:p>
          </table:table-cell>
          <table:table-cell office:value-type="float" office:value="1.016541" calcext:value-type="float">
            <text:p>1.016541</text:p>
          </table:table-cell>
          <table:table-cell office:value-type="float" office:value="6.008703" calcext:value-type="float">
            <text:p>6.008703</text:p>
          </table:table-cell>
          <table:table-cell office:value-type="float" office:value="4.992163" calcext:value-type="float">
            <text:p>4.992163</text:p>
          </table:table-cell>
          <table:table-cell office:value-type="float" office:value="1.15143" calcext:value-type="float">
            <text:p>1.15143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36704" calcext:value-type="float">
            <text:p>3736704</text:p>
          </table:table-cell>
          <table:table-cell office:value-type="float" office:value="45236" calcext:value-type="float">
            <text:p>45236</text:p>
          </table:table-cell>
          <table:table-cell office:value-type="float" office:value="3552" calcext:value-type="float">
            <text:p>3552</text:p>
          </table:table-cell>
          <table:table-cell office:value-type="float" office:value="43" calcext:value-type="float">
            <text:p>43</text:p>
          </table:table-cell>
          <table:table-cell office:value-type="float" office:value="1.23003" calcext:value-type="float">
            <text:p>1.23003</text:p>
          </table:table-cell>
          <table:table-cell office:value-type="float" office:value="2.419891" calcext:value-type="float">
            <text:p>2.419891</text:p>
          </table:table-cell>
          <table:table-cell office:value-type="float" office:value="1.189862" calcext:value-type="float">
            <text:p>1.189862</text:p>
          </table:table-cell>
          <table:table-cell office:value-type="float" office:value="0.304143" calcext:value-type="float">
            <text:p>0.304143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693" calcext:value-type="float">
            <text:p>693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20" calcext:value-type="float">
            <text:p>3720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.054709" calcext:value-type="float">
            <text:p>1.054709</text:p>
          </table:table-cell>
          <table:table-cell office:value-type="float" office:value="6.017041" calcext:value-type="float">
            <text:p>6.017041</text:p>
          </table:table-cell>
          <table:table-cell office:value-type="float" office:value="4.962332" calcext:value-type="float">
            <text:p>4.96233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1987" calcext:value-type="float">
            <text:p>1.09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97936" calcext:value-type="float">
            <text:p>1.097936</text:p>
          </table:table-cell>
          <table:table-cell office:value-type="float" office:value="5.901023" calcext:value-type="float">
            <text:p>5.901023</text:p>
          </table:table-cell>
          <table:table-cell office:value-type="float" office:value="4.803087" calcext:value-type="float">
            <text:p>4.80308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32767" calcext:value-type="float">
            <text:p>2.932767</text:p>
          </table:table-cell>
          <table:table-cell office:value-type="float" office:value="6.019431" calcext:value-type="float">
            <text:p>6.019431</text:p>
          </table:table-cell>
          <table:table-cell office:value-type="float" office:value="3.086664" calcext:value-type="float">
            <text:p>3.086664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5.2" calcext:value-type="float">
            <text:p>95.2</text:p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7744" calcext:value-type="float">
            <text:p>3757744</text:p>
          </table:table-cell>
          <table:table-cell office:value-type="float" office:value="73640" calcext:value-type="float">
            <text:p>73640</text:p>
          </table:table-cell>
          <table:table-cell office:value-type="float" office:value="3572" calcext:value-type="float">
            <text:p>3572</text:p>
          </table:table-cell>
          <table:table-cell office:value-type="float" office:value="70" calcext:value-type="float">
            <text:p>70</text:p>
          </table:table-cell>
          <table:table-cell office:value-type="float" office:value="1.018369" calcext:value-type="float">
            <text:p>1.018369</text:p>
          </table:table-cell>
          <table:table-cell office:value-type="float" office:value="1.910045" calcext:value-type="float">
            <text:p>1.910045</text:p>
          </table:table-cell>
          <table:table-cell office:value-type="float" office:value="0.891675" calcext:value-type="float">
            <text:p>0.891675</text:p>
          </table:table-cell>
          <table:table-cell office:value-type="float" office:value="0.660689" calcext:value-type="float">
            <text:p>0.660689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56692" calcext:value-type="float">
            <text:p>3756692</text:p>
          </table:table-cell>
          <table:table-cell office:value-type="float" office:value="23144" calcext:value-type="float">
            <text:p>23144</text:p>
          </table:table-cell>
          <table:table-cell office:value-type="float" office:value="3571" calcext:value-type="float">
            <text:p>3571</text:p>
          </table:table-cell>
          <table:table-cell office:value-type="float" office:value="22" calcext:value-type="float">
            <text:p>22</text:p>
          </table:table-cell>
          <table:table-cell office:value-type="float" office:value="1.179427" calcext:value-type="float">
            <text:p>1.179427</text:p>
          </table:table-cell>
          <table:table-cell office:value-type="float" office:value="1.883711" calcext:value-type="float">
            <text:p>1.883711</text:p>
          </table:table-cell>
          <table:table-cell office:value-type="float" office:value="0.704284" calcext:value-type="float">
            <text:p>0.704284</text:p>
          </table:table-cell>
          <table:table-cell office:value-type="float" office:value="0.262894" calcext:value-type="float">
            <text:p>0.262894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84" calcext:value-type="float">
            <text:p>3784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.050204" calcext:value-type="float">
            <text:p>1.050204</text:p>
          </table:table-cell>
          <table:table-cell office:value-type="float" office:value="1.912283" calcext:value-type="float">
            <text:p>1.912283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576" calcext:value-type="float">
            <text:p>1.038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5541" calcext:value-type="float">
            <text:p>1.095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98.609302" calcext:value-type="float">
            <text:p>98.6093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8784" calcext:value-type="float">
            <text:p>3778784</text:p>
          </table:table-cell>
          <table:table-cell office:value-type="float" office:value="92576" calcext:value-type="float">
            <text:p>92576</text:p>
          </table:table-cell>
          <table:table-cell office:value-type="float" office:value="3592" calcext:value-type="float">
            <text:p>3592</text:p>
          </table:table-cell>
          <table:table-cell office:value-type="float" office:value="88" calcext:value-type="float">
            <text:p>88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.995132" calcext:value-type="float">
            <text:p>1.995132</text:p>
          </table:table-cell>
          <table:table-cell office:value-type="float" office:value="0.978851" calcext:value-type="float">
            <text:p>0.978851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76680" calcext:value-type="float">
            <text:p>3776680</text:p>
          </table:table-cell>
          <table:table-cell office:value-type="float" office:value="22092" calcext:value-type="float">
            <text:p>22092</text:p>
          </table:table-cell>
          <table:table-cell office:value-type="float" office:value="3590" calcext:value-type="float">
            <text:p>3590</text:p>
          </table:table-cell>
          <table:table-cell office:value-type="float" office:value="21" calcext:value-type="float">
            <text:p>21</text:p>
          </table:table-cell>
          <table:table-cell office:value-type="float" office:value="1.191337" calcext:value-type="float">
            <text:p>1.191337</text:p>
          </table:table-cell>
          <table:table-cell office:value-type="float" office:value="1.924141" calcext:value-type="float">
            <text:p>1.924141</text:p>
          </table:table-cell>
          <table:table-cell office:value-type="float" office:value="0.732803" calcext:value-type="float">
            <text:p>0.732803</text:p>
          </table:table-cell>
          <table:table-cell office:value-type="float" office:value="0.241178" calcext:value-type="float">
            <text:p>0.241178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483" calcext:value-type="float">
            <text:p>483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704" calcext:value-type="float">
            <text:p>2704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.037814" calcext:value-type="float">
            <text:p>1.037814</text:p>
          </table:table-cell>
          <table:table-cell office:value-type="float" office:value="2.00751" calcext:value-type="float">
            <text:p>2.00751</text:p>
          </table:table-cell>
          <table:table-cell office:value-type="float" office:value="0.969696" calcext:value-type="float">
            <text:p>0.969696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9321" calcext:value-type="float">
            <text:p>1.03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30711" calcext:value-type="float">
            <text:p>1.13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48288" calcext:value-type="float">
            <text:p>1.548288</text:p>
          </table:table-cell>
          <table:table-cell office:value-type="float" office:value="98.427907" calcext:value-type="float">
            <text:p>98.4279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7720" calcext:value-type="float">
            <text:p>3797720</text:p>
          </table:table-cell>
          <table:table-cell office:value-type="float" office:value="115720" calcext:value-type="float">
            <text:p>115720</text:p>
          </table:table-cell>
          <table:table-cell office:value-type="float" office:value="3610" calcext:value-type="float">
            <text:p>3610</text:p>
          </table:table-cell>
          <table:table-cell office:value-type="float" office:value="110" calcext:value-type="float">
            <text:p>110</text:p>
          </table:table-cell>
          <table:table-cell office:value-type="float" office:value="1.019321" calcext:value-type="float">
            <text:p>1.019321</text:p>
          </table:table-cell>
          <table:table-cell office:value-type="float" office:value="2.082014" calcext:value-type="float">
            <text:p>2.082014</text:p>
          </table:table-cell>
          <table:table-cell office:value-type="float" office:value="1.062694" calcext:value-type="float">
            <text:p>1.062694</text:p>
          </table:table-cell>
          <table:table-cell office:value-type="float" office:value="0.871145" calcext:value-type="float">
            <text:p>0.871145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796668" calcext:value-type="float">
            <text:p>3796668</text:p>
          </table:table-cell>
          <table:table-cell office:value-type="float" office:value="18936" calcext:value-type="float">
            <text:p>18936</text:p>
          </table:table-cell>
          <table:table-cell office:value-type="float" office:value="3609" calcext:value-type="float">
            <text:p>3609</text:p>
          </table:table-cell>
          <table:table-cell office:value-type="float" office:value="18" calcext:value-type="float">
            <text:p>18</text:p>
          </table:table-cell>
          <table:table-cell office:value-type="float" office:value="1.488504" calcext:value-type="float">
            <text:p>1.488504</text:p>
          </table:table-cell>
          <table:table-cell office:value-type="float" office:value="2.065668" calcext:value-type="float">
            <text:p>2.065668</text:p>
          </table:table-cell>
          <table:table-cell office:value-type="float" office:value="0.577163" calcext:value-type="float">
            <text:p>0.577163</text:p>
          </table:table-cell>
          <table:table-cell office:value-type="float" office:value="0.26247" calcext:value-type="float">
            <text:p>0.26247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449" calcext:value-type="float">
            <text:p>449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2" calcext:value-type="float">
            <text:p>712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74922" calcext:value-type="float">
            <text:p>1.274922</text:p>
          </table:table-cell>
          <table:table-cell office:value-type="float" office:value="2.109288" calcext:value-type="float">
            <text:p>2.109288</text:p>
          </table:table-cell>
          <table:table-cell office:value-type="float" office:value="0.834367" calcext:value-type="float">
            <text:p>0.834367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6852" calcext:value-type="float">
            <text:p>1.36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1409" calcext:value-type="float">
            <text:p>1.321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98.786047" calcext:value-type="float">
            <text:p>98.7860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8760" calcext:value-type="float">
            <text:p>3818760</text:p>
          </table:table-cell>
          <table:table-cell office:value-type="float" office:value="74692" calcext:value-type="float">
            <text:p>74692</text:p>
          </table:table-cell>
          <table:table-cell office:value-type="float" office:value="3630" calcext:value-type="float">
            <text:p>3630</text:p>
          </table:table-cell>
          <table:table-cell office:value-type="float" office:value="71" calcext:value-type="float">
            <text:p>71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.888004" calcext:value-type="float">
            <text:p>1.888004</text:p>
          </table:table-cell>
          <table:table-cell office:value-type="float" office:value="0.878712" calcext:value-type="float">
            <text:p>0.878712</text:p>
          </table:table-cell>
          <table:table-cell office:value-type="float" office:value="0.680014" calcext:value-type="float">
            <text:p>0.680014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16656" calcext:value-type="float">
            <text:p>3816656</text:p>
          </table:table-cell>
          <table:table-cell office:value-type="float" office:value="24196" calcext:value-type="float">
            <text:p>24196</text:p>
          </table:table-cell>
          <table:table-cell office:value-type="float" office:value="3628" calcext:value-type="float">
            <text:p>3628</text:p>
          </table:table-cell>
          <table:table-cell office:value-type="float" office:value="23" calcext:value-type="float">
            <text:p>23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1.87702" calcext:value-type="float">
            <text:p>1.87702</text:p>
          </table:table-cell>
          <table:table-cell office:value-type="float" office:value="0.664951" calcext:value-type="float">
            <text:p>0.664951</text:p>
          </table:table-cell>
          <table:table-cell office:value-type="float" office:value="0.291101" calcext:value-type="float">
            <text:p>0.291101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453" calcext:value-type="float">
            <text:p>453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24" calcext:value-type="float">
            <text:p>402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1.904653" calcext:value-type="float">
            <text:p>1.904653</text:p>
          </table:table-cell>
          <table:table-cell office:value-type="float" office:value="0.861203" calcext:value-type="float">
            <text:p>0.861203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4997" calcext:value-type="float">
            <text:p>1.044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2226" calcext:value-type="float">
            <text:p>1.10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64672" calcext:value-type="float">
            <text:p>1.564672</text:p>
          </table:table-cell>
          <table:table-cell office:value-type="float" office:value="98.87907" calcext:value-type="float">
            <text:p>98.879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8748" calcext:value-type="float">
            <text:p>3838748</text:p>
          </table:table-cell>
          <table:table-cell office:value-type="float" office:value="114668" calcext:value-type="float">
            <text:p>114668</text:p>
          </table:table-cell>
          <table:table-cell office:value-type="float" office:value="3649" calcext:value-type="float">
            <text:p>3649</text:p>
          </table:table-cell>
          <table:table-cell office:value-type="float" office:value="109" calcext:value-type="float">
            <text:p>109</text:p>
          </table:table-cell>
          <table:table-cell office:value-type="float" office:value="1.008341" calcext:value-type="float">
            <text:p>1.008341</text:p>
          </table:table-cell>
          <table:table-cell office:value-type="float" office:value="2.075215" calcext:value-type="float">
            <text:p>2.075215</text:p>
          </table:table-cell>
          <table:table-cell office:value-type="float" office:value="1.066874" calcext:value-type="float">
            <text:p>1.066874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1.572864" calcext:value-type="float">
            <text:p>1.572864</text:p>
          </table:table-cell>
          <table:table-cell office:value-type="float" office:value="107.632558" calcext:value-type="float">
            <text:p>107.63255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36644" calcext:value-type="float">
            <text:p>3836644</text:p>
          </table:table-cell>
          <table:table-cell office:value-type="float" office:value="22092" calcext:value-type="float">
            <text:p>22092</text:p>
          </table:table-cell>
          <table:table-cell office:value-type="float" office:value="3647" calcext:value-type="float">
            <text:p>3647</text:p>
          </table:table-cell>
          <table:table-cell office:value-type="float" office:value="21" calcext:value-type="float">
            <text:p>21</text:p>
          </table:table-cell>
          <table:table-cell office:value-type="float" office:value="1.453192" calcext:value-type="float">
            <text:p>1.453192</text:p>
          </table:table-cell>
          <table:table-cell office:value-type="float" office:value="2.058768" calcext:value-type="float">
            <text:p>2.058768</text:p>
          </table:table-cell>
          <table:table-cell office:value-type="float" office:value="0.605576" calcext:value-type="float">
            <text:p>0.605576</text:p>
          </table:table-cell>
          <table:table-cell office:value-type="float" office:value="0.291848" calcext:value-type="float">
            <text:p>0.291848</text:p>
          </table:table-cell>
          <table:table-cell office:value-type="float" office:value="1.572864" calcext:value-type="float">
            <text:p>1.572864</text:p>
          </table:table-cell>
          <table:table-cell office:value-type="float" office:value="107.632558" calcext:value-type="float">
            <text:p>107.6325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68" calcext:value-type="float">
            <text:p>7368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5778" calcext:value-type="float">
            <text:p>1.285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2864" calcext:value-type="float">
            <text:p>1.572864</text:p>
          </table:table-cell>
          <table:table-cell office:value-type="float" office:value="107.632558" calcext:value-type="float">
            <text:p>107.63255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1512" calcext:value-type="float">
            <text:p>1.31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2864" calcext:value-type="float">
            <text:p>1.572864</text:p>
          </table:table-cell>
          <table:table-cell office:value-type="float" office:value="107.632558" calcext:value-type="float">
            <text:p>107.63255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5834" calcext:value-type="float">
            <text:p>1.31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2864" calcext:value-type="float">
            <text:p>1.572864</text:p>
          </table:table-cell>
          <table:table-cell office:value-type="float" office:value="107.632558" calcext:value-type="float">
            <text:p>107.63255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8736" calcext:value-type="float">
            <text:p>3858736</text:p>
          </table:table-cell>
          <table:table-cell office:value-type="float" office:value="59964" calcext:value-type="float">
            <text:p>59964</text:p>
          </table:table-cell>
          <table:table-cell office:value-type="float" office:value="3668" calcext:value-type="float">
            <text:p>3668</text:p>
          </table:table-cell>
          <table:table-cell office:value-type="float" office:value="57" calcext:value-type="float">
            <text:p>57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.799168" calcext:value-type="float">
            <text:p>1.799168</text:p>
          </table:table-cell>
          <table:table-cell office:value-type="float" office:value="0.784959" calcext:value-type="float">
            <text:p>0.784959</text:p>
          </table:table-cell>
          <table:table-cell office:value-type="float" office:value="0.61113" calcext:value-type="float">
            <text:p>0.61113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6632" calcext:value-type="float">
            <text:p>3856632</text:p>
          </table:table-cell>
          <table:table-cell office:value-type="float" office:value="15780" calcext:value-type="float">
            <text:p>15780</text:p>
          </table:table-cell>
          <table:table-cell office:value-type="float" office:value="3666" calcext:value-type="float">
            <text:p>3666</text:p>
          </table:table-cell>
          <table:table-cell office:value-type="float" office:value="15" calcext:value-type="float">
            <text:p>15</text:p>
          </table:table-cell>
          <table:table-cell office:value-type="float" office:value="1.288238" calcext:value-type="float">
            <text:p>1.288238</text:p>
          </table:table-cell>
          <table:table-cell office:value-type="float" office:value="1.787823" calcext:value-type="float">
            <text:p>1.787823</text:p>
          </table:table-cell>
          <table:table-cell office:value-type="float" office:value="0.499585" calcext:value-type="float">
            <text:p>0.499585</text:p>
          </table:table-cell>
          <table:table-cell office:value-type="float" office:value="0.25269" calcext:value-type="float">
            <text:p>0.25269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8" calcext:value-type="float">
            <text:p>64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068717" calcext:value-type="float">
            <text:p>1.068717</text:p>
          </table:table-cell>
          <table:table-cell office:value-type="float" office:value="1.806024" calcext:value-type="float">
            <text:p>1.806024</text:p>
          </table:table-cell>
          <table:table-cell office:value-type="float" office:value="0.737308" calcext:value-type="float">
            <text:p>0.73730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4342" calcext:value-type="float">
            <text:p>1.094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9931" calcext:value-type="float">
            <text:p>1.099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81056" calcext:value-type="float">
            <text:p>1.581056</text:p>
          </table:table-cell>
          <table:table-cell office:value-type="float" office:value="99.148837" calcext:value-type="float">
            <text:p>99.1488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8724" calcext:value-type="float">
            <text:p>3878724</text:p>
          </table:table-cell>
          <table:table-cell office:value-type="float" office:value="96784" calcext:value-type="float">
            <text:p>96784</text:p>
          </table:table-cell>
          <table:table-cell office:value-type="float" office:value="3687" calcext:value-type="float">
            <text:p>3687</text:p>
          </table:table-cell>
          <table:table-cell office:value-type="float" office:value="92" calcext:value-type="float">
            <text:p>92</text:p>
          </table:table-cell>
          <table:table-cell office:value-type="float" office:value="1.01529" calcext:value-type="float">
            <text:p>1.01529</text:p>
          </table:table-cell>
          <table:table-cell office:value-type="float" office:value="1.982857" calcext:value-type="float">
            <text:p>1.982857</text:p>
          </table:table-cell>
          <table:table-cell office:value-type="float" office:value="0.967567" calcext:value-type="float">
            <text:p>0.967567</text:p>
          </table:table-cell>
          <table:table-cell office:value-type="float" office:value="0.800226" calcext:value-type="float">
            <text:p>0.800226</text:p>
          </table:table-cell>
          <table:table-cell office:value-type="float" office:value="1.589248" calcext:value-type="float">
            <text:p>1.589248</text:p>
          </table:table-cell>
          <table:table-cell office:value-type="float" office:value="97.004651" calcext:value-type="float">
            <text:p>97.0046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76620" calcext:value-type="float">
            <text:p>3876620</text:p>
          </table:table-cell>
          <table:table-cell office:value-type="float" office:value="13676" calcext:value-type="float">
            <text:p>13676</text:p>
          </table:table-cell>
          <table:table-cell office:value-type="float" office:value="3685" calcext:value-type="float">
            <text:p>3685</text:p>
          </table:table-cell>
          <table:table-cell office:value-type="float" office:value="13" calcext:value-type="float">
            <text:p>13</text:p>
          </table:table-cell>
          <table:table-cell office:value-type="float" office:value="1.455086" calcext:value-type="float">
            <text:p>1.455086</text:p>
          </table:table-cell>
          <table:table-cell office:value-type="float" office:value="1.955426" calcext:value-type="float">
            <text:p>1.955426</text:p>
          </table:table-cell>
          <table:table-cell office:value-type="float" office:value="0.50034" calcext:value-type="float">
            <text:p>0.50034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1.589248" calcext:value-type="float">
            <text:p>1.589248</text:p>
          </table:table-cell>
          <table:table-cell office:value-type="float" office:value="97.004651" calcext:value-type="float">
            <text:p>97.0046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52" calcext:value-type="float">
            <text:p>3352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.290286" calcext:value-type="float">
            <text:p>1.290286</text:p>
          </table:table-cell>
          <table:table-cell office:value-type="float" office:value="1.987339" calcext:value-type="float">
            <text:p>1.987339</text:p>
          </table:table-cell>
          <table:table-cell office:value-type="float" office:value="0.697053" calcext:value-type="float">
            <text:p>0.69705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1.589248" calcext:value-type="float">
            <text:p>1.589248</text:p>
          </table:table-cell>
          <table:table-cell office:value-type="float" office:value="97.004651" calcext:value-type="float">
            <text:p>97.00465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1286" calcext:value-type="float">
            <text:p>1.361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9248" calcext:value-type="float">
            <text:p>1.589248</text:p>
          </table:table-cell>
          <table:table-cell office:value-type="float" office:value="97.004651" calcext:value-type="float">
            <text:p>97.0046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04677" calcext:value-type="float">
            <text:p>1.30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9248" calcext:value-type="float">
            <text:p>1.589248</text:p>
          </table:table-cell>
          <table:table-cell office:value-type="float" office:value="97.004651" calcext:value-type="float">
            <text:p>97.00465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8712" calcext:value-type="float">
            <text:p>3898712</text:p>
          </table:table-cell>
          <table:table-cell office:value-type="float" office:value="251428" calcext:value-type="float">
            <text:p>251428</text:p>
          </table:table-cell>
          <table:table-cell office:value-type="float" office:value="3706" calcext:value-type="float">
            <text:p>3706</text:p>
          </table:table-cell>
          <table:table-cell office:value-type="float" office:value="239" calcext:value-type="float">
            <text:p>239</text:p>
          </table:table-cell>
          <table:table-cell office:value-type="float" office:value="1.014229" calcext:value-type="float">
            <text:p>1.014229</text:p>
          </table:table-cell>
          <table:table-cell office:value-type="float" office:value="2.970721" calcext:value-type="float">
            <text:p>2.970721</text:p>
          </table:table-cell>
          <table:table-cell office:value-type="float" office:value="1.956492" calcext:value-type="float">
            <text:p>1.956492</text:p>
          </table:table-cell>
          <table:table-cell office:value-type="float" office:value="1.028077" calcext:value-type="float">
            <text:p>1.028077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96608" calcext:value-type="float">
            <text:p>3896608</text:p>
          </table:table-cell>
          <table:table-cell office:value-type="float" office:value="51548" calcext:value-type="float">
            <text:p>51548</text:p>
          </table:table-cell>
          <table:table-cell office:value-type="float" office:value="3704" calcext:value-type="float">
            <text:p>3704</text:p>
          </table:table-cell>
          <table:table-cell office:value-type="float" office:value="49" calcext:value-type="float">
            <text:p>49</text:p>
          </table:table-cell>
          <table:table-cell office:value-type="float" office:value="1.189455" calcext:value-type="float">
            <text:p>1.189455</text:p>
          </table:table-cell>
          <table:table-cell office:value-type="float" office:value="2.299993" calcext:value-type="float">
            <text:p>2.299993</text:p>
          </table:table-cell>
          <table:table-cell office:value-type="float" office:value="1.110538" calcext:value-type="float">
            <text:p>1.110538</text:p>
          </table:table-cell>
          <table:table-cell office:value-type="float" office:value="0.371337" calcext:value-type="float">
            <text:p>0.371337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698" calcext:value-type="float">
            <text:p>69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2" calcext:value-type="float">
            <text:p>472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35883" calcext:value-type="float">
            <text:p>1.035883</text:p>
          </table:table-cell>
          <table:table-cell office:value-type="float" office:value="1.890274" calcext:value-type="float">
            <text:p>1.890274</text:p>
          </table:table-cell>
          <table:table-cell office:value-type="float" office:value="0.854392" calcext:value-type="float">
            <text:p>0.854392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389" calcext:value-type="float">
            <text:p>1.037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15" calcext:value-type="float">
            <text:p>1.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56302" calcext:value-type="float">
            <text:p>2.356302</text:p>
          </table:table-cell>
          <table:table-cell office:value-type="float" office:value="2.357728" calcext:value-type="float">
            <text:p>2.357728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538317" calcext:value-type="float">
            <text:p>0.538317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99.269767" calcext:value-type="float">
            <text:p>99.2697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7648" calcext:value-type="float">
            <text:p>3917648</text:p>
          </table:table-cell>
          <table:table-cell office:value-type="float" office:value="81004" calcext:value-type="float">
            <text:p>81004</text:p>
          </table:table-cell>
          <table:table-cell office:value-type="float" office:value="3724" calcext:value-type="float">
            <text:p>3724</text:p>
          </table:table-cell>
          <table:table-cell office:value-type="float" office:value="77" calcext:value-type="float">
            <text:p>77</text:p>
          </table:table-cell>
          <table:table-cell office:value-type="float" office:value="1.01655" calcext:value-type="float">
            <text:p>1.01655</text:p>
          </table:table-cell>
          <table:table-cell office:value-type="float" office:value="1.896491" calcext:value-type="float">
            <text:p>1.896491</text:p>
          </table:table-cell>
          <table:table-cell office:value-type="float" office:value="0.879941" calcext:value-type="float">
            <text:p>0.879941</text:p>
          </table:table-cell>
          <table:table-cell office:value-type="float" office:value="0.736449" calcext:value-type="float">
            <text:p>0.736449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16596" calcext:value-type="float">
            <text:p>3916596</text:p>
          </table:table-cell>
          <table:table-cell office:value-type="float" office:value="16832" calcext:value-type="float">
            <text:p>16832</text:p>
          </table:table-cell>
          <table:table-cell office:value-type="float" office:value="3723" calcext:value-type="float">
            <text:p>3723</text:p>
          </table:table-cell>
          <table:table-cell office:value-type="float" office:value="16" calcext:value-type="float">
            <text:p>16</text:p>
          </table:table-cell>
          <table:table-cell office:value-type="float" office:value="1.301046" calcext:value-type="float">
            <text:p>1.301046</text:p>
          </table:table-cell>
          <table:table-cell office:value-type="float" office:value="1.874422" calcext:value-type="float">
            <text:p>1.874422</text:p>
          </table:table-cell>
          <table:table-cell office:value-type="float" office:value="0.573376" calcext:value-type="float">
            <text:p>0.573376</text:p>
          </table:table-cell>
          <table:table-cell office:value-type="float" office:value="0.234848" calcext:value-type="float">
            <text:p>0.234848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08" calcext:value-type="float">
            <text:p>160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8153" calcext:value-type="float">
            <text:p>1.088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03119" calcext:value-type="float">
            <text:p>1.10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19733" calcext:value-type="float">
            <text:p>1.119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05632" calcext:value-type="float">
            <text:p>1.605632</text:p>
          </table:table-cell>
          <table:table-cell office:value-type="float" office:value="109.195349" calcext:value-type="float">
            <text:p>109.195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8688" calcext:value-type="float">
            <text:p>3938688</text:p>
          </table:table-cell>
          <table:table-cell office:value-type="float" office:value="68380" calcext:value-type="float">
            <text:p>68380</text:p>
          </table:table-cell>
          <table:table-cell office:value-type="float" office:value="3744" calcext:value-type="float">
            <text:p>3744</text:p>
          </table:table-cell>
          <table:table-cell office:value-type="float" office:value="65" calcext:value-type="float">
            <text:p>65</text:p>
          </table:table-cell>
          <table:table-cell office:value-type="float" office:value="1.017401" calcext:value-type="float">
            <text:p>1.017401</text:p>
          </table:table-cell>
          <table:table-cell office:value-type="float" office:value="1.834549" calcext:value-type="float">
            <text:p>1.834549</text:p>
          </table:table-cell>
          <table:table-cell office:value-type="float" office:value="0.817148" calcext:value-type="float">
            <text:p>0.817148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1.613824" calcext:value-type="float">
            <text:p>1.613824</text:p>
          </table:table-cell>
          <table:table-cell office:value-type="float" office:value="109.288372" calcext:value-type="float">
            <text:p>109.28837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36584" calcext:value-type="float">
            <text:p>3936584</text:p>
          </table:table-cell>
          <table:table-cell office:value-type="float" office:value="22092" calcext:value-type="float">
            <text:p>22092</text:p>
          </table:table-cell>
          <table:table-cell office:value-type="float" office:value="3742" calcext:value-type="float">
            <text:p>3742</text:p>
          </table:table-cell>
          <table:table-cell office:value-type="float" office:value="21" calcext:value-type="float">
            <text:p>21</text:p>
          </table:table-cell>
          <table:table-cell office:value-type="float" office:value="1.148035" calcext:value-type="float">
            <text:p>1.148035</text:p>
          </table:table-cell>
          <table:table-cell office:value-type="float" office:value="1.823425" calcext:value-type="float">
            <text:p>1.823425</text:p>
          </table:table-cell>
          <table:table-cell office:value-type="float" office:value="0.675389" calcext:value-type="float">
            <text:p>0.675389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1.613824" calcext:value-type="float">
            <text:p>1.613824</text:p>
          </table:table-cell>
          <table:table-cell office:value-type="float" office:value="109.288372" calcext:value-type="float">
            <text:p>109.2883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48" calcext:value-type="float">
            <text:p>244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6352" calcext:value-type="float">
            <text:p>1.056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824" calcext:value-type="float">
            <text:p>1.613824</text:p>
          </table:table-cell>
          <table:table-cell office:value-type="float" office:value="109.288372" calcext:value-type="float">
            <text:p>109.28837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7819" calcext:value-type="float">
            <text:p>1.05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824" calcext:value-type="float">
            <text:p>1.613824</text:p>
          </table:table-cell>
          <table:table-cell office:value-type="float" office:value="109.288372" calcext:value-type="float">
            <text:p>109.28837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824" calcext:value-type="float">
            <text:p>1.613824</text:p>
          </table:table-cell>
          <table:table-cell office:value-type="float" office:value="109.288372" calcext:value-type="float">
            <text:p>109.28837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69432" calcext:value-type="float">
            <text:p>69432</text:p>
          </table:table-cell>
          <table:table-cell office:value-type="float" office:value="3763" calcext:value-type="float">
            <text:p>3763</text:p>
          </table:table-cell>
          <table:table-cell office:value-type="float" office:value="66" calcext:value-type="float">
            <text:p>66</text:p>
          </table:table-cell>
          <table:table-cell office:value-type="float" office:value="1.013321" calcext:value-type="float">
            <text:p>1.013321</text:p>
          </table:table-cell>
          <table:table-cell office:value-type="float" office:value="1.831485" calcext:value-type="float">
            <text:p>1.831485</text:p>
          </table:table-cell>
          <table:table-cell office:value-type="float" office:value="0.818164" calcext:value-type="float">
            <text:p>0.818164</text:p>
          </table:table-cell>
          <table:table-cell office:value-type="float" office:value="0.678905" calcext:value-type="float">
            <text:p>0.678905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6572" calcext:value-type="float">
            <text:p>3956572</text:p>
          </table:table-cell>
          <table:table-cell office:value-type="float" office:value="19988" calcext:value-type="float">
            <text:p>19988</text:p>
          </table:table-cell>
          <table:table-cell office:value-type="float" office:value="3761" calcext:value-type="float">
            <text:p>3761</text:p>
          </table:table-cell>
          <table:table-cell office:value-type="float" office:value="19" calcext:value-type="float">
            <text:p>19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.809457" calcext:value-type="float">
            <text:p>1.809457</text:p>
          </table:table-cell>
          <table:table-cell office:value-type="float" office:value="0.654449" calcext:value-type="float">
            <text:p>0.654449</text:p>
          </table:table-cell>
          <table:table-cell office:value-type="float" office:value="0.244334" calcext:value-type="float">
            <text:p>0.244334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413" calcext:value-type="float">
            <text:p>413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531" calcext:value-type="float">
            <text:p>1.03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978" calcext:value-type="float">
            <text:p>1.03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319" calcext:value-type="float">
            <text:p>1.045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22016" calcext:value-type="float">
            <text:p>1.622016</text:p>
          </table:table-cell>
          <table:table-cell office:value-type="float" office:value="99.311628" calcext:value-type="float">
            <text:p>99.3116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7612" calcext:value-type="float">
            <text:p>3977612</text:p>
          </table:table-cell>
          <table:table-cell office:value-type="float" office:value="256688" calcext:value-type="float">
            <text:p>256688</text:p>
          </table:table-cell>
          <table:table-cell office:value-type="float" office:value="3781" calcext:value-type="float">
            <text:p>3781</text:p>
          </table:table-cell>
          <table:table-cell office:value-type="float" office:value="244" calcext:value-type="float">
            <text:p>244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2.75732" calcext:value-type="float">
            <text:p>2.75732</text:p>
          </table:table-cell>
          <table:table-cell office:value-type="float" office:value="1.749979" calcext:value-type="float">
            <text:p>1.749979</text:p>
          </table:table-cell>
          <table:table-cell office:value-type="float" office:value="1.173445" calcext:value-type="float">
            <text:p>1.173445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76560" calcext:value-type="float">
            <text:p>3976560</text:p>
          </table:table-cell>
          <table:table-cell office:value-type="float" office:value="7364" calcext:value-type="float">
            <text:p>7364</text:p>
          </table:table-cell>
          <table:table-cell office:value-type="float" office:value="3780" calcext:value-type="float">
            <text:p>3780</text:p>
          </table:table-cell>
          <table:table-cell office:value-type="float" office:value="7" calcext:value-type="float">
            <text:p>7</text:p>
          </table:table-cell>
          <table:table-cell office:value-type="float" office:value="2.427138" calcext:value-type="float">
            <text:p>2.427138</text:p>
          </table:table-cell>
          <table:table-cell office:value-type="float" office:value="2.625021" calcext:value-type="float">
            <text:p>2.625021</text:p>
          </table:table-cell>
          <table:table-cell office:value-type="float" office:value="0.197883" calcext:value-type="float">
            <text:p>0.197883</text:p>
          </table:table-cell>
          <table:table-cell office:value-type="float" office:value="0.297712" calcext:value-type="float">
            <text:p>0.297712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726" calcext:value-type="float">
            <text:p>72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04" calcext:value-type="float">
            <text:p>370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.037881" calcext:value-type="float">
            <text:p>1.037881</text:p>
          </table:table-cell>
          <table:table-cell office:value-type="float" office:value="2.771645" calcext:value-type="float">
            <text:p>2.771645</text:p>
          </table:table-cell>
          <table:table-cell office:value-type="float" office:value="1.733764" calcext:value-type="float">
            <text:p>1.733764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254" calcext:value-type="float">
            <text:p>1.036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9635" calcext:value-type="float">
            <text:p>2.0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30208" calcext:value-type="float">
            <text:p>1.630208</text:p>
          </table:table-cell>
          <table:table-cell office:value-type="float" office:value="94.637209" calcext:value-type="float">
            <text:p>94.6372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97600" calcext:value-type="float">
            <text:p>3997600</text:p>
          </table:table-cell>
          <table:table-cell office:value-type="float" office:value="56808" calcext:value-type="float">
            <text:p>56808</text:p>
          </table:table-cell>
          <table:table-cell office:value-type="float" office:value="3800" calcext:value-type="float">
            <text:p>3800</text:p>
          </table:table-cell>
          <table:table-cell office:value-type="float" office:value="54" calcext:value-type="float">
            <text:p>54</text:p>
          </table:table-cell>
          <table:table-cell office:value-type="float" office:value="1.016161" calcext:value-type="float">
            <text:p>1.016161</text:p>
          </table:table-cell>
          <table:table-cell office:value-type="float" office:value="1.780695" calcext:value-type="float">
            <text:p>1.780695</text:p>
          </table:table-cell>
          <table:table-cell office:value-type="float" office:value="0.764535" calcext:value-type="float">
            <text:p>0.764535</text:p>
          </table:table-cell>
          <table:table-cell office:value-type="float" office:value="0.594432" calcext:value-type="float">
            <text:p>0.594432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95496" calcext:value-type="float">
            <text:p>3995496</text:p>
          </table:table-cell>
          <table:table-cell office:value-type="float" office:value="14728" calcext:value-type="float">
            <text:p>14728</text:p>
          </table:table-cell>
          <table:table-cell office:value-type="float" office:value="3798" calcext:value-type="float">
            <text:p>3798</text:p>
          </table:table-cell>
          <table:table-cell office:value-type="float" office:value="14" calcext:value-type="float">
            <text:p>14</text:p>
          </table:table-cell>
          <table:table-cell office:value-type="float" office:value="1.248214" calcext:value-type="float">
            <text:p>1.248214</text:p>
          </table:table-cell>
          <table:table-cell office:value-type="float" office:value="1.764289" calcext:value-type="float">
            <text:p>1.764289</text:p>
          </table:table-cell>
          <table:table-cell office:value-type="float" office:value="0.516075" calcext:value-type="float">
            <text:p>0.516075</text:p>
          </table:table-cell>
          <table:table-cell office:value-type="float" office:value="0.228308" calcext:value-type="float">
            <text:p>0.228308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00" calcext:value-type="float">
            <text:p>260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.081501" calcext:value-type="float">
            <text:p>1.081501</text:p>
          </table:table-cell>
          <table:table-cell office:value-type="float" office:value="1.787571" calcext:value-type="float">
            <text:p>1.787571</text:p>
          </table:table-cell>
          <table:table-cell office:value-type="float" office:value="0.706071" calcext:value-type="float">
            <text:p>0.706071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177" calcext:value-type="float">
            <text:p>1.037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05557" calcext:value-type="float">
            <text:p>1.105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97.986047" calcext:value-type="float">
            <text:p>97.9860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8640" calcext:value-type="float">
            <text:p>4018640</text:p>
          </table:table-cell>
          <table:table-cell office:value-type="float" office:value="53652" calcext:value-type="float">
            <text:p>53652</text:p>
          </table:table-cell>
          <table:table-cell office:value-type="float" office:value="3820" calcext:value-type="float">
            <text:p>3820</text:p>
          </table:table-cell>
          <table:table-cell office:value-type="float" office:value="51" calcext:value-type="float">
            <text:p>51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.753603" calcext:value-type="float">
            <text:p>1.753603</text:p>
          </table:table-cell>
          <table:table-cell office:value-type="float" office:value="0.739294" calcext:value-type="float">
            <text:p>0.739294</text:p>
          </table:table-cell>
          <table:table-cell office:value-type="float" office:value="0.580575" calcext:value-type="float">
            <text:p>0.580575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15484" calcext:value-type="float">
            <text:p>4015484</text:p>
          </table:table-cell>
          <table:table-cell office:value-type="float" office:value="19988" calcext:value-type="float">
            <text:p>19988</text:p>
          </table:table-cell>
          <table:table-cell office:value-type="float" office:value="3817" calcext:value-type="float">
            <text:p>3817</text:p>
          </table:table-cell>
          <table:table-cell office:value-type="float" office:value="19" calcext:value-type="float">
            <text:p>19</text:p>
          </table:table-cell>
          <table:table-cell office:value-type="float" office:value="1.166839" calcext:value-type="float">
            <text:p>1.166839</text:p>
          </table:table-cell>
          <table:table-cell office:value-type="float" office:value="1.759126" calcext:value-type="float">
            <text:p>1.759126</text:p>
          </table:table-cell>
          <table:table-cell office:value-type="float" office:value="0.592287" calcext:value-type="float">
            <text:p>0.592287</text:p>
          </table:table-cell>
          <table:table-cell office:value-type="float" office:value="0.269977" calcext:value-type="float">
            <text:p>0.269977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8" calcext:value-type="float">
            <text:p>248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2455" calcext:value-type="float">
            <text:p>1.04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0335" calcext:value-type="float">
            <text:p>1.05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223" calcext:value-type="float">
            <text:p>1.056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46592" calcext:value-type="float">
            <text:p>1.646592</text:p>
          </table:table-cell>
          <table:table-cell office:value-type="float" office:value="102.567442" calcext:value-type="float">
            <text:p>102.567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8628" calcext:value-type="float">
            <text:p>4038628</text:p>
          </table:table-cell>
          <table:table-cell office:value-type="float" office:value="116772" calcext:value-type="float">
            <text:p>116772</text:p>
          </table:table-cell>
          <table:table-cell office:value-type="float" office:value="3839" calcext:value-type="float">
            <text:p>3839</text:p>
          </table:table-cell>
          <table:table-cell office:value-type="float" office:value="111" calcext:value-type="float">
            <text:p>111</text:p>
          </table:table-cell>
          <table:table-cell office:value-type="float" office:value="1.019029" calcext:value-type="float">
            <text:p>1.019029</text:p>
          </table:table-cell>
          <table:table-cell office:value-type="float" office:value="2.057121" calcext:value-type="float">
            <text:p>2.057121</text:p>
          </table:table-cell>
          <table:table-cell office:value-type="float" office:value="1.038092" calcext:value-type="float">
            <text:p>1.038092</text:p>
          </table:table-cell>
          <table:table-cell office:value-type="float" office:value="0.899898" calcext:value-type="float">
            <text:p>0.899898</text:p>
          </table:table-cell>
          <table:table-cell office:value-type="float" office:value="1.654784" calcext:value-type="float">
            <text:p>1.65478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35472" calcext:value-type="float">
            <text:p>4035472</text:p>
          </table:table-cell>
          <table:table-cell office:value-type="float" office:value="15780" calcext:value-type="float">
            <text:p>15780</text:p>
          </table:table-cell>
          <table:table-cell office:value-type="float" office:value="3836" calcext:value-type="float">
            <text:p>3836</text:p>
          </table:table-cell>
          <table:table-cell office:value-type="float" office:value="15" calcext:value-type="float">
            <text:p>15</text:p>
          </table:table-cell>
          <table:table-cell office:value-type="float" office:value="1.517263" calcext:value-type="float">
            <text:p>1.517263</text:p>
          </table:table-cell>
          <table:table-cell office:value-type="float" office:value="2.024128" calcext:value-type="float">
            <text:p>2.024128</text:p>
          </table:table-cell>
          <table:table-cell office:value-type="float" office:value="0.506864" calcext:value-type="float">
            <text:p>0.506864</text:p>
          </table:table-cell>
          <table:table-cell office:value-type="float" office:value="0.249061" calcext:value-type="float">
            <text:p>0.249061</text:p>
          </table:table-cell>
          <table:table-cell office:value-type="float" office:value="1.654784" calcext:value-type="float">
            <text:p>1.654784</text:p>
          </table:table-cell>
          <table:table-cell office:value-type="float" office:value="98" calcext:value-type="float">
            <text:p>98</text:p>
          </table:table-cell>
          <table:table-cell office:value-type="float" office:value="458" calcext:value-type="float">
            <text:p>45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52" calcext:value-type="float">
            <text:p>4152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.277768" calcext:value-type="float">
            <text:p>1.277768</text:p>
          </table:table-cell>
          <table:table-cell office:value-type="float" office:value="2.079217" calcext:value-type="float">
            <text:p>2.079217</text:p>
          </table:table-cell>
          <table:table-cell office:value-type="float" office:value="0.801449" calcext:value-type="float">
            <text:p>0.801449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1.654784" calcext:value-type="float">
            <text:p>1.654784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35887" calcext:value-type="float">
            <text:p>1.33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4784" calcext:value-type="float">
            <text:p>1.65478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7973" calcext:value-type="float">
            <text:p>1.31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4784" calcext:value-type="float">
            <text:p>1.654784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58616" calcext:value-type="float">
            <text:p>4058616</text:p>
          </table:table-cell>
          <table:table-cell office:value-type="float" office:value="107304" calcext:value-type="float">
            <text:p>107304</text:p>
          </table:table-cell>
          <table:table-cell office:value-type="float" office:value="3858" calcext:value-type="float">
            <text:p>3858</text:p>
          </table:table-cell>
          <table:table-cell office:value-type="float" office:value="102" calcext:value-type="float">
            <text:p>102</text:p>
          </table:table-cell>
          <table:table-cell office:value-type="float" office:value="1.015101" calcext:value-type="float">
            <text:p>1.015101</text:p>
          </table:table-cell>
          <table:table-cell office:value-type="float" office:value="2.011336" calcext:value-type="float">
            <text:p>2.011336</text:p>
          </table:table-cell>
          <table:table-cell office:value-type="float" office:value="0.996235" calcext:value-type="float">
            <text:p>0.996235</text:p>
          </table:table-cell>
          <table:table-cell office:value-type="float" office:value="0.861676" calcext:value-type="float">
            <text:p>0.861676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55460" calcext:value-type="float">
            <text:p>4055460</text:p>
          </table:table-cell>
          <table:table-cell office:value-type="float" office:value="12624" calcext:value-type="float">
            <text:p>12624</text:p>
          </table:table-cell>
          <table:table-cell office:value-type="float" office:value="3855" calcext:value-type="float">
            <text:p>3855</text:p>
          </table:table-cell>
          <table:table-cell office:value-type="float" office:value="12" calcext:value-type="float">
            <text:p>12</text:p>
          </table:table-cell>
          <table:table-cell office:value-type="float" office:value="1.555986" calcext:value-type="float">
            <text:p>1.555986</text:p>
          </table:table-cell>
          <table:table-cell office:value-type="float" office:value="1.967217" calcext:value-type="float">
            <text:p>1.967217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245585" calcext:value-type="float">
            <text:p>0.245585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458" calcext:value-type="float">
            <text:p>45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0" calcext:value-type="float">
            <text:p>116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317005" calcext:value-type="float">
            <text:p>1.317005</text:p>
          </table:table-cell>
          <table:table-cell office:value-type="float" office:value="2.01291" calcext:value-type="float">
            <text:p>2.01291</text:p>
          </table:table-cell>
          <table:table-cell office:value-type="float" office:value="0.695905" calcext:value-type="float">
            <text:p>0.695905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0294" calcext:value-type="float">
            <text:p>1.38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9487" calcext:value-type="float">
            <text:p>1.32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62976" calcext:value-type="float">
            <text:p>1.662976</text:p>
          </table:table-cell>
          <table:table-cell office:value-type="float" office:value="97.493023" calcext:value-type="float">
            <text:p>97.4930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7552" calcext:value-type="float">
            <text:p>4077552</text:p>
          </table:table-cell>
          <table:table-cell office:value-type="float" office:value="245116" calcext:value-type="float">
            <text:p>245116</text:p>
          </table:table-cell>
          <table:table-cell office:value-type="float" office:value="3876" calcext:value-type="float">
            <text:p>3876</text:p>
          </table:table-cell>
          <table:table-cell office:value-type="float" office:value="233" calcext:value-type="float">
            <text:p>233</text:p>
          </table:table-cell>
          <table:table-cell office:value-type="float" office:value="1.019253" calcext:value-type="float">
            <text:p>1.019253</text:p>
          </table:table-cell>
          <table:table-cell office:value-type="float" office:value="2.646048" calcext:value-type="float">
            <text:p>2.646048</text:p>
          </table:table-cell>
          <table:table-cell office:value-type="float" office:value="1.626794" calcext:value-type="float">
            <text:p>1.626794</text:p>
          </table:table-cell>
          <table:table-cell office:value-type="float" office:value="1.205394" calcext:value-type="float">
            <text:p>1.205394</text:p>
          </table:table-cell>
          <table:table-cell office:value-type="float" office:value="1.671168" calcext:value-type="float">
            <text:p>1.671168</text:p>
          </table:table-cell>
          <table:table-cell office:value-type="float" office:value="94.786047" calcext:value-type="float">
            <text:p>94.7860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75448" calcext:value-type="float">
            <text:p>4075448</text:p>
          </table:table-cell>
          <table:table-cell office:value-type="float" office:value="6312" calcext:value-type="float">
            <text:p>6312</text:p>
          </table:table-cell>
          <table:table-cell office:value-type="float" office:value="3874" calcext:value-type="float">
            <text:p>3874</text:p>
          </table:table-cell>
          <table:table-cell office:value-type="float" office:value="6" calcext:value-type="float">
            <text:p>6</text:p>
          </table:table-cell>
          <table:table-cell office:value-type="float" office:value="2.437424" calcext:value-type="float">
            <text:p>2.437424</text:p>
          </table:table-cell>
          <table:table-cell office:value-type="float" office:value="2.607352" calcext:value-type="float">
            <text:p>2.607352</text:p>
          </table:table-cell>
          <table:table-cell office:value-type="float" office:value="0.169928" calcext:value-type="float">
            <text:p>0.169928</text:p>
          </table:table-cell>
          <table:table-cell office:value-type="float" office:value="0.297161" calcext:value-type="float">
            <text:p>0.297161</text:p>
          </table:table-cell>
          <table:table-cell office:value-type="float" office:value="1.671168" calcext:value-type="float">
            <text:p>1.671168</text:p>
          </table:table-cell>
          <table:table-cell office:value-type="float" office:value="94.786047" calcext:value-type="float">
            <text:p>94.786047</text:p>
          </table:table-cell>
          <table:table-cell office:value-type="float" office:value="800" calcext:value-type="float">
            <text:p>80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20" calcext:value-type="float">
            <text:p>332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.055651" calcext:value-type="float">
            <text:p>1.055651</text:p>
          </table:table-cell>
          <table:table-cell office:value-type="float" office:value="2.661574" calcext:value-type="float">
            <text:p>2.661574</text:p>
          </table:table-cell>
          <table:table-cell office:value-type="float" office:value="1.605924" calcext:value-type="float">
            <text:p>1.605924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1.671168" calcext:value-type="float">
            <text:p>1.671168</text:p>
          </table:table-cell>
          <table:table-cell office:value-type="float" office:value="94.786047" calcext:value-type="float">
            <text:p>94.78604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8283" calcext:value-type="float">
            <text:p>1.068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168" calcext:value-type="float">
            <text:p>1.671168</text:p>
          </table:table-cell>
          <table:table-cell office:value-type="float" office:value="94.786047" calcext:value-type="float">
            <text:p>94.786047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63215" calcext:value-type="float">
            <text:p>2.06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168" calcext:value-type="float">
            <text:p>1.671168</text:p>
          </table:table-cell>
          <table:table-cell office:value-type="float" office:value="94.786047" calcext:value-type="float">
            <text:p>94.78604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97540" calcext:value-type="float">
            <text:p>4097540</text:p>
          </table:table-cell>
          <table:table-cell office:value-type="float" office:value="59964" calcext:value-type="float">
            <text:p>59964</text:p>
          </table:table-cell>
          <table:table-cell office:value-type="float" office:value="3895" calcext:value-type="float">
            <text:p>3895</text:p>
          </table:table-cell>
          <table:table-cell office:value-type="float" office:value="57" calcext:value-type="float">
            <text:p>57</text:p>
          </table:table-cell>
          <table:table-cell office:value-type="float" office:value="1.020164" calcext:value-type="float">
            <text:p>1.020164</text:p>
          </table:table-cell>
          <table:table-cell office:value-type="float" office:value="1.77809" calcext:value-type="float">
            <text:p>1.77809</text:p>
          </table:table-cell>
          <table:table-cell office:value-type="float" office:value="0.757926" calcext:value-type="float">
            <text:p>0.757926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01.004651" calcext:value-type="float">
            <text:p>101.00465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095436" calcext:value-type="float">
            <text:p>4095436</text:p>
          </table:table-cell>
          <table:table-cell office:value-type="float" office:value="17884" calcext:value-type="float">
            <text:p>17884</text:p>
          </table:table-cell>
          <table:table-cell office:value-type="float" office:value="3893" calcext:value-type="float">
            <text:p>3893</text:p>
          </table:table-cell>
          <table:table-cell office:value-type="float" office:value="17" calcext:value-type="float">
            <text:p>17</text:p>
          </table:table-cell>
          <table:table-cell office:value-type="float" office:value="1.129826" calcext:value-type="float">
            <text:p>1.129826</text:p>
          </table:table-cell>
          <table:table-cell office:value-type="float" office:value="1.783512" calcext:value-type="float">
            <text:p>1.783512</text:p>
          </table:table-cell>
          <table:table-cell office:value-type="float" office:value="0.653687" calcext:value-type="float">
            <text:p>0.653687</text:p>
          </table:table-cell>
          <table:table-cell office:value-type="float" office:value="0.218869" calcext:value-type="float">
            <text:p>0.218869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01.004651" calcext:value-type="float">
            <text:p>101.004651</text:p>
          </table:table-cell>
          <table:table-cell office:value-type="float" office:value="383" calcext:value-type="float">
            <text:p>383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92" calcext:value-type="float">
            <text:p>739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0951" calcext:value-type="float">
            <text:p>1.030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01.004651" calcext:value-type="float">
            <text:p>101.00465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56" calcext:value-type="float">
            <text:p>1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01.004651" calcext:value-type="float">
            <text:p>101.00465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363" calcext:value-type="float">
            <text:p>1.05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01.004651" calcext:value-type="float">
            <text:p>101.00465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7528" calcext:value-type="float">
            <text:p>4117528</text:p>
          </table:table-cell>
          <table:table-cell office:value-type="float" office:value="74692" calcext:value-type="float">
            <text:p>74692</text:p>
          </table:table-cell>
          <table:table-cell office:value-type="float" office:value="3914" calcext:value-type="float">
            <text:p>3914</text:p>
          </table:table-cell>
          <table:table-cell office:value-type="float" office:value="71" calcext:value-type="float">
            <text:p>71</text:p>
          </table:table-cell>
          <table:table-cell office:value-type="float" office:value="1.007213" calcext:value-type="float">
            <text:p>1.007213</text:p>
          </table:table-cell>
          <table:table-cell office:value-type="float" office:value="1.866359" calcext:value-type="float">
            <text:p>1.866359</text:p>
          </table:table-cell>
          <table:table-cell office:value-type="float" office:value="0.859146" calcext:value-type="float">
            <text:p>0.859146</text:p>
          </table:table-cell>
          <table:table-cell office:value-type="float" office:value="0.6955" calcext:value-type="float">
            <text:p>0.6955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15424" calcext:value-type="float">
            <text:p>4115424</text:p>
          </table:table-cell>
          <table:table-cell office:value-type="float" office:value="18936" calcext:value-type="float">
            <text:p>18936</text:p>
          </table:table-cell>
          <table:table-cell office:value-type="float" office:value="3912" calcext:value-type="float">
            <text:p>3912</text:p>
          </table:table-cell>
          <table:table-cell office:value-type="float" office:value="18" calcext:value-type="float">
            <text:p>18</text:p>
          </table:table-cell>
          <table:table-cell office:value-type="float" office:value="1.178621" calcext:value-type="float">
            <text:p>1.178621</text:p>
          </table:table-cell>
          <table:table-cell office:value-type="float" office:value="1.82264" calcext:value-type="float">
            <text:p>1.82264</text:p>
          </table:table-cell>
          <table:table-cell office:value-type="float" office:value="0.644019" calcext:value-type="float">
            <text:p>0.644019</text:p>
          </table:table-cell>
          <table:table-cell office:value-type="float" office:value="0.235223" calcext:value-type="float">
            <text:p>0.235223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8" calcext:value-type="float">
            <text:p>368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044229" calcext:value-type="float">
            <text:p>1.044229</text:p>
          </table:table-cell>
          <table:table-cell office:value-type="float" office:value="1.893331" calcext:value-type="float">
            <text:p>1.893331</text:p>
          </table:table-cell>
          <table:table-cell office:value-type="float" office:value="0.849101" calcext:value-type="float">
            <text:p>0.84910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656" calcext:value-type="float">
            <text:p>1.04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4498" calcext:value-type="float">
            <text:p>1.07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87552" calcext:value-type="float">
            <text:p>1.687552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37516" calcext:value-type="float">
            <text:p>4137516</text:p>
          </table:table-cell>
          <table:table-cell office:value-type="float" office:value="70484" calcext:value-type="float">
            <text:p>70484</text:p>
          </table:table-cell>
          <table:table-cell office:value-type="float" office:value="3933" calcext:value-type="float">
            <text:p>3933</text:p>
          </table:table-cell>
          <table:table-cell office:value-type="float" office:value="67" calcext:value-type="float">
            <text:p>67</text:p>
          </table:table-cell>
          <table:table-cell office:value-type="float" office:value="1.017241" calcext:value-type="float">
            <text:p>1.017241</text:p>
          </table:table-cell>
          <table:table-cell office:value-type="float" office:value="1.829802" calcext:value-type="float">
            <text:p>1.829802</text:p>
          </table:table-cell>
          <table:table-cell office:value-type="float" office:value="0.812561" calcext:value-type="float">
            <text:p>0.812561</text:p>
          </table:table-cell>
          <table:table-cell office:value-type="float" office:value="0.693944" calcext:value-type="float">
            <text:p>0.693944</text:p>
          </table:table-cell>
          <table:table-cell office:value-type="float" office:value="1.695744" calcext:value-type="float">
            <text:p>1.695744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35412" calcext:value-type="float">
            <text:p>4135412</text:p>
          </table:table-cell>
          <table:table-cell office:value-type="float" office:value="19988" calcext:value-type="float">
            <text:p>19988</text:p>
          </table:table-cell>
          <table:table-cell office:value-type="float" office:value="3931" calcext:value-type="float">
            <text:p>3931</text:p>
          </table:table-cell>
          <table:table-cell office:value-type="float" office:value="19" calcext:value-type="float">
            <text:p>19</text:p>
          </table:table-cell>
          <table:table-cell office:value-type="float" office:value="1.197763" calcext:value-type="float">
            <text:p>1.197763</text:p>
          </table:table-cell>
          <table:table-cell office:value-type="float" office:value="1.807852" calcext:value-type="float">
            <text:p>1.807852</text:p>
          </table:table-cell>
          <table:table-cell office:value-type="float" office:value="0.610089" calcext:value-type="float">
            <text:p>0.610089</text:p>
          </table:table-cell>
          <table:table-cell office:value-type="float" office:value="0.262099" calcext:value-type="float">
            <text:p>0.262099</text:p>
          </table:table-cell>
          <table:table-cell office:value-type="float" office:value="1.695744" calcext:value-type="float">
            <text:p>1.695744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406" calcext:value-type="float">
            <text:p>406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7522" calcext:value-type="float">
            <text:p>1.05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5744" calcext:value-type="float">
            <text:p>1.695744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571" calcext:value-type="float">
            <text:p>1.06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5744" calcext:value-type="float">
            <text:p>1.695744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8723" calcext:value-type="float">
            <text:p>1.09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5744" calcext:value-type="float">
            <text:p>1.695744</text:p>
          </table:table-cell>
          <table:table-cell office:value-type="float" office:value="191.381395" calcext:value-type="float">
            <text:p>191.38139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8556" calcext:value-type="float">
            <text:p>4158556</text:p>
          </table:table-cell>
          <table:table-cell office:value-type="float" office:value="74692" calcext:value-type="float">
            <text:p>74692</text:p>
          </table:table-cell>
          <table:table-cell office:value-type="float" office:value="3953" calcext:value-type="float">
            <text:p>3953</text:p>
          </table:table-cell>
          <table:table-cell office:value-type="float" office:value="71" calcext:value-type="float">
            <text:p>71</text:p>
          </table:table-cell>
          <table:table-cell office:value-type="float" office:value="1.007313" calcext:value-type="float">
            <text:p>1.007313</text:p>
          </table:table-cell>
          <table:table-cell office:value-type="float" office:value="1.850795" calcext:value-type="float">
            <text:p>1.850795</text:p>
          </table:table-cell>
          <table:table-cell office:value-type="float" office:value="0.843483" calcext:value-type="float">
            <text:p>0.843483</text:p>
          </table:table-cell>
          <table:table-cell office:value-type="float" office:value="0.708415" calcext:value-type="float">
            <text:p>0.708415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55400" calcext:value-type="float">
            <text:p>4155400</text:p>
          </table:table-cell>
          <table:table-cell office:value-type="float" office:value="19988" calcext:value-type="float">
            <text:p>19988</text:p>
          </table:table-cell>
          <table:table-cell office:value-type="float" office:value="3950" calcext:value-type="float">
            <text:p>3950</text:p>
          </table:table-cell>
          <table:table-cell office:value-type="float" office:value="19" calcext:value-type="float">
            <text:p>19</text:p>
          </table:table-cell>
          <table:table-cell office:value-type="float" office:value="1.14741" calcext:value-type="float">
            <text:p>1.14741</text:p>
          </table:table-cell>
          <table:table-cell office:value-type="float" office:value="1.817702" calcext:value-type="float">
            <text:p>1.817702</text:p>
          </table:table-cell>
          <table:table-cell office:value-type="float" office:value="0.670292" calcext:value-type="float">
            <text:p>0.670292</text:p>
          </table:table-cell>
          <table:table-cell office:value-type="float" office:value="0.238559" calcext:value-type="float">
            <text:p>0.238559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64" calcext:value-type="float">
            <text:p>386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.040235" calcext:value-type="float">
            <text:p>1.040235</text:p>
          </table:table-cell>
          <table:table-cell office:value-type="float" office:value="1.868973" calcext:value-type="float">
            <text:p>1.868973</text:p>
          </table:table-cell>
          <table:table-cell office:value-type="float" office:value="0.828739" calcext:value-type="float">
            <text:p>0.828739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1741" calcext:value-type="float">
            <text:p>1.04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827" calcext:value-type="float">
            <text:p>1.06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03936" calcext:value-type="float">
            <text:p>1.703936</text:p>
          </table:table-cell>
          <table:table-cell office:value-type="float" office:value="99.176744" calcext:value-type="float">
            <text:p>99.1767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7492" calcext:value-type="float">
            <text:p>4177492</text:p>
          </table:table-cell>
          <table:table-cell office:value-type="float" office:value="66276" calcext:value-type="float">
            <text:p>66276</text:p>
          </table:table-cell>
          <table:table-cell office:value-type="float" office:value="3971" calcext:value-type="float">
            <text:p>3971</text:p>
          </table:table-cell>
          <table:table-cell office:value-type="float" office:value="63" calcext:value-type="float">
            <text:p>63</text:p>
          </table:table-cell>
          <table:table-cell office:value-type="float" office:value="1.015281" calcext:value-type="float">
            <text:p>1.015281</text:p>
          </table:table-cell>
          <table:table-cell office:value-type="float" office:value="1.807572" calcext:value-type="float">
            <text:p>1.807572</text:p>
          </table:table-cell>
          <table:table-cell office:value-type="float" office:value="0.792292" calcext:value-type="float">
            <text:p>0.792292</text:p>
          </table:table-cell>
          <table:table-cell office:value-type="float" office:value="0.669208" calcext:value-type="float">
            <text:p>0.669208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98.972093" calcext:value-type="float">
            <text:p>98.97209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75388" calcext:value-type="float">
            <text:p>4175388</text:p>
          </table:table-cell>
          <table:table-cell office:value-type="float" office:value="17884" calcext:value-type="float">
            <text:p>17884</text:p>
          </table:table-cell>
          <table:table-cell office:value-type="float" office:value="3969" calcext:value-type="float">
            <text:p>3969</text:p>
          </table:table-cell>
          <table:table-cell office:value-type="float" office:value="17" calcext:value-type="float">
            <text:p>17</text:p>
          </table:table-cell>
          <table:table-cell office:value-type="float" office:value="1.245883" calcext:value-type="float">
            <text:p>1.245883</text:p>
          </table:table-cell>
          <table:table-cell office:value-type="float" office:value="1.741606" calcext:value-type="float">
            <text:p>1.741606</text:p>
          </table:table-cell>
          <table:table-cell office:value-type="float" office:value="0.495723" calcext:value-type="float">
            <text:p>0.495723</text:p>
          </table:table-cell>
          <table:table-cell office:value-type="float" office:value="0.288613" calcext:value-type="float">
            <text:p>0.288613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98.972093" calcext:value-type="float">
            <text:p>98.972093</text:p>
          </table:table-cell>
          <table:table-cell office:value-type="float" office:value="396" calcext:value-type="float">
            <text:p>39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40" calcext:value-type="float">
            <text:p>2240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.063277" calcext:value-type="float">
            <text:p>1.063277</text:p>
          </table:table-cell>
          <table:table-cell office:value-type="float" office:value="1.814588" calcext:value-type="float">
            <text:p>1.814588</text:p>
          </table:table-cell>
          <table:table-cell office:value-type="float" office:value="0.751312" calcext:value-type="float">
            <text:p>0.751312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98.972093" calcext:value-type="float">
            <text:p>98.972093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0432" calcext:value-type="float">
            <text:p>1.08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98.972093" calcext:value-type="float">
            <text:p>98.972093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86381" calcext:value-type="float">
            <text:p>1.08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98.972093" calcext:value-type="float">
            <text:p>98.972093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97480" calcext:value-type="float">
            <text:p>4197480</text:p>
          </table:table-cell>
          <table:table-cell office:value-type="float" office:value="116772" calcext:value-type="float">
            <text:p>116772</text:p>
          </table:table-cell>
          <table:table-cell office:value-type="float" office:value="3990" calcext:value-type="float">
            <text:p>3990</text:p>
          </table:table-cell>
          <table:table-cell office:value-type="float" office:value="111" calcext:value-type="float">
            <text:p>111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2.038602" calcext:value-type="float">
            <text:p>2.038602</text:p>
          </table:table-cell>
          <table:table-cell office:value-type="float" office:value="1.03124" calcext:value-type="float">
            <text:p>1.03124</text:p>
          </table:table-cell>
          <table:table-cell office:value-type="float" office:value="0.905876" calcext:value-type="float">
            <text:p>0.905876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195376" calcext:value-type="float">
            <text:p>4195376</text:p>
          </table:table-cell>
          <table:table-cell office:value-type="float" office:value="16832" calcext:value-type="float">
            <text:p>16832</text:p>
          </table:table-cell>
          <table:table-cell office:value-type="float" office:value="3988" calcext:value-type="float">
            <text:p>3988</text:p>
          </table:table-cell>
          <table:table-cell office:value-type="float" office:value="16" calcext:value-type="float">
            <text:p>16</text:p>
          </table:table-cell>
          <table:table-cell office:value-type="float" office:value="1.509646" calcext:value-type="float">
            <text:p>1.509646</text:p>
          </table:table-cell>
          <table:table-cell office:value-type="float" office:value="2.016534" calcext:value-type="float">
            <text:p>2.016534</text:p>
          </table:table-cell>
          <table:table-cell office:value-type="float" office:value="0.506888" calcext:value-type="float">
            <text:p>0.506888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459" calcext:value-type="float">
            <text:p>459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52" calcext:value-type="float">
            <text:p>4152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.292415" calcext:value-type="float">
            <text:p>1.292415</text:p>
          </table:table-cell>
          <table:table-cell office:value-type="float" office:value="2.061701" calcext:value-type="float">
            <text:p>2.061701</text:p>
          </table:table-cell>
          <table:table-cell office:value-type="float" office:value="0.769286" calcext:value-type="float">
            <text:p>0.769286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478" calcext:value-type="float">
            <text:p>1.34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1344" calcext:value-type="float">
            <text:p>1.32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2032" calcext:value-type="float">
            <text:p>1.72032</text:p>
          </table:table-cell>
          <table:table-cell office:value-type="float" office:value="98.195349" calcext:value-type="float">
            <text:p>98.195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8520" calcext:value-type="float">
            <text:p>4218520</text:p>
          </table:table-cell>
          <table:table-cell office:value-type="float" office:value="69432" calcext:value-type="float">
            <text:p>69432</text:p>
          </table:table-cell>
          <table:table-cell office:value-type="float" office:value="4010" calcext:value-type="float">
            <text:p>4010</text:p>
          </table:table-cell>
          <table:table-cell office:value-type="float" office:value="66" calcext:value-type="float">
            <text:p>66</text:p>
          </table:table-cell>
          <table:table-cell office:value-type="float" office:value="1.007221" calcext:value-type="float">
            <text:p>1.007221</text:p>
          </table:table-cell>
          <table:table-cell office:value-type="float" office:value="1.81517" calcext:value-type="float">
            <text:p>1.81517</text:p>
          </table:table-cell>
          <table:table-cell office:value-type="float" office:value="0.807949" calcext:value-type="float">
            <text:p>0.807949</text:p>
          </table:table-cell>
          <table:table-cell office:value-type="float" office:value="0.687489" calcext:value-type="float">
            <text:p>0.687489</text:p>
          </table:table-cell>
          <table:table-cell office:value-type="float" office:value="1.728512" calcext:value-type="float">
            <text:p>1.728512</text:p>
          </table:table-cell>
          <table:table-cell office:value-type="float" office:value="99.344186" calcext:value-type="float">
            <text:p>99.34418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15364" calcext:value-type="float">
            <text:p>4215364</text:p>
          </table:table-cell>
          <table:table-cell office:value-type="float" office:value="18936" calcext:value-type="float">
            <text:p>18936</text:p>
          </table:table-cell>
          <table:table-cell office:value-type="float" office:value="4007" calcext:value-type="float">
            <text:p>4007</text:p>
          </table:table-cell>
          <table:table-cell office:value-type="float" office:value="18" calcext:value-type="float">
            <text:p>18</text:p>
          </table:table-cell>
          <table:table-cell office:value-type="float" office:value="1.132891" calcext:value-type="float">
            <text:p>1.132891</text:p>
          </table:table-cell>
          <table:table-cell office:value-type="float" office:value="1.770992" calcext:value-type="float">
            <text:p>1.770992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237405" calcext:value-type="float">
            <text:p>0.237405</text:p>
          </table:table-cell>
          <table:table-cell office:value-type="float" office:value="1.728512" calcext:value-type="float">
            <text:p>1.728512</text:p>
          </table:table-cell>
          <table:table-cell office:value-type="float" office:value="99.344186" calcext:value-type="float">
            <text:p>99.344186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80" calcext:value-type="float">
            <text:p>188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.035037" calcext:value-type="float">
            <text:p>1.035037</text:p>
          </table:table-cell>
          <table:table-cell office:value-type="float" office:value="1.841542" calcext:value-type="float">
            <text:p>1.841542</text:p>
          </table:table-cell>
          <table:table-cell office:value-type="float" office:value="0.806506" calcext:value-type="float">
            <text:p>0.806506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728512" calcext:value-type="float">
            <text:p>1.728512</text:p>
          </table:table-cell>
          <table:table-cell office:value-type="float" office:value="99.344186" calcext:value-type="float">
            <text:p>99.344186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6523" calcext:value-type="float">
            <text:p>1.036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512" calcext:value-type="float">
            <text:p>1.728512</text:p>
          </table:table-cell>
          <table:table-cell office:value-type="float" office:value="99.344186" calcext:value-type="float">
            <text:p>99.344186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447" calcext:value-type="float">
            <text:p>1.054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512" calcext:value-type="float">
            <text:p>1.728512</text:p>
          </table:table-cell>
          <table:table-cell office:value-type="float" office:value="99.344186" calcext:value-type="float">
            <text:p>99.34418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38508" calcext:value-type="float">
            <text:p>4238508</text:p>
          </table:table-cell>
          <table:table-cell office:value-type="float" office:value="73640" calcext:value-type="float">
            <text:p>73640</text:p>
          </table:table-cell>
          <table:table-cell office:value-type="float" office:value="4029" calcext:value-type="float">
            <text:p>4029</text:p>
          </table:table-cell>
          <table:table-cell office:value-type="float" office:value="70" calcext:value-type="float">
            <text:p>70</text:p>
          </table:table-cell>
          <table:table-cell office:value-type="float" office:value="1.01835" calcext:value-type="float">
            <text:p>1.01835</text:p>
          </table:table-cell>
          <table:table-cell office:value-type="float" office:value="1.836107" calcext:value-type="float">
            <text:p>1.836107</text:p>
          </table:table-cell>
          <table:table-cell office:value-type="float" office:value="0.817757" calcext:value-type="float">
            <text:p>0.817757</text:p>
          </table:table-cell>
          <table:table-cell office:value-type="float" office:value="0.720409" calcext:value-type="float">
            <text:p>0.720409</text:p>
          </table:table-cell>
          <table:table-cell office:value-type="float" office:value="1.736704" calcext:value-type="float">
            <text:p>1.736704</text:p>
          </table:table-cell>
          <table:table-cell office:value-type="float" office:value="109.525581" calcext:value-type="float">
            <text:p>109.52558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35352" calcext:value-type="float">
            <text:p>4235352</text:p>
          </table:table-cell>
          <table:table-cell office:value-type="float" office:value="17884" calcext:value-type="float">
            <text:p>17884</text:p>
          </table:table-cell>
          <table:table-cell office:value-type="float" office:value="4026" calcext:value-type="float">
            <text:p>4026</text:p>
          </table:table-cell>
          <table:table-cell office:value-type="float" office:value="17" calcext:value-type="float">
            <text:p>17</text:p>
          </table:table-cell>
          <table:table-cell office:value-type="float" office:value="1.324215" calcext:value-type="float">
            <text:p>1.324215</text:p>
          </table:table-cell>
          <table:table-cell office:value-type="float" office:value="1.830644" calcext:value-type="float">
            <text:p>1.830644</text:p>
          </table:table-cell>
          <table:table-cell office:value-type="float" office:value="0.506429" calcext:value-type="float">
            <text:p>0.506429</text:p>
          </table:table-cell>
          <table:table-cell office:value-type="float" office:value="0.282511" calcext:value-type="float">
            <text:p>0.282511</text:p>
          </table:table-cell>
          <table:table-cell office:value-type="float" office:value="1.736704" calcext:value-type="float">
            <text:p>1.736704</text:p>
          </table:table-cell>
          <table:table-cell office:value-type="float" office:value="109.525581" calcext:value-type="float">
            <text:p>109.525581</text:p>
          </table:table-cell>
          <table:table-cell office:value-type="float" office:value="483" calcext:value-type="float">
            <text:p>483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28" calcext:value-type="float">
            <text:p>9528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371" calcext:value-type="float">
            <text:p>1.0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704" calcext:value-type="float">
            <text:p>1.736704</text:p>
          </table:table-cell>
          <table:table-cell office:value-type="float" office:value="109.525581" calcext:value-type="float">
            <text:p>109.52558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5984" calcext:value-type="float">
            <text:p>1.08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704" calcext:value-type="float">
            <text:p>1.736704</text:p>
          </table:table-cell>
          <table:table-cell office:value-type="float" office:value="109.525581" calcext:value-type="float">
            <text:p>109.525581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32117" calcext:value-type="float">
            <text:p>1.132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704" calcext:value-type="float">
            <text:p>1.736704</text:p>
          </table:table-cell>
          <table:table-cell office:value-type="float" office:value="109.525581" calcext:value-type="float">
            <text:p>109.525581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7444" calcext:value-type="float">
            <text:p>4257444</text:p>
          </table:table-cell>
          <table:table-cell office:value-type="float" office:value="252480" calcext:value-type="float">
            <text:p>252480</text:p>
          </table:table-cell>
          <table:table-cell office:value-type="float" office:value="4047" calcext:value-type="float">
            <text:p>4047</text:p>
          </table:table-cell>
          <table:table-cell office:value-type="float" office:value="240" calcext:value-type="float">
            <text:p>240</text:p>
          </table:table-cell>
          <table:table-cell office:value-type="float" office:value="1.01311" calcext:value-type="float">
            <text:p>1.01311</text:p>
          </table:table-cell>
          <table:table-cell office:value-type="float" office:value="2.63452" calcext:value-type="float">
            <text:p>2.63452</text:p>
          </table:table-cell>
          <table:table-cell office:value-type="float" office:value="1.62141" calcext:value-type="float">
            <text:p>1.62141</text:p>
          </table:table-cell>
          <table:table-cell office:value-type="float" office:value="1.24573" calcext:value-type="float">
            <text:p>1.24573</text:p>
          </table:table-cell>
          <table:table-cell office:value-type="float" office:value="1.744896" calcext:value-type="float">
            <text:p>1.744896</text:p>
          </table:table-cell>
          <table:table-cell office:value-type="float" office:value="98.916279" calcext:value-type="float">
            <text:p>98.9162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55340" calcext:value-type="float">
            <text:p>4255340</text:p>
          </table:table-cell>
          <table:table-cell office:value-type="float" office:value="3156" calcext:value-type="float">
            <text:p>3156</text:p>
          </table:table-cell>
          <table:table-cell office:value-type="float" office:value="4045" calcext:value-type="float">
            <text:p>4045</text:p>
          </table:table-cell>
          <table:table-cell office:value-type="float" office:value="3" calcext:value-type="float">
            <text:p>3</text:p>
          </table:table-cell>
          <table:table-cell office:value-type="float" office:value="2.54096" calcext:value-type="float">
            <text:p>2.54096</text:p>
          </table:table-cell>
          <table:table-cell office:value-type="float" office:value="2.590342" calcext:value-type="float">
            <text:p>2.590342</text:p>
          </table:table-cell>
          <table:table-cell office:value-type="float" office:value="0.049381" calcext:value-type="float">
            <text:p>0.049381</text:p>
          </table:table-cell>
          <table:table-cell office:value-type="float" office:value="0.511286" calcext:value-type="float">
            <text:p>0.511286</text:p>
          </table:table-cell>
          <table:table-cell office:value-type="float" office:value="1.744896" calcext:value-type="float">
            <text:p>1.744896</text:p>
          </table:table-cell>
          <table:table-cell office:value-type="float" office:value="98.916279" calcext:value-type="float">
            <text:p>98.916279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48" calcext:value-type="float">
            <text:p>3848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4199" calcext:value-type="float">
            <text:p>1.04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4896" calcext:value-type="float">
            <text:p>1.744896</text:p>
          </table:table-cell>
          <table:table-cell office:value-type="float" office:value="98.916279" calcext:value-type="float">
            <text:p>98.91627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1169" calcext:value-type="float">
            <text:p>1.05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4896" calcext:value-type="float">
            <text:p>1.744896</text:p>
          </table:table-cell>
          <table:table-cell office:value-type="float" office:value="98.916279" calcext:value-type="float">
            <text:p>98.916279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72096" calcext:value-type="float">
            <text:p>2.07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4896" calcext:value-type="float">
            <text:p>1.744896</text:p>
          </table:table-cell>
          <table:table-cell office:value-type="float" office:value="98.916279" calcext:value-type="float">
            <text:p>98.91627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8484" calcext:value-type="float">
            <text:p>4278484</text:p>
          </table:table-cell>
          <table:table-cell office:value-type="float" office:value="313496" calcext:value-type="float">
            <text:p>313496</text:p>
          </table:table-cell>
          <table:table-cell office:value-type="float" office:value="4067" calcext:value-type="float">
            <text:p>4067</text:p>
          </table:table-cell>
          <table:table-cell office:value-type="float" office:value="298" calcext:value-type="float">
            <text:p>298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3.23814" calcext:value-type="float">
            <text:p>3.23814</text:p>
          </table:table-cell>
          <table:table-cell office:value-type="float" office:value="2.22393" calcext:value-type="float">
            <text:p>2.22393</text:p>
          </table:table-cell>
          <table:table-cell office:value-type="float" office:value="1.127719" calcext:value-type="float">
            <text:p>1.127719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75328" calcext:value-type="float">
            <text:p>4275328</text:p>
          </table:table-cell>
          <table:table-cell office:value-type="float" office:value="41028" calcext:value-type="float">
            <text:p>41028</text:p>
          </table:table-cell>
          <table:table-cell office:value-type="float" office:value="4064" calcext:value-type="float">
            <text:p>4064</text:p>
          </table:table-cell>
          <table:table-cell office:value-type="float" office:value="39" calcext:value-type="float">
            <text:p>39</text:p>
          </table:table-cell>
          <table:table-cell office:value-type="float" office:value="1.222535" calcext:value-type="float">
            <text:p>1.222535</text:p>
          </table:table-cell>
          <table:table-cell office:value-type="float" office:value="2.267228" calcext:value-type="float">
            <text:p>2.267228</text:p>
          </table:table-cell>
          <table:table-cell office:value-type="float" office:value="1.044693" calcext:value-type="float">
            <text:p>1.044693</text:p>
          </table:table-cell>
          <table:table-cell office:value-type="float" office:value="0.314182" calcext:value-type="float">
            <text:p>0.314182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622" calcext:value-type="float">
            <text:p>62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58043" calcext:value-type="float">
            <text:p>1.058043</text:p>
          </table:table-cell>
          <table:table-cell office:value-type="float" office:value="1.870688" calcext:value-type="float">
            <text:p>1.870688</text:p>
          </table:table-cell>
          <table:table-cell office:value-type="float" office:value="0.812646" calcext:value-type="float">
            <text:p>0.812646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959" calcext:value-type="float">
            <text:p>1.04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0522" calcext:value-type="float">
            <text:p>1.090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2591" calcext:value-type="float">
            <text:p>2.292591</text:p>
          </table:table-cell>
          <table:table-cell office:value-type="float" office:value="2.462" calcext:value-type="float">
            <text:p>2.462</text:p>
          </table:table-cell>
          <table:table-cell office:value-type="float" office:value="0.169409" calcext:value-type="float">
            <text:p>0.169409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1.753088" calcext:value-type="float">
            <text:p>1.753088</text:p>
          </table:table-cell>
          <table:table-cell office:value-type="float" office:value="191.223256" calcext:value-type="float">
            <text:p>191.2232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7420" calcext:value-type="float">
            <text:p>4297420</text:p>
          </table:table-cell>
          <table:table-cell office:value-type="float" office:value="76796" calcext:value-type="float">
            <text:p>76796</text:p>
          </table:table-cell>
          <table:table-cell office:value-type="float" office:value="4085" calcext:value-type="float">
            <text:p>4085</text:p>
          </table:table-cell>
          <table:table-cell office:value-type="float" office:value="73" calcext:value-type="float">
            <text:p>73</text:p>
          </table:table-cell>
          <table:table-cell office:value-type="float" office:value="1.015261" calcext:value-type="float">
            <text:p>1.015261</text:p>
          </table:table-cell>
          <table:table-cell office:value-type="float" office:value="1.838944" calcext:value-type="float">
            <text:p>1.838944</text:p>
          </table:table-cell>
          <table:table-cell office:value-type="float" office:value="0.823684" calcext:value-type="float">
            <text:p>0.823684</text:p>
          </table:table-cell>
          <table:table-cell office:value-type="float" office:value="0.745879" calcext:value-type="float">
            <text:p>0.745879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191.497674" calcext:value-type="float">
            <text:p>191.49767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295316" calcext:value-type="float">
            <text:p>4295316</text:p>
          </table:table-cell>
          <table:table-cell office:value-type="float" office:value="18936" calcext:value-type="float">
            <text:p>18936</text:p>
          </table:table-cell>
          <table:table-cell office:value-type="float" office:value="4083" calcext:value-type="float">
            <text:p>4083</text:p>
          </table:table-cell>
          <table:table-cell office:value-type="float" office:value="18" calcext:value-type="float">
            <text:p>18</text:p>
          </table:table-cell>
          <table:table-cell office:value-type="float" office:value="1.250825" calcext:value-type="float">
            <text:p>1.250825</text:p>
          </table:table-cell>
          <table:table-cell office:value-type="float" office:value="1.849908" calcext:value-type="float">
            <text:p>1.849908</text:p>
          </table:table-cell>
          <table:table-cell office:value-type="float" office:value="0.599083" calcext:value-type="float">
            <text:p>0.599083</text:p>
          </table:table-cell>
          <table:table-cell office:value-type="float" office:value="0.252867" calcext:value-type="float">
            <text:p>0.252867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191.497674" calcext:value-type="float">
            <text:p>191.4976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8" calcext:value-type="float">
            <text:p>128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8609" calcext:value-type="float">
            <text:p>1.04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191.497674" calcext:value-type="float">
            <text:p>191.497674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196" calcext:value-type="float">
            <text:p>1.05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191.497674" calcext:value-type="float">
            <text:p>191.49767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6583" calcext:value-type="float">
            <text:p>1.096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191.497674" calcext:value-type="float">
            <text:p>191.497674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17408" calcext:value-type="float">
            <text:p>4317408</text:p>
          </table:table-cell>
          <table:table-cell office:value-type="float" office:value="66276" calcext:value-type="float">
            <text:p>66276</text:p>
          </table:table-cell>
          <table:table-cell office:value-type="float" office:value="4104" calcext:value-type="float">
            <text:p>4104</text:p>
          </table:table-cell>
          <table:table-cell office:value-type="float" office:value="63" calcext:value-type="float">
            <text:p>63</text:p>
          </table:table-cell>
          <table:table-cell office:value-type="float" office:value="1.009413" calcext:value-type="float">
            <text:p>1.009413</text:p>
          </table:table-cell>
          <table:table-cell office:value-type="float" office:value="1.81129" calcext:value-type="float">
            <text:p>1.81129</text:p>
          </table:table-cell>
          <table:table-cell office:value-type="float" office:value="0.801877" calcext:value-type="float">
            <text:p>0.801877</text:p>
          </table:table-cell>
          <table:table-cell office:value-type="float" office:value="0.661209" calcext:value-type="float">
            <text:p>0.661209</text:p>
          </table:table-cell>
          <table:table-cell office:value-type="float" office:value="1.769472" calcext:value-type="float">
            <text:p>1.769472</text:p>
          </table:table-cell>
          <table:table-cell office:value-type="float" office:value="99.293023" calcext:value-type="float">
            <text:p>99.2930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15304" calcext:value-type="float">
            <text:p>4315304</text:p>
          </table:table-cell>
          <table:table-cell office:value-type="float" office:value="18936" calcext:value-type="float">
            <text:p>18936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1.210944" calcext:value-type="float">
            <text:p>1.210944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0.538505" calcext:value-type="float">
            <text:p>0.538505</text:p>
          </table:table-cell>
          <table:table-cell office:value-type="float" office:value="0.281312" calcext:value-type="float">
            <text:p>0.281312</text:p>
          </table:table-cell>
          <table:table-cell office:value-type="float" office:value="1.769472" calcext:value-type="float">
            <text:p>1.769472</text:p>
          </table:table-cell>
          <table:table-cell office:value-type="float" office:value="99.293023" calcext:value-type="float">
            <text:p>99.2930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44" calcext:value-type="float">
            <text:p>394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.052837" calcext:value-type="float">
            <text:p>1.052837</text:p>
          </table:table-cell>
          <table:table-cell office:value-type="float" office:value="1.805667" calcext:value-type="float">
            <text:p>1.805667</text:p>
          </table:table-cell>
          <table:table-cell office:value-type="float" office:value="0.75283" calcext:value-type="float">
            <text:p>0.75283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1.769472" calcext:value-type="float">
            <text:p>1.769472</text:p>
          </table:table-cell>
          <table:table-cell office:value-type="float" office:value="99.293023" calcext:value-type="float">
            <text:p>99.29302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0876" calcext:value-type="float">
            <text:p>1.06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9472" calcext:value-type="float">
            <text:p>1.769472</text:p>
          </table:table-cell>
          <table:table-cell office:value-type="float" office:value="99.293023" calcext:value-type="float">
            <text:p>99.293023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6685" calcext:value-type="float">
            <text:p>1.066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9472" calcext:value-type="float">
            <text:p>1.769472</text:p>
          </table:table-cell>
          <table:table-cell office:value-type="float" office:value="99.293023" calcext:value-type="float">
            <text:p>99.29302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37396" calcext:value-type="float">
            <text:p>4337396</text:p>
          </table:table-cell>
          <table:table-cell office:value-type="float" office:value="268260" calcext:value-type="float">
            <text:p>268260</text:p>
          </table:table-cell>
          <table:table-cell office:value-type="float" office:value="4123" calcext:value-type="float">
            <text:p>4123</text:p>
          </table:table-cell>
          <table:table-cell office:value-type="float" office:value="255" calcext:value-type="float">
            <text:p>255</text:p>
          </table:table-cell>
          <table:table-cell office:value-type="float" office:value="1.01437" calcext:value-type="float">
            <text:p>1.01437</text:p>
          </table:table-cell>
          <table:table-cell office:value-type="float" office:value="2.717974" calcext:value-type="float">
            <text:p>2.717974</text:p>
          </table:table-cell>
          <table:table-cell office:value-type="float" office:value="1.703604" calcext:value-type="float">
            <text:p>1.703604</text:p>
          </table:table-cell>
          <table:table-cell office:value-type="float" office:value="1.259729" calcext:value-type="float">
            <text:p>1.259729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35292" calcext:value-type="float">
            <text:p>4335292</text:p>
          </table:table-cell>
          <table:table-cell office:value-type="float" office:value="5260" calcext:value-type="float">
            <text:p>5260</text:p>
          </table:table-cell>
          <table:table-cell office:value-type="float" office:value="4121" calcext:value-type="float">
            <text:p>4121</text:p>
          </table:table-cell>
          <table:table-cell office:value-type="float" office:value="5" calcext:value-type="float">
            <text:p>5</text:p>
          </table:table-cell>
          <table:table-cell office:value-type="float" office:value="2.480246" calcext:value-type="float">
            <text:p>2.480246</text:p>
          </table:table-cell>
          <table:table-cell office:value-type="float" office:value="2.68947" calcext:value-type="float">
            <text:p>2.68947</text:p>
          </table:table-cell>
          <table:table-cell office:value-type="float" office:value="0.209224" calcext:value-type="float">
            <text:p>0.209224</text:p>
          </table:table-cell>
          <table:table-cell office:value-type="float" office:value="0.201124" calcext:value-type="float">
            <text:p>0.201124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954" calcext:value-type="float">
            <text:p>95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037415" calcext:value-type="float">
            <text:p>1.037415</text:p>
          </table:table-cell>
          <table:table-cell office:value-type="float" office:value="2.72479" calcext:value-type="float">
            <text:p>2.72479</text:p>
          </table:table-cell>
          <table:table-cell office:value-type="float" office:value="1.687376" calcext:value-type="float">
            <text:p>1.68737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901" calcext:value-type="float">
            <text:p>1.038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56524" calcext:value-type="float">
            <text:p>2.05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184.348837" calcext:value-type="float">
            <text:p>184.3488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7384" calcext:value-type="float">
            <text:p>4357384</text:p>
          </table:table-cell>
          <table:table-cell office:value-type="float" office:value="248272" calcext:value-type="float">
            <text:p>248272</text:p>
          </table:table-cell>
          <table:table-cell office:value-type="float" office:value="4142" calcext:value-type="float">
            <text:p>4142</text:p>
          </table:table-cell>
          <table:table-cell office:value-type="float" office:value="236" calcext:value-type="float">
            <text:p>236</text:p>
          </table:table-cell>
          <table:table-cell office:value-type="float" office:value="1.01619" calcext:value-type="float">
            <text:p>1.01619</text:p>
          </table:table-cell>
          <table:table-cell office:value-type="float" office:value="2.598079" calcext:value-type="float">
            <text:p>2.598079</text:p>
          </table:table-cell>
          <table:table-cell office:value-type="float" office:value="1.581889" calcext:value-type="float">
            <text:p>1.581889</text:p>
          </table:table-cell>
          <table:table-cell office:value-type="float" office:value="1.255572" calcext:value-type="float">
            <text:p>1.255572</text:p>
          </table:table-cell>
          <table:table-cell office:value-type="float" office:value="1.785856" calcext:value-type="float">
            <text:p>1.785856</text:p>
          </table:table-cell>
          <table:table-cell office:value-type="float" office:value="183.52093" calcext:value-type="float">
            <text:p>183.5209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55280" calcext:value-type="float">
            <text:p>4355280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85856" calcext:value-type="float">
            <text:p>1.785856</text:p>
          </table:table-cell>
          <table:table-cell office:value-type="float" office:value="183.52093" calcext:value-type="float">
            <text:p>183.520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28" calcext:value-type="float">
            <text:p>352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7412" calcext:value-type="float">
            <text:p>1.06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5856" calcext:value-type="float">
            <text:p>1.785856</text:p>
          </table:table-cell>
          <table:table-cell office:value-type="float" office:value="183.52093" calcext:value-type="float">
            <text:p>183.52093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992" calcext:value-type="float">
            <text:p>1.04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5856" calcext:value-type="float">
            <text:p>1.785856</text:p>
          </table:table-cell>
          <table:table-cell office:value-type="float" office:value="183.52093" calcext:value-type="float">
            <text:p>183.5209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103581" calcext:value-type="float">
            <text:p>2.1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5856" calcext:value-type="float">
            <text:p>1.785856</text:p>
          </table:table-cell>
          <table:table-cell office:value-type="float" office:value="183.52093" calcext:value-type="float">
            <text:p>183.5209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8424" calcext:value-type="float">
            <text:p>4378424</text:p>
          </table:table-cell>
          <table:table-cell office:value-type="float" office:value="71536" calcext:value-type="float">
            <text:p>71536</text:p>
          </table:table-cell>
          <table:table-cell office:value-type="float" office:value="4162" calcext:value-type="float">
            <text:p>4162</text:p>
          </table:table-cell>
          <table:table-cell office:value-type="float" office:value="68" calcext:value-type="float">
            <text:p>68</text:p>
          </table:table-cell>
          <table:table-cell office:value-type="float" office:value="1.01845" calcext:value-type="float">
            <text:p>1.01845</text:p>
          </table:table-cell>
          <table:table-cell office:value-type="float" office:value="1.812456" calcext:value-type="float">
            <text:p>1.812456</text:p>
          </table:table-cell>
          <table:table-cell office:value-type="float" office:value="0.794006" calcext:value-type="float">
            <text:p>0.794006</text:p>
          </table:table-cell>
          <table:table-cell office:value-type="float" office:value="0.72076" calcext:value-type="float">
            <text:p>0.72076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75268" calcext:value-type="float">
            <text:p>4375268</text:p>
          </table:table-cell>
          <table:table-cell office:value-type="float" office:value="11572" calcext:value-type="float">
            <text:p>11572</text:p>
          </table:table-cell>
          <table:table-cell office:value-type="float" office:value="4159" calcext:value-type="float">
            <text:p>4159</text:p>
          </table:table-cell>
          <table:table-cell office:value-type="float" office:value="11" calcext:value-type="float">
            <text:p>11</text:p>
          </table:table-cell>
          <table:table-cell office:value-type="float" office:value="1.361331" calcext:value-type="float">
            <text:p>1.361331</text:p>
          </table:table-cell>
          <table:table-cell office:value-type="float" office:value="1.79585" calcext:value-type="float">
            <text:p>1.79585</text:p>
          </table:table-cell>
          <table:table-cell office:value-type="float" office:value="0.434519" calcext:value-type="float">
            <text:p>0.434519</text:p>
          </table:table-cell>
          <table:table-cell office:value-type="float" office:value="0.213054" calcext:value-type="float">
            <text:p>0.213054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429" calcext:value-type="float">
            <text:p>429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8" calcext:value-type="float">
            <text:p>144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7845" calcext:value-type="float">
            <text:p>1.09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4366" calcext:value-type="float">
            <text:p>1.12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30094" calcext:value-type="float">
            <text:p>1.13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94048" calcext:value-type="float">
            <text:p>1.794048</text:p>
          </table:table-cell>
          <table:table-cell office:value-type="float" office:value="191.525581" calcext:value-type="float">
            <text:p>191.5255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7360" calcext:value-type="float">
            <text:p>4397360</text:p>
          </table:table-cell>
          <table:table-cell office:value-type="float" office:value="66276" calcext:value-type="float">
            <text:p>66276</text:p>
          </table:table-cell>
          <table:table-cell office:value-type="float" office:value="4180" calcext:value-type="float">
            <text:p>4180</text:p>
          </table:table-cell>
          <table:table-cell office:value-type="float" office:value="63" calcext:value-type="float">
            <text:p>63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.799876" calcext:value-type="float">
            <text:p>1.799876</text:p>
          </table:table-cell>
          <table:table-cell office:value-type="float" office:value="0.791623" calcext:value-type="float">
            <text:p>0.791623</text:p>
          </table:table-cell>
          <table:table-cell office:value-type="float" office:value="0.669773" calcext:value-type="float">
            <text:p>0.669773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95256" calcext:value-type="float">
            <text:p>4395256</text:p>
          </table:table-cell>
          <table:table-cell office:value-type="float" office:value="13676" calcext:value-type="float">
            <text:p>13676</text:p>
          </table:table-cell>
          <table:table-cell office:value-type="float" office:value="4178" calcext:value-type="float">
            <text:p>4178</text:p>
          </table:table-cell>
          <table:table-cell office:value-type="float" office:value="13" calcext:value-type="float">
            <text:p>13</text:p>
          </table:table-cell>
          <table:table-cell office:value-type="float" office:value="1.360234" calcext:value-type="float">
            <text:p>1.360234</text:p>
          </table:table-cell>
          <table:table-cell office:value-type="float" office:value="1.744873" calcext:value-type="float">
            <text:p>1.744873</text:p>
          </table:table-cell>
          <table:table-cell office:value-type="float" office:value="0.384639" calcext:value-type="float">
            <text:p>0.384639</text:p>
          </table:table-cell>
          <table:table-cell office:value-type="float" office:value="0.284444" calcext:value-type="float">
            <text:p>0.284444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439" calcext:value-type="float">
            <text:p>439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72" calcext:value-type="float">
            <text:p>7072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2685" calcext:value-type="float">
            <text:p>1.05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1078" calcext:value-type="float">
            <text:p>1.05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9842" calcext:value-type="float">
            <text:p>1.129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0224" calcext:value-type="float">
            <text:p>1.80224</text:p>
          </table:table-cell>
          <table:table-cell office:value-type="float" office:value="100.716279" calcext:value-type="float">
            <text:p>100.7162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7348" calcext:value-type="float">
            <text:p>44173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4199" calcext:value-type="float">
            <text:p>4199</text:p>
          </table:table-cell>
          <table:table-cell office:value-type="float" office:value="98" calcext:value-type="float">
            <text:p>98</text:p>
          </table:table-cell>
          <table:table-cell office:value-type="float" office:value="1.015229" calcext:value-type="float">
            <text:p>1.015229</text:p>
          </table:table-cell>
          <table:table-cell office:value-type="float" office:value="1.955622" calcext:value-type="float">
            <text:p>1.955622</text:p>
          </table:table-cell>
          <table:table-cell office:value-type="float" office:value="0.940393" calcext:value-type="float">
            <text:p>0.940393</text:p>
          </table:table-cell>
          <table:table-cell office:value-type="float" office:value="0.877046" calcext:value-type="float">
            <text:p>0.877046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15244" calcext:value-type="float">
            <text:p>4415244</text:p>
          </table:table-cell>
          <table:table-cell office:value-type="float" office:value="12624" calcext:value-type="float">
            <text:p>12624</text:p>
          </table:table-cell>
          <table:table-cell office:value-type="float" office:value="4197" calcext:value-type="float">
            <text:p>4197</text:p>
          </table:table-cell>
          <table:table-cell office:value-type="float" office:value="12" calcext:value-type="float">
            <text:p>12</text:p>
          </table:table-cell>
          <table:table-cell office:value-type="float" office:value="1.56409" calcext:value-type="float">
            <text:p>1.56409</text:p>
          </table:table-cell>
          <table:table-cell office:value-type="float" office:value="1.944578" calcext:value-type="float">
            <text:p>1.944578</text:p>
          </table:table-cell>
          <table:table-cell office:value-type="float" office:value="0.380488" calcext:value-type="float">
            <text:p>0.380488</text:p>
          </table:table-cell>
          <table:table-cell office:value-type="float" office:value="0.265428" calcext:value-type="float">
            <text:p>0.265428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279918" calcext:value-type="float">
            <text:p>1.279918</text:p>
          </table:table-cell>
          <table:table-cell office:value-type="float" office:value="1.939055" calcext:value-type="float">
            <text:p>1.939055</text:p>
          </table:table-cell>
          <table:table-cell office:value-type="float" office:value="0.659137" calcext:value-type="float">
            <text:p>0.659137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15553" calcext:value-type="float">
            <text:p>1.415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09465" calcext:value-type="float">
            <text:p>1.30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97.851163" calcext:value-type="float">
            <text:p>97.8511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7336" calcext:value-type="float">
            <text:p>4437336</text:p>
          </table:table-cell>
          <table:table-cell office:value-type="float" office:value="63120" calcext:value-type="float">
            <text:p>63120</text:p>
          </table:table-cell>
          <table:table-cell office:value-type="float" office:value="4218" calcext:value-type="float">
            <text:p>4218</text:p>
          </table:table-cell>
          <table:table-cell office:value-type="float" office:value="60" calcext:value-type="float">
            <text:p>60</text:p>
          </table:table-cell>
          <table:table-cell office:value-type="float" office:value="1.013381" calcext:value-type="float">
            <text:p>1.013381</text:p>
          </table:table-cell>
          <table:table-cell office:value-type="float" office:value="1.775851" calcext:value-type="float">
            <text:p>1.775851</text:p>
          </table:table-cell>
          <table:table-cell office:value-type="float" office:value="0.762471" calcext:value-type="float">
            <text:p>0.762471</text:p>
          </table:table-cell>
          <table:table-cell office:value-type="float" office:value="0.662268" calcext:value-type="float">
            <text:p>0.662268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35232" calcext:value-type="float">
            <text:p>4435232</text:p>
          </table:table-cell>
          <table:table-cell office:value-type="float" office:value="17884" calcext:value-type="float">
            <text:p>17884</text:p>
          </table:table-cell>
          <table:table-cell office:value-type="float" office:value="4216" calcext:value-type="float">
            <text:p>4216</text:p>
          </table:table-cell>
          <table:table-cell office:value-type="float" office:value="17" calcext:value-type="float">
            <text:p>17</text:p>
          </table:table-cell>
          <table:table-cell office:value-type="float" office:value="1.155298" calcext:value-type="float">
            <text:p>1.155298</text:p>
          </table:table-cell>
          <table:table-cell office:value-type="float" office:value="1.732014" calcext:value-type="float">
            <text:p>1.732014</text:p>
          </table:table-cell>
          <table:table-cell office:value-type="float" office:value="0.576716" calcext:value-type="float">
            <text:p>0.576716</text:p>
          </table:table-cell>
          <table:table-cell office:value-type="float" office:value="0.24808" calcext:value-type="float">
            <text:p>0.24808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354" calcext:value-type="float">
            <text:p>35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34794" calcext:value-type="float">
            <text:p>1.034794</text:p>
          </table:table-cell>
          <table:table-cell office:value-type="float" office:value="1.786918" calcext:value-type="float">
            <text:p>1.786918</text:p>
          </table:table-cell>
          <table:table-cell office:value-type="float" office:value="0.752123" calcext:value-type="float">
            <text:p>0.752123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963" calcext:value-type="float">
            <text:p>1.04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642" calcext:value-type="float">
            <text:p>1.04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18624" calcext:value-type="float">
            <text:p>1.818624</text:p>
          </table:table-cell>
          <table:table-cell office:value-type="float" office:value="191.869767" calcext:value-type="float">
            <text:p>191.8697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57324" calcext:value-type="float">
            <text:p>4457324</text:p>
          </table:table-cell>
          <table:table-cell office:value-type="float" office:value="115720" calcext:value-type="float">
            <text:p>115720</text:p>
          </table:table-cell>
          <table:table-cell office:value-type="float" office:value="4237" calcext:value-type="float">
            <text:p>4237</text:p>
          </table:table-cell>
          <table:table-cell office:value-type="float" office:value="110" calcext:value-type="float">
            <text:p>110</text:p>
          </table:table-cell>
          <table:table-cell office:value-type="float" office:value="1.009402" calcext:value-type="float">
            <text:p>1.009402</text:p>
          </table:table-cell>
          <table:table-cell office:value-type="float" office:value="2.007286" calcext:value-type="float">
            <text:p>2.007286</text:p>
          </table:table-cell>
          <table:table-cell office:value-type="float" office:value="0.997884" calcext:value-type="float">
            <text:p>0.997884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89.948837" calcext:value-type="float">
            <text:p>189.9488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55220" calcext:value-type="float">
            <text:p>4455220</text:p>
          </table:table-cell>
          <table:table-cell office:value-type="float" office:value="13676" calcext:value-type="float">
            <text:p>13676</text:p>
          </table:table-cell>
          <table:table-cell office:value-type="float" office:value="4235" calcext:value-type="float">
            <text:p>4235</text:p>
          </table:table-cell>
          <table:table-cell office:value-type="float" office:value="13" calcext:value-type="float">
            <text:p>13</text:p>
          </table:table-cell>
          <table:table-cell office:value-type="float" office:value="1.496376" calcext:value-type="float">
            <text:p>1.496376</text:p>
          </table:table-cell>
          <table:table-cell office:value-type="float" office:value="1.941598" calcext:value-type="float">
            <text:p>1.941598</text:p>
          </table:table-cell>
          <table:table-cell office:value-type="float" office:value="0.445221" calcext:value-type="float">
            <text:p>0.445221</text:p>
          </table:table-cell>
          <table:table-cell office:value-type="float" office:value="0.245738" calcext:value-type="float">
            <text:p>0.245738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89.948837" calcext:value-type="float">
            <text:p>189.948837</text:p>
          </table:table-cell>
          <table:table-cell office:value-type="float" office:value="458" calcext:value-type="float">
            <text:p>45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8" calcext:value-type="float">
            <text:p>40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4748" calcext:value-type="float">
            <text:p>1.28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89.948837" calcext:value-type="float">
            <text:p>189.94883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91874" calcext:value-type="float">
            <text:p>1.39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89.948837" calcext:value-type="float">
            <text:p>189.9488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02492" calcext:value-type="float">
            <text:p>1.30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89.948837" calcext:value-type="float">
            <text:p>189.948837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77312" calcext:value-type="float">
            <text:p>4477312</text:p>
          </table:table-cell>
          <table:table-cell office:value-type="float" office:value="116772" calcext:value-type="float">
            <text:p>116772</text:p>
          </table:table-cell>
          <table:table-cell office:value-type="float" office:value="4256" calcext:value-type="float">
            <text:p>4256</text:p>
          </table:table-cell>
          <table:table-cell office:value-type="float" office:value="111" calcext:value-type="float">
            <text:p>111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2.000612" calcext:value-type="float">
            <text:p>2.000612</text:p>
          </table:table-cell>
          <table:table-cell office:value-type="float" office:value="0.985122" calcext:value-type="float">
            <text:p>0.985122</text:p>
          </table:table-cell>
          <table:table-cell office:value-type="float" office:value="0.948284" calcext:value-type="float">
            <text:p>0.948284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5208" calcext:value-type="float">
            <text:p>4475208</text:p>
          </table:table-cell>
          <table:table-cell office:value-type="float" office:value="13676" calcext:value-type="float">
            <text:p>13676</text:p>
          </table:table-cell>
          <table:table-cell office:value-type="float" office:value="4254" calcext:value-type="float">
            <text:p>4254</text:p>
          </table:table-cell>
          <table:table-cell office:value-type="float" office:value="13" calcext:value-type="float">
            <text:p>13</text:p>
          </table:table-cell>
          <table:table-cell office:value-type="float" office:value="1.527955" calcext:value-type="float">
            <text:p>1.527955</text:p>
          </table:table-cell>
          <table:table-cell office:value-type="float" office:value="1.912617" calcext:value-type="float">
            <text:p>1.912617</text:p>
          </table:table-cell>
          <table:table-cell office:value-type="float" office:value="0.384661" calcext:value-type="float">
            <text:p>0.384661</text:p>
          </table:table-cell>
          <table:table-cell office:value-type="float" office:value="0.284427" calcext:value-type="float">
            <text:p>0.284427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444" calcext:value-type="float">
            <text:p>444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88" calcext:value-type="float">
            <text:p>108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4051" calcext:value-type="float">
            <text:p>1.28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79715" calcext:value-type="float">
            <text:p>1.379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8103" calcext:value-type="float">
            <text:p>1.31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35008" calcext:value-type="float">
            <text:p>1.835008</text:p>
          </table:table-cell>
          <table:table-cell office:value-type="float" office:value="189.916279" calcext:value-type="float">
            <text:p>189.9162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8352" calcext:value-type="float">
            <text:p>4498352</text:p>
          </table:table-cell>
          <table:table-cell office:value-type="float" office:value="59964" calcext:value-type="float">
            <text:p>59964</text:p>
          </table:table-cell>
          <table:table-cell office:value-type="float" office:value="4276" calcext:value-type="float">
            <text:p>4276</text:p>
          </table:table-cell>
          <table:table-cell office:value-type="float" office:value="57" calcext:value-type="float">
            <text:p>57</text:p>
          </table:table-cell>
          <table:table-cell office:value-type="float" office:value="1.017269" calcext:value-type="float">
            <text:p>1.017269</text:p>
          </table:table-cell>
          <table:table-cell office:value-type="float" office:value="1.759739" calcext:value-type="float">
            <text:p>1.759739</text:p>
          </table:table-cell>
          <table:table-cell office:value-type="float" office:value="0.742469" calcext:value-type="float">
            <text:p>0.742469</text:p>
          </table:table-cell>
          <table:table-cell office:value-type="float" office:value="0.646104" calcext:value-type="float">
            <text:p>0.646104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95196" calcext:value-type="float">
            <text:p>4495196</text:p>
          </table:table-cell>
          <table:table-cell office:value-type="float" office:value="19988" calcext:value-type="float">
            <text:p>19988</text:p>
          </table:table-cell>
          <table:table-cell office:value-type="float" office:value="4273" calcext:value-type="float">
            <text:p>4273</text:p>
          </table:table-cell>
          <table:table-cell office:value-type="float" office:value="19" calcext:value-type="float">
            <text:p>19</text:p>
          </table:table-cell>
          <table:table-cell office:value-type="float" office:value="1.237156" calcext:value-type="float">
            <text:p>1.237156</text:p>
          </table:table-cell>
          <table:table-cell office:value-type="float" office:value="1.732447" calcext:value-type="float">
            <text:p>1.732447</text:p>
          </table:table-cell>
          <table:table-cell office:value-type="float" office:value="0.495291" calcext:value-type="float">
            <text:p>0.495291</text:p>
          </table:table-cell>
          <table:table-cell office:value-type="float" office:value="0.322849" calcext:value-type="float">
            <text:p>0.322849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51145" calcext:value-type="float">
            <text:p>1.051145</text:p>
          </table:table-cell>
          <table:table-cell office:value-type="float" office:value="1.777199" calcext:value-type="float">
            <text:p>1.777199</text:p>
          </table:table-cell>
          <table:table-cell office:value-type="float" office:value="0.726053" calcext:value-type="float">
            <text:p>0.72605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0615" calcext:value-type="float">
            <text:p>1.07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566" calcext:value-type="float">
            <text:p>1.063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432" calcext:value-type="float">
            <text:p>1.8432</text:p>
          </table:table-cell>
          <table:table-cell office:value-type="float" office:value="191.953488" calcext:value-type="float">
            <text:p>191.9534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17288" calcext:value-type="float">
            <text:p>4517288</text:p>
          </table:table-cell>
          <table:table-cell office:value-type="float" office:value="61016" calcext:value-type="float">
            <text:p>61016</text:p>
          </table:table-cell>
          <table:table-cell office:value-type="float" office:value="4294" calcext:value-type="float">
            <text:p>4294</text:p>
          </table:table-cell>
          <table:table-cell office:value-type="float" office:value="58" calcext:value-type="float">
            <text:p>58</text:p>
          </table:table-cell>
          <table:table-cell office:value-type="float" office:value="1.019169" calcext:value-type="float">
            <text:p>1.019169</text:p>
          </table:table-cell>
          <table:table-cell office:value-type="float" office:value="1.787951" calcext:value-type="float">
            <text:p>1.787951</text:p>
          </table:table-cell>
          <table:table-cell office:value-type="float" office:value="0.768781" calcext:value-type="float">
            <text:p>0.768781</text:p>
          </table:table-cell>
          <table:table-cell office:value-type="float" office:value="0.634937" calcext:value-type="float">
            <text:p>0.634937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15184" calcext:value-type="float">
            <text:p>4515184</text:p>
          </table:table-cell>
          <table:table-cell office:value-type="float" office:value="16832" calcext:value-type="float">
            <text:p>16832</text:p>
          </table:table-cell>
          <table:table-cell office:value-type="float" office:value="4292" calcext:value-type="float">
            <text:p>4292</text:p>
          </table:table-cell>
          <table:table-cell office:value-type="float" office:value="16" calcext:value-type="float">
            <text:p>16</text:p>
          </table:table-cell>
          <table:table-cell office:value-type="float" office:value="1.178496" calcext:value-type="float">
            <text:p>1.178496</text:p>
          </table:table-cell>
          <table:table-cell office:value-type="float" office:value="1.727521" calcext:value-type="float">
            <text:p>1.727521</text:p>
          </table:table-cell>
          <table:table-cell office:value-type="float" office:value="0.549025" calcext:value-type="float">
            <text:p>0.549025</text:p>
          </table:table-cell>
          <table:table-cell office:value-type="float" office:value="0.245264" calcext:value-type="float">
            <text:p>0.245264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498" calcext:value-type="float">
            <text:p>1.03498</text:p>
          </table:table-cell>
          <table:table-cell office:value-type="float" office:value="1.794927" calcext:value-type="float">
            <text:p>1.794927</text:p>
          </table:table-cell>
          <table:table-cell office:value-type="float" office:value="0.759947" calcext:value-type="float">
            <text:p>0.759947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309" calcext:value-type="float">
            <text:p>1.06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21" calcext:value-type="float">
            <text:p>1.0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51392" calcext:value-type="float">
            <text:p>1.851392</text:p>
          </table:table-cell>
          <table:table-cell office:value-type="float" office:value="191.92093" calcext:value-type="float">
            <text:p>191.920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38328" calcext:value-type="float">
            <text:p>4538328</text:p>
          </table:table-cell>
          <table:table-cell office:value-type="float" office:value="61016" calcext:value-type="float">
            <text:p>61016</text:p>
          </table:table-cell>
          <table:table-cell office:value-type="float" office:value="4314" calcext:value-type="float">
            <text:p>4314</text:p>
          </table:table-cell>
          <table:table-cell office:value-type="float" office:value="58" calcext:value-type="float">
            <text:p>58</text:p>
          </table:table-cell>
          <table:table-cell office:value-type="float" office:value="1.017509" calcext:value-type="float">
            <text:p>1.017509</text:p>
          </table:table-cell>
          <table:table-cell office:value-type="float" office:value="1.765106" calcext:value-type="float">
            <text:p>1.765106</text:p>
          </table:table-cell>
          <table:table-cell office:value-type="float" office:value="0.747597" calcext:value-type="float">
            <text:p>0.747597</text:p>
          </table:table-cell>
          <table:table-cell office:value-type="float" office:value="0.65293" calcext:value-type="float">
            <text:p>0.65293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35172" calcext:value-type="float">
            <text:p>4535172</text:p>
          </table:table-cell>
          <table:table-cell office:value-type="float" office:value="12624" calcext:value-type="float">
            <text:p>12624</text:p>
          </table:table-cell>
          <table:table-cell office:value-type="float" office:value="4311" calcext:value-type="float">
            <text:p>4311</text:p>
          </table:table-cell>
          <table:table-cell office:value-type="float" office:value="12" calcext:value-type="float">
            <text:p>12</text:p>
          </table:table-cell>
          <table:table-cell office:value-type="float" office:value="1.281411" calcext:value-type="float">
            <text:p>1.281411</text:p>
          </table:table-cell>
          <table:table-cell office:value-type="float" office:value="1.682453" calcext:value-type="float">
            <text:p>1.682453</text:p>
          </table:table-cell>
          <table:table-cell office:value-type="float" office:value="0.401041" calcext:value-type="float">
            <text:p>0.401041</text:p>
          </table:table-cell>
          <table:table-cell office:value-type="float" office:value="0.251824" calcext:value-type="float">
            <text:p>0.251824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386" calcext:value-type="float">
            <text:p>386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64" calcext:value-type="float">
            <text:p>4064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59644" calcext:value-type="float">
            <text:p>1.059644</text:p>
          </table:table-cell>
          <table:table-cell office:value-type="float" office:value="1.782339" calcext:value-type="float">
            <text:p>1.782339</text:p>
          </table:table-cell>
          <table:table-cell office:value-type="float" office:value="0.722694" calcext:value-type="float">
            <text:p>0.722694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2966" calcext:value-type="float">
            <text:p>1.07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8888" calcext:value-type="float">
            <text:p>1.09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59584" calcext:value-type="float">
            <text:p>1.859584</text:p>
          </table:table-cell>
          <table:table-cell office:value-type="float" office:value="99.083721" calcext:value-type="float">
            <text:p>99.0837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7264" calcext:value-type="float">
            <text:p>4557264</text:p>
          </table:table-cell>
          <table:table-cell office:value-type="float" office:value="65224" calcext:value-type="float">
            <text:p>65224</text:p>
          </table:table-cell>
          <table:table-cell office:value-type="float" office:value="4332" calcext:value-type="float">
            <text:p>4332</text:p>
          </table:table-cell>
          <table:table-cell office:value-type="float" office:value="62" calcext:value-type="float">
            <text:p>62</text:p>
          </table:table-cell>
          <table:table-cell office:value-type="float" office:value="1.017161" calcext:value-type="float">
            <text:p>1.017161</text:p>
          </table:table-cell>
          <table:table-cell office:value-type="float" office:value="1.778688" calcext:value-type="float">
            <text:p>1.778688</text:p>
          </table:table-cell>
          <table:table-cell office:value-type="float" office:value="0.761527" calcext:value-type="float">
            <text:p>0.761527</text:p>
          </table:table-cell>
          <table:table-cell office:value-type="float" office:value="0.685192" calcext:value-type="float">
            <text:p>0.685192</text:p>
          </table:table-cell>
          <table:table-cell office:value-type="float" office:value="1.867776" calcext:value-type="float">
            <text:p>1.867776</text:p>
          </table:table-cell>
          <table:table-cell office:value-type="float" office:value="191.75814" calcext:value-type="float">
            <text:p>191.7581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55160" calcext:value-type="float">
            <text:p>4555160</text:p>
          </table:table-cell>
          <table:table-cell office:value-type="float" office:value="17884" calcext:value-type="float">
            <text:p>17884</text:p>
          </table:table-cell>
          <table:table-cell office:value-type="float" office:value="4330" calcext:value-type="float">
            <text:p>4330</text:p>
          </table:table-cell>
          <table:table-cell office:value-type="float" office:value="17" calcext:value-type="float">
            <text:p>17</text:p>
          </table:table-cell>
          <table:table-cell office:value-type="float" office:value="1.238947" calcext:value-type="float">
            <text:p>1.238947</text:p>
          </table:table-cell>
          <table:table-cell office:value-type="float" office:value="1.762201" calcext:value-type="float">
            <text:p>1.762201</text:p>
          </table:table-cell>
          <table:table-cell office:value-type="float" office:value="0.523253" calcext:value-type="float">
            <text:p>0.523253</text:p>
          </table:table-cell>
          <table:table-cell office:value-type="float" office:value="0.273428" calcext:value-type="float">
            <text:p>0.273428</text:p>
          </table:table-cell>
          <table:table-cell office:value-type="float" office:value="1.867776" calcext:value-type="float">
            <text:p>1.867776</text:p>
          </table:table-cell>
          <table:table-cell office:value-type="float" office:value="191.75814" calcext:value-type="float">
            <text:p>191.758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8" calcext:value-type="float">
            <text:p>184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3386" calcext:value-type="float">
            <text:p>1.05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776" calcext:value-type="float">
            <text:p>1.867776</text:p>
          </table:table-cell>
          <table:table-cell office:value-type="float" office:value="191.75814" calcext:value-type="float">
            <text:p>191.7581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679" calcext:value-type="float">
            <text:p>1.05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776" calcext:value-type="float">
            <text:p>1.867776</text:p>
          </table:table-cell>
          <table:table-cell office:value-type="float" office:value="191.75814" calcext:value-type="float">
            <text:p>191.75814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0787" calcext:value-type="float">
            <text:p>1.090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776" calcext:value-type="float">
            <text:p>1.867776</text:p>
          </table:table-cell>
          <table:table-cell office:value-type="float" office:value="191.75814" calcext:value-type="float">
            <text:p>191.7581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78304" calcext:value-type="float">
            <text:p>4578304</text:p>
          </table:table-cell>
          <table:table-cell office:value-type="float" office:value="103096" calcext:value-type="float">
            <text:p>103096</text:p>
          </table:table-cell>
          <table:table-cell office:value-type="float" office:value="4352" calcext:value-type="float">
            <text:p>4352</text:p>
          </table:table-cell>
          <table:table-cell office:value-type="float" office:value="98" calcext:value-type="float">
            <text:p>98</text:p>
          </table:table-cell>
          <table:table-cell office:value-type="float" office:value="1.018301" calcext:value-type="float">
            <text:p>1.018301</text:p>
          </table:table-cell>
          <table:table-cell office:value-type="float" office:value="1.931353" calcext:value-type="float">
            <text:p>1.931353</text:p>
          </table:table-cell>
          <table:table-cell office:value-type="float" office:value="0.913052" calcext:value-type="float">
            <text:p>0.913052</text:p>
          </table:table-cell>
          <table:table-cell office:value-type="float" office:value="0.903309" calcext:value-type="float">
            <text:p>0.903309</text:p>
          </table:table-cell>
          <table:table-cell office:value-type="float" office:value="1.875968" calcext:value-type="float">
            <text:p>1.875968</text:p>
          </table:table-cell>
          <table:table-cell office:value-type="float" office:value="97.995349" calcext:value-type="float">
            <text:p>97.9953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75148" calcext:value-type="float">
            <text:p>4575148</text:p>
          </table:table-cell>
          <table:table-cell office:value-type="float" office:value="10520" calcext:value-type="float">
            <text:p>10520</text:p>
          </table:table-cell>
          <table:table-cell office:value-type="float" office:value="4349" calcext:value-type="float">
            <text:p>4349</text:p>
          </table:table-cell>
          <table:table-cell office:value-type="float" office:value="10" calcext:value-type="float">
            <text:p>10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1.903841" calcext:value-type="float">
            <text:p>1.903841</text:p>
          </table:table-cell>
          <table:table-cell office:value-type="float" office:value="0.220191" calcext:value-type="float">
            <text:p>0.220191</text:p>
          </table:table-cell>
          <table:table-cell office:value-type="float" office:value="0.382214" calcext:value-type="float">
            <text:p>0.382214</text:p>
          </table:table-cell>
          <table:table-cell office:value-type="float" office:value="1.875968" calcext:value-type="float">
            <text:p>1.875968</text:p>
          </table:table-cell>
          <table:table-cell office:value-type="float" office:value="97.995349" calcext:value-type="float">
            <text:p>97.995349</text:p>
          </table:table-cell>
          <table:table-cell office:value-type="float" office:value="511" calcext:value-type="float">
            <text:p>511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60" calcext:value-type="float">
            <text:p>116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285102" calcext:value-type="float">
            <text:p>1.285102</text:p>
          </table:table-cell>
          <table:table-cell office:value-type="float" office:value="1.938269" calcext:value-type="float">
            <text:p>1.938269</text:p>
          </table:table-cell>
          <table:table-cell office:value-type="float" office:value="0.653166" calcext:value-type="float">
            <text:p>0.653166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1.875968" calcext:value-type="float">
            <text:p>1.875968</text:p>
          </table:table-cell>
          <table:table-cell office:value-type="float" office:value="97.995349" calcext:value-type="float">
            <text:p>97.99534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9085" calcext:value-type="float">
            <text:p>1.49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5968" calcext:value-type="float">
            <text:p>1.875968</text:p>
          </table:table-cell>
          <table:table-cell office:value-type="float" office:value="97.995349" calcext:value-type="float">
            <text:p>97.995349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41561" calcext:value-type="float">
            <text:p>1.34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5968" calcext:value-type="float">
            <text:p>1.875968</text:p>
          </table:table-cell>
          <table:table-cell office:value-type="float" office:value="97.995349" calcext:value-type="float">
            <text:p>97.995349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98292" calcext:value-type="float">
            <text:p>4598292</text:p>
          </table:table-cell>
          <table:table-cell office:value-type="float" office:value="63120" calcext:value-type="float">
            <text:p>63120</text:p>
          </table:table-cell>
          <table:table-cell office:value-type="float" office:value="4371" calcext:value-type="float">
            <text:p>4371</text:p>
          </table:table-cell>
          <table:table-cell office:value-type="float" office:value="60" calcext:value-type="float">
            <text:p>60</text:p>
          </table:table-cell>
          <table:table-cell office:value-type="float" office:value="1.020213" calcext:value-type="float">
            <text:p>1.020213</text:p>
          </table:table-cell>
          <table:table-cell office:value-type="float" office:value="1.793198" calcext:value-type="float">
            <text:p>1.793198</text:p>
          </table:table-cell>
          <table:table-cell office:value-type="float" office:value="0.772985" calcext:value-type="float">
            <text:p>0.772985</text:p>
          </table:table-cell>
          <table:table-cell office:value-type="float" office:value="0.65326" calcext:value-type="float">
            <text:p>0.65326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95136" calcext:value-type="float">
            <text:p>4595136</text:p>
          </table:table-cell>
          <table:table-cell office:value-type="float" office:value="16832" calcext:value-type="float">
            <text:p>16832</text:p>
          </table:table-cell>
          <table:table-cell office:value-type="float" office:value="4368" calcext:value-type="float">
            <text:p>4368</text:p>
          </table:table-cell>
          <table:table-cell office:value-type="float" office:value="16" calcext:value-type="float">
            <text:p>16</text:p>
          </table:table-cell>
          <table:table-cell office:value-type="float" office:value="1.166455" calcext:value-type="float">
            <text:p>1.166455</text:p>
          </table:table-cell>
          <table:table-cell office:value-type="float" office:value="1.775685" calcext:value-type="float">
            <text:p>1.775685</text:p>
          </table:table-cell>
          <table:table-cell office:value-type="float" office:value="0.609231" calcext:value-type="float">
            <text:p>0.609231</text:p>
          </table:table-cell>
          <table:table-cell office:value-type="float" office:value="0.221026" calcext:value-type="float">
            <text:p>0.221026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414" calcext:value-type="float">
            <text:p>414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04" calcext:value-type="float">
            <text:p>410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.030849" calcext:value-type="float">
            <text:p>1.030849</text:p>
          </table:table-cell>
          <table:table-cell office:value-type="float" office:value="1.800114" calcext:value-type="float">
            <text:p>1.800114</text:p>
          </table:table-cell>
          <table:table-cell office:value-type="float" office:value="0.769265" calcext:value-type="float">
            <text:p>0.769265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4171" calcext:value-type="float">
            <text:p>1.04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6413" calcext:value-type="float">
            <text:p>1.05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99.497674" calcext:value-type="float">
            <text:p>99.4976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8280" calcext:value-type="float">
            <text:p>4618280</text:p>
          </table:table-cell>
          <table:table-cell office:value-type="float" office:value="61016" calcext:value-type="float">
            <text:p>61016</text:p>
          </table:table-cell>
          <table:table-cell office:value-type="float" office:value="4390" calcext:value-type="float">
            <text:p>4390</text:p>
          </table:table-cell>
          <table:table-cell office:value-type="float" office:value="58" calcext:value-type="float">
            <text:p>58</text:p>
          </table:table-cell>
          <table:table-cell office:value-type="float" office:value="1.009222" calcext:value-type="float">
            <text:p>1.009222</text:p>
          </table:table-cell>
          <table:table-cell office:value-type="float" office:value="1.761643" calcext:value-type="float">
            <text:p>1.761643</text:p>
          </table:table-cell>
          <table:table-cell office:value-type="float" office:value="0.752421" calcext:value-type="float">
            <text:p>0.752421</text:p>
          </table:table-cell>
          <table:table-cell office:value-type="float" office:value="0.648744" calcext:value-type="float">
            <text:p>0.648744</text:p>
          </table:table-cell>
          <table:table-cell office:value-type="float" office:value="1.892352" calcext:value-type="float">
            <text:p>1.892352</text:p>
          </table:table-cell>
          <table:table-cell office:value-type="float" office:value="192.037209" calcext:value-type="float">
            <text:p>192.03720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15124" calcext:value-type="float">
            <text:p>4615124</text:p>
          </table:table-cell>
          <table:table-cell office:value-type="float" office:value="14728" calcext:value-type="float">
            <text:p>14728</text:p>
          </table:table-cell>
          <table:table-cell office:value-type="float" office:value="4387" calcext:value-type="float">
            <text:p>4387</text:p>
          </table:table-cell>
          <table:table-cell office:value-type="float" office:value="14" calcext:value-type="float">
            <text:p>14</text:p>
          </table:table-cell>
          <table:table-cell office:value-type="float" office:value="1.161754" calcext:value-type="float">
            <text:p>1.161754</text:p>
          </table:table-cell>
          <table:table-cell office:value-type="float" office:value="1.712104" calcext:value-type="float">
            <text:p>1.712104</text:p>
          </table:table-cell>
          <table:table-cell office:value-type="float" office:value="0.550349" calcext:value-type="float">
            <text:p>0.550349</text:p>
          </table:table-cell>
          <table:table-cell office:value-type="float" office:value="0.214089" calcext:value-type="float">
            <text:p>0.214089</text:p>
          </table:table-cell>
          <table:table-cell office:value-type="float" office:value="1.892352" calcext:value-type="float">
            <text:p>1.892352</text:p>
          </table:table-cell>
          <table:table-cell office:value-type="float" office:value="192.037209" calcext:value-type="float">
            <text:p>192.037209</text:p>
          </table:table-cell>
          <table:table-cell office:value-type="float" office:value="326" calcext:value-type="float">
            <text:p>32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36944" calcext:value-type="float">
            <text:p>1.036944</text:p>
          </table:table-cell>
          <table:table-cell office:value-type="float" office:value="1.771388" calcext:value-type="float">
            <text:p>1.771388</text:p>
          </table:table-cell>
          <table:table-cell office:value-type="float" office:value="0.734444" calcext:value-type="float">
            <text:p>0.734444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1.892352" calcext:value-type="float">
            <text:p>1.892352</text:p>
          </table:table-cell>
          <table:table-cell office:value-type="float" office:value="192.037209" calcext:value-type="float">
            <text:p>192.03720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893" calcext:value-type="float">
            <text:p>1.043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352" calcext:value-type="float">
            <text:p>1.892352</text:p>
          </table:table-cell>
          <table:table-cell office:value-type="float" office:value="192.037209" calcext:value-type="float">
            <text:p>192.03720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532" calcext:value-type="float">
            <text:p>1.05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352" calcext:value-type="float">
            <text:p>1.892352</text:p>
          </table:table-cell>
          <table:table-cell office:value-type="float" office:value="192.037209" calcext:value-type="float">
            <text:p>192.03720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107304" calcext:value-type="float">
            <text:p>107304</text:p>
          </table:table-cell>
          <table:table-cell office:value-type="float" office:value="4408" calcext:value-type="float">
            <text:p>4408</text:p>
          </table:table-cell>
          <table:table-cell office:value-type="float" office:value="102" calcext:value-type="float">
            <text:p>102</text:p>
          </table:table-cell>
          <table:table-cell office:value-type="float" office:value="1.007381" calcext:value-type="float">
            <text:p>1.007381</text:p>
          </table:table-cell>
          <table:table-cell office:value-type="float" office:value="1.940489" calcext:value-type="float">
            <text:p>1.940489</text:p>
          </table:table-cell>
          <table:table-cell office:value-type="float" office:value="0.933108" calcext:value-type="float">
            <text:p>0.933108</text:p>
          </table:table-cell>
          <table:table-cell office:value-type="float" office:value="0.919971" calcext:value-type="float">
            <text:p>0.919971</text:p>
          </table:table-cell>
          <table:table-cell office:value-type="float" office:value="1.900544" calcext:value-type="float">
            <text:p>1.900544</text:p>
          </table:table-cell>
          <table:table-cell office:value-type="float" office:value="190.051163" calcext:value-type="float">
            <text:p>190.05116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35112" calcext:value-type="float">
            <text:p>4635112</text:p>
          </table:table-cell>
          <table:table-cell office:value-type="float" office:value="10520" calcext:value-type="float">
            <text:p>10520</text:p>
          </table:table-cell>
          <table:table-cell office:value-type="float" office:value="4406" calcext:value-type="float">
            <text:p>4406</text:p>
          </table:table-cell>
          <table:table-cell office:value-type="float" office:value="10" calcext:value-type="float">
            <text:p>10</text:p>
          </table:table-cell>
          <table:table-cell office:value-type="float" office:value="1.616177" calcext:value-type="float">
            <text:p>1.616177</text:p>
          </table:table-cell>
          <table:table-cell office:value-type="float" office:value="1.923942" calcext:value-type="float">
            <text:p>1.923942</text:p>
          </table:table-cell>
          <table:table-cell office:value-type="float" office:value="0.307765" calcext:value-type="float">
            <text:p>0.307765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1.900544" calcext:value-type="float">
            <text:p>1.900544</text:p>
          </table:table-cell>
          <table:table-cell office:value-type="float" office:value="190.051163" calcext:value-type="float">
            <text:p>190.051163</text:p>
          </table:table-cell>
          <table:table-cell office:value-type="float" office:value="501" calcext:value-type="float">
            <text:p>501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68" calcext:value-type="float">
            <text:p>236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8112" calcext:value-type="float">
            <text:p>1.27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544" calcext:value-type="float">
            <text:p>1.900544</text:p>
          </table:table-cell>
          <table:table-cell office:value-type="float" office:value="190.051163" calcext:value-type="float">
            <text:p>190.05116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40145" calcext:value-type="float">
            <text:p>1.44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544" calcext:value-type="float">
            <text:p>1.900544</text:p>
          </table:table-cell>
          <table:table-cell office:value-type="float" office:value="190.051163" calcext:value-type="float">
            <text:p>190.051163</text:p>
          </table:table-cell>
          <table:table-cell office:value-type="float" office:value="181" calcext:value-type="float">
            <text:p>181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2487" calcext:value-type="float">
            <text:p>1.31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544" calcext:value-type="float">
            <text:p>1.900544</text:p>
          </table:table-cell>
          <table:table-cell office:value-type="float" office:value="190.051163" calcext:value-type="float">
            <text:p>190.051163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58256" calcext:value-type="float">
            <text:p>4658256</text:p>
          </table:table-cell>
          <table:table-cell office:value-type="float" office:value="113616" calcext:value-type="float">
            <text:p>113616</text:p>
          </table:table-cell>
          <table:table-cell office:value-type="float" office:value="4428" calcext:value-type="float">
            <text:p>4428</text:p>
          </table:table-cell>
          <table:table-cell office:value-type="float" office:value="108" calcext:value-type="float">
            <text:p>108</text:p>
          </table:table-cell>
          <table:table-cell office:value-type="float" office:value="1.017269" calcext:value-type="float">
            <text:p>1.017269</text:p>
          </table:table-cell>
          <table:table-cell office:value-type="float" office:value="1.970174" calcext:value-type="float">
            <text:p>1.970174</text:p>
          </table:table-cell>
          <table:table-cell office:value-type="float" office:value="0.952905" calcext:value-type="float">
            <text:p>0.952905</text:p>
          </table:table-cell>
          <table:table-cell office:value-type="float" office:value="0.95385" calcext:value-type="float">
            <text:p>0.95385</text:p>
          </table:table-cell>
          <table:table-cell office:value-type="float" office:value="1.908736" calcext:value-type="float">
            <text:p>1.908736</text:p>
          </table:table-cell>
          <table:table-cell office:value-type="float" office:value="98.697674" calcext:value-type="float">
            <text:p>98.6976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55100" calcext:value-type="float">
            <text:p>4655100</text:p>
          </table:table-cell>
          <table:table-cell office:value-type="float" office:value="12624" calcext:value-type="float">
            <text:p>12624</text:p>
          </table:table-cell>
          <table:table-cell office:value-type="float" office:value="4425" calcext:value-type="float">
            <text:p>4425</text:p>
          </table:table-cell>
          <table:table-cell office:value-type="float" office:value="12" calcext:value-type="float">
            <text:p>12</text:p>
          </table:table-cell>
          <table:table-cell office:value-type="float" office:value="1.496921" calcext:value-type="float">
            <text:p>1.496921</text:p>
          </table:table-cell>
          <table:table-cell office:value-type="float" office:value="1.953688" calcext:value-type="float">
            <text:p>1.953688</text:p>
          </table:table-cell>
          <table:table-cell office:value-type="float" office:value="0.456767" calcext:value-type="float">
            <text:p>0.456767</text:p>
          </table:table-cell>
          <table:table-cell office:value-type="float" office:value="0.221102" calcext:value-type="float">
            <text:p>0.221102</text:p>
          </table:table-cell>
          <table:table-cell office:value-type="float" office:value="1.908736" calcext:value-type="float">
            <text:p>1.908736</text:p>
          </table:table-cell>
          <table:table-cell office:value-type="float" office:value="98.697674" calcext:value-type="float">
            <text:p>98.697674</text:p>
          </table:table-cell>
          <table:table-cell office:value-type="float" office:value="469" calcext:value-type="float">
            <text:p>469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.274127" calcext:value-type="float">
            <text:p>1.274127</text:p>
          </table:table-cell>
          <table:table-cell office:value-type="float" office:value="1.985541" calcext:value-type="float">
            <text:p>1.985541</text:p>
          </table:table-cell>
          <table:table-cell office:value-type="float" office:value="0.711414" calcext:value-type="float">
            <text:p>0.711414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1.908736" calcext:value-type="float">
            <text:p>1.908736</text:p>
          </table:table-cell>
          <table:table-cell office:value-type="float" office:value="98.697674" calcext:value-type="float">
            <text:p>98.697674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92477" calcext:value-type="float">
            <text:p>1.39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8736" calcext:value-type="float">
            <text:p>1.908736</text:p>
          </table:table-cell>
          <table:table-cell office:value-type="float" office:value="98.697674" calcext:value-type="float">
            <text:p>98.697674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6308" calcext:value-type="float">
            <text:p>1.28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8736" calcext:value-type="float">
            <text:p>1.908736</text:p>
          </table:table-cell>
          <table:table-cell office:value-type="float" office:value="98.697674" calcext:value-type="float">
            <text:p>98.69767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78244" calcext:value-type="float">
            <text:p>4678244</text:p>
          </table:table-cell>
          <table:table-cell office:value-type="float" office:value="171476" calcext:value-type="float">
            <text:p>171476</text:p>
          </table:table-cell>
          <table:table-cell office:value-type="float" office:value="4447" calcext:value-type="float">
            <text:p>4447</text:p>
          </table:table-cell>
          <table:table-cell office:value-type="float" office:value="163" calcext:value-type="float">
            <text:p>163</text:p>
          </table:table-cell>
          <table:table-cell office:value-type="float" office:value="1.015089" calcext:value-type="float">
            <text:p>1.015089</text:p>
          </table:table-cell>
          <table:table-cell office:value-type="float" office:value="2.452348" calcext:value-type="float">
            <text:p>2.452348</text:p>
          </table:table-cell>
          <table:table-cell office:value-type="float" office:value="1.437259" calcext:value-type="float">
            <text:p>1.437259</text:p>
          </table:table-cell>
          <table:table-cell office:value-type="float" office:value="0.954461" calcext:value-type="float">
            <text:p>0.954461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75088" calcext:value-type="float">
            <text:p>4675088</text:p>
          </table:table-cell>
          <table:table-cell office:value-type="float" office:value="37872" calcext:value-type="float">
            <text:p>37872</text:p>
          </table:table-cell>
          <table:table-cell office:value-type="float" office:value="4444" calcext:value-type="float">
            <text:p>4444</text:p>
          </table:table-cell>
          <table:table-cell office:value-type="float" office:value="36" calcext:value-type="float">
            <text:p>36</text:p>
          </table:table-cell>
          <table:table-cell office:value-type="float" office:value="1.323827" calcext:value-type="float">
            <text:p>1.323827</text:p>
          </table:table-cell>
          <table:table-cell office:value-type="float" office:value="2.226489" calcext:value-type="float">
            <text:p>2.226489</text:p>
          </table:table-cell>
          <table:table-cell office:value-type="float" office:value="0.902662" calcext:value-type="float">
            <text:p>0.902662</text:p>
          </table:table-cell>
          <table:table-cell office:value-type="float" office:value="0.335647" calcext:value-type="float">
            <text:p>0.335647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678" calcext:value-type="float">
            <text:p>67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37873" calcext:value-type="float">
            <text:p>1.037873</text:p>
          </table:table-cell>
          <table:table-cell office:value-type="float" office:value="1.824197" calcext:value-type="float">
            <text:p>1.824197</text:p>
          </table:table-cell>
          <table:table-cell office:value-type="float" office:value="0.786325" calcext:value-type="float">
            <text:p>0.786325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545" calcext:value-type="float">
            <text:p>1.05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0723" calcext:value-type="float">
            <text:p>1.12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274224" calcext:value-type="float">
            <text:p>2.27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928" calcext:value-type="float">
            <text:p>1.916928</text:p>
          </table:table-cell>
          <table:table-cell office:value-type="float" office:value="191.581395" calcext:value-type="float">
            <text:p>191.581395</text:p>
          </table:table-cell>
          <table:table-cell office:value-type="float" office:value="454" calcext:value-type="float">
            <text:p>45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98232" calcext:value-type="float">
            <text:p>4698232</text:p>
          </table:table-cell>
          <table:table-cell office:value-type="float" office:value="73640" calcext:value-type="float">
            <text:p>73640</text:p>
          </table:table-cell>
          <table:table-cell office:value-type="float" office:value="4466" calcext:value-type="float">
            <text:p>4466</text:p>
          </table:table-cell>
          <table:table-cell office:value-type="float" office:value="70" calcext:value-type="float">
            <text:p>70</text:p>
          </table:table-cell>
          <table:table-cell office:value-type="float" office:value="1.009341" calcext:value-type="float">
            <text:p>1.009341</text:p>
          </table:table-cell>
          <table:table-cell office:value-type="float" office:value="1.863793" calcext:value-type="float">
            <text:p>1.863793</text:p>
          </table:table-cell>
          <table:table-cell office:value-type="float" office:value="0.854452" calcext:value-type="float">
            <text:p>0.854452</text:p>
          </table:table-cell>
          <table:table-cell office:value-type="float" office:value="0.689471" calcext:value-type="float">
            <text:p>0.689471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695076" calcext:value-type="float">
            <text:p>4695076</text:p>
          </table:table-cell>
          <table:table-cell office:value-type="float" office:value="21040" calcext:value-type="float">
            <text:p>21040</text:p>
          </table:table-cell>
          <table:table-cell office:value-type="float" office:value="4463" calcext:value-type="float">
            <text:p>4463</text:p>
          </table:table-cell>
          <table:table-cell office:value-type="float" office:value="20" calcext:value-type="float">
            <text:p>20</text:p>
          </table:table-cell>
          <table:table-cell office:value-type="float" office:value="1.17762" calcext:value-type="float">
            <text:p>1.17762</text:p>
          </table:table-cell>
          <table:table-cell office:value-type="float" office:value="1.816533" calcext:value-type="float">
            <text:p>1.816533</text:p>
          </table:table-cell>
          <table:table-cell office:value-type="float" office:value="0.638913" calcext:value-type="float">
            <text:p>0.638913</text:p>
          </table:table-cell>
          <table:table-cell office:value-type="float" office:value="0.263447" calcext:value-type="float">
            <text:p>0.263447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372" calcext:value-type="float">
            <text:p>37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0" calcext:value-type="float">
            <text:p>1760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.036348" calcext:value-type="float">
            <text:p>1.036348</text:p>
          </table:table-cell>
          <table:table-cell office:value-type="float" office:value="1.876252" calcext:value-type="float">
            <text:p>1.876252</text:p>
          </table:table-cell>
          <table:table-cell office:value-type="float" office:value="0.839904" calcext:value-type="float">
            <text:p>0.8399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015" calcext:value-type="float">
            <text:p>1.03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416" calcext:value-type="float">
            <text:p>1.05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2512" calcext:value-type="float">
            <text:p>1.92512</text:p>
          </table:table-cell>
          <table:table-cell office:value-type="float" office:value="99.702326" calcext:value-type="float">
            <text:p>99.7023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18220" calcext:value-type="float">
            <text:p>4718220</text:p>
          </table:table-cell>
          <table:table-cell office:value-type="float" office:value="61016" calcext:value-type="float">
            <text:p>61016</text:p>
          </table:table-cell>
          <table:table-cell office:value-type="float" office:value="4485" calcext:value-type="float">
            <text:p>4485</text:p>
          </table:table-cell>
          <table:table-cell office:value-type="float" office:value="58" calcext:value-type="float">
            <text:p>58</text:p>
          </table:table-cell>
          <table:table-cell office:value-type="float" office:value="1.014481" calcext:value-type="float">
            <text:p>1.014481</text:p>
          </table:table-cell>
          <table:table-cell office:value-type="float" office:value="1.750539" calcext:value-type="float">
            <text:p>1.750539</text:p>
          </table:table-cell>
          <table:table-cell office:value-type="float" office:value="0.736059" calcext:value-type="float">
            <text:p>0.736059</text:p>
          </table:table-cell>
          <table:table-cell office:value-type="float" office:value="0.663164" calcext:value-type="float">
            <text:p>0.663164</text:p>
          </table:table-cell>
          <table:table-cell office:value-type="float" office:value="1.933312" calcext:value-type="float">
            <text:p>1.933312</text:p>
          </table:table-cell>
          <table:table-cell office:value-type="float" office:value="191.939535" calcext:value-type="float">
            <text:p>191.93953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15064" calcext:value-type="float">
            <text:p>4715064</text:p>
          </table:table-cell>
          <table:table-cell office:value-type="float" office:value="13676" calcext:value-type="float">
            <text:p>13676</text:p>
          </table:table-cell>
          <table:table-cell office:value-type="float" office:value="4482" calcext:value-type="float">
            <text:p>4482</text:p>
          </table:table-cell>
          <table:table-cell office:value-type="float" office:value="13" calcext:value-type="float">
            <text:p>13</text:p>
          </table:table-cell>
          <table:table-cell office:value-type="float" office:value="1.245038" calcext:value-type="float">
            <text:p>1.245038</text:p>
          </table:table-cell>
          <table:table-cell office:value-type="float" office:value="1.67375" calcext:value-type="float">
            <text:p>1.67375</text:p>
          </table:table-cell>
          <table:table-cell office:value-type="float" office:value="0.428712" calcext:value-type="float">
            <text:p>0.428712</text:p>
          </table:table-cell>
          <table:table-cell office:value-type="float" office:value="0.255202" calcext:value-type="float">
            <text:p>0.255202</text:p>
          </table:table-cell>
          <table:table-cell office:value-type="float" office:value="1.933312" calcext:value-type="float">
            <text:p>1.933312</text:p>
          </table:table-cell>
          <table:table-cell office:value-type="float" office:value="191.939535" calcext:value-type="float">
            <text:p>191.939535</text:p>
          </table:table-cell>
          <table:table-cell office:value-type="float" office:value="381" calcext:value-type="float">
            <text:p>381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0639" calcext:value-type="float">
            <text:p>1.04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3312" calcext:value-type="float">
            <text:p>1.933312</text:p>
          </table:table-cell>
          <table:table-cell office:value-type="float" office:value="191.939535" calcext:value-type="float">
            <text:p>191.93953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3112" calcext:value-type="float">
            <text:p>1.07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3312" calcext:value-type="float">
            <text:p>1.933312</text:p>
          </table:table-cell>
          <table:table-cell office:value-type="float" office:value="191.939535" calcext:value-type="float">
            <text:p>191.939535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9141" calcext:value-type="float">
            <text:p>1.07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3312" calcext:value-type="float">
            <text:p>1.933312</text:p>
          </table:table-cell>
          <table:table-cell office:value-type="float" office:value="191.939535" calcext:value-type="float">
            <text:p>191.93953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38208" calcext:value-type="float">
            <text:p>4738208</text:p>
          </table:table-cell>
          <table:table-cell office:value-type="float" office:value="237752" calcext:value-type="float">
            <text:p>237752</text:p>
          </table:table-cell>
          <table:table-cell office:value-type="float" office:value="4504" calcext:value-type="float">
            <text:p>4504</text:p>
          </table:table-cell>
          <table:table-cell office:value-type="float" office:value="226" calcext:value-type="float">
            <text:p>226</text:p>
          </table:table-cell>
          <table:table-cell office:value-type="float" office:value="1.019369" calcext:value-type="float">
            <text:p>1.019369</text:p>
          </table:table-cell>
          <table:table-cell office:value-type="float" office:value="2.467887" calcext:value-type="float">
            <text:p>2.467887</text:p>
          </table:table-cell>
          <table:table-cell office:value-type="float" office:value="1.448518" calcext:value-type="float">
            <text:p>1.448518</text:p>
          </table:table-cell>
          <table:table-cell office:value-type="float" office:value="1.313078" calcext:value-type="float">
            <text:p>1.313078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35052" calcext:value-type="float">
            <text:p>4735052</text:p>
          </table:table-cell>
          <table:table-cell office:value-type="float" office:value="0" calcext:value-type="float">
            <text:p>0</text:p>
          </table:table-cell>
          <table:table-cell office:value-type="float" office:value="4501" calcext:value-type="float">
            <text:p>45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392" calcext:value-type="float">
            <text:p>339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.046633" calcext:value-type="float">
            <text:p>1.046633</text:p>
          </table:table-cell>
          <table:table-cell office:value-type="float" office:value="2.490662" calcext:value-type="float">
            <text:p>2.490662</text:p>
          </table:table-cell>
          <table:table-cell office:value-type="float" office:value="1.444029" calcext:value-type="float">
            <text:p>1.444029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9915" calcext:value-type="float">
            <text:p>1.059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65655" calcext:value-type="float">
            <text:p>2.06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41504" calcext:value-type="float">
            <text:p>1.941504</text:p>
          </table:table-cell>
          <table:table-cell office:value-type="float" office:value="95.465116" calcext:value-type="float">
            <text:p>95.4651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57144" calcext:value-type="float">
            <text:p>4757144</text:p>
          </table:table-cell>
          <table:table-cell office:value-type="float" office:value="105200" calcext:value-type="float">
            <text:p>105200</text:p>
          </table:table-cell>
          <table:table-cell office:value-type="float" office:value="4522" calcext:value-type="float">
            <text:p>4522</text:p>
          </table:table-cell>
          <table:table-cell office:value-type="float" office:value="100" calcext:value-type="float">
            <text:p>100</text:p>
          </table:table-cell>
          <table:table-cell office:value-type="float" office:value="1.019178" calcext:value-type="float">
            <text:p>1.019178</text:p>
          </table:table-cell>
          <table:table-cell office:value-type="float" office:value="1.926577" calcext:value-type="float">
            <text:p>1.926577</text:p>
          </table:table-cell>
          <table:table-cell office:value-type="float" office:value="0.907399" calcext:value-type="float">
            <text:p>0.907399</text:p>
          </table:table-cell>
          <table:table-cell office:value-type="float" office:value="0.927486" calcext:value-type="float">
            <text:p>0.927486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55040" calcext:value-type="float">
            <text:p>4755040</text:p>
          </table:table-cell>
          <table:table-cell office:value-type="float" office:value="10520" calcext:value-type="float">
            <text:p>10520</text:p>
          </table:table-cell>
          <table:table-cell office:value-type="float" office:value="4520" calcext:value-type="float">
            <text:p>4520</text:p>
          </table:table-cell>
          <table:table-cell office:value-type="float" office:value="10" calcext:value-type="float">
            <text:p>10</text:p>
          </table:table-cell>
          <table:table-cell office:value-type="float" office:value="1.612385" calcext:value-type="float">
            <text:p>1.612385</text:p>
          </table:table-cell>
          <table:table-cell office:value-type="float" office:value="1.908708" calcext:value-type="float">
            <text:p>1.908708</text:p>
          </table:table-cell>
          <table:table-cell office:value-type="float" office:value="0.296323" calcext:value-type="float">
            <text:p>0.296323</text:p>
          </table:table-cell>
          <table:table-cell office:value-type="float" office:value="0.284015" calcext:value-type="float">
            <text:p>0.284015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492" calcext:value-type="float">
            <text:p>4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8" calcext:value-type="float">
            <text:p>104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96417" calcext:value-type="float">
            <text:p>1.296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75411" calcext:value-type="float">
            <text:p>1.475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4321" calcext:value-type="float">
            <text:p>1.31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49696" calcext:value-type="float">
            <text:p>1.949696</text:p>
          </table:table-cell>
          <table:table-cell office:value-type="float" office:value="190.162791" calcext:value-type="float">
            <text:p>190.1627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78184" calcext:value-type="float">
            <text:p>4778184</text:p>
          </table:table-cell>
          <table:table-cell office:value-type="float" office:value="56808" calcext:value-type="float">
            <text:p>56808</text:p>
          </table:table-cell>
          <table:table-cell office:value-type="float" office:value="4542" calcext:value-type="float">
            <text:p>4542</text:p>
          </table:table-cell>
          <table:table-cell office:value-type="float" office:value="54" calcext:value-type="float">
            <text:p>54</text:p>
          </table:table-cell>
          <table:table-cell office:value-type="float" office:value="1.016501" calcext:value-type="float">
            <text:p>1.016501</text:p>
          </table:table-cell>
          <table:table-cell office:value-type="float" office:value="1.72591" calcext:value-type="float">
            <text:p>1.72591</text:p>
          </table:table-cell>
          <table:table-cell office:value-type="float" office:value="0.709409" calcext:value-type="float">
            <text:p>0.709409</text:p>
          </table:table-cell>
          <table:table-cell office:value-type="float" office:value="0.640623" calcext:value-type="float">
            <text:p>0.640623</text:p>
          </table:table-cell>
          <table:table-cell office:value-type="float" office:value="1.957888" calcext:value-type="float">
            <text:p>1.957888</text:p>
          </table:table-cell>
          <table:table-cell office:value-type="float" office:value="98.962791" calcext:value-type="float">
            <text:p>98.9627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75028" calcext:value-type="float">
            <text:p>4775028</text:p>
          </table:table-cell>
          <table:table-cell office:value-type="float" office:value="10520" calcext:value-type="float">
            <text:p>10520</text:p>
          </table:table-cell>
          <table:table-cell office:value-type="float" office:value="4539" calcext:value-type="float">
            <text:p>4539</text:p>
          </table:table-cell>
          <table:table-cell office:value-type="float" office:value="10" calcext:value-type="float">
            <text:p>10</text:p>
          </table:table-cell>
          <table:table-cell office:value-type="float" office:value="1.30276" calcext:value-type="float">
            <text:p>1.30276</text:p>
          </table:table-cell>
          <table:table-cell office:value-type="float" office:value="1.70392" calcext:value-type="float">
            <text:p>1.70392</text:p>
          </table:table-cell>
          <table:table-cell office:value-type="float" office:value="0.40116" calcext:value-type="float">
            <text:p>0.40116</text:p>
          </table:table-cell>
          <table:table-cell office:value-type="float" office:value="0.209792" calcext:value-type="float">
            <text:p>0.209792</text:p>
          </table:table-cell>
          <table:table-cell office:value-type="float" office:value="1.957888" calcext:value-type="float">
            <text:p>1.957888</text:p>
          </table:table-cell>
          <table:table-cell office:value-type="float" office:value="98.962791" calcext:value-type="float">
            <text:p>98.962791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84" calcext:value-type="float">
            <text:p>398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069302" calcext:value-type="float">
            <text:p>1.069302</text:p>
          </table:table-cell>
          <table:table-cell office:value-type="float" office:value="1.732706" calcext:value-type="float">
            <text:p>1.732706</text:p>
          </table:table-cell>
          <table:table-cell office:value-type="float" office:value="0.663403" calcext:value-type="float">
            <text:p>0.663403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1.957888" calcext:value-type="float">
            <text:p>1.957888</text:p>
          </table:table-cell>
          <table:table-cell office:value-type="float" office:value="98.962791" calcext:value-type="float">
            <text:p>98.962791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6392" calcext:value-type="float">
            <text:p>1.076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888" calcext:value-type="float">
            <text:p>1.957888</text:p>
          </table:table-cell>
          <table:table-cell office:value-type="float" office:value="98.962791" calcext:value-type="float">
            <text:p>98.96279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94296" calcext:value-type="float">
            <text:p>1.09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888" calcext:value-type="float">
            <text:p>1.957888</text:p>
          </table:table-cell>
          <table:table-cell office:value-type="float" office:value="98.962791" calcext:value-type="float">
            <text:p>98.96279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97120" calcext:value-type="float">
            <text:p>4797120</text:p>
          </table:table-cell>
          <table:table-cell office:value-type="float" office:value="82056" calcext:value-type="float">
            <text:p>82056</text:p>
          </table:table-cell>
          <table:table-cell office:value-type="float" office:value="4560" calcext:value-type="float">
            <text:p>4560</text:p>
          </table:table-cell>
          <table:table-cell office:value-type="float" office:value="78" calcext:value-type="float">
            <text:p>78</text:p>
          </table:table-cell>
          <table:table-cell office:value-type="float" office:value="1.008402" calcext:value-type="float">
            <text:p>1.008402</text:p>
          </table:table-cell>
          <table:table-cell office:value-type="float" office:value="1.827056" calcext:value-type="float">
            <text:p>1.827056</text:p>
          </table:table-cell>
          <table:table-cell office:value-type="float" office:value="0.818654" calcext:value-type="float">
            <text:p>0.818654</text:p>
          </table:table-cell>
          <table:table-cell office:value-type="float" office:value="0.801862" calcext:value-type="float">
            <text:p>0.801862</text:p>
          </table:table-cell>
          <table:table-cell office:value-type="float" office:value="1.96608" calcext:value-type="float">
            <text:p>1.96608</text:p>
          </table:table-cell>
          <table:table-cell office:value-type="float" office:value="192.013953" calcext:value-type="float">
            <text:p>192.01395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5016" calcext:value-type="float">
            <text:p>4795016</text:p>
          </table:table-cell>
          <table:table-cell office:value-type="float" office:value="15780" calcext:value-type="float">
            <text:p>15780</text:p>
          </table:table-cell>
          <table:table-cell office:value-type="float" office:value="4558" calcext:value-type="float">
            <text:p>4558</text:p>
          </table:table-cell>
          <table:table-cell office:value-type="float" office:value="15" calcext:value-type="float">
            <text:p>15</text:p>
          </table:table-cell>
          <table:table-cell office:value-type="float" office:value="1.237409" calcext:value-type="float">
            <text:p>1.237409</text:p>
          </table:table-cell>
          <table:table-cell office:value-type="float" office:value="1.805007" calcext:value-type="float">
            <text:p>1.805007</text:p>
          </table:table-cell>
          <table:table-cell office:value-type="float" office:value="0.567597" calcext:value-type="float">
            <text:p>0.567597</text:p>
          </table:table-cell>
          <table:table-cell office:value-type="float" office:value="0.222411" calcext:value-type="float">
            <text:p>0.222411</text:p>
          </table:table-cell>
          <table:table-cell office:value-type="float" office:value="1.96608" calcext:value-type="float">
            <text:p>1.96608</text:p>
          </table:table-cell>
          <table:table-cell office:value-type="float" office:value="192.013953" calcext:value-type="float">
            <text:p>192.013953</text:p>
          </table:table-cell>
          <table:table-cell office:value-type="float" office:value="480" calcext:value-type="float">
            <text:p>480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8447" calcext:value-type="float">
            <text:p>1.04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08" calcext:value-type="float">
            <text:p>1.96608</text:p>
          </table:table-cell>
          <table:table-cell office:value-type="float" office:value="192.013953" calcext:value-type="float">
            <text:p>192.01395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2238" calcext:value-type="float">
            <text:p>1.07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08" calcext:value-type="float">
            <text:p>1.96608</text:p>
          </table:table-cell>
          <table:table-cell office:value-type="float" office:value="192.013953" calcext:value-type="float">
            <text:p>192.013953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70752" calcext:value-type="float">
            <text:p>1.07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08" calcext:value-type="float">
            <text:p>1.96608</text:p>
          </table:table-cell>
          <table:table-cell office:value-type="float" office:value="192.013953" calcext:value-type="float">
            <text:p>192.01395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17108" calcext:value-type="float">
            <text:p>4817108</text:p>
          </table:table-cell>
          <table:table-cell office:value-type="float" office:value="185152" calcext:value-type="float">
            <text:p>185152</text:p>
          </table:table-cell>
          <table:table-cell office:value-type="float" office:value="4579" calcext:value-type="float">
            <text:p>4579</text:p>
          </table:table-cell>
          <table:table-cell office:value-type="float" office:value="176" calcext:value-type="float">
            <text:p>176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2.539135" calcext:value-type="float">
            <text:p>2.539135</text:p>
          </table:table-cell>
          <table:table-cell office:value-type="float" office:value="1.530674" calcext:value-type="float">
            <text:p>1.530674</text:p>
          </table:table-cell>
          <table:table-cell office:value-type="float" office:value="0.967689" calcext:value-type="float">
            <text:p>0.967689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15004" calcext:value-type="float">
            <text:p>4815004</text:p>
          </table:table-cell>
          <table:table-cell office:value-type="float" office:value="39976" calcext:value-type="float">
            <text:p>39976</text:p>
          </table:table-cell>
          <table:table-cell office:value-type="float" office:value="4577" calcext:value-type="float">
            <text:p>4577</text:p>
          </table:table-cell>
          <table:table-cell office:value-type="float" office:value="38" calcext:value-type="float">
            <text:p>38</text:p>
          </table:table-cell>
          <table:table-cell office:value-type="float" office:value="1.702764" calcext:value-type="float">
            <text:p>1.702764</text:p>
          </table:table-cell>
          <table:table-cell office:value-type="float" office:value="2.339359" calcext:value-type="float">
            <text:p>2.339359</text:p>
          </table:table-cell>
          <table:table-cell office:value-type="float" office:value="0.636595" calcext:value-type="float">
            <text:p>0.636595</text:p>
          </table:table-cell>
          <table:table-cell office:value-type="float" office:value="0.502373" calcext:value-type="float">
            <text:p>0.502373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688" calcext:value-type="float">
            <text:p>68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2" calcext:value-type="float">
            <text:p>51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28066" calcext:value-type="float">
            <text:p>1.28066</text:p>
          </table:table-cell>
          <table:table-cell office:value-type="float" office:value="1.916794" calcext:value-type="float">
            <text:p>1.916794</text:p>
          </table:table-cell>
          <table:table-cell office:value-type="float" office:value="0.636135" calcext:value-type="float">
            <text:p>0.636135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05144" calcext:value-type="float">
            <text:p>1.50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22066" calcext:value-type="float">
            <text:p>1.32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26789" calcext:value-type="float">
            <text:p>2.326789</text:p>
          </table:table-cell>
          <table:table-cell office:value-type="float" office:value="2.333877" calcext:value-type="float">
            <text:p>2.333877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1.974272" calcext:value-type="float">
            <text:p>1.974272</text:p>
          </table:table-cell>
          <table:table-cell office:value-type="float" office:value="98.776744" calcext:value-type="float">
            <text:p>98.776744</text:p>
          </table:table-cell>
          <table:table-cell office:value-type="float" office:value="357" calcext:value-type="float">
            <text:p>357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38148" calcext:value-type="float">
            <text:p>4838148</text:p>
          </table:table-cell>
          <table:table-cell office:value-type="float" office:value="71536" calcext:value-type="float">
            <text:p>71536</text:p>
          </table:table-cell>
          <table:table-cell office:value-type="float" office:value="4599" calcext:value-type="float">
            <text:p>4599</text:p>
          </table:table-cell>
          <table:table-cell office:value-type="float" office:value="68" calcext:value-type="float">
            <text:p>68</text:p>
          </table:table-cell>
          <table:table-cell office:value-type="float" office:value="1.01335" calcext:value-type="float">
            <text:p>1.01335</text:p>
          </table:table-cell>
          <table:table-cell office:value-type="float" office:value="1.796375" calcext:value-type="float">
            <text:p>1.796375</text:p>
          </table:table-cell>
          <table:table-cell office:value-type="float" office:value="0.783025" calcext:value-type="float">
            <text:p>0.783025</text:p>
          </table:table-cell>
          <table:table-cell office:value-type="float" office:value="0.730868" calcext:value-type="float">
            <text:p>0.730868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34992" calcext:value-type="float">
            <text:p>4834992</text:p>
          </table:table-cell>
          <table:table-cell office:value-type="float" office:value="12624" calcext:value-type="float">
            <text:p>12624</text:p>
          </table:table-cell>
          <table:table-cell office:value-type="float" office:value="4596" calcext:value-type="float">
            <text:p>4596</text:p>
          </table:table-cell>
          <table:table-cell office:value-type="float" office:value="12" calcext:value-type="float">
            <text:p>12</text:p>
          </table:table-cell>
          <table:table-cell office:value-type="float" office:value="1.354478" calcext:value-type="float">
            <text:p>1.354478</text:p>
          </table:table-cell>
          <table:table-cell office:value-type="float" office:value="1.690034" calcext:value-type="float">
            <text:p>1.690034</text:p>
          </table:table-cell>
          <table:table-cell office:value-type="float" office:value="0.335556" calcext:value-type="float">
            <text:p>0.335556</text:p>
          </table:table-cell>
          <table:table-cell office:value-type="float" office:value="0.300969" calcext:value-type="float">
            <text:p>0.300969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05774" calcext:value-type="float">
            <text:p>1.105774</text:p>
          </table:table-cell>
          <table:table-cell office:value-type="float" office:value="1.790812" calcext:value-type="float">
            <text:p>1.790812</text:p>
          </table:table-cell>
          <table:table-cell office:value-type="float" office:value="0.685038" calcext:value-type="float">
            <text:p>0.685038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99" calcext:value-type="float">
            <text:p>1.035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28821" calcext:value-type="float">
            <text:p>1.12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82464" calcext:value-type="float">
            <text:p>1.982464</text:p>
          </table:table-cell>
          <table:table-cell office:value-type="float" office:value="191.711628" calcext:value-type="float">
            <text:p>191.7116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58136" calcext:value-type="float">
            <text:p>4858136</text:p>
          </table:table-cell>
          <table:table-cell office:value-type="float" office:value="67328" calcext:value-type="float">
            <text:p>67328</text:p>
          </table:table-cell>
          <table:table-cell office:value-type="float" office:value="4618" calcext:value-type="float">
            <text:p>4618</text:p>
          </table:table-cell>
          <table:table-cell office:value-type="float" office:value="64" calcext:value-type="float">
            <text:p>64</text:p>
          </table:table-cell>
          <table:table-cell office:value-type="float" office:value="1.01247" calcext:value-type="float">
            <text:p>1.01247</text:p>
          </table:table-cell>
          <table:table-cell office:value-type="float" office:value="1.76857" calcext:value-type="float">
            <text:p>1.76857</text:p>
          </table:table-cell>
          <table:table-cell office:value-type="float" office:value="0.756099" calcext:value-type="float">
            <text:p>0.756099</text:p>
          </table:table-cell>
          <table:table-cell office:value-type="float" office:value="0.712372" calcext:value-type="float">
            <text:p>0.712372</text:p>
          </table:table-cell>
          <table:table-cell office:value-type="float" office:value="1.990656" calcext:value-type="float">
            <text:p>1.990656</text:p>
          </table:table-cell>
          <table:table-cell office:value-type="float" office:value="192.065116" calcext:value-type="float">
            <text:p>192.0651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54980" calcext:value-type="float">
            <text:p>4854980</text:p>
          </table:table-cell>
          <table:table-cell office:value-type="float" office:value="14728" calcext:value-type="float">
            <text:p>14728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1.170061" calcext:value-type="float">
            <text:p>1.170061</text:p>
          </table:table-cell>
          <table:table-cell office:value-type="float" office:value="1.735716" calcext:value-type="float">
            <text:p>1.735716</text:p>
          </table:table-cell>
          <table:table-cell office:value-type="float" office:value="0.565655" calcext:value-type="float">
            <text:p>0.565655</text:p>
          </table:table-cell>
          <table:table-cell office:value-type="float" office:value="0.208297" calcext:value-type="float">
            <text:p>0.208297</text:p>
          </table:table-cell>
          <table:table-cell office:value-type="float" office:value="1.990656" calcext:value-type="float">
            <text:p>1.990656</text:p>
          </table:table-cell>
          <table:table-cell office:value-type="float" office:value="192.065116" calcext:value-type="float">
            <text:p>192.065116</text:p>
          </table:table-cell>
          <table:table-cell office:value-type="float" office:value="388" calcext:value-type="float">
            <text:p>38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4553" calcext:value-type="float">
            <text:p>1.03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656" calcext:value-type="float">
            <text:p>1.990656</text:p>
          </table:table-cell>
          <table:table-cell office:value-type="float" office:value="192.065116" calcext:value-type="float">
            <text:p>192.06511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2" calcext:value-type="float">
            <text:p>1.03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656" calcext:value-type="float">
            <text:p>1.990656</text:p>
          </table:table-cell>
          <table:table-cell office:value-type="float" office:value="192.065116" calcext:value-type="float">
            <text:p>192.065116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769" calcext:value-type="float">
            <text:p>1.064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656" calcext:value-type="float">
            <text:p>1.990656</text:p>
          </table:table-cell>
          <table:table-cell office:value-type="float" office:value="192.065116" calcext:value-type="float">
            <text:p>192.065116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77072" calcext:value-type="float">
            <text:p>4877072</text:p>
          </table:table-cell>
          <table:table-cell office:value-type="float" office:value="238804" calcext:value-type="float">
            <text:p>238804</text:p>
          </table:table-cell>
          <table:table-cell office:value-type="float" office:value="4636" calcext:value-type="float">
            <text:p>4636</text:p>
          </table:table-cell>
          <table:table-cell office:value-type="float" office:value="227" calcext:value-type="float">
            <text:p>227</text:p>
          </table:table-cell>
          <table:table-cell office:value-type="float" office:value="1.01631" calcext:value-type="float">
            <text:p>1.01631</text:p>
          </table:table-cell>
          <table:table-cell office:value-type="float" office:value="2.445015" calcext:value-type="float">
            <text:p>2.445015</text:p>
          </table:table-cell>
          <table:table-cell office:value-type="float" office:value="1.428705" calcext:value-type="float">
            <text:p>1.428705</text:p>
          </table:table-cell>
          <table:table-cell office:value-type="float" office:value="1.337177" calcext:value-type="float">
            <text:p>1.337177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874968" calcext:value-type="float">
            <text:p>4874968</text:p>
          </table:table-cell>
          <table:table-cell office:value-type="float" office:value="0" calcext:value-type="float">
            <text:p>0</text:p>
          </table:table-cell>
          <table:table-cell office:value-type="float" office:value="4634" calcext:value-type="float">
            <text:p>46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272" calcext:value-type="float">
            <text:p>327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.051863" calcext:value-type="float">
            <text:p>1.051863</text:p>
          </table:table-cell>
          <table:table-cell office:value-type="float" office:value="2.455299" calcext:value-type="float">
            <text:p>2.455299</text:p>
          </table:table-cell>
          <table:table-cell office:value-type="float" office:value="1.403436" calcext:value-type="float">
            <text:p>1.40343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1447" calcext:value-type="float">
            <text:p>1.07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119938" calcext:value-type="float">
            <text:p>2.11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98848" calcext:value-type="float">
            <text:p>1.998848</text:p>
          </table:table-cell>
          <table:table-cell office:value-type="float" office:value="95.623256" calcext:value-type="float">
            <text:p>95.6232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0.009018" calcext:value-type="float">
            <text:p>0.009018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0.017313" calcext:value-type="float">
            <text:p>0.017313</text:p>
          </table:table-cell>
        </table:table-row>
        <table:table-row table:style-name="ro1">
          <table:table-cell office:value-type="float" office:value="0.024576" calcext:value-type="float">
            <text:p>0.024576</text:p>
          </table:table-cell>
          <table:table-cell office:value-type="float" office:value="0.025699" calcext:value-type="float">
            <text:p>0.025699</text:p>
          </table:table-cell>
          <table:table-cell office:value-type="float" office:value="0.025735" calcext:value-type="float">
            <text:p>0.025735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34119" calcext:value-type="float">
            <text:p>0.034119</text:p>
          </table:table-cell>
          <table:table-cell office:value-type="float" office:value="0.034166" calcext:value-type="float">
            <text:p>0.034166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042542" calcext:value-type="float">
            <text:p>0.042542</text:p>
          </table:table-cell>
          <table:table-cell office:value-type="float" office:value="0.042604" calcext:value-type="float">
            <text:p>0.042604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0.057344" calcext:value-type="float">
            <text:p>0.057344</text:p>
          </table:table-cell>
          <table:table-cell office:value-type="float" office:value="0.059375" calcext:value-type="float">
            <text:p>0.059375</text:p>
          </table:table-cell>
          <table:table-cell office:value-type="float" office:value="0.059455" calcext:value-type="float">
            <text:p>0.059455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67847" calcext:value-type="float">
            <text:p>0.067847</text:p>
          </table:table-cell>
        </table:table-row>
        <table:table-row table:style-name="ro1">
          <table:table-cell office:value-type="float" office:value="0.073728" calcext:value-type="float">
            <text:p>0.073728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0.076301" calcext:value-type="float">
            <text:p>0.076301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84638" calcext:value-type="float">
            <text:p>0.084638</text:p>
          </table:table-cell>
          <table:table-cell office:value-type="float" office:value="0.084703" calcext:value-type="float">
            <text:p>0.084703</text:p>
          </table:table-cell>
        </table:table-row>
        <table:table-row table:style-name="ro1">
          <table:table-cell office:value-type="float" office:value="0.090112" calcext:value-type="float">
            <text:p>0.090112</text:p>
          </table:table-cell>
          <table:table-cell office:value-type="float" office:value="0.093047" calcext:value-type="float">
            <text:p>0.093047</text:p>
          </table:table-cell>
          <table:table-cell office:value-type="float" office:value="0.093146" calcext:value-type="float">
            <text:p>0.093146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101489" calcext:value-type="float">
            <text:p>0.101489</text:p>
          </table:table-cell>
          <table:table-cell office:value-type="float" office:value="0.101613" calcext:value-type="float">
            <text:p>0.101613</text:p>
          </table:table-cell>
        </table:table-row>
        <table:table-row table:style-name="ro1">
          <table:table-cell office:value-type="float" office:value="0.106496" calcext:value-type="float">
            <text:p>0.106496</text:p>
          </table:table-cell>
          <table:table-cell office:value-type="float" office:value="0.109871" calcext:value-type="float">
            <text:p>0.109871</text:p>
          </table:table-cell>
          <table:table-cell office:value-type="float" office:value="0.110045" calcext:value-type="float">
            <text:p>0.110045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118406" calcext:value-type="float">
            <text:p>0.118406</text:p>
          </table:table-cell>
        </table:table-row>
        <table:table-row table:style-name="ro1">
          <table:table-cell office:value-type="float" office:value="0.12288" calcext:value-type="float">
            <text:p>0.12288</text:p>
          </table:table-cell>
          <table:table-cell office:value-type="float" office:value="0.126719" calcext:value-type="float">
            <text:p>0.126719</text:p>
          </table:table-cell>
          <table:table-cell office:value-type="float" office:value="0.126845" calcext:value-type="float">
            <text:p>0.126845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135131" calcext:value-type="float">
            <text:p>0.135131</text:p>
          </table:table-cell>
          <table:table-cell office:value-type="float" office:value="0.135283" calcext:value-type="float">
            <text:p>0.135283</text:p>
          </table:table-cell>
        </table:table-row>
        <table:table-row table:style-name="ro1">
          <table:table-cell office:value-type="float" office:value="0.139264" calcext:value-type="float">
            <text:p>0.139264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0.143738" calcext:value-type="float">
            <text:p>0.14373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152007" calcext:value-type="float">
            <text:p>0.152007</text:p>
          </table:table-cell>
          <table:table-cell office:value-type="float" office:value="0.152164" calcext:value-type="float">
            <text:p>0.152164</text:p>
          </table:table-cell>
        </table:table-row>
        <table:table-row table:style-name="ro1">
          <table:table-cell office:value-type="float" office:value="0.155648" calcext:value-type="float">
            <text:p>0.155648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160628" calcext:value-type="float">
            <text:p>0.160628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168793" calcext:value-type="float">
            <text:p>0.168793</text:p>
          </table:table-cell>
          <table:table-cell office:value-type="float" office:value="0.169012" calcext:value-type="float">
            <text:p>0.169012</text:p>
          </table:table-cell>
        </table:table-row>
        <table:table-row table:style-name="ro1">
          <table:table-cell office:value-type="float" office:value="0.172032" calcext:value-type="float">
            <text:p>0.172032</text:p>
          </table:table-cell>
          <table:table-cell office:value-type="float" office:value="0.177257" calcext:value-type="float">
            <text:p>0.177257</text:p>
          </table:table-cell>
          <table:table-cell office:value-type="float" office:value="0.177456" calcext:value-type="float">
            <text:p>0.177456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185616" calcext:value-type="float">
            <text:p>0.185616</text:p>
          </table:table-cell>
          <table:table-cell office:value-type="float" office:value="0.185847" calcext:value-type="float">
            <text:p>0.185847</text:p>
          </table:table-cell>
        </table:table-row>
        <table:table-row table:style-name="ro1">
          <table:table-cell office:value-type="float" office:value="0.188416" calcext:value-type="float">
            <text:p>0.188416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0.194192" calcext:value-type="float">
            <text:p>0.19419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202506" calcext:value-type="float">
            <text:p>0.202506</text:p>
          </table:table-cell>
          <table:table-cell office:value-type="float" office:value="0.202708" calcext:value-type="float">
            <text:p>0.202708</text:p>
          </table:table-cell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10891" calcext:value-type="float">
            <text:p>0.210891</text:p>
          </table:table-cell>
          <table:table-cell office:value-type="float" office:value="0.211043" calcext:value-type="float">
            <text:p>0.211043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219343" calcext:value-type="float">
            <text:p>0.219343</text:p>
          </table:table-cell>
          <table:table-cell office:value-type="float" office:value="0.219704" calcext:value-type="float">
            <text:p>0.219704</text:p>
          </table:table-cell>
        </table:table-row>
        <table:table-row table:style-name="ro1">
          <table:table-cell office:value-type="float" office:value="0.221184" calcext:value-type="float">
            <text:p>0.221184</text:p>
          </table:table-cell>
          <table:table-cell office:value-type="float" office:value="0.227761" calcext:value-type="float">
            <text:p>0.227761</text:p>
          </table:table-cell>
          <table:table-cell office:value-type="float" office:value="0.228136" calcext:value-type="float">
            <text:p>0.22813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236195" calcext:value-type="float">
            <text:p>0.236195</text:p>
          </table:table-cell>
          <table:table-cell office:value-type="float" office:value="0.236611" calcext:value-type="float">
            <text:p>0.236611</text:p>
          </table:table-cell>
        </table:table-row>
        <table:table-row table:style-name="ro1">
          <table:table-cell office:value-type="float" office:value="0.237568" calcext:value-type="float">
            <text:p>0.237568</text:p>
          </table:table-cell>
          <table:table-cell office:value-type="float" office:value="0.244563" calcext:value-type="float">
            <text:p>0.244563</text:p>
          </table:table-cell>
          <table:table-cell office:value-type="float" office:value="0.244947" calcext:value-type="float">
            <text:p>0.244947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253059" calcext:value-type="float">
            <text:p>0.253059</text:p>
          </table:table-cell>
          <table:table-cell office:value-type="float" office:value="0.253397" calcext:value-type="float">
            <text:p>0.253397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  <table:table-cell office:value-type="float" office:value="0.261384" calcext:value-type="float">
            <text:p>0.261384</text:p>
          </table:table-cell>
          <table:table-cell office:value-type="float" office:value="0.261932" calcext:value-type="float">
            <text:p>0.261932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269857" calcext:value-type="float">
            <text:p>0.269857</text:p>
          </table:table-cell>
          <table:table-cell office:value-type="float" office:value="0.270275" calcext:value-type="float">
            <text:p>0.270275</text:p>
          </table:table-cell>
        </table:table-row>
        <table:table-row table:style-name="ro1">
          <table:table-cell office:value-type="float" office:value="0.270336" calcext:value-type="float">
            <text:p>0.270336</text:p>
          </table:table-cell>
          <table:table-cell office:value-type="float" office:value="0.278232" calcext:value-type="float">
            <text:p>0.278232</text:p>
          </table:table-cell>
          <table:table-cell office:value-type="float" office:value="0.278654" calcext:value-type="float">
            <text:p>0.278654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286741" calcext:value-type="float">
            <text:p>0.286741</text:p>
          </table:table-cell>
          <table:table-cell office:value-type="float" office:value="0.287011" calcext:value-type="float">
            <text:p>0.287011</text:p>
          </table:table-cell>
        </table:table-row>
        <table:table-row table:style-name="ro1">
          <table:table-cell office:value-type="float" office:value="0.28672" calcext:value-type="float">
            <text:p>0.28672</text:p>
          </table:table-cell>
          <table:table-cell office:value-type="float" office:value="0.295055" calcext:value-type="float">
            <text:p>0.295055</text:p>
          </table:table-cell>
          <table:table-cell office:value-type="float" office:value="0.295489" calcext:value-type="float">
            <text:p>0.295489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303928" calcext:value-type="float">
            <text:p>0.303928</text:p>
          </table:table-cell>
        </table:table-row>
        <table:table-row table:style-name="ro1">
          <table:table-cell office:value-type="float" office:value="0.303104" calcext:value-type="float">
            <text:p>0.303104</text:p>
          </table:table-cell>
          <table:table-cell office:value-type="float" office:value="0.311874" calcext:value-type="float">
            <text:p>0.311874</text:p>
          </table:table-cell>
          <table:table-cell office:value-type="float" office:value="0.312318" calcext:value-type="float">
            <text:p>0.312318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320339" calcext:value-type="float">
            <text:p>0.320339</text:p>
          </table:table-cell>
          <table:table-cell office:value-type="float" office:value="0.320717" calcext:value-type="float">
            <text:p>0.320717</text:p>
          </table:table-cell>
        </table:table-row>
        <table:table-row table:style-name="ro1">
          <table:table-cell office:value-type="float" office:value="0.319488" calcext:value-type="float">
            <text:p>0.319488</text:p>
          </table:table-cell>
          <table:table-cell office:value-type="float" office:value="0.328744" calcext:value-type="float">
            <text:p>0.328744</text:p>
          </table:table-cell>
          <table:table-cell office:value-type="float" office:value="0.329264" calcext:value-type="float">
            <text:p>0.329264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337266" calcext:value-type="float">
            <text:p>0.337266</text:p>
          </table:table-cell>
          <table:table-cell office:value-type="float" office:value="0.337596" calcext:value-type="float">
            <text:p>0.337596</text:p>
          </table:table-cell>
        </table:table-row>
        <table:table-row table:style-name="ro1">
          <table:table-cell office:value-type="float" office:value="0.335872" calcext:value-type="float">
            <text:p>0.335872</text:p>
          </table:table-cell>
          <table:table-cell office:value-type="float" office:value="0.345542" calcext:value-type="float">
            <text:p>0.345542</text:p>
          </table:table-cell>
          <table:table-cell office:value-type="float" office:value="0.345983" calcext:value-type="float">
            <text:p>0.345983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354758" calcext:value-type="float">
            <text:p>0.354758</text:p>
          </table:table-cell>
        </table:table-row>
        <table:table-row table:style-name="ro1">
          <table:table-cell office:value-type="float" office:value="0.352256" calcext:value-type="float">
            <text:p>0.352256</text:p>
          </table:table-cell>
          <table:table-cell office:value-type="float" office:value="0.362525" calcext:value-type="float">
            <text:p>0.362525</text:p>
          </table:table-cell>
          <table:table-cell office:value-type="float" office:value="0.362829" calcext:value-type="float">
            <text:p>0.362829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370849" calcext:value-type="float">
            <text:p>0.370849</text:p>
          </table:table-cell>
          <table:table-cell office:value-type="float" office:value="0.371231" calcext:value-type="float">
            <text:p>0.371231</text:p>
          </table:table-cell>
        </table:table-row>
        <table:table-row table:style-name="ro1">
          <table:table-cell office:value-type="float" office:value="0.36864" calcext:value-type="float">
            <text:p>0.36864</text:p>
          </table:table-cell>
          <table:table-cell office:value-type="float" office:value="0.379207" calcext:value-type="float">
            <text:p>0.379207</text:p>
          </table:table-cell>
          <table:table-cell office:value-type="float" office:value="0.379658" calcext:value-type="float">
            <text:p>0.379658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38812" calcext:value-type="float">
            <text:p>0.38812</text:p>
          </table:table-cell>
          <table:table-cell office:value-type="float" office:value="0.388598" calcext:value-type="float">
            <text:p>0.388598</text:p>
          </table:table-cell>
        </table:table-row>
        <table:table-row table:style-name="ro1">
          <table:table-cell office:value-type="float" office:value="0.385024" calcext:value-type="float">
            <text:p>0.385024</text:p>
          </table:table-cell>
          <table:table-cell office:value-type="float" office:value="0.396167" calcext:value-type="float">
            <text:p>0.396167</text:p>
          </table:table-cell>
          <table:table-cell office:value-type="float" office:value="0.396809" calcext:value-type="float">
            <text:p>0.396809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404662" calcext:value-type="float">
            <text:p>0.404662</text:p>
          </table:table-cell>
          <table:table-cell office:value-type="float" office:value="0.405385" calcext:value-type="float">
            <text:p>0.405385</text:p>
          </table:table-cell>
        </table:table-row>
        <table:table-row table:style-name="ro1">
          <table:table-cell office:value-type="float" office:value="0.401408" calcext:value-type="float">
            <text:p>0.401408</text:p>
          </table:table-cell>
          <table:table-cell office:value-type="float" office:value="0.412974" calcext:value-type="float">
            <text:p>0.412974</text:p>
          </table:table-cell>
          <table:table-cell office:value-type="float" office:value="0.413605" calcext:value-type="float">
            <text:p>0.41360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421289" calcext:value-type="float">
            <text:p>0.421289</text:p>
          </table:table-cell>
          <table:table-cell office:value-type="float" office:value="0.422307" calcext:value-type="float">
            <text:p>0.422307</text:p>
          </table:table-cell>
        </table:table-row>
        <table:table-row table:style-name="ro1">
          <table:table-cell office:value-type="float" office:value="0.417792" calcext:value-type="float">
            <text:p>0.417792</text:p>
          </table:table-cell>
          <table:table-cell office:value-type="float" office:value="0.429744" calcext:value-type="float">
            <text:p>0.429744</text:p>
          </table:table-cell>
          <table:table-cell office:value-type="float" office:value="0.430598" calcext:value-type="float">
            <text:p>0.430598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438245" calcext:value-type="float">
            <text:p>0.438245</text:p>
          </table:table-cell>
          <table:table-cell office:value-type="float" office:value="0.438971" calcext:value-type="float">
            <text:p>0.438971</text:p>
          </table:table-cell>
        </table:table-row>
        <table:table-row table:style-name="ro1">
          <table:table-cell office:value-type="float" office:value="0.434176" calcext:value-type="float">
            <text:p>0.434176</text:p>
          </table:table-cell>
          <table:table-cell office:value-type="float" office:value="0.446709" calcext:value-type="float">
            <text:p>0.446709</text:p>
          </table:table-cell>
          <table:table-cell office:value-type="float" office:value="0.447422" calcext:value-type="float">
            <text:p>0.44742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454897" calcext:value-type="float">
            <text:p>0.454897</text:p>
          </table:table-cell>
          <table:table-cell office:value-type="float" office:value="0.456045" calcext:value-type="float">
            <text:p>0.456045</text:p>
          </table:table-cell>
        </table:table-row>
        <table:table-row table:style-name="ro1">
          <table:table-cell office:value-type="float" office:value="0.45056" calcext:value-type="float">
            <text:p>0.45056</text:p>
          </table:table-cell>
          <table:table-cell office:value-type="float" office:value="0.463505" calcext:value-type="float">
            <text:p>0.463505</text:p>
          </table:table-cell>
          <table:table-cell office:value-type="float" office:value="0.464495" calcext:value-type="float">
            <text:p>0.464495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471861" calcext:value-type="float">
            <text:p>0.471861</text:p>
          </table:table-cell>
          <table:table-cell office:value-type="float" office:value="0.472853" calcext:value-type="float">
            <text:p>0.472853</text:p>
          </table:table-cell>
        </table:table-row>
        <table:table-row table:style-name="ro1">
          <table:table-cell office:value-type="float" office:value="0.466944" calcext:value-type="float">
            <text:p>0.466944</text:p>
          </table:table-cell>
          <table:table-cell office:value-type="float" office:value="0.480249" calcext:value-type="float">
            <text:p>0.480249</text:p>
          </table:table-cell>
          <table:table-cell office:value-type="float" office:value="0.481056" calcext:value-type="float">
            <text:p>0.481056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488613" calcext:value-type="float">
            <text:p>0.488613</text:p>
          </table:table-cell>
          <table:table-cell office:value-type="float" office:value="0.489791" calcext:value-type="float">
            <text:p>0.489791</text:p>
          </table:table-cell>
        </table:table-row>
        <table:table-row table:style-name="ro1">
          <table:table-cell office:value-type="float" office:value="0.483328" calcext:value-type="float">
            <text:p>0.483328</text:p>
          </table:table-cell>
          <table:table-cell office:value-type="float" office:value="0.497043" calcext:value-type="float">
            <text:p>0.497043</text:p>
          </table:table-cell>
          <table:table-cell office:value-type="float" office:value="0.498174" calcext:value-type="float">
            <text:p>0.498174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505365" calcext:value-type="float">
            <text:p>0.505365</text:p>
          </table:table-cell>
          <table:table-cell office:value-type="float" office:value="0.506128" calcext:value-type="float">
            <text:p>0.506128</text:p>
          </table:table-cell>
        </table:table-row>
        <table:table-row table:style-name="ro1">
          <table:table-cell office:value-type="float" office:value="0.499712" calcext:value-type="float">
            <text:p>0.499712</text:p>
          </table:table-cell>
          <table:table-cell office:value-type="float" office:value="0.494297" calcext:value-type="float">
            <text:p>0.494297</text:p>
          </table:table-cell>
          <table:table-cell office:value-type="float" office:value="0.469782" calcext:value-type="float">
            <text:p>0.469782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449709" calcext:value-type="float">
            <text:p>0.449709</text:p>
          </table:table-cell>
          <table:table-cell office:value-type="float" office:value="0.362705" calcext:value-type="float">
            <text:p>0.362705</text:p>
          </table:table-cell>
        </table:table-row>
        <table:table-row table:style-name="ro1">
          <table:table-cell office:value-type="float" office:value="0.516096" calcext:value-type="float">
            <text:p>0.516096</text:p>
          </table:table-cell>
          <table:table-cell office:value-type="float" office:value="0.385592" calcext:value-type="float">
            <text:p>0.385592</text:p>
          </table:table-cell>
          <table:table-cell office:value-type="float" office:value="0.256282" calcext:value-type="float">
            <text:p>0.256282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435585" calcext:value-type="float">
            <text:p>0.435585</text:p>
          </table:table-cell>
          <table:table-cell office:value-type="float" office:value="0.27544" calcext:value-type="float">
            <text:p>0.27544</text:p>
          </table:table-cell>
        </table:table-row>
        <table:table-row table:style-name="ro1">
          <table:table-cell office:value-type="float" office:value="0.53248" calcext:value-type="float">
            <text:p>0.53248</text:p>
          </table:table-cell>
          <table:table-cell office:value-type="float" office:value="0.485618" calcext:value-type="float">
            <text:p>0.485618</text:p>
          </table:table-cell>
          <table:table-cell office:value-type="float" office:value="0.330278" calcext:value-type="float">
            <text:p>0.330278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371997" calcext:value-type="float">
            <text:p>0.371997</text:p>
          </table:table-cell>
          <table:table-cell office:value-type="float" office:value="0.222376" calcext:value-type="float">
            <text:p>0.222376</text:p>
          </table:table-cell>
        </table:table-row>
        <table:table-row table:style-name="ro1">
          <table:table-cell office:value-type="float" office:value="0.548864" calcext:value-type="float">
            <text:p>0.548864</text:p>
          </table:table-cell>
          <table:table-cell office:value-type="float" office:value="0.425013" calcext:value-type="float">
            <text:p>0.425013</text:p>
          </table:table-cell>
          <table:table-cell office:value-type="float" office:value="0.275649" calcext:value-type="float">
            <text:p>0.275649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465789" calcext:value-type="float">
            <text:p>0.465789</text:p>
          </table:table-cell>
          <table:table-cell office:value-type="float" office:value="0.313431" calcext:value-type="float">
            <text:p>0.313431</text:p>
          </table:table-cell>
        </table:table-row>
        <table:table-row table:style-name="ro1">
          <table:table-cell office:value-type="float" office:value="0.565248" calcext:value-type="float">
            <text:p>0.565248</text:p>
          </table:table-cell>
          <table:table-cell office:value-type="float" office:value="0.411223" calcext:value-type="float">
            <text:p>0.411223</text:p>
          </table:table-cell>
          <table:table-cell office:value-type="float" office:value="0.22054" calcext:value-type="float">
            <text:p>0.22054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507612" calcext:value-type="float">
            <text:p>0.507612</text:p>
          </table:table-cell>
          <table:table-cell office:value-type="float" office:value="0.348621" calcext:value-type="float">
            <text:p>0.348621</text:p>
          </table:table-cell>
        </table:table-row>
        <table:table-row table:style-name="ro1">
          <table:table-cell office:value-type="float" office:value="0.581632" calcext:value-type="float">
            <text:p>0.581632</text:p>
          </table:table-cell>
          <table:table-cell office:value-type="float" office:value="0.446765" calcext:value-type="float">
            <text:p>0.446765</text:p>
          </table:table-cell>
          <table:table-cell office:value-type="float" office:value="0.184932" calcext:value-type="float">
            <text:p>0.184932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411308" calcext:value-type="float">
            <text:p>0.411308</text:p>
          </table:table-cell>
          <table:table-cell office:value-type="float" office:value="0.217153" calcext:value-type="float">
            <text:p>0.217153</text:p>
          </table:table-cell>
        </table:table-row>
        <table:table-row table:style-name="ro1">
          <table:table-cell office:value-type="float" office:value="0.598016" calcext:value-type="float">
            <text:p>0.598016</text:p>
          </table:table-cell>
          <table:table-cell office:value-type="float" office:value="0.383733" calcext:value-type="float">
            <text:p>0.383733</text:p>
          </table:table-cell>
          <table:table-cell office:value-type="float" office:value="0.149573" calcext:value-type="float">
            <text:p>0.149573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518446" calcext:value-type="float">
            <text:p>0.518446</text:p>
          </table:table-cell>
          <table:table-cell office:value-type="float" office:value="0.258523" calcext:value-type="float">
            <text:p>0.258523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0.431352" calcext:value-type="float">
            <text:p>0.431352</text:p>
          </table:table-cell>
          <table:table-cell office:value-type="float" office:value="0.117297" calcext:value-type="float">
            <text:p>0.11729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434249" calcext:value-type="float">
            <text:p>0.434249</text:p>
          </table:table-cell>
          <table:table-cell office:value-type="float" office:value="0.207817" calcext:value-type="float">
            <text:p>0.207817</text:p>
          </table:table-cell>
        </table:table-row>
        <table:table-row table:style-name="ro1">
          <table:table-cell office:value-type="float" office:value="0.630784" calcext:value-type="float">
            <text:p>0.630784</text:p>
          </table:table-cell>
          <table:table-cell office:value-type="float" office:value="0.389775" calcext:value-type="float">
            <text:p>0.389775</text:p>
          </table:table-cell>
          <table:table-cell office:value-type="float" office:value="0.163529" calcext:value-type="float">
            <text:p>0.16352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76338" calcext:value-type="float">
            <text:p>0.376338</text:p>
          </table:table-cell>
          <table:table-cell office:value-type="float" office:value="0.132045" calcext:value-type="float">
            <text:p>0.132045</text:p>
          </table:table-cell>
        </table:table-row>
        <table:table-row table:style-name="ro1">
          <table:table-cell office:value-type="float" office:value="0.647168" calcext:value-type="float">
            <text:p>0.647168</text:p>
          </table:table-cell>
          <table:table-cell office:value-type="float" office:value="0.429501" calcext:value-type="float">
            <text:p>0.429501</text:p>
          </table:table-cell>
          <table:table-cell office:value-type="float" office:value="0.231758" calcext:value-type="float">
            <text:p>0.231758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5224" calcext:value-type="float">
            <text:p>0.35224</text:p>
          </table:table-cell>
          <table:table-cell office:value-type="float" office:value="0.189198" calcext:value-type="float">
            <text:p>0.189198</text:p>
          </table:table-cell>
        </table:table-row>
        <table:table-row table:style-name="ro1">
          <table:table-cell office:value-type="float" office:value="0.663552" calcext:value-type="float">
            <text:p>0.663552</text:p>
          </table:table-cell>
          <table:table-cell office:value-type="float" office:value="0.444347" calcext:value-type="float">
            <text:p>0.444347</text:p>
          </table:table-cell>
          <table:table-cell office:value-type="float" office:value="0.224916" calcext:value-type="float">
            <text:p>0.224916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539437" calcext:value-type="float">
            <text:p>0.539437</text:p>
          </table:table-cell>
          <table:table-cell office:value-type="float" office:value="0.149013" calcext:value-type="float">
            <text:p>0.149013</text:p>
          </table:table-cell>
        </table:table-row>
        <table:table-row table:style-name="ro1">
          <table:table-cell office:value-type="float" office:value="0.679936" calcext:value-type="float">
            <text:p>0.679936</text:p>
          </table:table-cell>
          <table:table-cell office:value-type="float" office:value="0.559054" calcext:value-type="float">
            <text:p>0.559054</text:p>
          </table:table-cell>
          <table:table-cell office:value-type="float" office:value="0.270627" calcext:value-type="float">
            <text:p>0.270627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50838" calcext:value-type="float">
            <text:p>0.50838</text:p>
          </table:table-cell>
          <table:table-cell office:value-type="float" office:value="0.157811" calcext:value-type="float">
            <text:p>0.157811</text:p>
          </table:table-cell>
        </table:table-row>
        <table:table-row table:style-name="ro1">
          <table:table-cell office:value-type="float" office:value="0.69632" calcext:value-type="float">
            <text:p>0.69632</text:p>
          </table:table-cell>
          <table:table-cell office:value-type="float" office:value="0.421762" calcext:value-type="float">
            <text:p>0.421762</text:p>
          </table:table-cell>
          <table:table-cell office:value-type="float" office:value="0.223778" calcext:value-type="float">
            <text:p>0.223778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58584" calcext:value-type="float">
            <text:p>0.58584</text:p>
          </table:table-cell>
          <table:table-cell office:value-type="float" office:value="0.184833" calcext:value-type="float">
            <text:p>0.184833</text:p>
          </table:table-cell>
        </table:table-row>
        <table:table-row table:style-name="ro1">
          <table:table-cell office:value-type="float" office:value="0.712704" calcext:value-type="float">
            <text:p>0.712704</text:p>
          </table:table-cell>
          <table:table-cell office:value-type="float" office:value="0.479014" calcext:value-type="float">
            <text:p>0.479014</text:p>
          </table:table-cell>
          <table:table-cell office:value-type="float" office:value="0.165808" calcext:value-type="float">
            <text:p>0.165808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451833" calcext:value-type="float">
            <text:p>0.451833</text:p>
          </table:table-cell>
          <table:table-cell office:value-type="float" office:value="0.109859" calcext:value-type="float">
            <text:p>0.109859</text:p>
          </table:table-cell>
        </table:table-row>
        <table:table-row table:style-name="ro1">
          <table:table-cell office:value-type="float" office:value="0.729088" calcext:value-type="float">
            <text:p>0.729088</text:p>
          </table:table-cell>
          <table:table-cell office:value-type="float" office:value="0.510527" calcext:value-type="float">
            <text:p>0.510527</text:p>
          </table:table-cell>
          <table:table-cell office:value-type="float" office:value="0.287762" calcext:value-type="float">
            <text:p>0.287762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17705" calcext:value-type="float">
            <text:p>0.317705</text:p>
          </table:table-cell>
          <table:table-cell office:value-type="float" office:value="0.096953" calcext:value-type="float">
            <text:p>0.096953</text:p>
          </table:table-cell>
        </table:table-row>
        <table:table-row table:style-name="ro1">
          <table:table-cell office:value-type="float" office:value="0.745472" calcext:value-type="float">
            <text:p>0.745472</text:p>
          </table:table-cell>
          <table:table-cell office:value-type="float" office:value="0.465176" calcext:value-type="float">
            <text:p>0.465176</text:p>
          </table:table-cell>
          <table:table-cell office:value-type="float" office:value="0.14574" calcext:value-type="float">
            <text:p>0.1457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95094" calcext:value-type="float">
            <text:p>0.395094</text:p>
          </table:table-cell>
          <table:table-cell office:value-type="float" office:value="0.119018" calcext:value-type="float">
            <text:p>0.119018</text:p>
          </table:table-cell>
        </table:table-row>
        <table:table-row table:style-name="ro1">
          <table:table-cell office:value-type="float" office:value="0.761856" calcext:value-type="float">
            <text:p>0.761856</text:p>
          </table:table-cell>
          <table:table-cell office:value-type="float" office:value="0.370489" calcext:value-type="float">
            <text:p>0.370489</text:p>
          </table:table-cell>
          <table:table-cell office:value-type="float" office:value="0.111032" calcext:value-type="float">
            <text:p>0.111032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520587" calcext:value-type="float">
            <text:p>0.520587</text:p>
          </table:table-cell>
          <table:table-cell office:value-type="float" office:value="0.204453" calcext:value-type="float">
            <text:p>0.204453</text:p>
          </table:table-cell>
        </table:table-row>
        <table:table-row table:style-name="ro1">
          <table:table-cell office:value-type="float" office:value="0.77824" calcext:value-type="float">
            <text:p>0.77824</text:p>
          </table:table-cell>
          <table:table-cell office:value-type="float" office:value="0.452795" calcext:value-type="float">
            <text:p>0.452795</text:p>
          </table:table-cell>
          <table:table-cell office:value-type="float" office:value="0.190015" calcext:value-type="float">
            <text:p>0.190015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42542" calcext:value-type="float">
            <text:p>0.442542</text:p>
          </table:table-cell>
          <table:table-cell office:value-type="float" office:value="0.207399" calcext:value-type="float">
            <text:p>0.207399</text:p>
          </table:table-cell>
        </table:table-row>
        <table:table-row table:style-name="ro1">
          <table:table-cell office:value-type="float" office:value="0.794624" calcext:value-type="float">
            <text:p>0.794624</text:p>
          </table:table-cell>
          <table:table-cell office:value-type="float" office:value="0.505401" calcext:value-type="float">
            <text:p>0.505401</text:p>
          </table:table-cell>
          <table:table-cell office:value-type="float" office:value="0.181745" calcext:value-type="float">
            <text:p>0.181745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508648" calcext:value-type="float">
            <text:p>0.508648</text:p>
          </table:table-cell>
          <table:table-cell office:value-type="float" office:value="0.182096" calcext:value-type="float">
            <text:p>0.182096</text:p>
          </table:table-cell>
        </table:table-row>
        <table:table-row table:style-name="ro1">
          <table:table-cell office:value-type="float" office:value="0.811008" calcext:value-type="float">
            <text:p>0.811008</text:p>
          </table:table-cell>
          <table:table-cell office:value-type="float" office:value="0.357839" calcext:value-type="float">
            <text:p>0.357839</text:p>
          </table:table-cell>
          <table:table-cell office:value-type="float" office:value="0.143205" calcext:value-type="float">
            <text:p>0.143205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668874" calcext:value-type="float">
            <text:p>0.668874</text:p>
          </table:table-cell>
          <table:table-cell office:value-type="float" office:value="0.081975" calcext:value-type="float">
            <text:p>0.081975</text:p>
          </table:table-cell>
        </table:table-row>
        <table:table-row table:style-name="ro1">
          <table:table-cell office:value-type="float" office:value="0.827392" calcext:value-type="float">
            <text:p>0.827392</text:p>
          </table:table-cell>
          <table:table-cell office:value-type="float" office:value="0.496785" calcext:value-type="float">
            <text:p>0.496785</text:p>
          </table:table-cell>
          <table:table-cell office:value-type="float" office:value="0.127717" calcext:value-type="float">
            <text:p>0.127717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380595" calcext:value-type="float">
            <text:p>0.380595</text:p>
          </table:table-cell>
          <table:table-cell office:value-type="float" office:value="0.166882" calcext:value-type="float">
            <text:p>0.166882</text:p>
          </table:table-cell>
        </table:table-row>
        <table:table-row table:style-name="ro1">
          <table:table-cell office:value-type="float" office:value="0.843776" calcext:value-type="float">
            <text:p>0.843776</text:p>
          </table:table-cell>
          <table:table-cell office:value-type="float" office:value="0.482839" calcext:value-type="float">
            <text:p>0.482839</text:p>
          </table:table-cell>
          <table:table-cell office:value-type="float" office:value="0.165906" calcext:value-type="float">
            <text:p>0.165906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565935" calcext:value-type="float">
            <text:p>0.565935</text:p>
          </table:table-cell>
          <table:table-cell office:value-type="float" office:value="0.196338" calcext:value-type="float">
            <text:p>0.196338</text:p>
          </table:table-cell>
        </table:table-row>
        <table:table-row table:style-name="ro1">
          <table:table-cell office:value-type="float" office:value="0.86016" calcext:value-type="float">
            <text:p>0.86016</text:p>
          </table:table-cell>
          <table:table-cell office:value-type="float" office:value="0.574121" calcext:value-type="float">
            <text:p>0.574121</text:p>
          </table:table-cell>
          <table:table-cell office:value-type="float" office:value="0.170397" calcext:value-type="float">
            <text:p>0.170397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95207" calcext:value-type="float">
            <text:p>0.495207</text:p>
          </table:table-cell>
          <table:table-cell office:value-type="float" office:value="0.363254" calcext:value-type="float">
            <text:p>0.363254</text:p>
          </table:table-cell>
        </table:table-row>
        <table:table-row table:style-name="ro1">
          <table:table-cell office:value-type="float" office:value="0.876544" calcext:value-type="float">
            <text:p>0.876544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202942" calcext:value-type="float">
            <text:p>0.202942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65705" calcext:value-type="float">
            <text:p>0.65705</text:p>
          </table:table-cell>
          <table:table-cell office:value-type="float" office:value="0.184235" calcext:value-type="float">
            <text:p>0.184235</text:p>
          </table:table-cell>
        </table:table-row>
        <table:table-row table:style-name="ro1">
          <table:table-cell office:value-type="float" office:value="0.892928" calcext:value-type="float">
            <text:p>0.892928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58634" calcext:value-type="float">
            <text:p>0.358634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571223" calcext:value-type="float">
            <text:p>0.571223</text:p>
          </table:table-cell>
          <table:table-cell office:value-type="float" office:value="0.191414" calcext:value-type="float">
            <text:p>0.191414</text:p>
          </table:table-cell>
        </table:table-row>
        <table:table-row table:style-name="ro1">
          <table:table-cell office:value-type="float" office:value="0.909312" calcext:value-type="float">
            <text:p>0.909312</text:p>
          </table:table-cell>
          <table:table-cell office:value-type="float" office:value="0.480252" calcext:value-type="float">
            <text:p>0.480252</text:p>
          </table:table-cell>
          <table:table-cell office:value-type="float" office:value="0.168935" calcext:value-type="float">
            <text:p>0.168935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66845" calcext:value-type="float">
            <text:p>0.466845</text:p>
          </table:table-cell>
          <table:table-cell office:value-type="float" office:value="0.369559" calcext:value-type="float">
            <text:p>0.369559</text:p>
          </table:table-cell>
        </table:table-row>
        <table:table-row table:style-name="ro1">
          <table:table-cell office:value-type="float" office:value="0.925696" calcext:value-type="float">
            <text:p>0.925696</text:p>
          </table:table-cell>
          <table:table-cell office:value-type="float" office:value="0.464884" calcext:value-type="float">
            <text:p>0.464884</text:p>
          </table:table-cell>
          <table:table-cell office:value-type="float" office:value="0.108062" calcext:value-type="float">
            <text:p>0.108062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506957" calcext:value-type="float">
            <text:p>0.506957</text:p>
          </table:table-cell>
          <table:table-cell office:value-type="float" office:value="0.348685" calcext:value-type="float">
            <text:p>0.348685</text:p>
          </table:table-cell>
        </table:table-row>
        <table:table-row table:style-name="ro1">
          <table:table-cell office:value-type="float" office:value="0.94208" calcext:value-type="float">
            <text:p>0.94208</text:p>
          </table:table-cell>
          <table:table-cell office:value-type="float" office:value="0.740387" calcext:value-type="float">
            <text:p>0.740387</text:p>
          </table:table-cell>
          <table:table-cell office:value-type="float" office:value="0.353551" calcext:value-type="float">
            <text:p>0.353551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525951" calcext:value-type="float">
            <text:p>0.525951</text:p>
          </table:table-cell>
          <table:table-cell office:value-type="float" office:value="0.35017" calcext:value-type="float">
            <text:p>0.35017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448359" calcext:value-type="float">
            <text:p>0.448359</text:p>
          </table:table-cell>
          <table:table-cell office:value-type="float" office:value="0.174642" calcext:value-type="float">
            <text:p>0.174642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684915" calcext:value-type="float">
            <text:p>0.684915</text:p>
          </table:table-cell>
          <table:table-cell office:value-type="float" office:value="0.45995" calcext:value-type="float">
            <text:p>0.45995</text:p>
          </table:table-cell>
        </table:table-row>
        <table:table-row table:style-name="ro1">
          <table:table-cell office:value-type="float" office:value="0.974848" calcext:value-type="float">
            <text:p>0.974848</text:p>
          </table:table-cell>
          <table:table-cell office:value-type="float" office:value="0.45606" calcext:value-type="float">
            <text:p>0.45606</text:p>
          </table:table-cell>
          <table:table-cell office:value-type="float" office:value="0.150903" calcext:value-type="float">
            <text:p>0.15090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498102" calcext:value-type="float">
            <text:p>0.498102</text:p>
          </table:table-cell>
          <table:table-cell office:value-type="float" office:value="0.344227" calcext:value-type="float">
            <text:p>0.344227</text:p>
          </table:table-cell>
        </table:table-row>
        <table:table-row table:style-name="ro1">
          <table:table-cell office:value-type="float" office:value="0.991232" calcext:value-type="float">
            <text:p>0.991232</text:p>
          </table:table-cell>
          <table:table-cell office:value-type="float" office:value="0.559414" calcext:value-type="float">
            <text:p>0.559414</text:p>
          </table:table-cell>
          <table:table-cell office:value-type="float" office:value="0.357482" calcext:value-type="float">
            <text:p>0.357482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24613" calcext:value-type="float">
            <text:p>0.524613</text:p>
          </table:table-cell>
          <table:table-cell office:value-type="float" office:value="0.356704" calcext:value-type="float">
            <text:p>0.356704</text:p>
          </table:table-cell>
        </table:table-row>
        <table:table-row table:style-name="ro1">
          <table:table-cell office:value-type="float" office:value="1.007616" calcext:value-type="float">
            <text:p>1.007616</text:p>
          </table:table-cell>
          <table:table-cell office:value-type="float" office:value="0.555426" calcext:value-type="float">
            <text:p>0.555426</text:p>
          </table:table-cell>
          <table:table-cell office:value-type="float" office:value="0.359624" calcext:value-type="float">
            <text:p>0.359624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88522" calcext:value-type="float">
            <text:p>0.588522</text:p>
          </table:table-cell>
          <table:table-cell office:value-type="float" office:value="0.329302" calcext:value-type="float">
            <text:p>0.329302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561381" calcext:value-type="float">
            <text:p>0.561381</text:p>
          </table:table-cell>
          <table:table-cell office:value-type="float" office:value="0.353425" calcext:value-type="float">
            <text:p>0.353425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54192" calcext:value-type="float">
            <text:p>0.54192</text:p>
          </table:table-cell>
          <table:table-cell office:value-type="float" office:value="0.26278" calcext:value-type="float">
            <text:p>0.26278</text:p>
          </table:table-cell>
        </table:table-row>
        <table:table-row table:style-name="ro1">
          <table:table-cell office:value-type="float" office:value="1.040384" calcext:value-type="float">
            <text:p>1.040384</text:p>
          </table:table-cell>
          <table:table-cell office:value-type="float" office:value="0.580642" calcext:value-type="float">
            <text:p>0.580642</text:p>
          </table:table-cell>
          <table:table-cell office:value-type="float" office:value="0.343684" calcext:value-type="float">
            <text:p>0.343684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534037" calcext:value-type="float">
            <text:p>0.534037</text:p>
          </table:table-cell>
          <table:table-cell office:value-type="float" office:value="0.313607" calcext:value-type="float">
            <text:p>0.313607</text:p>
          </table:table-cell>
        </table:table-row>
        <table:table-row table:style-name="ro1">
          <table:table-cell office:value-type="float" office:value="1.056768" calcext:value-type="float">
            <text:p>1.056768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395252" calcext:value-type="float">
            <text:p>0.395252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529576" calcext:value-type="float">
            <text:p>0.529576</text:p>
          </table:table-cell>
          <table:table-cell office:value-type="float" office:value="0.331343" calcext:value-type="float">
            <text:p>0.331343</text:p>
          </table:table-cell>
        </table:table-row>
        <table:table-row table:style-name="ro1">
          <table:table-cell office:value-type="float" office:value="1.073152" calcext:value-type="float">
            <text:p>1.073152</text:p>
          </table:table-cell>
          <table:table-cell office:value-type="float" office:value="0.505255" calcext:value-type="float">
            <text:p>0.505255</text:p>
          </table:table-cell>
          <table:table-cell office:value-type="float" office:value="0.297542" calcext:value-type="float">
            <text:p>0.297542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84663" calcext:value-type="float">
            <text:p>0.84663</text:p>
          </table:table-cell>
          <table:table-cell office:value-type="float" office:value="0.378906" calcext:value-type="float">
            <text:p>0.378906</text:p>
          </table:table-cell>
        </table:table-row>
        <table:table-row table:style-name="ro1">
          <table:table-cell office:value-type="float" office:value="1.089536" calcext:value-type="float">
            <text:p>1.089536</text:p>
          </table:table-cell>
          <table:table-cell office:value-type="float" office:value="0.589763" calcext:value-type="float">
            <text:p>0.589763</text:p>
          </table:table-cell>
          <table:table-cell office:value-type="float" office:value="0.319144" calcext:value-type="float">
            <text:p>0.319144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689824" calcext:value-type="float">
            <text:p>0.689824</text:p>
          </table:table-cell>
          <table:table-cell office:value-type="float" office:value="0.321803" calcext:value-type="float">
            <text:p>0.321803</text:p>
          </table:table-cell>
        </table:table-row>
        <table:table-row table:style-name="ro1">
          <table:table-cell office:value-type="float" office:value="1.10592" calcext:value-type="float">
            <text:p>1.10592</text:p>
          </table:table-cell>
          <table:table-cell office:value-type="float" office:value="0.610297" calcext:value-type="float">
            <text:p>0.610297</text:p>
          </table:table-cell>
          <table:table-cell office:value-type="float" office:value="0.335035" calcext:value-type="float">
            <text:p>0.335035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617938" calcext:value-type="float">
            <text:p>0.617938</text:p>
          </table:table-cell>
          <table:table-cell office:value-type="float" office:value="0.400795" calcext:value-type="float">
            <text:p>0.400795</text:p>
          </table:table-cell>
        </table:table-row>
        <table:table-row table:style-name="ro1">
          <table:table-cell office:value-type="float" office:value="1.122304" calcext:value-type="float">
            <text:p>1.122304</text:p>
          </table:table-cell>
          <table:table-cell office:value-type="float" office:value="0.546358" calcext:value-type="float">
            <text:p>0.546358</text:p>
          </table:table-cell>
          <table:table-cell office:value-type="float" office:value="0.318728" calcext:value-type="float">
            <text:p>0.318728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57389" calcext:value-type="float">
            <text:p>0.57389</text:p>
          </table:table-cell>
          <table:table-cell office:value-type="float" office:value="0.324669" calcext:value-type="float">
            <text:p>0.324669</text:p>
          </table:table-cell>
        </table:table-row>
        <table:table-row table:style-name="ro1">
          <table:table-cell office:value-type="float" office:value="1.138688" calcext:value-type="float">
            <text:p>1.138688</text:p>
          </table:table-cell>
          <table:table-cell office:value-type="float" office:value="0.882716" calcext:value-type="float">
            <text:p>0.882716</text:p>
          </table:table-cell>
          <table:table-cell office:value-type="float" office:value="0.327734" calcext:value-type="float">
            <text:p>0.327734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583161" calcext:value-type="float">
            <text:p>0.583161</text:p>
          </table:table-cell>
          <table:table-cell office:value-type="float" office:value="0.310131" calcext:value-type="float">
            <text:p>0.310131</text:p>
          </table:table-cell>
        </table:table-row>
        <table:table-row table:style-name="ro1">
          <table:table-cell office:value-type="float" office:value="1.155072" calcext:value-type="float">
            <text:p>1.155072</text:p>
          </table:table-cell>
          <table:table-cell office:value-type="float" office:value="0.587783" calcext:value-type="float">
            <text:p>0.587783</text:p>
          </table:table-cell>
          <table:table-cell office:value-type="float" office:value="0.330928" calcext:value-type="float">
            <text:p>0.33092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715563" calcext:value-type="float">
            <text:p>0.715563</text:p>
          </table:table-cell>
          <table:table-cell office:value-type="float" office:value="0.42061" calcext:value-type="float">
            <text:p>0.42061</text:p>
          </table:table-cell>
        </table:table-row>
        <table:table-row table:style-name="ro1">
          <table:table-cell office:value-type="float" office:value="1.171456" calcext:value-type="float">
            <text:p>1.171456</text:p>
          </table:table-cell>
          <table:table-cell office:value-type="float" office:value="0.764465" calcext:value-type="float">
            <text:p>0.764465</text:p>
          </table:table-cell>
          <table:table-cell office:value-type="float" office:value="0.301443" calcext:value-type="float">
            <text:p>0.301443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595764" calcext:value-type="float">
            <text:p>0.595764</text:p>
          </table:table-cell>
          <table:table-cell office:value-type="float" office:value="0.402111" calcext:value-type="float">
            <text:p>0.402111</text:p>
          </table:table-cell>
        </table:table-row>
        <table:table-row table:style-name="ro1">
          <table:table-cell office:value-type="float" office:value="1.18784" calcext:value-type="float">
            <text:p>1.18784</text:p>
          </table:table-cell>
          <table:table-cell office:value-type="float" office:value="0.645669" calcext:value-type="float">
            <text:p>0.645669</text:p>
          </table:table-cell>
          <table:table-cell office:value-type="float" office:value="0.299153" calcext:value-type="float">
            <text:p>0.299153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646902" calcext:value-type="float">
            <text:p>0.646902</text:p>
          </table:table-cell>
          <table:table-cell office:value-type="float" office:value="0.357015" calcext:value-type="float">
            <text:p>0.357015</text:p>
          </table:table-cell>
        </table:table-row>
        <table:table-row table:style-name="ro1">
          <table:table-cell office:value-type="float" office:value="1.204224" calcext:value-type="float">
            <text:p>1.204224</text:p>
          </table:table-cell>
          <table:table-cell office:value-type="float" office:value="0.573469" calcext:value-type="float">
            <text:p>0.573469</text:p>
          </table:table-cell>
          <table:table-cell office:value-type="float" office:value="0.304583" calcext:value-type="float">
            <text:p>0.304583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785596" calcext:value-type="float">
            <text:p>0.785596</text:p>
          </table:table-cell>
          <table:table-cell office:value-type="float" office:value="0.332654" calcext:value-type="float">
            <text:p>0.332654</text:p>
          </table:table-cell>
        </table:table-row>
        <table:table-row table:style-name="ro1">
          <table:table-cell office:value-type="float" office:value="1.220608" calcext:value-type="float">
            <text:p>1.220608</text:p>
          </table:table-cell>
          <table:table-cell office:value-type="float" office:value="1.05961" calcext:value-type="float">
            <text:p>1.05961</text:p>
          </table:table-cell>
          <table:table-cell office:value-type="float" office:value="0.320347" calcext:value-type="float">
            <text:p>0.320347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308448" calcext:value-type="float">
            <text:p>0.308448</text:p>
          </table:table-cell>
        </table:table-row>
        <table:table-row table:style-name="ro1">
          <table:table-cell office:value-type="float" office:value="1.236992" calcext:value-type="float">
            <text:p>1.236992</text:p>
          </table:table-cell>
          <table:table-cell office:value-type="float" office:value="1.271479" calcext:value-type="float">
            <text:p>1.27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09484" calcext:value-type="float">
            <text:p>0.609484</text:p>
          </table:table-cell>
          <table:table-cell office:value-type="float" office:value="0.258312" calcext:value-type="float">
            <text:p>0.258312</text:p>
          </table:table-cell>
        </table:table-row>
        <table:table-row table:style-name="ro1">
          <table:table-cell office:value-type="float" office:value="1.253376" calcext:value-type="float">
            <text:p>1.253376</text:p>
          </table:table-cell>
          <table:table-cell office:value-type="float" office:value="0.680576" calcext:value-type="float">
            <text:p>0.680576</text:p>
          </table:table-cell>
          <table:table-cell office:value-type="float" office:value="0.277415" calcext:value-type="float">
            <text:p>0.277415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702049" calcext:value-type="float">
            <text:p>0.702049</text:p>
          </table:table-cell>
          <table:table-cell office:value-type="float" office:value="0.308815" calcext:value-type="float">
            <text:p>0.308815</text:p>
          </table:table-cell>
        </table:table-row>
        <table:table-row table:style-name="ro1">
          <table:table-cell office:value-type="float" office:value="1.26976" calcext:value-type="float">
            <text:p>1.26976</text:p>
          </table:table-cell>
          <table:table-cell office:value-type="float" office:value="0.617181" calcext:value-type="float">
            <text:p>0.617181</text:p>
          </table:table-cell>
          <table:table-cell office:value-type="float" office:value="0.316724" calcext:value-type="float">
            <text:p>0.316724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858103" calcext:value-type="float">
            <text:p>0.858103</text:p>
          </table:table-cell>
          <table:table-cell office:value-type="float" office:value="0.348861" calcext:value-type="float">
            <text:p>0.348861</text:p>
          </table:table-cell>
        </table:table-row>
        <table:table-row table:style-name="ro1">
          <table:table-cell office:value-type="float" office:value="1.286144" calcext:value-type="float">
            <text:p>1.286144</text:p>
          </table:table-cell>
          <table:table-cell office:value-type="float" office:value="0.978472" calcext:value-type="float">
            <text:p>0.978472</text:p>
          </table:table-cell>
          <table:table-cell office:value-type="float" office:value="0.299907" calcext:value-type="float">
            <text:p>0.299907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684282" calcext:value-type="float">
            <text:p>0.684282</text:p>
          </table:table-cell>
          <table:table-cell office:value-type="float" office:value="0.301965" calcext:value-type="float">
            <text:p>0.301965</text:p>
          </table:table-cell>
        </table:table-row>
        <table:table-row table:style-name="ro1">
          <table:table-cell office:value-type="float" office:value="1.302528" calcext:value-type="float">
            <text:p>1.302528</text:p>
          </table:table-cell>
          <table:table-cell office:value-type="float" office:value="0.568401" calcext:value-type="float">
            <text:p>0.568401</text:p>
          </table:table-cell>
          <table:table-cell office:value-type="float" office:value="0.352275" calcext:value-type="float">
            <text:p>0.352275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1.012928" calcext:value-type="float">
            <text:p>1.012928</text:p>
          </table:table-cell>
          <table:table-cell office:value-type="float" office:value="0.287052" calcext:value-type="float">
            <text:p>0.287052</text:p>
          </table:table-cell>
        </table:table-row>
        <table:table-row table:style-name="ro1">
          <table:table-cell office:value-type="float" office:value="1.318912" calcext:value-type="float">
            <text:p>1.318912</text:p>
          </table:table-cell>
          <table:table-cell office:value-type="float" office:value="0.574446" calcext:value-type="float">
            <text:p>0.574446</text:p>
          </table:table-cell>
          <table:table-cell office:value-type="float" office:value="0.303713" calcext:value-type="float">
            <text:p>0.303713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46675" calcext:value-type="float">
            <text:p>0.646675</text:p>
          </table:table-cell>
          <table:table-cell office:value-type="float" office:value="0.378346" calcext:value-type="float">
            <text:p>0.378346</text:p>
          </table:table-cell>
        </table:table-row>
        <table:table-row table:style-name="ro1">
          <table:table-cell office:value-type="float" office:value="1.335296" calcext:value-type="float">
            <text:p>1.335296</text:p>
          </table:table-cell>
          <table:table-cell office:value-type="float" office:value="0.554588" calcext:value-type="float">
            <text:p>0.554588</text:p>
          </table:table-cell>
          <table:table-cell office:value-type="float" office:value="0.306247" calcext:value-type="float">
            <text:p>0.306247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773176" calcext:value-type="float">
            <text:p>0.773176</text:p>
          </table:table-cell>
          <table:table-cell office:value-type="float" office:value="0.290678" calcext:value-type="float">
            <text:p>0.290678</text:p>
          </table:table-cell>
        </table:table-row>
        <table:table-row table:style-name="ro1">
          <table:table-cell office:value-type="float" office:value="1.35168" calcext:value-type="float">
            <text:p>1.35168</text:p>
          </table:table-cell>
          <table:table-cell office:value-type="float" office:value="0.54655" calcext:value-type="float">
            <text:p>0.54655</text:p>
          </table:table-cell>
          <table:table-cell office:value-type="float" office:value="0.327669" calcext:value-type="float">
            <text:p>0.327669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588891" calcext:value-type="float">
            <text:p>0.588891</text:p>
          </table:table-cell>
          <table:table-cell office:value-type="float" office:value="0.308705" calcext:value-type="float">
            <text:p>0.308705</text:p>
          </table:table-cell>
        </table:table-row>
        <table:table-row table:style-name="ro1">
          <table:table-cell office:value-type="float" office:value="1.368064" calcext:value-type="float">
            <text:p>1.368064</text:p>
          </table:table-cell>
          <table:table-cell office:value-type="float" office:value="1.030966" calcext:value-type="float">
            <text:p>1.030966</text:p>
          </table:table-cell>
          <table:table-cell office:value-type="float" office:value="0.326437" calcext:value-type="float">
            <text:p>0.326437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798419" calcext:value-type="float">
            <text:p>0.798419</text:p>
          </table:table-cell>
          <table:table-cell office:value-type="float" office:value="0.28594" calcext:value-type="float">
            <text:p>0.28594</text:p>
          </table:table-cell>
        </table:table-row>
        <table:table-row table:style-name="ro1">
          <table:table-cell office:value-type="float" office:value="1.384448" calcext:value-type="float">
            <text:p>1.384448</text:p>
          </table:table-cell>
          <table:table-cell office:value-type="float" office:value="0.668592" calcext:value-type="float">
            <text:p>0.668592</text:p>
          </table:table-cell>
          <table:table-cell office:value-type="float" office:value="0.301002" calcext:value-type="float">
            <text:p>0.301002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626247" calcext:value-type="float">
            <text:p>0.626247</text:p>
          </table:table-cell>
          <table:table-cell office:value-type="float" office:value="0.294077" calcext:value-type="float">
            <text:p>0.294077</text:p>
          </table:table-cell>
        </table:table-row>
        <table:table-row table:style-name="ro1">
          <table:table-cell office:value-type="float" office:value="1.400832" calcext:value-type="float">
            <text:p>1.400832</text:p>
          </table:table-cell>
          <table:table-cell office:value-type="float" office:value="0.699045" calcext:value-type="float">
            <text:p>0.699045</text:p>
          </table:table-cell>
          <table:table-cell office:value-type="float" office:value="0.277618" calcext:value-type="float">
            <text:p>0.277618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819722" calcext:value-type="float">
            <text:p>0.819722</text:p>
          </table:table-cell>
          <table:table-cell office:value-type="float" office:value="0.305041" calcext:value-type="float">
            <text:p>0.305041</text:p>
          </table:table-cell>
        </table:table-row>
        <table:table-row table:style-name="ro1">
          <table:table-cell office:value-type="float" office:value="1.417216" calcext:value-type="float">
            <text:p>1.417216</text:p>
          </table:table-cell>
          <table:table-cell office:value-type="float" office:value="0.677484" calcext:value-type="float">
            <text:p>0.677484</text:p>
          </table:table-cell>
          <table:table-cell office:value-type="float" office:value="0.265434" calcext:value-type="float">
            <text:p>0.265434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276072" calcext:value-type="float">
            <text:p>0.276072</text:p>
          </table:table-cell>
        </table:table-row>
        <table:table-row table:style-name="ro1">
          <table:table-cell office:value-type="float" office:value="1.4336" calcext:value-type="float">
            <text:p>1.4336</text:p>
          </table:table-cell>
          <table:table-cell office:value-type="float" office:value="0.738101" calcext:value-type="float">
            <text:p>0.738101</text:p>
          </table:table-cell>
          <table:table-cell office:value-type="float" office:value="0.26386" calcext:value-type="float">
            <text:p>0.26386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822043" calcext:value-type="float">
            <text:p>0.822043</text:p>
          </table:table-cell>
          <table:table-cell office:value-type="float" office:value="0.29966" calcext:value-type="float">
            <text:p>0.29966</text:p>
          </table:table-cell>
        </table:table-row>
        <table:table-row table:style-name="ro1">
          <table:table-cell office:value-type="float" office:value="1.449984" calcext:value-type="float">
            <text:p>1.449984</text:p>
          </table:table-cell>
          <table:table-cell office:value-type="float" office:value="0.826111" calcext:value-type="float">
            <text:p>0.826111</text:p>
          </table:table-cell>
          <table:table-cell office:value-type="float" office:value="0.31785" calcext:value-type="float">
            <text:p>0.31785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660098" calcext:value-type="float">
            <text:p>0.660098</text:p>
          </table:table-cell>
          <table:table-cell office:value-type="float" office:value="0.257454" calcext:value-type="float">
            <text:p>0.257454</text:p>
          </table:table-cell>
        </table:table-row>
        <table:table-row table:style-name="ro1">
          <table:table-cell office:value-type="float" office:value="1.466368" calcext:value-type="float">
            <text:p>1.466368</text:p>
          </table:table-cell>
          <table:table-cell office:value-type="float" office:value="0.665824" calcext:value-type="float">
            <text:p>0.665824</text:p>
          </table:table-cell>
          <table:table-cell office:value-type="float" office:value="0.261059" calcext:value-type="float">
            <text:p>0.261059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671644" calcext:value-type="float">
            <text:p>0.671644</text:p>
          </table:table-cell>
          <table:table-cell office:value-type="float" office:value="0.301456" calcext:value-type="float">
            <text:p>0.301456</text:p>
          </table:table-cell>
        </table:table-row>
        <table:table-row table:style-name="ro1">
          <table:table-cell office:value-type="float" office:value="1.482752" calcext:value-type="float">
            <text:p>1.482752</text:p>
          </table:table-cell>
          <table:table-cell office:value-type="float" office:value="0.823548" calcext:value-type="float">
            <text:p>0.823548</text:p>
          </table:table-cell>
          <table:table-cell office:value-type="float" office:value="0.266625" calcext:value-type="float">
            <text:p>0.266625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265008" calcext:value-type="float">
            <text:p>0.265008</text:p>
          </table:table-cell>
        </table:table-row>
        <table:table-row table:style-name="ro1">
          <table:table-cell office:value-type="float" office:value="1.499136" calcext:value-type="float">
            <text:p>1.499136</text:p>
          </table:table-cell>
          <table:table-cell office:value-type="float" office:value="0.658953" calcext:value-type="float">
            <text:p>0.658953</text:p>
          </table:table-cell>
          <table:table-cell office:value-type="float" office:value="0.276694" calcext:value-type="float">
            <text:p>0.276694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708745" calcext:value-type="float">
            <text:p>0.708745</text:p>
          </table:table-cell>
          <table:table-cell office:value-type="float" office:value="0.248322" calcext:value-type="float">
            <text:p>0.248322</text:p>
          </table:table-cell>
        </table:table-row>
        <table:table-row table:style-name="ro1">
          <table:table-cell office:value-type="float" office:value="1.51552" calcext:value-type="float">
            <text:p>1.51552</text:p>
          </table:table-cell>
          <table:table-cell office:value-type="float" office:value="0.821858" calcext:value-type="float">
            <text:p>0.821858</text:p>
          </table:table-cell>
          <table:table-cell office:value-type="float" office:value="0.292685" calcext:value-type="float">
            <text:p>0.292685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856818" calcext:value-type="float">
            <text:p>0.856818</text:p>
          </table:table-cell>
          <table:table-cell office:value-type="float" office:value="0.266721" calcext:value-type="float">
            <text:p>0.266721</text:p>
          </table:table-cell>
        </table:table-row>
        <table:table-row table:style-name="ro1">
          <table:table-cell office:value-type="float" office:value="1.531904" calcext:value-type="float">
            <text:p>1.531904</text:p>
          </table:table-cell>
          <table:table-cell office:value-type="float" office:value="1.15143" calcext:value-type="float">
            <text:p>1.15143</text:p>
          </table:table-cell>
          <table:table-cell office:value-type="float" office:value="0.304143" calcext:value-type="float">
            <text:p>0.304143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660689" calcext:value-type="float">
            <text:p>0.660689</text:p>
          </table:table-cell>
          <table:table-cell office:value-type="float" office:value="0.262894" calcext:value-type="float">
            <text:p>0.262894</text:p>
          </table:table-cell>
        </table:table-row>
        <table:table-row table:style-name="ro1">
          <table:table-cell office:value-type="float" office:value="1.548288" calcext:value-type="float">
            <text:p>1.548288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241178" calcext:value-type="float">
            <text:p>0.241178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871145" calcext:value-type="float">
            <text:p>0.871145</text:p>
          </table:table-cell>
          <table:table-cell office:value-type="float" office:value="0.26247" calcext:value-type="float">
            <text:p>0.26247</text:p>
          </table:table-cell>
        </table:table-row>
        <table:table-row table:style-name="ro1">
          <table:table-cell office:value-type="float" office:value="1.564672" calcext:value-type="float">
            <text:p>1.564672</text:p>
          </table:table-cell>
          <table:table-cell office:value-type="float" office:value="0.680014" calcext:value-type="float">
            <text:p>0.680014</text:p>
          </table:table-cell>
          <table:table-cell office:value-type="float" office:value="0.291101" calcext:value-type="float">
            <text:p>0.291101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291848" calcext:value-type="float">
            <text:p>0.291848</text:p>
          </table:table-cell>
        </table:table-row>
        <table:table-row table:style-name="ro1">
          <table:table-cell office:value-type="float" office:value="1.581056" calcext:value-type="float">
            <text:p>1.581056</text:p>
          </table:table-cell>
          <table:table-cell office:value-type="float" office:value="0.61113" calcext:value-type="float">
            <text:p>0.61113</text:p>
          </table:table-cell>
          <table:table-cell office:value-type="float" office:value="0.25269" calcext:value-type="float">
            <text:p>0.25269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800226" calcext:value-type="float">
            <text:p>0.800226</text:p>
          </table:table-cell>
          <table:table-cell office:value-type="float" office:value="0.218667" calcext:value-type="float">
            <text:p>0.218667</text:p>
          </table:table-cell>
        </table:table-row>
        <table:table-row table:style-name="ro1">
          <table:table-cell office:value-type="float" office:value="1.59744" calcext:value-type="float">
            <text:p>1.59744</text:p>
          </table:table-cell>
          <table:table-cell office:value-type="float" office:value="1.028077" calcext:value-type="float">
            <text:p>1.028077</text:p>
          </table:table-cell>
          <table:table-cell office:value-type="float" office:value="0.371337" calcext:value-type="float">
            <text:p>0.371337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36449" calcext:value-type="float">
            <text:p>0.736449</text:p>
          </table:table-cell>
          <table:table-cell office:value-type="float" office:value="0.234848" calcext:value-type="float">
            <text:p>0.234848</text:p>
          </table:table-cell>
        </table:table-row>
        <table:table-row table:style-name="ro1">
          <table:table-cell office:value-type="float" office:value="1.613824" calcext:value-type="float">
            <text:p>1.613824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0.26168" calcext:value-type="float">
            <text:p>0.26168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678905" calcext:value-type="float">
            <text:p>0.678905</text:p>
          </table:table-cell>
          <table:table-cell office:value-type="float" office:value="0.244334" calcext:value-type="float">
            <text:p>0.244334</text:p>
          </table:table-cell>
        </table:table-row>
        <table:table-row table:style-name="ro1">
          <table:table-cell office:value-type="float" office:value="1.630208" calcext:value-type="float">
            <text:p>1.630208</text:p>
          </table:table-cell>
          <table:table-cell office:value-type="float" office:value="1.173445" calcext:value-type="float">
            <text:p>1.173445</text:p>
          </table:table-cell>
          <table:table-cell office:value-type="float" office:value="0.297712" calcext:value-type="float">
            <text:p>0.297712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594432" calcext:value-type="float">
            <text:p>0.594432</text:p>
          </table:table-cell>
          <table:table-cell office:value-type="float" office:value="0.228308" calcext:value-type="float">
            <text:p>0.228308</text:p>
          </table:table-cell>
        </table:table-row>
        <table:table-row table:style-name="ro1">
          <table:table-cell office:value-type="float" office:value="1.646592" calcext:value-type="float">
            <text:p>1.646592</text:p>
          </table:table-cell>
          <table:table-cell office:value-type="float" office:value="0.580575" calcext:value-type="float">
            <text:p>0.580575</text:p>
          </table:table-cell>
          <table:table-cell office:value-type="float" office:value="0.269977" calcext:value-type="float">
            <text:p>0.269977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899898" calcext:value-type="float">
            <text:p>0.899898</text:p>
          </table:table-cell>
          <table:table-cell office:value-type="float" office:value="0.249061" calcext:value-type="float">
            <text:p>0.249061</text:p>
          </table:table-cell>
        </table:table-row>
        <table:table-row table:style-name="ro1">
          <table:table-cell office:value-type="float" office:value="1.662976" calcext:value-type="float">
            <text:p>1.662976</text:p>
          </table:table-cell>
          <table:table-cell office:value-type="float" office:value="0.861676" calcext:value-type="float">
            <text:p>0.861676</text:p>
          </table:table-cell>
          <table:table-cell office:value-type="float" office:value="0.245585" calcext:value-type="float">
            <text:p>0.245585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1.205394" calcext:value-type="float">
            <text:p>1.205394</text:p>
          </table:table-cell>
          <table:table-cell office:value-type="float" office:value="0.297161" calcext:value-type="float">
            <text:p>0.297161</text:p>
          </table:table-cell>
        </table:table-row>
        <table:table-row table:style-name="ro1">
          <table:table-cell office:value-type="float" office:value="1.67936" calcext:value-type="float">
            <text:p>1.67936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218869" calcext:value-type="float">
            <text:p>0.218869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235223" calcext:value-type="float">
            <text:p>0.235223</text:p>
          </table:table-cell>
        </table:table-row>
        <table:table-row table:style-name="ro1">
          <table:table-cell office:value-type="float" office:value="1.695744" calcext:value-type="float">
            <text:p>1.695744</text:p>
          </table:table-cell>
          <table:table-cell office:value-type="float" office:value="0.693944" calcext:value-type="float">
            <text:p>0.693944</text:p>
          </table:table-cell>
          <table:table-cell office:value-type="float" office:value="0.262099" calcext:value-type="float">
            <text:p>0.262099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708415" calcext:value-type="float">
            <text:p>0.708415</text:p>
          </table:table-cell>
          <table:table-cell office:value-type="float" office:value="0.238559" calcext:value-type="float">
            <text:p>0.238559</text:p>
          </table:table-cell>
        </table:table-row>
        <table:table-row table:style-name="ro1">
          <table:table-cell office:value-type="float" office:value="1.712128" calcext:value-type="float">
            <text:p>1.712128</text:p>
          </table:table-cell>
          <table:table-cell office:value-type="float" office:value="0.669208" calcext:value-type="float">
            <text:p>0.669208</text:p>
          </table:table-cell>
          <table:table-cell office:value-type="float" office:value="0.288613" calcext:value-type="float">
            <text:p>0.288613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905876" calcext:value-type="float">
            <text:p>0.905876</text:p>
          </table:table-cell>
          <table:table-cell office:value-type="float" office:value="0.265652" calcext:value-type="float">
            <text:p>0.265652</text:p>
          </table:table-cell>
        </table:table-row>
        <table:table-row table:style-name="ro1">
          <table:table-cell office:value-type="float" office:value="1.728512" calcext:value-type="float">
            <text:p>1.728512</text:p>
          </table:table-cell>
          <table:table-cell office:value-type="float" office:value="0.687489" calcext:value-type="float">
            <text:p>0.687489</text:p>
          </table:table-cell>
          <table:table-cell office:value-type="float" office:value="0.237405" calcext:value-type="float">
            <text:p>0.237405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720409" calcext:value-type="float">
            <text:p>0.720409</text:p>
          </table:table-cell>
          <table:table-cell office:value-type="float" office:value="0.282511" calcext:value-type="float">
            <text:p>0.282511</text:p>
          </table:table-cell>
        </table:table-row>
        <table:table-row table:style-name="ro1">
          <table:table-cell office:value-type="float" office:value="1.744896" calcext:value-type="float">
            <text:p>1.744896</text:p>
          </table:table-cell>
          <table:table-cell office:value-type="float" office:value="1.24573" calcext:value-type="float">
            <text:p>1.24573</text:p>
          </table:table-cell>
          <table:table-cell office:value-type="float" office:value="0.511286" calcext:value-type="float">
            <text:p>0.511286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1.127719" calcext:value-type="float">
            <text:p>1.127719</text:p>
          </table:table-cell>
          <table:table-cell office:value-type="float" office:value="0.314182" calcext:value-type="float">
            <text:p>0.314182</text:p>
          </table:table-cell>
        </table:table-row>
        <table:table-row table:style-name="ro1">
          <table:table-cell office:value-type="float" office:value="1.76128" calcext:value-type="float">
            <text:p>1.76128</text:p>
          </table:table-cell>
          <table:table-cell office:value-type="float" office:value="0.745879" calcext:value-type="float">
            <text:p>0.745879</text:p>
          </table:table-cell>
          <table:table-cell office:value-type="float" office:value="0.252867" calcext:value-type="float">
            <text:p>0.252867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661209" calcext:value-type="float">
            <text:p>0.661209</text:p>
          </table:table-cell>
          <table:table-cell office:value-type="float" office:value="0.281312" calcext:value-type="float">
            <text:p>0.281312</text:p>
          </table:table-cell>
        </table:table-row>
        <table:table-row table:style-name="ro1">
          <table:table-cell office:value-type="float" office:value="1.777664" calcext:value-type="float">
            <text:p>1.777664</text:p>
          </table:table-cell>
          <table:table-cell office:value-type="float" office:value="1.259729" calcext:value-type="float">
            <text:p>1.259729</text:p>
          </table:table-cell>
          <table:table-cell office:value-type="float" office:value="0.201124" calcext:value-type="float">
            <text:p>0.201124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1.255572" calcext:value-type="float">
            <text:p>1.25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4048" calcext:value-type="float">
            <text:p>1.794048</text:p>
          </table:table-cell>
          <table:table-cell office:value-type="float" office:value="0.72076" calcext:value-type="float">
            <text:p>0.72076</text:p>
          </table:table-cell>
          <table:table-cell office:value-type="float" office:value="0.213054" calcext:value-type="float">
            <text:p>0.213054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669773" calcext:value-type="float">
            <text:p>0.669773</text:p>
          </table:table-cell>
          <table:table-cell office:value-type="float" office:value="0.284444" calcext:value-type="float">
            <text:p>0.284444</text:p>
          </table:table-cell>
        </table:table-row>
        <table:table-row table:style-name="ro1">
          <table:table-cell office:value-type="float" office:value="1.810432" calcext:value-type="float">
            <text:p>1.810432</text:p>
          </table:table-cell>
          <table:table-cell office:value-type="float" office:value="0.877046" calcext:value-type="float">
            <text:p>0.877046</text:p>
          </table:table-cell>
          <table:table-cell office:value-type="float" office:value="0.265428" calcext:value-type="float">
            <text:p>0.265428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662268" calcext:value-type="float">
            <text:p>0.662268</text:p>
          </table:table-cell>
          <table:table-cell office:value-type="float" office:value="0.24808" calcext:value-type="float">
            <text:p>0.24808</text:p>
          </table:table-cell>
        </table:table-row>
        <table:table-row table:style-name="ro1">
          <table:table-cell office:value-type="float" office:value="1.826816" calcext:value-type="float">
            <text:p>1.826816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245738" calcext:value-type="float">
            <text:p>0.245738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948284" calcext:value-type="float">
            <text:p>0.948284</text:p>
          </table:table-cell>
          <table:table-cell office:value-type="float" office:value="0.284427" calcext:value-type="float">
            <text:p>0.284427</text:p>
          </table:table-cell>
        </table:table-row>
        <table:table-row table:style-name="ro1">
          <table:table-cell office:value-type="float" office:value="1.8432" calcext:value-type="float">
            <text:p>1.8432</text:p>
          </table:table-cell>
          <table:table-cell office:value-type="float" office:value="0.646104" calcext:value-type="float">
            <text:p>0.646104</text:p>
          </table:table-cell>
          <table:table-cell office:value-type="float" office:value="0.322849" calcext:value-type="float">
            <text:p>0.322849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634937" calcext:value-type="float">
            <text:p>0.634937</text:p>
          </table:table-cell>
          <table:table-cell office:value-type="float" office:value="0.245264" calcext:value-type="float">
            <text:p>0.245264</text:p>
          </table:table-cell>
        </table:table-row>
        <table:table-row table:style-name="ro1">
          <table:table-cell office:value-type="float" office:value="1.859584" calcext:value-type="float">
            <text:p>1.859584</text:p>
          </table:table-cell>
          <table:table-cell office:value-type="float" office:value="0.65293" calcext:value-type="float">
            <text:p>0.65293</text:p>
          </table:table-cell>
          <table:table-cell office:value-type="float" office:value="0.251824" calcext:value-type="float">
            <text:p>0.251824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685192" calcext:value-type="float">
            <text:p>0.685192</text:p>
          </table:table-cell>
          <table:table-cell office:value-type="float" office:value="0.273428" calcext:value-type="float">
            <text:p>0.273428</text:p>
          </table:table-cell>
        </table:table-row>
        <table:table-row table:style-name="ro1">
          <table:table-cell office:value-type="float" office:value="1.875968" calcext:value-type="float">
            <text:p>1.875968</text:p>
          </table:table-cell>
          <table:table-cell office:value-type="float" office:value="0.903309" calcext:value-type="float">
            <text:p>0.903309</text:p>
          </table:table-cell>
          <table:table-cell office:value-type="float" office:value="0.382214" calcext:value-type="float">
            <text:p>0.382214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65326" calcext:value-type="float">
            <text:p>0.65326</text:p>
          </table:table-cell>
          <table:table-cell office:value-type="float" office:value="0.221026" calcext:value-type="float">
            <text:p>0.221026</text:p>
          </table:table-cell>
        </table:table-row>
        <table:table-row table:style-name="ro1">
          <table:table-cell office:value-type="float" office:value="1.892352" calcext:value-type="float">
            <text:p>1.892352</text:p>
          </table:table-cell>
          <table:table-cell office:value-type="float" office:value="0.648744" calcext:value-type="float">
            <text:p>0.648744</text:p>
          </table:table-cell>
          <table:table-cell office:value-type="float" office:value="0.214089" calcext:value-type="float">
            <text:p>0.214089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919971" calcext:value-type="float">
            <text:p>0.919971</text:p>
          </table:table-cell>
          <table:table-cell office:value-type="float" office:value="0.273455" calcext:value-type="float">
            <text:p>0.273455</text:p>
          </table:table-cell>
        </table:table-row>
        <table:table-row table:style-name="ro1">
          <table:table-cell office:value-type="float" office:value="1.908736" calcext:value-type="float">
            <text:p>1.908736</text:p>
          </table:table-cell>
          <table:table-cell office:value-type="float" office:value="0.95385" calcext:value-type="float">
            <text:p>0.95385</text:p>
          </table:table-cell>
          <table:table-cell office:value-type="float" office:value="0.221102" calcext:value-type="float">
            <text:p>0.221102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954461" calcext:value-type="float">
            <text:p>0.954461</text:p>
          </table:table-cell>
          <table:table-cell office:value-type="float" office:value="0.335647" calcext:value-type="float">
            <text:p>0.335647</text:p>
          </table:table-cell>
        </table:table-row>
        <table:table-row table:style-name="ro1">
          <table:table-cell office:value-type="float" office:value="1.92512" calcext:value-type="float">
            <text:p>1.92512</text:p>
          </table:table-cell>
          <table:table-cell office:value-type="float" office:value="0.689471" calcext:value-type="float">
            <text:p>0.689471</text:p>
          </table:table-cell>
          <table:table-cell office:value-type="float" office:value="0.263447" calcext:value-type="float">
            <text:p>0.263447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663164" calcext:value-type="float">
            <text:p>0.663164</text:p>
          </table:table-cell>
          <table:table-cell office:value-type="float" office:value="0.255202" calcext:value-type="float">
            <text:p>0.255202</text:p>
          </table:table-cell>
        </table:table-row>
        <table:table-row table:style-name="ro1">
          <table:table-cell office:value-type="float" office:value="1.941504" calcext:value-type="float">
            <text:p>1.941504</text:p>
          </table:table-cell>
          <table:table-cell office:value-type="float" office:value="1.313078" calcext:value-type="float">
            <text:p>1.31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927486" calcext:value-type="float">
            <text:p>0.927486</text:p>
          </table:table-cell>
          <table:table-cell office:value-type="float" office:value="0.284015" calcext:value-type="float">
            <text:p>0.284015</text:p>
          </table:table-cell>
        </table:table-row>
        <table:table-row table:style-name="ro1">
          <table:table-cell office:value-type="float" office:value="1.957888" calcext:value-type="float">
            <text:p>1.957888</text:p>
          </table:table-cell>
          <table:table-cell office:value-type="float" office:value="0.640623" calcext:value-type="float">
            <text:p>0.640623</text:p>
          </table:table-cell>
          <table:table-cell office:value-type="float" office:value="0.209792" calcext:value-type="float">
            <text:p>0.209792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801862" calcext:value-type="float">
            <text:p>0.801862</text:p>
          </table:table-cell>
          <table:table-cell office:value-type="float" office:value="0.222411" calcext:value-type="float">
            <text:p>0.222411</text:p>
          </table:table-cell>
        </table:table-row>
        <table:table-row table:style-name="ro1">
          <table:table-cell office:value-type="float" office:value="1.974272" calcext:value-type="float">
            <text:p>1.974272</text:p>
          </table:table-cell>
          <table:table-cell office:value-type="float" office:value="0.967689" calcext:value-type="float">
            <text:p>0.967689</text:p>
          </table:table-cell>
          <table:table-cell office:value-type="float" office:value="0.502373" calcext:value-type="float">
            <text:p>0.502373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730868" calcext:value-type="float">
            <text:p>0.730868</text:p>
          </table:table-cell>
          <table:table-cell office:value-type="float" office:value="0.300969" calcext:value-type="float">
            <text:p>0.300969</text:p>
          </table:table-cell>
        </table:table-row>
        <table:table-row table:style-name="ro1">
          <table:table-cell office:value-type="float" office:value="1.990656" calcext:value-type="float">
            <text:p>1.990656</text:p>
          </table:table-cell>
          <table:table-cell office:value-type="float" office:value="0.712372" calcext:value-type="float">
            <text:p>0.712372</text:p>
          </table:table-cell>
          <table:table-cell office:value-type="float" office:value="0.208297" calcext:value-type="float">
            <text:p>0.208297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1.337177" calcext:value-type="float">
            <text:p>1.33717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imulation_results_RR_4.A1:simulation_results_RR_4.O1338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8T11:02:46.464871033</dc:date>
    <meta:editing-duration>PT21M39S</meta:editing-duration>
    <meta:editing-cycles>1</meta:editing-cycles>
    <meta:document-statistic meta:table-count="2" meta:cell-count="2080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3.952cm" style:legend-expansion="high" chart:style-name="ch2"/>
        <chart:plot-area chart:style-name="ch3" table:cell-range-address="Sheet2.A1:Sheet2.C245" chart:data-source-has-labels="row" svg:x="0.32cm" svg:y="0.18cm" svg:width="14.129cm" svg:height="8.64cm">
          <chart:coordinate-region svg:x="1.047cm" svg:y="0.379cm" svg:width="13.1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7" chart:values-cell-range-address="Sheet2.C2:Sheet2.C245" chart:label-cell-address="Sheet2.C1:Sheet2.C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2">
                <text:p>0.008192</text:p>
                <draw:g>
                  <svg:desc>Sheet2.A2:Sheet2.A245</svg:desc>
                </draw:g>
              </table:table-cell>
              <table:table-cell office:value-type="float" office:value="0.008888">
                <text:p>0.008888</text:p>
                <draw:g>
                  <svg:desc>Sheet2.B2:Sheet2.B245</svg:desc>
                </draw:g>
              </table:table-cell>
              <table:table-cell office:value-type="float" office:value="0.009018">
                <text:p>0.009018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84">
                <text:p>0.016384</text:p>
              </table:table-cell>
              <table:table-cell office:value-type="float" office:value="0.017292">
                <text:p>0.017292</text:p>
              </table:table-cell>
              <table:table-cell office:value-type="float" office:value="0.017313">
                <text:p>0.017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76">
                <text:p>0.024576</text:p>
              </table:table-cell>
              <table:table-cell office:value-type="float" office:value="0.025699">
                <text:p>0.025699</text:p>
              </table:table-cell>
              <table:table-cell office:value-type="float" office:value="0.025735">
                <text:p>0.025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68">
                <text:p>0.032768</text:p>
              </table:table-cell>
              <table:table-cell office:value-type="float" office:value="0.034119">
                <text:p>0.034119</text:p>
              </table:table-cell>
              <table:table-cell office:value-type="float" office:value="0.034166">
                <text:p>0.034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">
                <text:p>0.04096</text:p>
              </table:table-cell>
              <table:table-cell office:value-type="float" office:value="0.042542">
                <text:p>0.042542</text:p>
              </table:table-cell>
              <table:table-cell office:value-type="float" office:value="0.042604">
                <text:p>0.042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52">
                <text:p>0.049152</text:p>
              </table:table-cell>
              <table:table-cell office:value-type="float" office:value="0.050962">
                <text:p>0.050962</text:p>
              </table:table-cell>
              <table:table-cell office:value-type="float" office:value="0.05101">
                <text:p>0.05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344">
                <text:p>0.057344</text:p>
              </table:table-cell>
              <table:table-cell office:value-type="float" office:value="0.059375">
                <text:p>0.059375</text:p>
              </table:table-cell>
              <table:table-cell office:value-type="float" office:value="0.059455">
                <text:p>0.059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536">
                <text:p>0.065536</text:p>
              </table:table-cell>
              <table:table-cell office:value-type="float" office:value="0.067782">
                <text:p>0.067782</text:p>
              </table:table-cell>
              <table:table-cell office:value-type="float" office:value="0.067847">
                <text:p>0.06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728">
                <text:p>0.073728</text:p>
              </table:table-cell>
              <table:table-cell office:value-type="float" office:value="0.076216">
                <text:p>0.076216</text:p>
              </table:table-cell>
              <table:table-cell office:value-type="float" office:value="0.076301">
                <text:p>0.076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2">
                <text:p>0.08192</text:p>
              </table:table-cell>
              <table:table-cell office:value-type="float" office:value="0.084638">
                <text:p>0.084638</text:p>
              </table:table-cell>
              <table:table-cell office:value-type="float" office:value="0.084703">
                <text:p>0.084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112">
                <text:p>0.090112</text:p>
              </table:table-cell>
              <table:table-cell office:value-type="float" office:value="0.093047">
                <text:p>0.093047</text:p>
              </table:table-cell>
              <table:table-cell office:value-type="float" office:value="0.093146">
                <text:p>0.093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304">
                <text:p>0.098304</text:p>
              </table:table-cell>
              <table:table-cell office:value-type="float" office:value="0.101489">
                <text:p>0.101489</text:p>
              </table:table-cell>
              <table:table-cell office:value-type="float" office:value="0.101613">
                <text:p>0.101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496">
                <text:p>0.106496</text:p>
              </table:table-cell>
              <table:table-cell office:value-type="float" office:value="0.109871">
                <text:p>0.109871</text:p>
              </table:table-cell>
              <table:table-cell office:value-type="float" office:value="0.110045">
                <text:p>0.110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688">
                <text:p>0.114688</text:p>
              </table:table-cell>
              <table:table-cell office:value-type="float" office:value="0.11833">
                <text:p>0.11833</text:p>
              </table:table-cell>
              <table:table-cell office:value-type="float" office:value="0.118406">
                <text:p>0.118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88">
                <text:p>0.12288</text:p>
              </table:table-cell>
              <table:table-cell office:value-type="float" office:value="0.126719">
                <text:p>0.126719</text:p>
              </table:table-cell>
              <table:table-cell office:value-type="float" office:value="0.126845">
                <text:p>0.126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072">
                <text:p>0.131072</text:p>
              </table:table-cell>
              <table:table-cell office:value-type="float" office:value="0.135131">
                <text:p>0.135131</text:p>
              </table:table-cell>
              <table:table-cell office:value-type="float" office:value="0.135283">
                <text:p>0.13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264">
                <text:p>0.139264</text:p>
              </table:table-cell>
              <table:table-cell office:value-type="float" office:value="0.14357">
                <text:p>0.14357</text:p>
              </table:table-cell>
              <table:table-cell office:value-type="float" office:value="0.143738">
                <text:p>0.143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456">
                <text:p>0.147456</text:p>
              </table:table-cell>
              <table:table-cell office:value-type="float" office:value="0.152007">
                <text:p>0.152007</text:p>
              </table:table-cell>
              <table:table-cell office:value-type="float" office:value="0.152164">
                <text:p>0.152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648">
                <text:p>0.155648</text:p>
              </table:table-cell>
              <table:table-cell office:value-type="float" office:value="0.160418">
                <text:p>0.160418</text:p>
              </table:table-cell>
              <table:table-cell office:value-type="float" office:value="0.160628">
                <text:p>0.160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384">
                <text:p>0.16384</text:p>
              </table:table-cell>
              <table:table-cell office:value-type="float" office:value="0.168793">
                <text:p>0.168793</text:p>
              </table:table-cell>
              <table:table-cell office:value-type="float" office:value="0.169012">
                <text:p>0.169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2032">
                <text:p>0.172032</text:p>
              </table:table-cell>
              <table:table-cell office:value-type="float" office:value="0.177257">
                <text:p>0.177257</text:p>
              </table:table-cell>
              <table:table-cell office:value-type="float" office:value="0.177456">
                <text:p>0.17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24">
                <text:p>0.180224</text:p>
              </table:table-cell>
              <table:table-cell office:value-type="float" office:value="0.185616">
                <text:p>0.185616</text:p>
              </table:table-cell>
              <table:table-cell office:value-type="float" office:value="0.185847">
                <text:p>0.185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16">
                <text:p>0.188416</text:p>
              </table:table-cell>
              <table:table-cell office:value-type="float" office:value="0.194107">
                <text:p>0.194107</text:p>
              </table:table-cell>
              <table:table-cell office:value-type="float" office:value="0.194192">
                <text:p>0.194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08">
                <text:p>0.196608</text:p>
              </table:table-cell>
              <table:table-cell office:value-type="float" office:value="0.202506">
                <text:p>0.202506</text:p>
              </table:table-cell>
              <table:table-cell office:value-type="float" office:value="0.202708">
                <text:p>0.202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">
                <text:p>0.2048</text:p>
              </table:table-cell>
              <table:table-cell office:value-type="float" office:value="0.210891">
                <text:p>0.210891</text:p>
              </table:table-cell>
              <table:table-cell office:value-type="float" office:value="0.211043">
                <text:p>0.211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2992">
                <text:p>0.212992</text:p>
              </table:table-cell>
              <table:table-cell office:value-type="float" office:value="0.219343">
                <text:p>0.219343</text:p>
              </table:table-cell>
              <table:table-cell office:value-type="float" office:value="0.219704">
                <text:p>0.219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184">
                <text:p>0.221184</text:p>
              </table:table-cell>
              <table:table-cell office:value-type="float" office:value="0.227761">
                <text:p>0.227761</text:p>
              </table:table-cell>
              <table:table-cell office:value-type="float" office:value="0.228136">
                <text:p>0.228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376">
                <text:p>0.229376</text:p>
              </table:table-cell>
              <table:table-cell office:value-type="float" office:value="0.236195">
                <text:p>0.236195</text:p>
              </table:table-cell>
              <table:table-cell office:value-type="float" office:value="0.236611">
                <text:p>0.236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568">
                <text:p>0.237568</text:p>
              </table:table-cell>
              <table:table-cell office:value-type="float" office:value="0.244563">
                <text:p>0.244563</text:p>
              </table:table-cell>
              <table:table-cell office:value-type="float" office:value="0.244947">
                <text:p>0.244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76">
                <text:p>0.24576</text:p>
              </table:table-cell>
              <table:table-cell office:value-type="float" office:value="0.253059">
                <text:p>0.253059</text:p>
              </table:table-cell>
              <table:table-cell office:value-type="float" office:value="0.253397">
                <text:p>0.253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52">
                <text:p>0.253952</text:p>
              </table:table-cell>
              <table:table-cell office:value-type="float" office:value="0.261384">
                <text:p>0.261384</text:p>
              </table:table-cell>
              <table:table-cell office:value-type="float" office:value="0.261932">
                <text:p>0.261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144">
                <text:p>0.262144</text:p>
              </table:table-cell>
              <table:table-cell office:value-type="float" office:value="0.269857">
                <text:p>0.269857</text:p>
              </table:table-cell>
              <table:table-cell office:value-type="float" office:value="0.270275">
                <text:p>0.270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336">
                <text:p>0.270336</text:p>
              </table:table-cell>
              <table:table-cell office:value-type="float" office:value="0.278232">
                <text:p>0.278232</text:p>
              </table:table-cell>
              <table:table-cell office:value-type="float" office:value="0.278654">
                <text:p>0.27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28">
                <text:p>0.278528</text:p>
              </table:table-cell>
              <table:table-cell office:value-type="float" office:value="0.286741">
                <text:p>0.286741</text:p>
              </table:table-cell>
              <table:table-cell office:value-type="float" office:value="0.287011">
                <text:p>0.287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2">
                <text:p>0.28672</text:p>
              </table:table-cell>
              <table:table-cell office:value-type="float" office:value="0.295055">
                <text:p>0.295055</text:p>
              </table:table-cell>
              <table:table-cell office:value-type="float" office:value="0.295489">
                <text:p>0.295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912">
                <text:p>0.294912</text:p>
              </table:table-cell>
              <table:table-cell office:value-type="float" office:value="0.303454">
                <text:p>0.303454</text:p>
              </table:table-cell>
              <table:table-cell office:value-type="float" office:value="0.303928">
                <text:p>0.303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104">
                <text:p>0.303104</text:p>
              </table:table-cell>
              <table:table-cell office:value-type="float" office:value="0.311874">
                <text:p>0.311874</text:p>
              </table:table-cell>
              <table:table-cell office:value-type="float" office:value="0.312318">
                <text:p>0.312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1296">
                <text:p>0.311296</text:p>
              </table:table-cell>
              <table:table-cell office:value-type="float" office:value="0.320339">
                <text:p>0.320339</text:p>
              </table:table-cell>
              <table:table-cell office:value-type="float" office:value="0.320717">
                <text:p>0.320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488">
                <text:p>0.319488</text:p>
              </table:table-cell>
              <table:table-cell office:value-type="float" office:value="0.328744">
                <text:p>0.328744</text:p>
              </table:table-cell>
              <table:table-cell office:value-type="float" office:value="0.329264">
                <text:p>0.329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68">
                <text:p>0.32768</text:p>
              </table:table-cell>
              <table:table-cell office:value-type="float" office:value="0.337266">
                <text:p>0.337266</text:p>
              </table:table-cell>
              <table:table-cell office:value-type="float" office:value="0.337596">
                <text:p>0.337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5872">
                <text:p>0.335872</text:p>
              </table:table-cell>
              <table:table-cell office:value-type="float" office:value="0.345542">
                <text:p>0.345542</text:p>
              </table:table-cell>
              <table:table-cell office:value-type="float" office:value="0.345983">
                <text:p>0.345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64">
                <text:p>0.344064</text:p>
              </table:table-cell>
              <table:table-cell office:value-type="float" office:value="0.35405">
                <text:p>0.35405</text:p>
              </table:table-cell>
              <table:table-cell office:value-type="float" office:value="0.354758">
                <text:p>0.354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6">
                <text:p>0.352256</text:p>
              </table:table-cell>
              <table:table-cell office:value-type="float" office:value="0.362525">
                <text:p>0.362525</text:p>
              </table:table-cell>
              <table:table-cell office:value-type="float" office:value="0.362829">
                <text:p>0.362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448">
                <text:p>0.360448</text:p>
              </table:table-cell>
              <table:table-cell office:value-type="float" office:value="0.370849">
                <text:p>0.370849</text:p>
              </table:table-cell>
              <table:table-cell office:value-type="float" office:value="0.371231">
                <text:p>0.371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64">
                <text:p>0.36864</text:p>
              </table:table-cell>
              <table:table-cell office:value-type="float" office:value="0.379207">
                <text:p>0.379207</text:p>
              </table:table-cell>
              <table:table-cell office:value-type="float" office:value="0.379658">
                <text:p>0.379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32">
                <text:p>0.376832</text:p>
              </table:table-cell>
              <table:table-cell office:value-type="float" office:value="0.38812">
                <text:p>0.38812</text:p>
              </table:table-cell>
              <table:table-cell office:value-type="float" office:value="0.388598">
                <text:p>0.388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5024">
                <text:p>0.385024</text:p>
              </table:table-cell>
              <table:table-cell office:value-type="float" office:value="0.396167">
                <text:p>0.396167</text:p>
              </table:table-cell>
              <table:table-cell office:value-type="float" office:value="0.396809">
                <text:p>0.396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216">
                <text:p>0.393216</text:p>
              </table:table-cell>
              <table:table-cell office:value-type="float" office:value="0.404662">
                <text:p>0.404662</text:p>
              </table:table-cell>
              <table:table-cell office:value-type="float" office:value="0.405385">
                <text:p>0.405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08">
                <text:p>0.401408</text:p>
              </table:table-cell>
              <table:table-cell office:value-type="float" office:value="0.412974">
                <text:p>0.412974</text:p>
              </table:table-cell>
              <table:table-cell office:value-type="float" office:value="0.413605">
                <text:p>0.413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6">
                <text:p>0.4096</text:p>
              </table:table-cell>
              <table:table-cell office:value-type="float" office:value="0.421289">
                <text:p>0.421289</text:p>
              </table:table-cell>
              <table:table-cell office:value-type="float" office:value="0.422307">
                <text:p>0.422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7792">
                <text:p>0.417792</text:p>
              </table:table-cell>
              <table:table-cell office:value-type="float" office:value="0.429744">
                <text:p>0.429744</text:p>
              </table:table-cell>
              <table:table-cell office:value-type="float" office:value="0.430598">
                <text:p>0.430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984">
                <text:p>0.425984</text:p>
              </table:table-cell>
              <table:table-cell office:value-type="float" office:value="0.438245">
                <text:p>0.438245</text:p>
              </table:table-cell>
              <table:table-cell office:value-type="float" office:value="0.438971">
                <text:p>0.438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4176">
                <text:p>0.434176</text:p>
              </table:table-cell>
              <table:table-cell office:value-type="float" office:value="0.446709">
                <text:p>0.446709</text:p>
              </table:table-cell>
              <table:table-cell office:value-type="float" office:value="0.447422">
                <text:p>0.447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368">
                <text:p>0.442368</text:p>
              </table:table-cell>
              <table:table-cell office:value-type="float" office:value="0.454897">
                <text:p>0.454897</text:p>
              </table:table-cell>
              <table:table-cell office:value-type="float" office:value="0.456045">
                <text:p>0.456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6">
                <text:p>0.45056</text:p>
              </table:table-cell>
              <table:table-cell office:value-type="float" office:value="0.463505">
                <text:p>0.463505</text:p>
              </table:table-cell>
              <table:table-cell office:value-type="float" office:value="0.464495">
                <text:p>0.464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752">
                <text:p>0.458752</text:p>
              </table:table-cell>
              <table:table-cell office:value-type="float" office:value="0.471861">
                <text:p>0.471861</text:p>
              </table:table-cell>
              <table:table-cell office:value-type="float" office:value="0.472853">
                <text:p>0.472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6944">
                <text:p>0.466944</text:p>
              </table:table-cell>
              <table:table-cell office:value-type="float" office:value="0.480249">
                <text:p>0.480249</text:p>
              </table:table-cell>
              <table:table-cell office:value-type="float" office:value="0.481056">
                <text:p>0.481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5136">
                <text:p>0.475136</text:p>
              </table:table-cell>
              <table:table-cell office:value-type="float" office:value="0.488613">
                <text:p>0.488613</text:p>
              </table:table-cell>
              <table:table-cell office:value-type="float" office:value="0.489791">
                <text:p>0.489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328">
                <text:p>0.483328</text:p>
              </table:table-cell>
              <table:table-cell office:value-type="float" office:value="0.497043">
                <text:p>0.497043</text:p>
              </table:table-cell>
              <table:table-cell office:value-type="float" office:value="0.498174">
                <text:p>0.498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152">
                <text:p>0.49152</text:p>
              </table:table-cell>
              <table:table-cell office:value-type="float" office:value="0.505365">
                <text:p>0.505365</text:p>
              </table:table-cell>
              <table:table-cell office:value-type="float" office:value="0.506128">
                <text:p>0.506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712">
                <text:p>0.499712</text:p>
              </table:table-cell>
              <table:table-cell office:value-type="float" office:value="0.494297">
                <text:p>0.494297</text:p>
              </table:table-cell>
              <table:table-cell office:value-type="float" office:value="0.469782">
                <text:p>0.469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7904">
                <text:p>0.507904</text:p>
              </table:table-cell>
              <table:table-cell office:value-type="float" office:value="0.449709">
                <text:p>0.449709</text:p>
              </table:table-cell>
              <table:table-cell office:value-type="float" office:value="0.362705">
                <text:p>0.362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096">
                <text:p>0.516096</text:p>
              </table:table-cell>
              <table:table-cell office:value-type="float" office:value="0.385592">
                <text:p>0.385592</text:p>
              </table:table-cell>
              <table:table-cell office:value-type="float" office:value="0.256282">
                <text:p>0.256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4288">
                <text:p>0.524288</text:p>
              </table:table-cell>
              <table:table-cell office:value-type="float" office:value="0.435585">
                <text:p>0.435585</text:p>
              </table:table-cell>
              <table:table-cell office:value-type="float" office:value="0.27544">
                <text:p>0.27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8">
                <text:p>0.53248</text:p>
              </table:table-cell>
              <table:table-cell office:value-type="float" office:value="0.485618">
                <text:p>0.485618</text:p>
              </table:table-cell>
              <table:table-cell office:value-type="float" office:value="0.330278">
                <text:p>0.330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672">
                <text:p>0.540672</text:p>
              </table:table-cell>
              <table:table-cell office:value-type="float" office:value="0.371997">
                <text:p>0.371997</text:p>
              </table:table-cell>
              <table:table-cell office:value-type="float" office:value="0.222376">
                <text:p>0.222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864">
                <text:p>0.548864</text:p>
              </table:table-cell>
              <table:table-cell office:value-type="float" office:value="0.425013">
                <text:p>0.425013</text:p>
              </table:table-cell>
              <table:table-cell office:value-type="float" office:value="0.275649">
                <text:p>0.275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7056">
                <text:p>0.557056</text:p>
              </table:table-cell>
              <table:table-cell office:value-type="float" office:value="0.465789">
                <text:p>0.465789</text:p>
              </table:table-cell>
              <table:table-cell office:value-type="float" office:value="0.313431">
                <text:p>0.31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5248">
                <text:p>0.565248</text:p>
              </table:table-cell>
              <table:table-cell office:value-type="float" office:value="0.411223">
                <text:p>0.411223</text:p>
              </table:table-cell>
              <table:table-cell office:value-type="float" office:value="0.22054">
                <text:p>0.22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44">
                <text:p>0.57344</text:p>
              </table:table-cell>
              <table:table-cell office:value-type="float" office:value="0.507612">
                <text:p>0.507612</text:p>
              </table:table-cell>
              <table:table-cell office:value-type="float" office:value="0.348621">
                <text:p>0.348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1632">
                <text:p>0.581632</text:p>
              </table:table-cell>
              <table:table-cell office:value-type="float" office:value="0.446765">
                <text:p>0.446765</text:p>
              </table:table-cell>
              <table:table-cell office:value-type="float" office:value="0.184932">
                <text:p>0.184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9824">
                <text:p>0.589824</text:p>
              </table:table-cell>
              <table:table-cell office:value-type="float" office:value="0.411308">
                <text:p>0.411308</text:p>
              </table:table-cell>
              <table:table-cell office:value-type="float" office:value="0.217153">
                <text:p>0.217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016">
                <text:p>0.598016</text:p>
              </table:table-cell>
              <table:table-cell office:value-type="float" office:value="0.383733">
                <text:p>0.383733</text:p>
              </table:table-cell>
              <table:table-cell office:value-type="float" office:value="0.149573">
                <text:p>0.149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6208">
                <text:p>0.606208</text:p>
              </table:table-cell>
              <table:table-cell office:value-type="float" office:value="0.518446">
                <text:p>0.518446</text:p>
              </table:table-cell>
              <table:table-cell office:value-type="float" office:value="0.258523">
                <text:p>0.258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44">
                <text:p>0.6144</text:p>
              </table:table-cell>
              <table:table-cell office:value-type="float" office:value="0.431352">
                <text:p>0.431352</text:p>
              </table:table-cell>
              <table:table-cell office:value-type="float" office:value="0.117297">
                <text:p>0.117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592">
                <text:p>0.622592</text:p>
              </table:table-cell>
              <table:table-cell office:value-type="float" office:value="0.434249">
                <text:p>0.434249</text:p>
              </table:table-cell>
              <table:table-cell office:value-type="float" office:value="0.207817">
                <text:p>0.207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784">
                <text:p>0.630784</text:p>
              </table:table-cell>
              <table:table-cell office:value-type="float" office:value="0.389775">
                <text:p>0.389775</text:p>
              </table:table-cell>
              <table:table-cell office:value-type="float" office:value="0.163529">
                <text:p>0.1635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976">
                <text:p>0.638976</text:p>
              </table:table-cell>
              <table:table-cell office:value-type="float" office:value="0.376338">
                <text:p>0.376338</text:p>
              </table:table-cell>
              <table:table-cell office:value-type="float" office:value="0.132045">
                <text:p>0.132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168">
                <text:p>0.647168</text:p>
              </table:table-cell>
              <table:table-cell office:value-type="float" office:value="0.429501">
                <text:p>0.429501</text:p>
              </table:table-cell>
              <table:table-cell office:value-type="float" office:value="0.231758">
                <text:p>0.231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536">
                <text:p>0.65536</text:p>
              </table:table-cell>
              <table:table-cell office:value-type="float" office:value="0.35224">
                <text:p>0.35224</text:p>
              </table:table-cell>
              <table:table-cell office:value-type="float" office:value="0.189198">
                <text:p>0.189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3552">
                <text:p>0.663552</text:p>
              </table:table-cell>
              <table:table-cell office:value-type="float" office:value="0.444347">
                <text:p>0.444347</text:p>
              </table:table-cell>
              <table:table-cell office:value-type="float" office:value="0.224916">
                <text:p>0.224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1744">
                <text:p>0.671744</text:p>
              </table:table-cell>
              <table:table-cell office:value-type="float" office:value="0.539437">
                <text:p>0.539437</text:p>
              </table:table-cell>
              <table:table-cell office:value-type="float" office:value="0.149013">
                <text:p>0.149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9936">
                <text:p>0.679936</text:p>
              </table:table-cell>
              <table:table-cell office:value-type="float" office:value="0.559054">
                <text:p>0.559054</text:p>
              </table:table-cell>
              <table:table-cell office:value-type="float" office:value="0.270627">
                <text:p>0.2706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8128">
                <text:p>0.688128</text:p>
              </table:table-cell>
              <table:table-cell office:value-type="float" office:value="0.50838">
                <text:p>0.50838</text:p>
              </table:table-cell>
              <table:table-cell office:value-type="float" office:value="0.157811">
                <text:p>0.157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632">
                <text:p>0.69632</text:p>
              </table:table-cell>
              <table:table-cell office:value-type="float" office:value="0.421762">
                <text:p>0.421762</text:p>
              </table:table-cell>
              <table:table-cell office:value-type="float" office:value="0.223778">
                <text:p>0.223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4512">
                <text:p>0.704512</text:p>
              </table:table-cell>
              <table:table-cell office:value-type="float" office:value="0.58584">
                <text:p>0.58584</text:p>
              </table:table-cell>
              <table:table-cell office:value-type="float" office:value="0.184833">
                <text:p>0.184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2704">
                <text:p>0.712704</text:p>
              </table:table-cell>
              <table:table-cell office:value-type="float" office:value="0.479014">
                <text:p>0.479014</text:p>
              </table:table-cell>
              <table:table-cell office:value-type="float" office:value="0.165808">
                <text:p>0.165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0896">
                <text:p>0.720896</text:p>
              </table:table-cell>
              <table:table-cell office:value-type="float" office:value="0.451833">
                <text:p>0.451833</text:p>
              </table:table-cell>
              <table:table-cell office:value-type="float" office:value="0.109859">
                <text:p>0.109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9088">
                <text:p>0.729088</text:p>
              </table:table-cell>
              <table:table-cell office:value-type="float" office:value="0.510527">
                <text:p>0.510527</text:p>
              </table:table-cell>
              <table:table-cell office:value-type="float" office:value="0.287762">
                <text:p>0.287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728">
                <text:p>0.73728</text:p>
              </table:table-cell>
              <table:table-cell office:value-type="float" office:value="0.317705">
                <text:p>0.317705</text:p>
              </table:table-cell>
              <table:table-cell office:value-type="float" office:value="0.096953">
                <text:p>0.09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5472">
                <text:p>0.745472</text:p>
              </table:table-cell>
              <table:table-cell office:value-type="float" office:value="0.465176">
                <text:p>0.465176</text:p>
              </table:table-cell>
              <table:table-cell office:value-type="float" office:value="0.14574">
                <text:p>0.14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64">
                <text:p>0.753664</text:p>
              </table:table-cell>
              <table:table-cell office:value-type="float" office:value="0.395094">
                <text:p>0.395094</text:p>
              </table:table-cell>
              <table:table-cell office:value-type="float" office:value="0.119018">
                <text:p>0.119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856">
                <text:p>0.761856</text:p>
              </table:table-cell>
              <table:table-cell office:value-type="float" office:value="0.370489">
                <text:p>0.370489</text:p>
              </table:table-cell>
              <table:table-cell office:value-type="float" office:value="0.111032">
                <text:p>0.111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0048">
                <text:p>0.770048</text:p>
              </table:table-cell>
              <table:table-cell office:value-type="float" office:value="0.520587">
                <text:p>0.520587</text:p>
              </table:table-cell>
              <table:table-cell office:value-type="float" office:value="0.204453">
                <text:p>0.2044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24">
                <text:p>0.77824</text:p>
              </table:table-cell>
              <table:table-cell office:value-type="float" office:value="0.452795">
                <text:p>0.452795</text:p>
              </table:table-cell>
              <table:table-cell office:value-type="float" office:value="0.190015">
                <text:p>0.190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432">
                <text:p>0.786432</text:p>
              </table:table-cell>
              <table:table-cell office:value-type="float" office:value="0.442542">
                <text:p>0.442542</text:p>
              </table:table-cell>
              <table:table-cell office:value-type="float" office:value="0.207399">
                <text:p>0.207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624">
                <text:p>0.794624</text:p>
              </table:table-cell>
              <table:table-cell office:value-type="float" office:value="0.505401">
                <text:p>0.505401</text:p>
              </table:table-cell>
              <table:table-cell office:value-type="float" office:value="0.181745">
                <text:p>0.181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816">
                <text:p>0.802816</text:p>
              </table:table-cell>
              <table:table-cell office:value-type="float" office:value="0.508648">
                <text:p>0.508648</text:p>
              </table:table-cell>
              <table:table-cell office:value-type="float" office:value="0.182096">
                <text:p>0.182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1008">
                <text:p>0.811008</text:p>
              </table:table-cell>
              <table:table-cell office:value-type="float" office:value="0.357839">
                <text:p>0.357839</text:p>
              </table:table-cell>
              <table:table-cell office:value-type="float" office:value="0.143205">
                <text:p>0.143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2">
                <text:p>0.8192</text:p>
              </table:table-cell>
              <table:table-cell office:value-type="float" office:value="0.668874">
                <text:p>0.668874</text:p>
              </table:table-cell>
              <table:table-cell office:value-type="float" office:value="0.081975">
                <text:p>0.081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392">
                <text:p>0.827392</text:p>
              </table:table-cell>
              <table:table-cell office:value-type="float" office:value="0.496785">
                <text:p>0.496785</text:p>
              </table:table-cell>
              <table:table-cell office:value-type="float" office:value="0.127717">
                <text:p>0.1277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584">
                <text:p>0.835584</text:p>
              </table:table-cell>
              <table:table-cell office:value-type="float" office:value="0.380595">
                <text:p>0.380595</text:p>
              </table:table-cell>
              <table:table-cell office:value-type="float" office:value="0.166882">
                <text:p>0.166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3776">
                <text:p>0.843776</text:p>
              </table:table-cell>
              <table:table-cell office:value-type="float" office:value="0.482839">
                <text:p>0.482839</text:p>
              </table:table-cell>
              <table:table-cell office:value-type="float" office:value="0.165906">
                <text:p>0.165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1968">
                <text:p>0.851968</text:p>
              </table:table-cell>
              <table:table-cell office:value-type="float" office:value="0.565935">
                <text:p>0.565935</text:p>
              </table:table-cell>
              <table:table-cell office:value-type="float" office:value="0.196338">
                <text:p>0.196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16">
                <text:p>0.86016</text:p>
              </table:table-cell>
              <table:table-cell office:value-type="float" office:value="0.574121">
                <text:p>0.574121</text:p>
              </table:table-cell>
              <table:table-cell office:value-type="float" office:value="0.170397">
                <text:p>0.170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8352">
                <text:p>0.868352</text:p>
              </table:table-cell>
              <table:table-cell office:value-type="float" office:value="0.495207">
                <text:p>0.495207</text:p>
              </table:table-cell>
              <table:table-cell office:value-type="float" office:value="0.363254">
                <text:p>0.363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44">
                <text:p>0.876544</text:p>
              </table:table-cell>
              <table:table-cell office:value-type="float" office:value="0.4657">
                <text:p>0.4657</text:p>
              </table:table-cell>
              <table:table-cell office:value-type="float" office:value="0.202942">
                <text:p>0.202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736">
                <text:p>0.884736</text:p>
              </table:table-cell>
              <table:table-cell office:value-type="float" office:value="0.65705">
                <text:p>0.65705</text:p>
              </table:table-cell>
              <table:table-cell office:value-type="float" office:value="0.184235">
                <text:p>0.1842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8">
                <text:p>0.892928</text:p>
              </table:table-cell>
              <table:table-cell office:value-type="float" office:value="0.4731">
                <text:p>0.4731</text:p>
              </table:table-cell>
              <table:table-cell office:value-type="float" office:value="0.358634">
                <text:p>0.3586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12">
                <text:p>0.90112</text:p>
              </table:table-cell>
              <table:table-cell office:value-type="float" office:value="0.571223">
                <text:p>0.571223</text:p>
              </table:table-cell>
              <table:table-cell office:value-type="float" office:value="0.191414">
                <text:p>0.191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312">
                <text:p>0.909312</text:p>
              </table:table-cell>
              <table:table-cell office:value-type="float" office:value="0.480252">
                <text:p>0.480252</text:p>
              </table:table-cell>
              <table:table-cell office:value-type="float" office:value="0.168935">
                <text:p>0.168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7504">
                <text:p>0.917504</text:p>
              </table:table-cell>
              <table:table-cell office:value-type="float" office:value="0.466845">
                <text:p>0.466845</text:p>
              </table:table-cell>
              <table:table-cell office:value-type="float" office:value="0.369559">
                <text:p>0.369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696">
                <text:p>0.925696</text:p>
              </table:table-cell>
              <table:table-cell office:value-type="float" office:value="0.464884">
                <text:p>0.464884</text:p>
              </table:table-cell>
              <table:table-cell office:value-type="float" office:value="0.108062">
                <text:p>0.108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3888">
                <text:p>0.933888</text:p>
              </table:table-cell>
              <table:table-cell office:value-type="float" office:value="0.506957">
                <text:p>0.506957</text:p>
              </table:table-cell>
              <table:table-cell office:value-type="float" office:value="0.348685">
                <text:p>0.3486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08">
                <text:p>0.94208</text:p>
              </table:table-cell>
              <table:table-cell office:value-type="float" office:value="0.740387">
                <text:p>0.740387</text:p>
              </table:table-cell>
              <table:table-cell office:value-type="float" office:value="0.353551">
                <text:p>0.353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72">
                <text:p>0.950272</text:p>
              </table:table-cell>
              <table:table-cell office:value-type="float" office:value="0.525951">
                <text:p>0.525951</text:p>
              </table:table-cell>
              <table:table-cell office:value-type="float" office:value="0.35017">
                <text:p>0.35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64">
                <text:p>0.958464</text:p>
              </table:table-cell>
              <table:table-cell office:value-type="float" office:value="0.448359">
                <text:p>0.448359</text:p>
              </table:table-cell>
              <table:table-cell office:value-type="float" office:value="0.174642">
                <text:p>0.1746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6656">
                <text:p>0.966656</text:p>
              </table:table-cell>
              <table:table-cell office:value-type="float" office:value="0.684915">
                <text:p>0.684915</text:p>
              </table:table-cell>
              <table:table-cell office:value-type="float" office:value="0.45995">
                <text:p>0.45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4848">
                <text:p>0.974848</text:p>
              </table:table-cell>
              <table:table-cell office:value-type="float" office:value="0.45606">
                <text:p>0.45606</text:p>
              </table:table-cell>
              <table:table-cell office:value-type="float" office:value="0.150903">
                <text:p>0.150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04">
                <text:p>0.98304</text:p>
              </table:table-cell>
              <table:table-cell office:value-type="float" office:value="0.498102">
                <text:p>0.498102</text:p>
              </table:table-cell>
              <table:table-cell office:value-type="float" office:value="0.344227">
                <text:p>0.3442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232">
                <text:p>0.991232</text:p>
              </table:table-cell>
              <table:table-cell office:value-type="float" office:value="0.559414">
                <text:p>0.559414</text:p>
              </table:table-cell>
              <table:table-cell office:value-type="float" office:value="0.357482">
                <text:p>0.3574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24">
                <text:p>0.999424</text:p>
              </table:table-cell>
              <table:table-cell office:value-type="float" office:value="0.524613">
                <text:p>0.524613</text:p>
              </table:table-cell>
              <table:table-cell office:value-type="float" office:value="0.356704">
                <text:p>0.356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7616">
                <text:p>1.007616</text:p>
              </table:table-cell>
              <table:table-cell office:value-type="float" office:value="0.555426">
                <text:p>0.555426</text:p>
              </table:table-cell>
              <table:table-cell office:value-type="float" office:value="0.359624">
                <text:p>0.3596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808">
                <text:p>1.015808</text:p>
              </table:table-cell>
              <table:table-cell office:value-type="float" office:value="0.588522">
                <text:p>0.588522</text:p>
              </table:table-cell>
              <table:table-cell office:value-type="float" office:value="0.329302">
                <text:p>0.329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4">
                <text:p>1.024</text:p>
              </table:table-cell>
              <table:table-cell office:value-type="float" office:value="0.561381">
                <text:p>0.561381</text:p>
              </table:table-cell>
              <table:table-cell office:value-type="float" office:value="0.353425">
                <text:p>0.353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2192">
                <text:p>1.032192</text:p>
              </table:table-cell>
              <table:table-cell office:value-type="float" office:value="0.54192">
                <text:p>0.54192</text:p>
              </table:table-cell>
              <table:table-cell office:value-type="float" office:value="0.26278">
                <text:p>0.262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0384">
                <text:p>1.040384</text:p>
              </table:table-cell>
              <table:table-cell office:value-type="float" office:value="0.580642">
                <text:p>0.580642</text:p>
              </table:table-cell>
              <table:table-cell office:value-type="float" office:value="0.343684">
                <text:p>0.343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8576">
                <text:p>1.048576</text:p>
              </table:table-cell>
              <table:table-cell office:value-type="float" office:value="0.534037">
                <text:p>0.534037</text:p>
              </table:table-cell>
              <table:table-cell office:value-type="float" office:value="0.313607">
                <text:p>0.313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768">
                <text:p>1.056768</text:p>
              </table:table-cell>
              <table:table-cell office:value-type="float" office:value="0.56643">
                <text:p>0.56643</text:p>
              </table:table-cell>
              <table:table-cell office:value-type="float" office:value="0.395252">
                <text:p>0.395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496">
                <text:p>1.06496</text:p>
              </table:table-cell>
              <table:table-cell office:value-type="float" office:value="0.529576">
                <text:p>0.529576</text:p>
              </table:table-cell>
              <table:table-cell office:value-type="float" office:value="0.331343">
                <text:p>0.331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3152">
                <text:p>1.073152</text:p>
              </table:table-cell>
              <table:table-cell office:value-type="float" office:value="0.505255">
                <text:p>0.505255</text:p>
              </table:table-cell>
              <table:table-cell office:value-type="float" office:value="0.297542">
                <text:p>0.297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344">
                <text:p>1.081344</text:p>
              </table:table-cell>
              <table:table-cell office:value-type="float" office:value="0.84663">
                <text:p>0.84663</text:p>
              </table:table-cell>
              <table:table-cell office:value-type="float" office:value="0.378906">
                <text:p>0.378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9536">
                <text:p>1.089536</text:p>
              </table:table-cell>
              <table:table-cell office:value-type="float" office:value="0.589763">
                <text:p>0.589763</text:p>
              </table:table-cell>
              <table:table-cell office:value-type="float" office:value="0.319144">
                <text:p>0.319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7728">
                <text:p>1.097728</text:p>
              </table:table-cell>
              <table:table-cell office:value-type="float" office:value="0.689824">
                <text:p>0.689824</text:p>
              </table:table-cell>
              <table:table-cell office:value-type="float" office:value="0.321803">
                <text:p>0.321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92">
                <text:p>1.10592</text:p>
              </table:table-cell>
              <table:table-cell office:value-type="float" office:value="0.610297">
                <text:p>0.610297</text:p>
              </table:table-cell>
              <table:table-cell office:value-type="float" office:value="0.335035">
                <text:p>0.335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4112">
                <text:p>1.114112</text:p>
              </table:table-cell>
              <table:table-cell office:value-type="float" office:value="0.617938">
                <text:p>0.617938</text:p>
              </table:table-cell>
              <table:table-cell office:value-type="float" office:value="0.400795">
                <text:p>0.400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304">
                <text:p>1.122304</text:p>
              </table:table-cell>
              <table:table-cell office:value-type="float" office:value="0.546358">
                <text:p>0.546358</text:p>
              </table:table-cell>
              <table:table-cell office:value-type="float" office:value="0.318728">
                <text:p>0.318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496">
                <text:p>1.130496</text:p>
              </table:table-cell>
              <table:table-cell office:value-type="float" office:value="0.57389">
                <text:p>0.57389</text:p>
              </table:table-cell>
              <table:table-cell office:value-type="float" office:value="0.324669">
                <text:p>0.324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688">
                <text:p>1.138688</text:p>
              </table:table-cell>
              <table:table-cell office:value-type="float" office:value="0.882716">
                <text:p>0.882716</text:p>
              </table:table-cell>
              <table:table-cell office:value-type="float" office:value="0.327734">
                <text:p>0.3277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688">
                <text:p>1.14688</text:p>
              </table:table-cell>
              <table:table-cell office:value-type="float" office:value="0.583161">
                <text:p>0.583161</text:p>
              </table:table-cell>
              <table:table-cell office:value-type="float" office:value="0.310131">
                <text:p>0.310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072">
                <text:p>1.155072</text:p>
              </table:table-cell>
              <table:table-cell office:value-type="float" office:value="0.587783">
                <text:p>0.587783</text:p>
              </table:table-cell>
              <table:table-cell office:value-type="float" office:value="0.330928">
                <text:p>0.3309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264">
                <text:p>1.163264</text:p>
              </table:table-cell>
              <table:table-cell office:value-type="float" office:value="0.715563">
                <text:p>0.715563</text:p>
              </table:table-cell>
              <table:table-cell office:value-type="float" office:value="0.42061">
                <text:p>0.42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1456">
                <text:p>1.171456</text:p>
              </table:table-cell>
              <table:table-cell office:value-type="float" office:value="0.764465">
                <text:p>0.764465</text:p>
              </table:table-cell>
              <table:table-cell office:value-type="float" office:value="0.301443">
                <text:p>0.3014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9648">
                <text:p>1.179648</text:p>
              </table:table-cell>
              <table:table-cell office:value-type="float" office:value="0.595764">
                <text:p>0.595764</text:p>
              </table:table-cell>
              <table:table-cell office:value-type="float" office:value="0.402111">
                <text:p>0.402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784">
                <text:p>1.18784</text:p>
              </table:table-cell>
              <table:table-cell office:value-type="float" office:value="0.645669">
                <text:p>0.645669</text:p>
              </table:table-cell>
              <table:table-cell office:value-type="float" office:value="0.299153">
                <text:p>0.299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6032">
                <text:p>1.196032</text:p>
              </table:table-cell>
              <table:table-cell office:value-type="float" office:value="0.646902">
                <text:p>0.646902</text:p>
              </table:table-cell>
              <table:table-cell office:value-type="float" office:value="0.357015">
                <text:p>0.357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4224">
                <text:p>1.204224</text:p>
              </table:table-cell>
              <table:table-cell office:value-type="float" office:value="0.573469">
                <text:p>0.573469</text:p>
              </table:table-cell>
              <table:table-cell office:value-type="float" office:value="0.304583">
                <text:p>0.304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2416">
                <text:p>1.212416</text:p>
              </table:table-cell>
              <table:table-cell office:value-type="float" office:value="0.785596">
                <text:p>0.785596</text:p>
              </table:table-cell>
              <table:table-cell office:value-type="float" office:value="0.332654">
                <text:p>0.332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0608">
                <text:p>1.220608</text:p>
              </table:table-cell>
              <table:table-cell office:value-type="float" office:value="1.05961">
                <text:p>1.05961</text:p>
              </table:table-cell>
              <table:table-cell office:value-type="float" office:value="0.320347">
                <text:p>0.3203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88">
                <text:p>1.2288</text:p>
              </table:table-cell>
              <table:table-cell office:value-type="float" office:value="0.64637">
                <text:p>0.64637</text:p>
              </table:table-cell>
              <table:table-cell office:value-type="float" office:value="0.308448">
                <text:p>0.308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6992">
                <text:p>1.236992</text:p>
              </table:table-cell>
              <table:table-cell office:value-type="float" office:value="1.271479">
                <text:p>1.27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5184">
                <text:p>1.245184</text:p>
              </table:table-cell>
              <table:table-cell office:value-type="float" office:value="0.609484">
                <text:p>0.609484</text:p>
              </table:table-cell>
              <table:table-cell office:value-type="float" office:value="0.258312">
                <text:p>0.258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3376">
                <text:p>1.253376</text:p>
              </table:table-cell>
              <table:table-cell office:value-type="float" office:value="0.680576">
                <text:p>0.680576</text:p>
              </table:table-cell>
              <table:table-cell office:value-type="float" office:value="0.277415">
                <text:p>0.277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1568">
                <text:p>1.261568</text:p>
              </table:table-cell>
              <table:table-cell office:value-type="float" office:value="0.702049">
                <text:p>0.702049</text:p>
              </table:table-cell>
              <table:table-cell office:value-type="float" office:value="0.308815">
                <text:p>0.308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976">
                <text:p>1.26976</text:p>
              </table:table-cell>
              <table:table-cell office:value-type="float" office:value="0.617181">
                <text:p>0.617181</text:p>
              </table:table-cell>
              <table:table-cell office:value-type="float" office:value="0.316724">
                <text:p>0.316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952">
                <text:p>1.277952</text:p>
              </table:table-cell>
              <table:table-cell office:value-type="float" office:value="0.858103">
                <text:p>0.858103</text:p>
              </table:table-cell>
              <table:table-cell office:value-type="float" office:value="0.348861">
                <text:p>0.348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6144">
                <text:p>1.286144</text:p>
              </table:table-cell>
              <table:table-cell office:value-type="float" office:value="0.978472">
                <text:p>0.978472</text:p>
              </table:table-cell>
              <table:table-cell office:value-type="float" office:value="0.299907">
                <text:p>0.299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4336">
                <text:p>1.294336</text:p>
              </table:table-cell>
              <table:table-cell office:value-type="float" office:value="0.684282">
                <text:p>0.684282</text:p>
              </table:table-cell>
              <table:table-cell office:value-type="float" office:value="0.301965">
                <text:p>0.301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528">
                <text:p>1.302528</text:p>
              </table:table-cell>
              <table:table-cell office:value-type="float" office:value="0.568401">
                <text:p>0.568401</text:p>
              </table:table-cell>
              <table:table-cell office:value-type="float" office:value="0.352275">
                <text:p>0.352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072">
                <text:p>1.31072</text:p>
              </table:table-cell>
              <table:table-cell office:value-type="float" office:value="1.012928">
                <text:p>1.012928</text:p>
              </table:table-cell>
              <table:table-cell office:value-type="float" office:value="0.287052">
                <text:p>0.287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18912">
                <text:p>1.318912</text:p>
              </table:table-cell>
              <table:table-cell office:value-type="float" office:value="0.574446">
                <text:p>0.574446</text:p>
              </table:table-cell>
              <table:table-cell office:value-type="float" office:value="0.303713">
                <text:p>0.3037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27104">
                <text:p>1.327104</text:p>
              </table:table-cell>
              <table:table-cell office:value-type="float" office:value="0.646675">
                <text:p>0.646675</text:p>
              </table:table-cell>
              <table:table-cell office:value-type="float" office:value="0.378346">
                <text:p>0.3783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5296">
                <text:p>1.335296</text:p>
              </table:table-cell>
              <table:table-cell office:value-type="float" office:value="0.554588">
                <text:p>0.554588</text:p>
              </table:table-cell>
              <table:table-cell office:value-type="float" office:value="0.306247">
                <text:p>0.3062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3488">
                <text:p>1.343488</text:p>
              </table:table-cell>
              <table:table-cell office:value-type="float" office:value="0.773176">
                <text:p>0.773176</text:p>
              </table:table-cell>
              <table:table-cell office:value-type="float" office:value="0.290678">
                <text:p>0.290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168">
                <text:p>1.35168</text:p>
              </table:table-cell>
              <table:table-cell office:value-type="float" office:value="0.54655">
                <text:p>0.54655</text:p>
              </table:table-cell>
              <table:table-cell office:value-type="float" office:value="0.327669">
                <text:p>0.327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59872">
                <text:p>1.359872</text:p>
              </table:table-cell>
              <table:table-cell office:value-type="float" office:value="0.588891">
                <text:p>0.588891</text:p>
              </table:table-cell>
              <table:table-cell office:value-type="float" office:value="0.308705">
                <text:p>0.308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68064">
                <text:p>1.368064</text:p>
              </table:table-cell>
              <table:table-cell office:value-type="float" office:value="1.030966">
                <text:p>1.030966</text:p>
              </table:table-cell>
              <table:table-cell office:value-type="float" office:value="0.326437">
                <text:p>0.326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6256">
                <text:p>1.376256</text:p>
              </table:table-cell>
              <table:table-cell office:value-type="float" office:value="0.798419">
                <text:p>0.798419</text:p>
              </table:table-cell>
              <table:table-cell office:value-type="float" office:value="0.28594">
                <text:p>0.285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84448">
                <text:p>1.384448</text:p>
              </table:table-cell>
              <table:table-cell office:value-type="float" office:value="0.668592">
                <text:p>0.668592</text:p>
              </table:table-cell>
              <table:table-cell office:value-type="float" office:value="0.301002">
                <text:p>0.301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9264">
                <text:p>1.39264</text:p>
              </table:table-cell>
              <table:table-cell office:value-type="float" office:value="0.626247">
                <text:p>0.626247</text:p>
              </table:table-cell>
              <table:table-cell office:value-type="float" office:value="0.294077">
                <text:p>0.294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0832">
                <text:p>1.400832</text:p>
              </table:table-cell>
              <table:table-cell office:value-type="float" office:value="0.699045">
                <text:p>0.699045</text:p>
              </table:table-cell>
              <table:table-cell office:value-type="float" office:value="0.277618">
                <text:p>0.277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09024">
                <text:p>1.409024</text:p>
              </table:table-cell>
              <table:table-cell office:value-type="float" office:value="0.819722">
                <text:p>0.819722</text:p>
              </table:table-cell>
              <table:table-cell office:value-type="float" office:value="0.305041">
                <text:p>0.3050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7216">
                <text:p>1.417216</text:p>
              </table:table-cell>
              <table:table-cell office:value-type="float" office:value="0.677484">
                <text:p>0.677484</text:p>
              </table:table-cell>
              <table:table-cell office:value-type="float" office:value="0.265434">
                <text:p>0.265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25408">
                <text:p>1.425408</text:p>
              </table:table-cell>
              <table:table-cell office:value-type="float" office:value="0.769867">
                <text:p>0.769867</text:p>
              </table:table-cell>
              <table:table-cell office:value-type="float" office:value="0.276072">
                <text:p>0.276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36">
                <text:p>1.4336</text:p>
              </table:table-cell>
              <table:table-cell office:value-type="float" office:value="0.738101">
                <text:p>0.738101</text:p>
              </table:table-cell>
              <table:table-cell office:value-type="float" office:value="0.26386">
                <text:p>0.26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41792">
                <text:p>1.441792</text:p>
              </table:table-cell>
              <table:table-cell office:value-type="float" office:value="0.822043">
                <text:p>0.822043</text:p>
              </table:table-cell>
              <table:table-cell office:value-type="float" office:value="0.29966">
                <text:p>0.29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49984">
                <text:p>1.449984</text:p>
              </table:table-cell>
              <table:table-cell office:value-type="float" office:value="0.826111">
                <text:p>0.826111</text:p>
              </table:table-cell>
              <table:table-cell office:value-type="float" office:value="0.31785">
                <text:p>0.31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58176">
                <text:p>1.458176</text:p>
              </table:table-cell>
              <table:table-cell office:value-type="float" office:value="0.660098">
                <text:p>0.660098</text:p>
              </table:table-cell>
              <table:table-cell office:value-type="float" office:value="0.257454">
                <text:p>0.257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66368">
                <text:p>1.466368</text:p>
              </table:table-cell>
              <table:table-cell office:value-type="float" office:value="0.665824">
                <text:p>0.665824</text:p>
              </table:table-cell>
              <table:table-cell office:value-type="float" office:value="0.261059">
                <text:p>0.2610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456">
                <text:p>1.47456</text:p>
              </table:table-cell>
              <table:table-cell office:value-type="float" office:value="0.671644">
                <text:p>0.671644</text:p>
              </table:table-cell>
              <table:table-cell office:value-type="float" office:value="0.301456">
                <text:p>0.3014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82752">
                <text:p>1.482752</text:p>
              </table:table-cell>
              <table:table-cell office:value-type="float" office:value="0.823548">
                <text:p>0.823548</text:p>
              </table:table-cell>
              <table:table-cell office:value-type="float" office:value="0.266625">
                <text:p>0.266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0944">
                <text:p>1.490944</text:p>
              </table:table-cell>
              <table:table-cell office:value-type="float" office:value="0.75015">
                <text:p>0.75015</text:p>
              </table:table-cell>
              <table:table-cell office:value-type="float" office:value="0.265008">
                <text:p>0.265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9136">
                <text:p>1.499136</text:p>
              </table:table-cell>
              <table:table-cell office:value-type="float" office:value="0.658953">
                <text:p>0.658953</text:p>
              </table:table-cell>
              <table:table-cell office:value-type="float" office:value="0.276694">
                <text:p>0.276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07328">
                <text:p>1.507328</text:p>
              </table:table-cell>
              <table:table-cell office:value-type="float" office:value="0.708745">
                <text:p>0.708745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1552">
                <text:p>1.51552</text:p>
              </table:table-cell>
              <table:table-cell office:value-type="float" office:value="0.821858">
                <text:p>0.821858</text:p>
              </table:table-cell>
              <table:table-cell office:value-type="float" office:value="0.292685">
                <text:p>0.2926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3712">
                <text:p>1.523712</text:p>
              </table:table-cell>
              <table:table-cell office:value-type="float" office:value="0.856818">
                <text:p>0.856818</text:p>
              </table:table-cell>
              <table:table-cell office:value-type="float" office:value="0.266721">
                <text:p>0.266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1904">
                <text:p>1.531904</text:p>
              </table:table-cell>
              <table:table-cell office:value-type="float" office:value="1.15143">
                <text:p>1.15143</text:p>
              </table:table-cell>
              <table:table-cell office:value-type="float" office:value="0.304143">
                <text:p>0.3041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40096">
                <text:p>1.540096</text:p>
              </table:table-cell>
              <table:table-cell office:value-type="float" office:value="0.660689">
                <text:p>0.660689</text:p>
              </table:table-cell>
              <table:table-cell office:value-type="float" office:value="0.262894">
                <text:p>0.2628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48288">
                <text:p>1.548288</text:p>
              </table:table-cell>
              <table:table-cell office:value-type="float" office:value="0.75661">
                <text:p>0.75661</text:p>
              </table:table-cell>
              <table:table-cell office:value-type="float" office:value="0.241178">
                <text:p>0.241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648">
                <text:p>1.55648</text:p>
              </table:table-cell>
              <table:table-cell office:value-type="float" office:value="0.871145">
                <text:p>0.871145</text:p>
              </table:table-cell>
              <table:table-cell office:value-type="float" office:value="0.26247">
                <text:p>0.262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4672">
                <text:p>1.564672</text:p>
              </table:table-cell>
              <table:table-cell office:value-type="float" office:value="0.680014">
                <text:p>0.680014</text:p>
              </table:table-cell>
              <table:table-cell office:value-type="float" office:value="0.291101">
                <text:p>0.2911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2864">
                <text:p>1.572864</text:p>
              </table:table-cell>
              <table:table-cell office:value-type="float" office:value="0.859843">
                <text:p>0.859843</text:p>
              </table:table-cell>
              <table:table-cell office:value-type="float" office:value="0.291848">
                <text:p>0.291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1056">
                <text:p>1.581056</text:p>
              </table:table-cell>
              <table:table-cell office:value-type="float" office:value="0.61113">
                <text:p>0.61113</text:p>
              </table:table-cell>
              <table:table-cell office:value-type="float" office:value="0.25269">
                <text:p>0.252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9248">
                <text:p>1.589248</text:p>
              </table:table-cell>
              <table:table-cell office:value-type="float" office:value="0.800226">
                <text:p>0.800226</text:p>
              </table:table-cell>
              <table:table-cell office:value-type="float" office:value="0.218667">
                <text:p>0.218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744">
                <text:p>1.59744</text:p>
              </table:table-cell>
              <table:table-cell office:value-type="float" office:value="1.028077">
                <text:p>1.028077</text:p>
              </table:table-cell>
              <table:table-cell office:value-type="float" office:value="0.371337">
                <text:p>0.3713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05632">
                <text:p>1.605632</text:p>
              </table:table-cell>
              <table:table-cell office:value-type="float" office:value="0.736449">
                <text:p>0.736449</text:p>
              </table:table-cell>
              <table:table-cell office:value-type="float" office:value="0.234848">
                <text:p>0.234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3824">
                <text:p>1.613824</text:p>
              </table:table-cell>
              <table:table-cell office:value-type="float" office:value="0.66945">
                <text:p>0.66945</text:p>
              </table:table-cell>
              <table:table-cell office:value-type="float" office:value="0.26168">
                <text:p>0.26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22016">
                <text:p>1.622016</text:p>
              </table:table-cell>
              <table:table-cell office:value-type="float" office:value="0.678905">
                <text:p>0.678905</text:p>
              </table:table-cell>
              <table:table-cell office:value-type="float" office:value="0.244334">
                <text:p>0.244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30208">
                <text:p>1.630208</text:p>
              </table:table-cell>
              <table:table-cell office:value-type="float" office:value="1.173445">
                <text:p>1.173445</text:p>
              </table:table-cell>
              <table:table-cell office:value-type="float" office:value="0.297712">
                <text:p>0.2977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384">
                <text:p>1.6384</text:p>
              </table:table-cell>
              <table:table-cell office:value-type="float" office:value="0.594432">
                <text:p>0.594432</text:p>
              </table:table-cell>
              <table:table-cell office:value-type="float" office:value="0.228308">
                <text:p>0.228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6592">
                <text:p>1.646592</text:p>
              </table:table-cell>
              <table:table-cell office:value-type="float" office:value="0.580575">
                <text:p>0.580575</text:p>
              </table:table-cell>
              <table:table-cell office:value-type="float" office:value="0.269977">
                <text:p>0.2699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54784">
                <text:p>1.654784</text:p>
              </table:table-cell>
              <table:table-cell office:value-type="float" office:value="0.899898">
                <text:p>0.899898</text:p>
              </table:table-cell>
              <table:table-cell office:value-type="float" office:value="0.249061">
                <text:p>0.2490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62976">
                <text:p>1.662976</text:p>
              </table:table-cell>
              <table:table-cell office:value-type="float" office:value="0.861676">
                <text:p>0.861676</text:p>
              </table:table-cell>
              <table:table-cell office:value-type="float" office:value="0.245585">
                <text:p>0.2455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71168">
                <text:p>1.671168</text:p>
              </table:table-cell>
              <table:table-cell office:value-type="float" office:value="1.205394">
                <text:p>1.205394</text:p>
              </table:table-cell>
              <table:table-cell office:value-type="float" office:value="0.297161">
                <text:p>0.297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7936">
                <text:p>1.67936</text:p>
              </table:table-cell>
              <table:table-cell office:value-type="float" office:value="0.632927">
                <text:p>0.632927</text:p>
              </table:table-cell>
              <table:table-cell office:value-type="float" office:value="0.218869">
                <text:p>0.2188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7552">
                <text:p>1.687552</text:p>
              </table:table-cell>
              <table:table-cell office:value-type="float" office:value="0.6955">
                <text:p>0.6955</text:p>
              </table:table-cell>
              <table:table-cell office:value-type="float" office:value="0.235223">
                <text:p>0.235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95744">
                <text:p>1.695744</text:p>
              </table:table-cell>
              <table:table-cell office:value-type="float" office:value="0.693944">
                <text:p>0.693944</text:p>
              </table:table-cell>
              <table:table-cell office:value-type="float" office:value="0.262099">
                <text:p>0.262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03936">
                <text:p>1.703936</text:p>
              </table:table-cell>
              <table:table-cell office:value-type="float" office:value="0.708415">
                <text:p>0.708415</text:p>
              </table:table-cell>
              <table:table-cell office:value-type="float" office:value="0.238559">
                <text:p>0.2385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12128">
                <text:p>1.712128</text:p>
              </table:table-cell>
              <table:table-cell office:value-type="float" office:value="0.669208">
                <text:p>0.669208</text:p>
              </table:table-cell>
              <table:table-cell office:value-type="float" office:value="0.288613">
                <text:p>0.2886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2032">
                <text:p>1.72032</text:p>
              </table:table-cell>
              <table:table-cell office:value-type="float" office:value="0.905876">
                <text:p>0.905876</text:p>
              </table:table-cell>
              <table:table-cell office:value-type="float" office:value="0.265652">
                <text:p>0.2656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28512">
                <text:p>1.728512</text:p>
              </table:table-cell>
              <table:table-cell office:value-type="float" office:value="0.687489">
                <text:p>0.687489</text:p>
              </table:table-cell>
              <table:table-cell office:value-type="float" office:value="0.237405">
                <text:p>0.2374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6704">
                <text:p>1.736704</text:p>
              </table:table-cell>
              <table:table-cell office:value-type="float" office:value="0.720409">
                <text:p>0.720409</text:p>
              </table:table-cell>
              <table:table-cell office:value-type="float" office:value="0.282511">
                <text:p>0.2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44896">
                <text:p>1.744896</text:p>
              </table:table-cell>
              <table:table-cell office:value-type="float" office:value="1.24573">
                <text:p>1.24573</text:p>
              </table:table-cell>
              <table:table-cell office:value-type="float" office:value="0.511286">
                <text:p>0.5112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53088">
                <text:p>1.753088</text:p>
              </table:table-cell>
              <table:table-cell office:value-type="float" office:value="1.127719">
                <text:p>1.127719</text:p>
              </table:table-cell>
              <table:table-cell office:value-type="float" office:value="0.314182">
                <text:p>0.314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6128">
                <text:p>1.76128</text:p>
              </table:table-cell>
              <table:table-cell office:value-type="float" office:value="0.745879">
                <text:p>0.745879</text:p>
              </table:table-cell>
              <table:table-cell office:value-type="float" office:value="0.252867">
                <text:p>0.2528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69472">
                <text:p>1.769472</text:p>
              </table:table-cell>
              <table:table-cell office:value-type="float" office:value="0.661209">
                <text:p>0.661209</text:p>
              </table:table-cell>
              <table:table-cell office:value-type="float" office:value="0.281312">
                <text:p>0.2813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7664">
                <text:p>1.777664</text:p>
              </table:table-cell>
              <table:table-cell office:value-type="float" office:value="1.259729">
                <text:p>1.259729</text:p>
              </table:table-cell>
              <table:table-cell office:value-type="float" office:value="0.201124">
                <text:p>0.201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85856">
                <text:p>1.785856</text:p>
              </table:table-cell>
              <table:table-cell office:value-type="float" office:value="1.255572">
                <text:p>1.25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94048">
                <text:p>1.794048</text:p>
              </table:table-cell>
              <table:table-cell office:value-type="float" office:value="0.72076">
                <text:p>0.72076</text:p>
              </table:table-cell>
              <table:table-cell office:value-type="float" office:value="0.213054">
                <text:p>0.213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0224">
                <text:p>1.80224</text:p>
              </table:table-cell>
              <table:table-cell office:value-type="float" office:value="0.669773">
                <text:p>0.669773</text:p>
              </table:table-cell>
              <table:table-cell office:value-type="float" office:value="0.284444">
                <text:p>0.2844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10432">
                <text:p>1.810432</text:p>
              </table:table-cell>
              <table:table-cell office:value-type="float" office:value="0.877046">
                <text:p>0.877046</text:p>
              </table:table-cell>
              <table:table-cell office:value-type="float" office:value="0.265428">
                <text:p>0.2654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18624">
                <text:p>1.818624</text:p>
              </table:table-cell>
              <table:table-cell office:value-type="float" office:value="0.662268">
                <text:p>0.662268</text:p>
              </table:table-cell>
              <table:table-cell office:value-type="float" office:value="0.24808">
                <text:p>0.248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26816">
                <text:p>1.826816</text:p>
              </table:table-cell>
              <table:table-cell office:value-type="float" office:value="0.927723">
                <text:p>0.927723</text:p>
              </table:table-cell>
              <table:table-cell office:value-type="float" office:value="0.245738">
                <text:p>0.2457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35008">
                <text:p>1.835008</text:p>
              </table:table-cell>
              <table:table-cell office:value-type="float" office:value="0.948284">
                <text:p>0.948284</text:p>
              </table:table-cell>
              <table:table-cell office:value-type="float" office:value="0.284427">
                <text:p>0.284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432">
                <text:p>1.8432</text:p>
              </table:table-cell>
              <table:table-cell office:value-type="float" office:value="0.646104">
                <text:p>0.646104</text:p>
              </table:table-cell>
              <table:table-cell office:value-type="float" office:value="0.322849">
                <text:p>0.3228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1392">
                <text:p>1.851392</text:p>
              </table:table-cell>
              <table:table-cell office:value-type="float" office:value="0.634937">
                <text:p>0.634937</text:p>
              </table:table-cell>
              <table:table-cell office:value-type="float" office:value="0.245264">
                <text:p>0.2452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9584">
                <text:p>1.859584</text:p>
              </table:table-cell>
              <table:table-cell office:value-type="float" office:value="0.65293">
                <text:p>0.65293</text:p>
              </table:table-cell>
              <table:table-cell office:value-type="float" office:value="0.251824">
                <text:p>0.2518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67776">
                <text:p>1.867776</text:p>
              </table:table-cell>
              <table:table-cell office:value-type="float" office:value="0.685192">
                <text:p>0.685192</text:p>
              </table:table-cell>
              <table:table-cell office:value-type="float" office:value="0.273428">
                <text:p>0.2734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75968">
                <text:p>1.875968</text:p>
              </table:table-cell>
              <table:table-cell office:value-type="float" office:value="0.903309">
                <text:p>0.903309</text:p>
              </table:table-cell>
              <table:table-cell office:value-type="float" office:value="0.382214">
                <text:p>0.3822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8416">
                <text:p>1.88416</text:p>
              </table:table-cell>
              <table:table-cell office:value-type="float" office:value="0.65326">
                <text:p>0.65326</text:p>
              </table:table-cell>
              <table:table-cell office:value-type="float" office:value="0.221026">
                <text:p>0.2210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92352">
                <text:p>1.892352</text:p>
              </table:table-cell>
              <table:table-cell office:value-type="float" office:value="0.648744">
                <text:p>0.648744</text:p>
              </table:table-cell>
              <table:table-cell office:value-type="float" office:value="0.214089">
                <text:p>0.214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00544">
                <text:p>1.900544</text:p>
              </table:table-cell>
              <table:table-cell office:value-type="float" office:value="0.919971">
                <text:p>0.919971</text:p>
              </table:table-cell>
              <table:table-cell office:value-type="float" office:value="0.273455">
                <text:p>0.273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08736">
                <text:p>1.908736</text:p>
              </table:table-cell>
              <table:table-cell office:value-type="float" office:value="0.95385">
                <text:p>0.95385</text:p>
              </table:table-cell>
              <table:table-cell office:value-type="float" office:value="0.221102">
                <text:p>0.2211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16928">
                <text:p>1.916928</text:p>
              </table:table-cell>
              <table:table-cell office:value-type="float" office:value="0.954461">
                <text:p>0.954461</text:p>
              </table:table-cell>
              <table:table-cell office:value-type="float" office:value="0.335647">
                <text:p>0.3356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2512">
                <text:p>1.92512</text:p>
              </table:table-cell>
              <table:table-cell office:value-type="float" office:value="0.689471">
                <text:p>0.689471</text:p>
              </table:table-cell>
              <table:table-cell office:value-type="float" office:value="0.263447">
                <text:p>0.263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33312">
                <text:p>1.933312</text:p>
              </table:table-cell>
              <table:table-cell office:value-type="float" office:value="0.663164">
                <text:p>0.663164</text:p>
              </table:table-cell>
              <table:table-cell office:value-type="float" office:value="0.255202">
                <text:p>0.255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41504">
                <text:p>1.941504</text:p>
              </table:table-cell>
              <table:table-cell office:value-type="float" office:value="1.313078">
                <text:p>1.31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49696">
                <text:p>1.949696</text:p>
              </table:table-cell>
              <table:table-cell office:value-type="float" office:value="0.927486">
                <text:p>0.927486</text:p>
              </table:table-cell>
              <table:table-cell office:value-type="float" office:value="0.284015">
                <text:p>0.284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57888">
                <text:p>1.957888</text:p>
              </table:table-cell>
              <table:table-cell office:value-type="float" office:value="0.640623">
                <text:p>0.640623</text:p>
              </table:table-cell>
              <table:table-cell office:value-type="float" office:value="0.209792">
                <text:p>0.2097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6608">
                <text:p>1.96608</text:p>
              </table:table-cell>
              <table:table-cell office:value-type="float" office:value="0.801862">
                <text:p>0.801862</text:p>
              </table:table-cell>
              <table:table-cell office:value-type="float" office:value="0.222411">
                <text:p>0.2224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74272">
                <text:p>1.974272</text:p>
              </table:table-cell>
              <table:table-cell office:value-type="float" office:value="0.967689">
                <text:p>0.967689</text:p>
              </table:table-cell>
              <table:table-cell office:value-type="float" office:value="0.502373">
                <text:p>0.5023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82464">
                <text:p>1.982464</text:p>
              </table:table-cell>
              <table:table-cell office:value-type="float" office:value="0.730868">
                <text:p>0.730868</text:p>
              </table:table-cell>
              <table:table-cell office:value-type="float" office:value="0.300969">
                <text:p>0.300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0656">
                <text:p>1.990656</text:p>
              </table:table-cell>
              <table:table-cell office:value-type="float" office:value="0.712372">
                <text:p>0.712372</text:p>
              </table:table-cell>
              <table:table-cell office:value-type="float" office:value="0.208297">
                <text:p>0.2082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8848">
                <text:p>1.998848</text:p>
              </table:table-cell>
              <table:table-cell office:value-type="float" office:value="1.337177">
                <text:p>1.3371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